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23">
      <style:text-properties fo:color="#800000"/>
    </style:style>
    <style:style style:name="ce3" style:family="table-cell" style:parent-style-name="Default">
      <style:text-properties fo:color="#800000"/>
    </style:style>
  </office:automatic-styles>
  <office:body>
    <office:spreadsheet>
      <table:calculation-settings table:automatic-find-labels="false" table:use-regular-expressions="false" table:use-wildcards="true"/>
      <table:table table:name="SPARC" table:style-name="ta1">
        <table:table-column table:style-name="co1" table:number-columns-repeated="14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float" office:value="-2.547990754154" calcext:value-type="float">
            <text:p>-2.5479908</text:p>
          </table:table-cell>
          <table:table-cell table:style-name="ce1" office:value-type="float" office:value="-2.548782974474" calcext:value-type="float">
            <text:p>-2.5487830</text:p>
          </table:table-cell>
          <table:table-cell table:style-name="ce1" office:value-type="float" office:value="-2.549176197931" calcext:value-type="float">
            <text:p>-2.5491762</text:p>
          </table:table-cell>
          <table:table-cell table:style-name="ce1" office:value-type="float" office:value="-2.54878297416" calcext:value-type="float">
            <text:p>-2.5487830</text:p>
          </table:table-cell>
          <table:table-cell table:style-name="ce1" office:value-type="float" office:value="-2.54799075381" calcext:value-type="float">
            <text:p>-2.5479908</text:p>
          </table:table-cell>
          <table:table-cell table:style-name="ce1" office:value-type="float" office:value="-2.547591400773" calcext:value-type="float">
            <text:p>-2.5475914</text:p>
          </table:table-cell>
          <table:table-cell table:style-name="ce1" office:value-type="float" office:value="-2.548021551773" calcext:value-type="float">
            <text:p>-2.5480216</text:p>
          </table:table-cell>
          <table:table-cell table:style-name="ce1" office:value-type="float" office:value="-2.548857032618" calcext:value-type="float">
            <text:p>-2.5488570</text:p>
          </table:table-cell>
          <table:table-cell table:style-name="ce1" office:value-type="float" office:value="-2.549266304096" calcext:value-type="float">
            <text:p>-2.5492663</text:p>
          </table:table-cell>
          <table:table-cell table:style-name="ce1" office:value-type="float" office:value="-2.54885703238" calcext:value-type="float">
            <text:p>-2.5488570</text:p>
          </table:table-cell>
          <table:table-cell table:style-name="ce1" office:value-type="float" office:value="-2.548021551466" calcext:value-type="float">
            <text:p>-2.5480216</text:p>
          </table:table-cell>
          <table:table-cell table:style-name="ce1" office:value-type="float" office:value="-2.547591809062" calcext:value-type="float">
            <text:p>-2.5475918</text:p>
          </table:table-cell>
          <table:table-cell table:style-name="ce1" office:value-type="float" office:value="-2.548035654773" calcext:value-type="float">
            <text:p>-2.5480357</text:p>
          </table:table-cell>
          <table:table-cell table:style-name="ce1" office:value-type="float" office:value="-2.548887186898" calcext:value-type="float">
            <text:p>-2.5488872</text:p>
          </table:table-cell>
          <table:table-cell table:style-name="ce2" office:value-type="float" office:value="-2.549301947677" calcext:value-type="float">
            <text:p>-2.5493019</text:p>
          </table:table-cell>
          <table:table-cell table:style-name="ce2" office:value-type="float" office:value="-2.547592013255" calcext:value-type="float">
            <text:p>-2.5475920</text:p>
          </table:table-cell>
          <table:table-cell table:style-name="ce1" office:value-type="float" office:value="-2.547973693778" calcext:value-type="float">
            <text:p>-2.5479737</text:p>
          </table:table-cell>
          <table:table-cell table:style-name="ce1" office:value-type="float" office:value="-2.54873539898" calcext:value-type="float">
            <text:p>-2.5487354</text:p>
          </table:table-cell>
          <table:table-cell table:style-name="ce2" office:value-type="float" office:value="-2.549114622079" calcext:value-type="float">
            <text:p>-2.5491146</text:p>
          </table:table-cell>
          <table:table-cell table:style-name="ce2" office:value-type="float" office:value="-2.547591196673" calcext:value-type="float">
            <text:p>-2.5475912</text:p>
          </table:table-cell>
        </table:table-row>
        <table:table-row table:style-name="ro1">
          <table:table-cell table:style-name="ce1" office:value-type="float" office:value="-2.547936563219" calcext:value-type="float">
            <text:p>-2.5479366</text:p>
          </table:table-cell>
          <table:table-cell table:style-name="ce1" office:value-type="float" office:value="-2.548736094517" calcext:value-type="float">
            <text:p>-2.5487361</text:p>
          </table:table-cell>
          <table:table-cell table:style-name="ce1" office:value-type="float" office:value="-2.549128630531" calcext:value-type="float">
            <text:p>-2.5491286</text:p>
          </table:table-cell>
          <table:table-cell table:style-name="ce1" office:value-type="float" office:value="-2.54873609432" calcext:value-type="float">
            <text:p>-2.5487361</text:p>
          </table:table-cell>
          <table:table-cell table:style-name="ce1" office:value-type="float" office:value="-2.547936562798" calcext:value-type="float">
            <text:p>-2.5479366</text:p>
          </table:table-cell>
          <table:table-cell table:style-name="ce1" office:value-type="float" office:value="-2.547515587038" calcext:value-type="float">
            <text:p>-2.5475156</text:p>
          </table:table-cell>
          <table:table-cell table:style-name="ce1" office:value-type="float" office:value="-2.547974712101" calcext:value-type="float">
            <text:p>-2.5479747</text:p>
          </table:table-cell>
          <table:table-cell table:style-name="ce1" office:value-type="float" office:value="-2.548797276218" calcext:value-type="float">
            <text:p>-2.5487973</text:p>
          </table:table-cell>
          <table:table-cell table:style-name="ce1" office:value-type="float" office:value="-2.54919820137" calcext:value-type="float">
            <text:p>-2.5491982</text:p>
          </table:table-cell>
          <table:table-cell table:style-name="ce1" office:value-type="float" office:value="-2.548797276104" calcext:value-type="float">
            <text:p>-2.5487973</text:p>
          </table:table-cell>
          <table:table-cell table:style-name="ce1" office:value-type="float" office:value="-2.547974711867" calcext:value-type="float">
            <text:p>-2.5479747</text:p>
          </table:table-cell>
          <table:table-cell table:style-name="ce1" office:value-type="float" office:value="-2.547515994855" calcext:value-type="float">
            <text:p>-2.5475160</text:p>
          </table:table-cell>
          <table:table-cell table:style-name="ce1" office:value-type="float" office:value="-2.547988193745" calcext:value-type="float">
            <text:p>-2.5479882</text:p>
          </table:table-cell>
          <table:table-cell table:style-name="ce1" office:value-type="float" office:value="-2.548819140157" calcext:value-type="float">
            <text:p>-2.5488191</text:p>
          </table:table-cell>
          <table:table-cell table:style-name="ce2" office:value-type="float" office:value="-2.549223448545" calcext:value-type="float">
            <text:p>-2.5492234</text:p>
          </table:table-cell>
          <table:table-cell table:style-name="ce2" office:value-type="float" office:value="-2.547516198812" calcext:value-type="float">
            <text:p>-2.5475162</text:p>
          </table:table-cell>
          <table:table-cell table:style-name="ce1" office:value-type="float" office:value="-2.547897896426" calcext:value-type="float">
            <text:p>-2.5478979</text:p>
          </table:table-cell>
          <table:table-cell table:style-name="ce1" office:value-type="float" office:value="-2.548659633677" calcext:value-type="float">
            <text:p>-2.5486596</text:p>
          </table:table-cell>
          <table:table-cell table:style-name="ce2" office:value-type="float" office:value="-2.549038872722" calcext:value-type="float">
            <text:p>-2.5490389</text:p>
          </table:table-cell>
          <table:table-cell table:style-name="ce2" office:value-type="float" office:value="-2.547515383175" calcext:value-type="float">
            <text:p>-2.5475154</text:p>
          </table:table-cell>
        </table:table-row>
        <table:table-row table:style-name="ro1">
          <table:table-cell table:style-name="ce1" office:value-type="float" office:value="-2.547867314061" calcext:value-type="float">
            <text:p>-2.5478673</text:p>
          </table:table-cell>
          <table:table-cell table:style-name="ce1" office:value-type="float" office:value="-2.548634748564" calcext:value-type="float">
            <text:p>-2.5486347</text:p>
          </table:table-cell>
          <table:table-cell table:style-name="ce1" office:value-type="float" office:value="-2.549017042585" calcext:value-type="float">
            <text:p>-2.5490170</text:p>
          </table:table-cell>
          <table:table-cell table:style-name="ce1" office:value-type="float" office:value="-2.548634748393" calcext:value-type="float">
            <text:p>-2.5486347</text:p>
          </table:table-cell>
          <table:table-cell table:style-name="ce1" office:value-type="float" office:value="-2.547867313866" calcext:value-type="float">
            <text:p>-2.5478673</text:p>
          </table:table-cell>
          <table:table-cell table:style-name="ce1" office:value-type="float" office:value="-2.547488877037" calcext:value-type="float">
            <text:p>-2.5474889</text:p>
          </table:table-cell>
          <table:table-cell table:style-name="ce1" office:value-type="float" office:value="-2.547873470512" calcext:value-type="float">
            <text:p>-2.5478735</text:p>
          </table:table-cell>
          <table:table-cell table:style-name="ce1" office:value-type="float" office:value="-2.548651708373" calcext:value-type="float">
            <text:p>-2.5486517</text:p>
          </table:table-cell>
          <table:table-cell table:style-name="ce1" office:value-type="float" office:value="-2.549037984843" calcext:value-type="float">
            <text:p>-2.5490380</text:p>
          </table:table-cell>
          <table:table-cell table:style-name="ce1" office:value-type="float" office:value="-2.54865170824" calcext:value-type="float">
            <text:p>-2.5486517</text:p>
          </table:table-cell>
          <table:table-cell table:style-name="ce1" office:value-type="float" office:value="-2.547873470339" calcext:value-type="float">
            <text:p>-2.5478735</text:p>
          </table:table-cell>
          <table:table-cell table:style-name="ce1" office:value-type="float" office:value="-2.547489284839" calcext:value-type="float">
            <text:p>-2.5474893</text:p>
          </table:table-cell>
          <table:table-cell table:style-name="ce1" office:value-type="float" office:value="-2.547876740436" calcext:value-type="float">
            <text:p>-2.5478767</text:p>
          </table:table-cell>
          <table:table-cell table:style-name="ce1" office:value-type="float" office:value="-2.548658936077" calcext:value-type="float">
            <text:p>-2.5486589</text:p>
          </table:table-cell>
          <table:table-cell table:style-name="ce2" office:value-type="float" office:value="-2.549046660774" calcext:value-type="float">
            <text:p>-2.5490467</text:p>
          </table:table-cell>
          <table:table-cell table:style-name="ce2" office:value-type="float" office:value="-2.547489488724" calcext:value-type="float">
            <text:p>-2.5474895</text:p>
          </table:table-cell>
          <table:table-cell table:style-name="ce1" office:value-type="float" office:value="-2.547871192149" calcext:value-type="float">
            <text:p>-2.5478712</text:p>
          </table:table-cell>
          <table:table-cell table:style-name="ce1" office:value-type="float" office:value="-2.548632939996" calcext:value-type="float">
            <text:p>-2.5486329</text:p>
          </table:table-cell>
          <table:table-cell table:style-name="ce2" office:value-type="float" office:value="-2.549012183702" calcext:value-type="float">
            <text:p>-2.5490122</text:p>
          </table:table-cell>
          <table:table-cell table:style-name="ce2" office:value-type="float" office:value="-2.547488673118" calcext:value-type="float">
            <text:p>-2.5474887</text:p>
          </table:table-cell>
        </table:table-row>
        <table:table-row table:style-name="ro1">
          <table:table-cell table:style-name="ce1" office:value-type="float" office:value="-2.547795390762" calcext:value-type="float">
            <text:p>-2.5477954</text:p>
          </table:table-cell>
          <table:table-cell table:style-name="ce1" office:value-type="float" office:value="-2.548544817315" calcext:value-type="float">
            <text:p>-2.5485448</text:p>
          </table:table-cell>
          <table:table-cell table:style-name="ce1" office:value-type="float" office:value="-2.54892041974" calcext:value-type="float">
            <text:p>-2.5489204</text:p>
          </table:table-cell>
          <table:table-cell table:style-name="ce1" office:value-type="float" office:value="-2.548544817388" calcext:value-type="float">
            <text:p>-2.5485448</text:p>
          </table:table-cell>
          <table:table-cell table:style-name="ce1" office:value-type="float" office:value="-2.547795390982" calcext:value-type="float">
            <text:p>-2.5477954</text:p>
          </table:table-cell>
          <table:table-cell table:style-name="ce1" office:value-type="float" office:value="-2.547435557145" calcext:value-type="float">
            <text:p>-2.5474356</text:p>
          </table:table-cell>
          <table:table-cell table:style-name="ce1" office:value-type="float" office:value="-2.547783284373" calcext:value-type="float">
            <text:p>-2.5477833</text:p>
          </table:table-cell>
          <table:table-cell table:style-name="ce1" office:value-type="float" office:value="-2.548527556695" calcext:value-type="float">
            <text:p>-2.5485276</text:p>
          </table:table-cell>
          <table:table-cell table:style-name="ce1" office:value-type="float" office:value="-2.54890030693" calcext:value-type="float">
            <text:p>-2.5489003</text:p>
          </table:table-cell>
          <table:table-cell table:style-name="ce1" office:value-type="float" office:value="-2.548527556723" calcext:value-type="float">
            <text:p>-2.5485276</text:p>
          </table:table-cell>
          <table:table-cell table:style-name="ce1" office:value-type="float" office:value="-2.547783284442" calcext:value-type="float">
            <text:p>-2.5477833</text:p>
          </table:table-cell>
          <table:table-cell table:style-name="ce1" office:value-type="float" office:value="-2.547435963758" calcext:value-type="float">
            <text:p>-2.5474360</text:p>
          </table:table-cell>
          <table:table-cell table:style-name="ce1" office:value-type="float" office:value="-2.547779737218" calcext:value-type="float">
            <text:p>-2.5477797</text:p>
          </table:table-cell>
          <table:table-cell table:style-name="ce1" office:value-type="float" office:value="-2.548521158771" calcext:value-type="float">
            <text:p>-2.5485212</text:p>
          </table:table-cell>
          <table:table-cell table:style-name="ce2" office:value-type="float" office:value="-2.548892726903" calcext:value-type="float">
            <text:p>-2.5488927</text:p>
          </table:table-cell>
          <table:table-cell table:style-name="ce2" office:value-type="float" office:value="-2.547436167062" calcext:value-type="float">
            <text:p>-2.5474362</text:p>
          </table:table-cell>
          <table:table-cell table:style-name="ce1" office:value-type="float" office:value="-2.547817883715" calcext:value-type="float">
            <text:p>-2.5478179</text:p>
          </table:table-cell>
          <table:table-cell table:style-name="ce1" office:value-type="float" office:value="-2.548579653227" calcext:value-type="float">
            <text:p>-2.5485797</text:p>
          </table:table-cell>
          <table:table-cell table:style-name="ce2" office:value-type="float" office:value="-2.548958907793" calcext:value-type="float">
            <text:p>-2.5489589</text:p>
          </table:table-cell>
          <table:table-cell table:style-name="ce2" office:value-type="float" office:value="-2.547435353834" calcext:value-type="float">
            <text:p>-2.5474354</text:p>
          </table:table-cell>
        </table:table-row>
        <table:table-row table:style-name="ro1">
          <table:table-cell table:style-name="ce1" office:value-type="float" office:value="-2.547783274553" calcext:value-type="float">
            <text:p>-2.5477833</text:p>
          </table:table-cell>
          <table:table-cell table:style-name="ce1" office:value-type="float" office:value="-2.548522311989" calcext:value-type="float">
            <text:p>-2.5485223</text:p>
          </table:table-cell>
          <table:table-cell table:style-name="ce1" office:value-type="float" office:value="-2.5488925215" calcext:value-type="float">
            <text:p>-2.5488925</text:p>
          </table:table-cell>
          <table:table-cell table:style-name="ce1" office:value-type="float" office:value="-2.548522312097" calcext:value-type="float">
            <text:p>-2.5485223</text:p>
          </table:table-cell>
          <table:table-cell table:style-name="ce1" office:value-type="float" office:value="-2.547783274831" calcext:value-type="float">
            <text:p>-2.5477833</text:p>
          </table:table-cell>
          <table:table-cell table:style-name="ce1" office:value-type="float" office:value="-2.547418433665" calcext:value-type="float">
            <text:p>-2.5474184</text:p>
          </table:table-cell>
          <table:table-cell table:style-name="ce1" office:value-type="float" office:value="-2.547760542138" calcext:value-type="float">
            <text:p>-2.5477605</text:p>
          </table:table-cell>
          <table:table-cell table:style-name="ce1" office:value-type="float" office:value="-2.548474271787" calcext:value-type="float">
            <text:p>-2.5484743</text:p>
          </table:table-cell>
          <table:table-cell table:style-name="ce1" office:value-type="float" office:value="-2.54883399741" calcext:value-type="float">
            <text:p>-2.5488340</text:p>
          </table:table-cell>
          <table:table-cell table:style-name="ce1" office:value-type="float" office:value="-2.54847427183" calcext:value-type="float">
            <text:p>-2.5484743</text:p>
          </table:table-cell>
          <table:table-cell table:style-name="ce1" office:value-type="float" office:value="-2.547760542247" calcext:value-type="float">
            <text:p>-2.5477605</text:p>
          </table:table-cell>
          <table:table-cell table:style-name="ce1" office:value-type="float" office:value="-2.547418899293" calcext:value-type="float">
            <text:p>-2.5474189</text:p>
          </table:table-cell>
          <table:table-cell table:style-name="ce1" office:value-type="float" office:value="-2.547751535488" calcext:value-type="float">
            <text:p>-2.5477515</text:p>
          </table:table-cell>
          <table:table-cell table:style-name="ce1" office:value-type="float" office:value="-2.54845480947" calcext:value-type="float">
            <text:p>-2.5484548</text:p>
          </table:table-cell>
          <table:table-cell table:style-name="ce2" office:value-type="float" office:value="-2.54881083475" calcext:value-type="float">
            <text:p>-2.5488108</text:p>
          </table:table-cell>
          <table:table-cell table:style-name="ce2" office:value-type="float" office:value="-2.547419132349" calcext:value-type="float">
            <text:p>-2.5474191</text:p>
          </table:table-cell>
          <table:table-cell table:style-name="ce1" office:value-type="float" office:value="-2.547801008119" calcext:value-type="float">
            <text:p>-2.5478010</text:p>
          </table:table-cell>
          <table:table-cell table:style-name="ce1" office:value-type="float" office:value="-2.548563334273" calcext:value-type="float">
            <text:p>-2.5485633</text:p>
          </table:table-cell>
          <table:table-cell table:style-name="ce2" office:value-type="float" office:value="-2.548942866254" calcext:value-type="float">
            <text:p>-2.5489429</text:p>
          </table:table-cell>
          <table:table-cell table:style-name="ce2" office:value-type="float" office:value="-2.547418201091" calcext:value-type="float">
            <text:p>-2.5474182</text:p>
          </table:table-cell>
        </table:table-row>
        <table:table-row table:style-name="ro1">
          <table:table-cell table:style-name="ce1" office:value-type="float" office:value="-2.547773457255" calcext:value-type="float">
            <text:p>-2.5477735</text:p>
          </table:table-cell>
          <table:table-cell table:style-name="ce1" office:value-type="float" office:value="-2.548498052038" calcext:value-type="float">
            <text:p>-2.5484981</text:p>
          </table:table-cell>
          <table:table-cell table:style-name="ce1" office:value-type="float" office:value="-2.548860518153" calcext:value-type="float">
            <text:p>-2.5488605</text:p>
          </table:table-cell>
          <table:table-cell table:style-name="ce1" office:value-type="float" office:value="-2.5484980523" calcext:value-type="float">
            <text:p>-2.5484981</text:p>
          </table:table-cell>
          <table:table-cell table:style-name="ce1" office:value-type="float" office:value="-2.54777345747" calcext:value-type="float">
            <text:p>-2.5477735</text:p>
          </table:table-cell>
          <table:table-cell table:style-name="ce1" office:value-type="float" office:value="-2.547400896414" calcext:value-type="float">
            <text:p>-2.5474009</text:p>
          </table:table-cell>
          <table:table-cell table:style-name="ce1" office:value-type="float" office:value="-2.547736399132" calcext:value-type="float">
            <text:p>-2.5477364</text:p>
          </table:table-cell>
          <table:table-cell table:style-name="ce1" office:value-type="float" office:value="-2.5484155982" calcext:value-type="float">
            <text:p>-2.5484156</text:p>
          </table:table-cell>
          <table:table-cell table:style-name="ce1" office:value-type="float" office:value="-2.548763582422" calcext:value-type="float">
            <text:p>-2.5487636</text:p>
          </table:table-cell>
          <table:table-cell table:style-name="ce1" office:value-type="float" office:value="-2.548415598311" calcext:value-type="float">
            <text:p>-2.5484156</text:p>
          </table:table-cell>
          <table:table-cell table:style-name="ce1" office:value-type="float" office:value="-2.547736399384" calcext:value-type="float">
            <text:p>-2.5477364</text:p>
          </table:table-cell>
          <table:table-cell table:style-name="ce1" office:value-type="float" office:value="-2.547401362415" calcext:value-type="float">
            <text:p>-2.5474014</text:p>
          </table:table-cell>
          <table:table-cell table:style-name="ce1" office:value-type="float" office:value="-2.547719701529" calcext:value-type="float">
            <text:p>-2.5477197</text:p>
          </table:table-cell>
          <table:table-cell table:style-name="ce1" office:value-type="float" office:value="-2.548384434185" calcext:value-type="float">
            <text:p>-2.5483844</text:p>
          </table:table-cell>
          <table:table-cell table:style-name="ce2" office:value-type="float" office:value="-2.548727280598" calcext:value-type="float">
            <text:p>-2.5487273</text:p>
          </table:table-cell>
          <table:table-cell table:style-name="ce2" office:value-type="float" office:value="-2.547401595644" calcext:value-type="float">
            <text:p>-2.5474016</text:p>
          </table:table-cell>
          <table:table-cell table:style-name="ce1" office:value-type="float" office:value="-2.547783476986" calcext:value-type="float">
            <text:p>-2.5477835</text:p>
          </table:table-cell>
          <table:table-cell table:style-name="ce1" office:value-type="float" office:value="-2.548545815491" calcext:value-type="float">
            <text:p>-2.5485458</text:p>
          </table:table-cell>
          <table:table-cell table:style-name="ce2" office:value-type="float" office:value="-2.548925353458" calcext:value-type="float">
            <text:p>-2.5489254</text:p>
          </table:table-cell>
          <table:table-cell table:style-name="ce2" office:value-type="float" office:value="-2.547400663642" calcext:value-type="float">
            <text:p>-2.5474007</text:p>
          </table:table-cell>
        </table:table-row>
        <table:table-row table:style-name="ro1">
          <table:table-cell table:style-name="ce1" office:value-type="float" office:value="-2.537931712363" calcext:value-type="float">
            <text:p>-2.5379317</text:p>
          </table:table-cell>
          <table:table-cell table:style-name="ce1" office:value-type="float" office:value="-2.538697206789" calcext:value-type="float">
            <text:p>-2.5386972</text:p>
          </table:table-cell>
          <table:table-cell table:style-name="ce1" office:value-type="float" office:value="-2.539078164466" calcext:value-type="float">
            <text:p>-2.5390782</text:p>
          </table:table-cell>
          <table:table-cell table:style-name="ce1" office:value-type="float" office:value="-2.538697206499" calcext:value-type="float">
            <text:p>-2.5386972</text:p>
          </table:table-cell>
          <table:table-cell table:style-name="ce1" office:value-type="float" office:value="-2.537931712077" calcext:value-type="float">
            <text:p>-2.5379317</text:p>
          </table:table-cell>
          <table:table-cell table:style-name="ce1" office:value-type="float" office:value="-2.537547146644" calcext:value-type="float">
            <text:p>-2.5375471</text:p>
          </table:table-cell>
          <table:table-cell table:style-name="ce1" office:value-type="float" office:value="-2.537932081441" calcext:value-type="float">
            <text:p>-2.5379321</text:p>
          </table:table-cell>
          <table:table-cell table:style-name="ce1" office:value-type="float" office:value="-2.538696901683" calcext:value-type="float">
            <text:p>-2.5386969</text:p>
          </table:table-cell>
          <table:table-cell table:style-name="ce1" office:value-type="float" office:value="-2.539077518648" calcext:value-type="float">
            <text:p>-2.5390775</text:p>
          </table:table-cell>
          <table:table-cell table:style-name="ce1" office:value-type="float" office:value="-2.538696901373" calcext:value-type="float">
            <text:p>-2.5386969</text:p>
          </table:table-cell>
          <table:table-cell table:style-name="ce1" office:value-type="float" office:value="-2.537932081152" calcext:value-type="float">
            <text:p>-2.5379321</text:p>
          </table:table-cell>
          <table:table-cell table:style-name="ce1" office:value-type="float" office:value="-2.537547847513" calcext:value-type="float">
            <text:p>-2.5375478</text:p>
          </table:table-cell>
          <table:table-cell table:style-name="ce1" office:value-type="float" office:value="-2.537932265813" calcext:value-type="float">
            <text:p>-2.5379323</text:p>
          </table:table-cell>
          <table:table-cell table:style-name="ce1" office:value-type="float" office:value="-2.538696748889" calcext:value-type="float">
            <text:p>-2.5386967</text:p>
          </table:table-cell>
          <table:table-cell table:style-name="ce2" office:value-type="float" office:value="-2.539077195624" calcext:value-type="float">
            <text:p>-2.5390772</text:p>
          </table:table-cell>
          <table:table-cell table:style-name="ce2" office:value-type="float" office:value="-2.537548197948" calcext:value-type="float">
            <text:p>-2.5375482</text:p>
          </table:table-cell>
          <table:table-cell table:style-name="ce1" office:value-type="float" office:value="-2.537931527659" calcext:value-type="float">
            <text:p>-2.5379315</text:p>
          </table:table-cell>
          <table:table-cell table:style-name="ce1" office:value-type="float" office:value="-2.538697359122" calcext:value-type="float">
            <text:p>-2.5386974</text:p>
          </table:table-cell>
          <table:table-cell table:style-name="ce2" office:value-type="float" office:value="-2.539078487264" calcext:value-type="float">
            <text:p>-2.5390785</text:p>
          </table:table-cell>
          <table:table-cell table:style-name="ce2" office:value-type="float" office:value="-2.537546796204" calcext:value-type="float">
            <text:p>-2.5375468</text:p>
          </table:table-cell>
        </table:table-row>
        <table:table-row table:style-name="ro1">
          <table:table-cell table:style-name="ce1" office:value-type="float" office:value="-2.537833741365" calcext:value-type="float">
            <text:p>-2.5378337</text:p>
          </table:table-cell>
          <table:table-cell table:style-name="ce1" office:value-type="float" office:value="-2.538599269207" calcext:value-type="float">
            <text:p>-2.5385993</text:p>
          </table:table-cell>
          <table:table-cell table:style-name="ce1" office:value-type="float" office:value="-2.538980243911" calcext:value-type="float">
            <text:p>-2.5389802</text:p>
          </table:table-cell>
          <table:table-cell table:style-name="ce1" office:value-type="float" office:value="-2.538599268838" calcext:value-type="float">
            <text:p>-2.5385993</text:p>
          </table:table-cell>
          <table:table-cell table:style-name="ce1" office:value-type="float" office:value="-2.537833740978" calcext:value-type="float">
            <text:p>-2.5378337</text:p>
          </table:table-cell>
          <table:table-cell table:style-name="ce1" office:value-type="float" office:value="-2.537449159095" calcext:value-type="float">
            <text:p>-2.5374492</text:p>
          </table:table-cell>
          <table:table-cell table:style-name="ce1" office:value-type="float" office:value="-2.537834114293" calcext:value-type="float">
            <text:p>-2.5378341</text:p>
          </table:table-cell>
          <table:table-cell table:style-name="ce1" office:value-type="float" office:value="-2.538598975235" calcext:value-type="float">
            <text:p>-2.5385990</text:p>
          </table:table-cell>
          <table:table-cell table:style-name="ce1" office:value-type="float" office:value="-2.538979612802" calcext:value-type="float">
            <text:p>-2.5389796</text:p>
          </table:table-cell>
          <table:table-cell table:style-name="ce1" office:value-type="float" office:value="-2.538598974857" calcext:value-type="float">
            <text:p>-2.5385990</text:p>
          </table:table-cell>
          <table:table-cell table:style-name="ce1" office:value-type="float" office:value="-2.537834113883" calcext:value-type="float">
            <text:p>-2.5378341</text:p>
          </table:table-cell>
          <table:table-cell table:style-name="ce1" office:value-type="float" office:value="-2.537449860096" calcext:value-type="float">
            <text:p>-2.5374499</text:p>
          </table:table-cell>
          <table:table-cell table:style-name="ce1" office:value-type="float" office:value="-2.537834300536" calcext:value-type="float">
            <text:p>-2.5378343</text:p>
          </table:table-cell>
          <table:table-cell table:style-name="ce1" office:value-type="float" office:value="-2.538598827979" calcext:value-type="float">
            <text:p>-2.5385988</text:p>
          </table:table-cell>
          <table:table-cell table:style-name="ce2" office:value-type="float" office:value="-2.538979297133" calcext:value-type="float">
            <text:p>-2.5389793</text:p>
          </table:table-cell>
          <table:table-cell table:style-name="ce2" office:value-type="float" office:value="-2.537450210608" calcext:value-type="float">
            <text:p>-2.5374502</text:p>
          </table:table-cell>
          <table:table-cell table:style-name="ce1" office:value-type="float" office:value="-2.537833554705" calcext:value-type="float">
            <text:p>-2.5378336</text:p>
          </table:table-cell>
          <table:table-cell table:style-name="ce1" office:value-type="float" office:value="-2.538599415932" calcext:value-type="float">
            <text:p>-2.5385994</text:p>
          </table:table-cell>
          <table:table-cell table:style-name="ce2" office:value-type="float" office:value="-2.538980559349" calcext:value-type="float">
            <text:p>-2.5389806</text:p>
          </table:table-cell>
          <table:table-cell table:style-name="ce2" office:value-type="float" office:value="-2.537448808602" calcext:value-type="float">
            <text:p>-2.5374488</text:p>
          </table:table-cell>
        </table:table-row>
        <table:table-row table:style-name="ro1">
          <table:table-cell table:style-name="ce1" office:value-type="float" office:value="-1.62971076553" calcext:value-type="float">
            <text:p>-1.6297108</text:p>
          </table:table-cell>
          <table:table-cell table:style-name="ce1" office:value-type="float" office:value="-1.623844299053" calcext:value-type="float">
            <text:p>-1.6238443</text:p>
          </table:table-cell>
          <table:table-cell table:style-name="ce1" office:value-type="float" office:value="-1.624973266395" calcext:value-type="float">
            <text:p>-1.6249733</text:p>
          </table:table-cell>
          <table:table-cell table:style-name="ce1" office:value-type="float" office:value="-1.623844292726" calcext:value-type="float">
            <text:p>-1.6238443</text:p>
          </table:table-cell>
          <table:table-cell table:style-name="ce1" office:value-type="float" office:value="-1.629710884791" calcext:value-type="float">
            <text:p>-1.6297109</text:p>
          </table:table-cell>
          <table:table-cell table:style-name="ce1" office:value-type="float" office:value="-1.63389817179" calcext:value-type="float">
            <text:p>-1.6338982</text:p>
          </table:table-cell>
          <table:table-cell table:style-name="ce1" office:value-type="float" office:value="-1.629719180774" calcext:value-type="float">
            <text:p>-1.6297192</text:p>
          </table:table-cell>
          <table:table-cell table:style-name="ce1" office:value-type="float" office:value="-1.623636456815" calcext:value-type="float">
            <text:p>-1.6236365</text:p>
          </table:table-cell>
          <table:table-cell table:style-name="ce1" office:value-type="float" office:value="-1.624727309615" calcext:value-type="float">
            <text:p>-1.6247273</text:p>
          </table:table-cell>
          <table:table-cell table:style-name="ce1" office:value-type="float" office:value="-1.623636457258" calcext:value-type="float">
            <text:p>-1.6236365</text:p>
          </table:table-cell>
          <table:table-cell table:style-name="ce1" office:value-type="float" office:value="-1.629719226394" calcext:value-type="float">
            <text:p>-1.6297192</text:p>
          </table:table-cell>
          <table:table-cell table:style-name="ce1" office:value-type="float" office:value="-1.633901481286" calcext:value-type="float">
            <text:p>-1.6339015</text:p>
          </table:table-cell>
          <table:table-cell table:style-name="ce1" office:value-type="float" office:value="-1.629746536475" calcext:value-type="float">
            <text:p>-1.6297465</text:p>
          </table:table-cell>
          <table:table-cell table:style-name="ce1" office:value-type="float" office:value="-1.623534320327" calcext:value-type="float">
            <text:p>-1.6235343</text:p>
          </table:table-cell>
          <table:table-cell table:style-name="ce2" office:value-type="float" office:value="-1.624596895761" calcext:value-type="float">
            <text:p>-1.6245969</text:p>
          </table:table-cell>
          <table:table-cell table:style-name="ce2" office:value-type="float" office:value="-1.633914543946" calcext:value-type="float">
            <text:p>-1.6339145</text:p>
          </table:table-cell>
          <table:table-cell table:style-name="ce1" office:value-type="float" office:value="-1.629683931673" calcext:value-type="float">
            <text:p>-1.6296839</text:p>
          </table:table-cell>
          <table:table-cell table:style-name="ce1" office:value-type="float" office:value="-1.623946992141" calcext:value-type="float">
            <text:p>-1.6239470</text:p>
          </table:table-cell>
          <table:table-cell table:style-name="ce2" office:value-type="float" office:value="-1.625091021673" calcext:value-type="float">
            <text:p>-1.6250910</text:p>
          </table:table-cell>
          <table:table-cell table:style-name="ce2" office:value-type="float" office:value="-1.633907924506" calcext:value-type="float">
            <text:p>-1.6339079</text:p>
          </table:table-cell>
        </table:table-row>
        <table:table-row table:style-name="ro1">
          <table:table-cell table:style-name="ce1" office:value-type="float" office:value="-1.629681197943" calcext:value-type="float">
            <text:p>-1.6296812</text:p>
          </table:table-cell>
          <table:table-cell table:style-name="ce1" office:value-type="float" office:value="-1.623829179866" calcext:value-type="float">
            <text:p>-1.6238292</text:p>
          </table:table-cell>
          <table:table-cell table:style-name="ce1" office:value-type="float" office:value="-1.624956500948" calcext:value-type="float">
            <text:p>-1.6249565</text:p>
          </table:table-cell>
          <table:table-cell table:style-name="ce1" office:value-type="float" office:value="-1.623829159568" calcext:value-type="float">
            <text:p>-1.6238292</text:p>
          </table:table-cell>
          <table:table-cell table:style-name="ce1" office:value-type="float" office:value="-1.629681259388" calcext:value-type="float">
            <text:p>-1.6296813</text:p>
          </table:table-cell>
          <table:table-cell table:style-name="ce1" office:value-type="float" office:value="-1.633885915448" calcext:value-type="float">
            <text:p>-1.6338859</text:p>
          </table:table-cell>
          <table:table-cell table:style-name="ce1" office:value-type="float" office:value="-1.629706759696" calcext:value-type="float">
            <text:p>-1.6297068</text:p>
          </table:table-cell>
          <table:table-cell table:style-name="ce1" office:value-type="float" office:value="-1.623604240592" calcext:value-type="float">
            <text:p>-1.6236042</text:p>
          </table:table-cell>
          <table:table-cell table:style-name="ce1" office:value-type="float" office:value="-1.624709874671" calcext:value-type="float">
            <text:p>-1.6247099</text:p>
          </table:table-cell>
          <table:table-cell table:style-name="ce1" office:value-type="float" office:value="-1.623604194331" calcext:value-type="float">
            <text:p>-1.6236042</text:p>
          </table:table-cell>
          <table:table-cell table:style-name="ce1" office:value-type="float" office:value="-1.629706797683" calcext:value-type="float">
            <text:p>-1.6297068</text:p>
          </table:table-cell>
          <table:table-cell table:style-name="ce1" office:value-type="float" office:value="-1.633889290639" calcext:value-type="float">
            <text:p>-1.6338893</text:p>
          </table:table-cell>
          <table:table-cell table:style-name="ce1" office:value-type="float" office:value="-1.629717237629" calcext:value-type="float">
            <text:p>-1.6297172</text:p>
          </table:table-cell>
          <table:table-cell table:style-name="ce1" office:value-type="float" office:value="-1.623473565278" calcext:value-type="float">
            <text:p>-1.6234736</text:p>
          </table:table-cell>
          <table:table-cell table:style-name="ce2" office:value-type="float" office:value="-1.624577215296" calcext:value-type="float">
            <text:p>-1.6245772</text:p>
          </table:table-cell>
          <table:table-cell table:style-name="ce2" office:value-type="float" office:value="-1.633901211754" calcext:value-type="float">
            <text:p>-1.6339012</text:p>
          </table:table-cell>
          <table:table-cell table:style-name="ce1" office:value-type="float" office:value="-1.629669791514" calcext:value-type="float">
            <text:p>-1.6296698</text:p>
          </table:table-cell>
          <table:table-cell table:style-name="ce1" office:value-type="float" office:value="-1.623929282659" calcext:value-type="float">
            <text:p>-1.6239293</text:p>
          </table:table-cell>
          <table:table-cell table:style-name="ce2" office:value-type="float" office:value="-1.625071116925" calcext:value-type="float">
            <text:p>-1.6250711</text:p>
          </table:table-cell>
          <table:table-cell table:style-name="ce2" office:value-type="float" office:value="-1.633894469195" calcext:value-type="float">
            <text:p>-1.6338945</text:p>
          </table:table-cell>
        </table:table-row>
        <table:table-row table:style-name="ro1">
          <table:table-cell table:style-name="ce1" office:value-type="float" office:value="-1.629496678712" calcext:value-type="float">
            <text:p>-1.6294967</text:p>
          </table:table-cell>
          <table:table-cell table:style-name="ce1" office:value-type="float" office:value="-1.623242856889" calcext:value-type="float">
            <text:p>-1.6232429</text:p>
          </table:table-cell>
          <table:table-cell table:style-name="ce1" office:value-type="float" office:value="-1.624205952373" calcext:value-type="float">
            <text:p>-1.6242060</text:p>
          </table:table-cell>
          <table:table-cell table:style-name="ce1" office:value-type="float" office:value="-1.623242995928" calcext:value-type="float">
            <text:p>-1.6232430</text:p>
          </table:table-cell>
          <table:table-cell table:style-name="ce1" office:value-type="float" office:value="-1.62949673078" calcext:value-type="float">
            <text:p>-1.6294967</text:p>
          </table:table-cell>
          <table:table-cell table:style-name="ce1" office:value-type="float" office:value="-1.633678736955" calcext:value-type="float">
            <text:p>-1.6336787</text:p>
          </table:table-cell>
          <table:table-cell table:style-name="ce1" office:value-type="float" office:value="-1.629552289126" calcext:value-type="float">
            <text:p>-1.6295523</text:p>
          </table:table-cell>
          <table:table-cell table:style-name="ce1" office:value-type="float" office:value="-1.623089388611" calcext:value-type="float">
            <text:p>-1.6230894</text:p>
          </table:table-cell>
          <table:table-cell table:style-name="ce1" office:value-type="float" office:value="-1.624039103092" calcext:value-type="float">
            <text:p>-1.6240391</text:p>
          </table:table-cell>
          <table:table-cell table:style-name="ce1" office:value-type="float" office:value="-1.62308942745" calcext:value-type="float">
            <text:p>-1.6230894</text:p>
          </table:table-cell>
          <table:table-cell table:style-name="ce1" office:value-type="float" office:value="-1.629552398218" calcext:value-type="float">
            <text:p>-1.6295524</text:p>
          </table:table-cell>
          <table:table-cell table:style-name="ce1" office:value-type="float" office:value="-1.633681898512" calcext:value-type="float">
            <text:p>-1.6336819</text:p>
          </table:table-cell>
          <table:table-cell table:style-name="ce1" office:value-type="float" office:value="-1.62954495917" calcext:value-type="float">
            <text:p>-1.6295450</text:p>
          </table:table-cell>
          <table:table-cell table:style-name="ce1" office:value-type="float" office:value="-1.623080627607" calcext:value-type="float">
            <text:p>-1.6230806</text:p>
          </table:table-cell>
          <table:table-cell table:style-name="ce2" office:value-type="float" office:value="-1.623954818086" calcext:value-type="float">
            <text:p>-1.6239548</text:p>
          </table:table-cell>
          <table:table-cell table:style-name="ce2" office:value-type="float" office:value="-1.63369513851" calcext:value-type="float">
            <text:p>-1.6336951</text:p>
          </table:table-cell>
          <table:table-cell table:style-name="ce1" office:value-type="float" office:value="-1.62947207903" calcext:value-type="float">
            <text:p>-1.6294721</text:p>
          </table:table-cell>
          <table:table-cell table:style-name="ce1" office:value-type="float" office:value="-1.623282153655" calcext:value-type="float">
            <text:p>-1.6232822</text:p>
          </table:table-cell>
          <table:table-cell table:style-name="ce2" office:value-type="float" office:value="-1.624287622135" calcext:value-type="float">
            <text:p>-1.6242876</text:p>
          </table:table-cell>
          <table:table-cell table:style-name="ce2" office:value-type="float" office:value="-1.633687696193" calcext:value-type="float">
            <text:p>-1.6336877</text:p>
          </table:table-cell>
        </table:table-row>
        <table:table-row table:style-name="ro1">
          <table:table-cell table:style-name="ce1" office:value-type="float" office:value="-1.62936064618" calcext:value-type="float">
            <text:p>-1.6293606</text:p>
          </table:table-cell>
          <table:table-cell table:style-name="ce1" office:value-type="float" office:value="-1.623159079463" calcext:value-type="float">
            <text:p>-1.6231591</text:p>
          </table:table-cell>
          <table:table-cell table:style-name="ce1" office:value-type="float" office:value="-1.624181548433" calcext:value-type="float">
            <text:p>-1.6241815</text:p>
          </table:table-cell>
          <table:table-cell table:style-name="ce1" office:value-type="float" office:value="-1.623158959331" calcext:value-type="float">
            <text:p>-1.6231590</text:p>
          </table:table-cell>
          <table:table-cell table:style-name="ce1" office:value-type="float" office:value="-1.62936057825" calcext:value-type="float">
            <text:p>-1.6293606</text:p>
          </table:table-cell>
          <table:table-cell table:style-name="ce1" office:value-type="float" office:value="-1.633620960677" calcext:value-type="float">
            <text:p>-1.6336210</text:p>
          </table:table-cell>
          <table:table-cell table:style-name="ce1" office:value-type="float" office:value="-1.629459382654" calcext:value-type="float">
            <text:p>-1.6294594</text:p>
          </table:table-cell>
          <table:table-cell table:style-name="ce1" office:value-type="float" office:value="-1.623026774841" calcext:value-type="float">
            <text:p>-1.6230268</text:p>
          </table:table-cell>
          <table:table-cell table:style-name="ce1" office:value-type="float" office:value="-1.624010015849" calcext:value-type="float">
            <text:p>-1.6240100</text:p>
          </table:table-cell>
          <table:table-cell table:style-name="ce1" office:value-type="float" office:value="-1.623026737963" calcext:value-type="float">
            <text:p>-1.6230267</text:p>
          </table:table-cell>
          <table:table-cell table:style-name="ce1" office:value-type="float" office:value="-1.629459344185" calcext:value-type="float">
            <text:p>-1.6294593</text:p>
          </table:table-cell>
          <table:table-cell table:style-name="ce1" office:value-type="float" office:value="-1.63362378668" calcext:value-type="float">
            <text:p>-1.6336238</text:p>
          </table:table-cell>
          <table:table-cell table:style-name="ce1" office:value-type="float" office:value="-1.629512721417" calcext:value-type="float">
            <text:p>-1.6295127</text:p>
          </table:table-cell>
          <table:table-cell table:style-name="ce1" office:value-type="float" office:value="-1.622881835548" calcext:value-type="float">
            <text:p>-1.6228818</text:p>
          </table:table-cell>
          <table:table-cell table:style-name="ce2" office:value-type="float" office:value="-1.623918317318" calcext:value-type="float">
            <text:p>-1.6239183</text:p>
          </table:table-cell>
          <table:table-cell table:style-name="ce2" office:value-type="float" office:value="-1.633638046379" calcext:value-type="float">
            <text:p>-1.6336380</text:p>
          </table:table-cell>
          <table:table-cell table:style-name="ce1" office:value-type="float" office:value="-1.629418047581" calcext:value-type="float">
            <text:p>-1.6294180</text:p>
          </table:table-cell>
          <table:table-cell table:style-name="ce1" office:value-type="float" office:value="-1.62326061566" calcext:value-type="float">
            <text:p>-1.6232606</text:p>
          </table:table-cell>
          <table:table-cell table:style-name="ce2" office:value-type="float" office:value="-1.624262588405" calcext:value-type="float">
            <text:p>-1.6242626</text:p>
          </table:table-cell>
          <table:table-cell table:style-name="ce2" office:value-type="float" office:value="-1.633631209757" calcext:value-type="float">
            <text:p>-1.6336312</text:p>
          </table:table-cell>
        </table:table-row>
        <table:table-row table:style-name="ro1">
          <table:table-cell table:style-name="ce1" office:value-type="float" office:value="-1.629234498035" calcext:value-type="float">
            <text:p>-1.6292345</text:p>
          </table:table-cell>
          <table:table-cell table:style-name="ce1" office:value-type="float" office:value="-1.62238716381" calcext:value-type="float">
            <text:p>-1.6223872</text:p>
          </table:table-cell>
          <table:table-cell table:style-name="ce1" office:value-type="float" office:value="-1.623222033924" calcext:value-type="float">
            <text:p>-1.6232220</text:p>
          </table:table-cell>
          <table:table-cell table:style-name="ce1" office:value-type="float" office:value="-1.622387257251" calcext:value-type="float">
            <text:p>-1.6223873</text:p>
          </table:table-cell>
          <table:table-cell table:style-name="ce1" office:value-type="float" office:value="-1.62923440512" calcext:value-type="float">
            <text:p>-1.6292344</text:p>
          </table:table-cell>
          <table:table-cell table:style-name="ce1" office:value-type="float" office:value="-1.633503060983" calcext:value-type="float">
            <text:p>-1.6335031</text:p>
          </table:table-cell>
          <table:table-cell table:style-name="ce1" office:value-type="float" office:value="-1.629233474765" calcext:value-type="float">
            <text:p>-1.6292335</text:p>
          </table:table-cell>
          <table:table-cell table:style-name="ce1" office:value-type="float" office:value="-1.62227791518" calcext:value-type="float">
            <text:p>-1.6222779</text:p>
          </table:table-cell>
          <table:table-cell table:style-name="ce1" office:value-type="float" office:value="-1.623159356582" calcext:value-type="float">
            <text:p>-1.6231594</text:p>
          </table:table-cell>
          <table:table-cell table:style-name="ce1" office:value-type="float" office:value="-1.622277955353" calcext:value-type="float">
            <text:p>-1.6222780</text:p>
          </table:table-cell>
          <table:table-cell table:style-name="ce1" office:value-type="float" office:value="-1.629233422398" calcext:value-type="float">
            <text:p>-1.6292334</text:p>
          </table:table-cell>
          <table:table-cell table:style-name="ce1" office:value-type="float" office:value="-1.633512197157" calcext:value-type="float">
            <text:p>-1.6335122</text:p>
          </table:table-cell>
          <table:table-cell table:style-name="ce1" office:value-type="float" office:value="-1.629256170133" calcext:value-type="float">
            <text:p>-1.6292562</text:p>
          </table:table-cell>
          <table:table-cell table:style-name="ce1" office:value-type="float" office:value="-1.622364065828" calcext:value-type="float">
            <text:p>-1.6223641</text:p>
          </table:table-cell>
          <table:table-cell table:style-name="ce2" office:value-type="float" office:value="-1.623135042671" calcext:value-type="float">
            <text:p>-1.6231350</text:p>
          </table:table-cell>
          <table:table-cell table:style-name="ce2" office:value-type="float" office:value="-1.633493266646" calcext:value-type="float">
            <text:p>-1.6334933</text:p>
          </table:table-cell>
          <table:table-cell table:style-name="ce1" office:value-type="float" office:value="-1.629236187907" calcext:value-type="float">
            <text:p>-1.6292362</text:p>
          </table:table-cell>
          <table:table-cell table:style-name="ce1" office:value-type="float" office:value="-1.622368896343" calcext:value-type="float">
            <text:p>-1.6223689</text:p>
          </table:table-cell>
          <table:table-cell table:style-name="ce2" office:value-type="float" office:value="-1.623249152326" calcext:value-type="float">
            <text:p>-1.6232492</text:p>
          </table:table-cell>
          <table:table-cell table:style-name="ce2" office:value-type="float" office:value="-1.633476108902" calcext:value-type="float">
            <text:p>-1.6334761</text:p>
          </table:table-cell>
        </table:table-row>
        <table:table-row table:style-name="ro1">
          <table:table-cell table:style-name="ce1" office:value-type="float" office:value="-1.629193700059" calcext:value-type="float">
            <text:p>-1.6291937</text:p>
          </table:table-cell>
          <table:table-cell table:style-name="ce1" office:value-type="float" office:value="-1.622209797854" calcext:value-type="float">
            <text:p>-1.6222098</text:p>
          </table:table-cell>
          <table:table-cell table:style-name="ce1" office:value-type="float" office:value="-1.623176940222" calcext:value-type="float">
            <text:p>-1.6231769</text:p>
          </table:table-cell>
          <table:table-cell table:style-name="ce1" office:value-type="float" office:value="-1.622209709227" calcext:value-type="float">
            <text:p>-1.6222097</text:p>
          </table:table-cell>
          <table:table-cell table:style-name="ce1" office:value-type="float" office:value="-1.629193614826" calcext:value-type="float">
            <text:p>-1.6291936</text:p>
          </table:table-cell>
          <table:table-cell table:style-name="ce1" office:value-type="float" office:value="-1.633450401687" calcext:value-type="float">
            <text:p>-1.6334504</text:p>
          </table:table-cell>
          <table:table-cell table:style-name="ce1" office:value-type="float" office:value="-1.629028025275" calcext:value-type="float">
            <text:p>-1.6290280</text:p>
          </table:table-cell>
          <table:table-cell table:style-name="ce1" office:value-type="float" office:value="-1.62223306198" calcext:value-type="float">
            <text:p>-1.6222331</text:p>
          </table:table-cell>
          <table:table-cell table:style-name="ce1" office:value-type="float" office:value="-1.623121387538" calcext:value-type="float">
            <text:p>-1.6231214</text:p>
          </table:table-cell>
          <table:table-cell table:style-name="ce1" office:value-type="float" office:value="-1.622233154607" calcext:value-type="float">
            <text:p>-1.6222332</text:p>
          </table:table-cell>
          <table:table-cell table:style-name="ce1" office:value-type="float" office:value="-1.629027911491" calcext:value-type="float">
            <text:p>-1.6290279</text:p>
          </table:table-cell>
          <table:table-cell table:style-name="ce1" office:value-type="float" office:value="-1.633459488795" calcext:value-type="float">
            <text:p>-1.6334595</text:p>
          </table:table-cell>
          <table:table-cell table:style-name="ce1" office:value-type="float" office:value="-1.628929843289" calcext:value-type="float">
            <text:p>-1.6289298</text:p>
          </table:table-cell>
          <table:table-cell table:style-name="ce1" office:value-type="float" office:value="-1.622111356526" calcext:value-type="float">
            <text:p>-1.6221114</text:p>
          </table:table-cell>
          <table:table-cell table:style-name="ce2" office:value-type="float" office:value="-1.623090457056" calcext:value-type="float">
            <text:p>-1.6230905</text:p>
          </table:table-cell>
          <table:table-cell table:style-name="ce2" office:value-type="float" office:value="-1.633440506641" calcext:value-type="float">
            <text:p>-1.6334405</text:p>
          </table:table-cell>
          <table:table-cell table:style-name="ce1" office:value-type="float" office:value="-1.629184120502" calcext:value-type="float">
            <text:p>-1.6291841</text:p>
          </table:table-cell>
          <table:table-cell table:style-name="ce1" office:value-type="float" office:value="-1.622339059251" calcext:value-type="float">
            <text:p>-1.6223391</text:p>
          </table:table-cell>
          <table:table-cell table:style-name="ce2" office:value-type="float" office:value="-1.623212585618" calcext:value-type="float">
            <text:p>-1.6232126</text:p>
          </table:table-cell>
          <table:table-cell table:style-name="ce2" office:value-type="float" office:value="-1.633423504205" calcext:value-type="float">
            <text:p>-1.6334235</text:p>
          </table:table-cell>
        </table:table-row>
        <table:table-row table:style-name="ro1">
          <table:table-cell table:style-name="ce1" office:value-type="float" office:value="-1.621212549094" calcext:value-type="float">
            <text:p>-1.6212125</text:p>
          </table:table-cell>
          <table:table-cell table:style-name="ce1" office:value-type="float" office:value="-1.621309028841" calcext:value-type="float">
            <text:p>-1.6213090</text:p>
          </table:table-cell>
          <table:table-cell table:style-name="ce1" office:value-type="float" office:value="-1.620424548875" calcext:value-type="float">
            <text:p>-1.6204245</text:p>
          </table:table-cell>
          <table:table-cell table:style-name="ce1" office:value-type="float" office:value="-1.621309201643" calcext:value-type="float">
            <text:p>-1.6213092</text:p>
          </table:table-cell>
          <table:table-cell table:style-name="ce1" office:value-type="float" office:value="-1.621212593846" calcext:value-type="float">
            <text:p>-1.6212126</text:p>
          </table:table-cell>
          <table:table-cell table:style-name="ce1" office:value-type="float" office:value="-1.620436078889" calcext:value-type="float">
            <text:p>-1.6204361</text:p>
          </table:table-cell>
          <table:table-cell table:style-name="ce1" office:value-type="float" office:value="-1.621072855127" calcext:value-type="float">
            <text:p>-1.6210729</text:p>
          </table:table-cell>
          <table:table-cell table:style-name="ce1" office:value-type="float" office:value="-1.621328173807" calcext:value-type="float">
            <text:p>-1.6213282</text:p>
          </table:table-cell>
          <table:table-cell table:style-name="ce1" office:value-type="float" office:value="-1.620427262833" calcext:value-type="float">
            <text:p>-1.6204273</text:p>
          </table:table-cell>
          <table:table-cell table:style-name="ce1" office:value-type="float" office:value="-1.621327930197" calcext:value-type="float">
            <text:p>-1.6213279</text:p>
          </table:table-cell>
          <table:table-cell table:style-name="ce1" office:value-type="float" office:value="-1.621072881293" calcext:value-type="float">
            <text:p>-1.6210729</text:p>
          </table:table-cell>
          <table:table-cell table:style-name="ce1" office:value-type="float" office:value="-1.620431780903" calcext:value-type="float">
            <text:p>-1.6204318</text:p>
          </table:table-cell>
          <table:table-cell table:style-name="ce1" office:value-type="float" office:value="-1.621001858335" calcext:value-type="float">
            <text:p>-1.6210019</text:p>
          </table:table-cell>
          <table:table-cell table:style-name="ce1" office:value-type="float" office:value="-1.621340755886" calcext:value-type="float">
            <text:p>-1.6213408</text:p>
          </table:table-cell>
          <table:table-cell table:style-name="ce2" office:value-type="float" office:value="-1.620434919304" calcext:value-type="float">
            <text:p>-1.6204349</text:p>
          </table:table-cell>
          <table:table-cell table:style-name="ce2" office:value-type="float" office:value="-1.620419965077" calcext:value-type="float">
            <text:p>-1.6204200</text:p>
          </table:table-cell>
          <table:table-cell table:style-name="ce1" office:value-type="float" office:value="-1.621280777013" calcext:value-type="float">
            <text:p>-1.6212808</text:p>
          </table:table-cell>
          <table:table-cell table:style-name="ce1" office:value-type="float" office:value="-1.621151589357" calcext:value-type="float">
            <text:p>-1.6211516</text:p>
          </table:table-cell>
          <table:table-cell table:style-name="ce2" office:value-type="float" office:value="-1.620421729719" calcext:value-type="float">
            <text:p>-1.6204217</text:p>
          </table:table-cell>
          <table:table-cell table:style-name="ce2" office:value-type="float" office:value="-1.620428474948" calcext:value-type="float">
            <text:p>-1.6204285</text:p>
          </table:table-cell>
        </table:table-row>
        <table:table-row table:style-name="ro1">
          <table:table-cell table:style-name="ce1" office:value-type="float" office:value="-1.621203533798" calcext:value-type="float">
            <text:p>-1.6212035</text:p>
          </table:table-cell>
          <table:table-cell table:style-name="ce1" office:value-type="float" office:value="-1.621177440331" calcext:value-type="float">
            <text:p>-1.6211774</text:p>
          </table:table-cell>
          <table:table-cell table:style-name="ce1" office:value-type="float" office:value="-1.620378309937" calcext:value-type="float">
            <text:p>-1.6203783</text:p>
          </table:table-cell>
          <table:table-cell table:style-name="ce1" office:value-type="float" office:value="-1.621177357397" calcext:value-type="float">
            <text:p>-1.6211774</text:p>
          </table:table-cell>
          <table:table-cell table:style-name="ce1" office:value-type="float" office:value="-1.621203522278" calcext:value-type="float">
            <text:p>-1.6212035</text:p>
          </table:table-cell>
          <table:table-cell table:style-name="ce1" office:value-type="float" office:value="-1.620387327281" calcext:value-type="float">
            <text:p>-1.6203873</text:p>
          </table:table-cell>
          <table:table-cell table:style-name="ce1" office:value-type="float" office:value="-1.621060175734" calcext:value-type="float">
            <text:p>-1.6210602</text:p>
          </table:table-cell>
          <table:table-cell table:style-name="ce1" office:value-type="float" office:value="-1.621201567795" calcext:value-type="float">
            <text:p>-1.6212016</text:p>
          </table:table-cell>
          <table:table-cell table:style-name="ce1" office:value-type="float" office:value="-1.620383664285" calcext:value-type="float">
            <text:p>-1.6203837</text:p>
          </table:table-cell>
          <table:table-cell table:style-name="ce1" office:value-type="float" office:value="-1.621202174039" calcext:value-type="float">
            <text:p>-1.6212022</text:p>
          </table:table-cell>
          <table:table-cell table:style-name="ce1" office:value-type="float" office:value="-1.621060178391" calcext:value-type="float">
            <text:p>-1.6210602</text:p>
          </table:table-cell>
          <table:table-cell table:style-name="ce1" office:value-type="float" office:value="-1.620379300937" calcext:value-type="float">
            <text:p>-1.6203793</text:p>
          </table:table-cell>
          <table:table-cell table:style-name="ce1" office:value-type="float" office:value="-1.620982797138" calcext:value-type="float">
            <text:p>-1.6209828</text:p>
          </table:table-cell>
          <table:table-cell table:style-name="ce1" office:value-type="float" office:value="-1.621102346538" calcext:value-type="float">
            <text:p>-1.6211023</text:p>
          </table:table-cell>
          <table:table-cell table:style-name="ce2" office:value-type="float" office:value="-1.620385188432" calcext:value-type="float">
            <text:p>-1.6203852</text:p>
          </table:table-cell>
          <table:table-cell table:style-name="ce2" office:value-type="float" office:value="-1.620365029244" calcext:value-type="float">
            <text:p>-1.6203650</text:p>
          </table:table-cell>
          <table:table-cell table:style-name="ce1" office:value-type="float" office:value="-1.621269752277" calcext:value-type="float">
            <text:p>-1.6212698</text:p>
          </table:table-cell>
          <table:table-cell table:style-name="ce1" office:value-type="float" office:value="-1.621143138643" calcext:value-type="float">
            <text:p>-1.6211431</text:p>
          </table:table-cell>
          <table:table-cell table:style-name="ce2" office:value-type="float" office:value="-1.620380664823" calcext:value-type="float">
            <text:p>-1.6203807</text:p>
          </table:table-cell>
          <table:table-cell table:style-name="ce2" office:value-type="float" office:value="-1.620381141322" calcext:value-type="float">
            <text:p>-1.6203811</text:p>
          </table:table-cell>
        </table:table-row>
        <table:table-row table:style-name="ro1">
          <table:table-cell table:style-name="ce1" office:value-type="float" office:value="-1.62071009072" calcext:value-type="float">
            <text:p>-1.6207101</text:p>
          </table:table-cell>
          <table:table-cell table:style-name="ce1" office:value-type="float" office:value="-1.620838364245" calcext:value-type="float">
            <text:p>-1.6208384</text:p>
          </table:table-cell>
          <table:table-cell table:style-name="ce1" office:value-type="float" office:value="-1.619502614205" calcext:value-type="float">
            <text:p>-1.6195026</text:p>
          </table:table-cell>
          <table:table-cell table:style-name="ce1" office:value-type="float" office:value="-1.620838156341" calcext:value-type="float">
            <text:p>-1.6208382</text:p>
          </table:table-cell>
          <table:table-cell table:style-name="ce1" office:value-type="float" office:value="-1.620710182172" calcext:value-type="float">
            <text:p>-1.6207102</text:p>
          </table:table-cell>
          <table:table-cell table:style-name="ce1" office:value-type="float" office:value="-1.619301801951" calcext:value-type="float">
            <text:p>-1.6193018</text:p>
          </table:table-cell>
          <table:table-cell table:style-name="ce1" office:value-type="float" office:value="-1.620625613281" calcext:value-type="float">
            <text:p>-1.6206256</text:p>
          </table:table-cell>
          <table:table-cell table:style-name="ce1" office:value-type="float" office:value="-1.621010051696" calcext:value-type="float">
            <text:p>-1.6210101</text:p>
          </table:table-cell>
          <table:table-cell table:style-name="ce1" office:value-type="float" office:value="-1.619597006621" calcext:value-type="float">
            <text:p>-1.6195970</text:p>
          </table:table-cell>
          <table:table-cell table:style-name="ce1" office:value-type="float" office:value="-1.621009579237" calcext:value-type="float">
            <text:p>-1.6210096</text:p>
          </table:table-cell>
          <table:table-cell table:style-name="ce1" office:value-type="float" office:value="-1.620625613076" calcext:value-type="float">
            <text:p>-1.6206256</text:p>
          </table:table-cell>
          <table:table-cell table:style-name="ce1" office:value-type="float" office:value="-1.61927442015" calcext:value-type="float">
            <text:p>-1.6192744</text:p>
          </table:table-cell>
          <table:table-cell table:style-name="ce1" office:value-type="float" office:value="-1.620579183835" calcext:value-type="float">
            <text:p>-1.6205792</text:p>
          </table:table-cell>
          <table:table-cell table:style-name="ce1" office:value-type="float" office:value="-1.620955681844" calcext:value-type="float">
            <text:p>-1.6209557</text:p>
          </table:table-cell>
          <table:table-cell table:style-name="ce2" office:value-type="float" office:value="-1.619651965001" calcext:value-type="float">
            <text:p>-1.6196520</text:p>
          </table:table-cell>
          <table:table-cell table:style-name="ce2" office:value-type="float" office:value="-1.619261089651" calcext:value-type="float">
            <text:p>-1.6192611</text:p>
          </table:table-cell>
          <table:table-cell table:style-name="ce1" office:value-type="float" office:value="-1.620746856091" calcext:value-type="float">
            <text:p>-1.6207469</text:p>
          </table:table-cell>
          <table:table-cell table:style-name="ce1" office:value-type="float" office:value="-1.620799563507" calcext:value-type="float">
            <text:p>-1.6207996</text:p>
          </table:table-cell>
          <table:table-cell table:style-name="ce2" office:value-type="float" office:value="-1.619455448145" calcext:value-type="float">
            <text:p>-1.6194554</text:p>
          </table:table-cell>
          <table:table-cell table:style-name="ce2" office:value-type="float" office:value="-1.619315837739" calcext:value-type="float">
            <text:p>-1.6193158</text:p>
          </table:table-cell>
        </table:table-row>
        <table:table-row table:style-name="ro1">
          <table:table-cell table:style-name="ce1" office:value-type="float" office:value="-1.620672503957" calcext:value-type="float">
            <text:p>-1.6206725</text:p>
          </table:table-cell>
          <table:table-cell table:style-name="ce1" office:value-type="float" office:value="-1.620822906212" calcext:value-type="float">
            <text:p>-1.6208229</text:p>
          </table:table-cell>
          <table:table-cell table:style-name="ce1" office:value-type="float" office:value="-1.619470102034" calcext:value-type="float">
            <text:p>-1.6194701</text:p>
          </table:table-cell>
          <table:table-cell table:style-name="ce1" office:value-type="float" office:value="-1.620823039837" calcext:value-type="float">
            <text:p>-1.6208230</text:p>
          </table:table-cell>
          <table:table-cell table:style-name="ce1" office:value-type="float" office:value="-1.620672434133" calcext:value-type="float">
            <text:p>-1.6206724</text:p>
          </table:table-cell>
          <table:table-cell table:style-name="ce1" office:value-type="float" office:value="-1.619227695082" calcext:value-type="float">
            <text:p>-1.6192277</text:p>
          </table:table-cell>
          <table:table-cell table:style-name="ce1" office:value-type="float" office:value="-1.620573881274" calcext:value-type="float">
            <text:p>-1.6205739</text:p>
          </table:table-cell>
          <table:table-cell table:style-name="ce1" office:value-type="float" office:value="-1.62065379333" calcext:value-type="float">
            <text:p>-1.6206538</text:p>
          </table:table-cell>
          <table:table-cell table:style-name="ce1" office:value-type="float" office:value="-1.619566825987" calcext:value-type="float">
            <text:p>-1.6195668</text:p>
          </table:table-cell>
          <table:table-cell table:style-name="ce1" office:value-type="float" office:value="-1.620654309065" calcext:value-type="float">
            <text:p>-1.6206543</text:p>
          </table:table-cell>
          <table:table-cell table:style-name="ce1" office:value-type="float" office:value="-1.620573909668" calcext:value-type="float">
            <text:p>-1.6205739</text:p>
          </table:table-cell>
          <table:table-cell table:style-name="ce1" office:value-type="float" office:value="-1.619197901887" calcext:value-type="float">
            <text:p>-1.6191979</text:p>
          </table:table-cell>
          <table:table-cell table:style-name="ce1" office:value-type="float" office:value="-1.62051799797" calcext:value-type="float">
            <text:p>-1.6205180</text:p>
          </table:table-cell>
          <table:table-cell table:style-name="ce1" office:value-type="float" office:value="-1.620894487713" calcext:value-type="float">
            <text:p>-1.6208945</text:p>
          </table:table-cell>
          <table:table-cell table:style-name="ce2" office:value-type="float" office:value="-1.619613549425" calcext:value-type="float">
            <text:p>-1.6196135</text:p>
          </table:table-cell>
          <table:table-cell table:style-name="ce2" office:value-type="float" office:value="-1.619182819754" calcext:value-type="float">
            <text:p>-1.6191828</text:p>
          </table:table-cell>
          <table:table-cell table:style-name="ce1" office:value-type="float" office:value="-1.620732288885" calcext:value-type="float">
            <text:p>-1.6207323</text:p>
          </table:table-cell>
          <table:table-cell table:style-name="ce1" office:value-type="float" office:value="-1.62077298914" calcext:value-type="float">
            <text:p>-1.6207730</text:p>
          </table:table-cell>
          <table:table-cell table:style-name="ce2" office:value-type="float" office:value="-1.619426830405" calcext:value-type="float">
            <text:p>-1.6194268</text:p>
          </table:table-cell>
          <table:table-cell table:style-name="ce2" office:value-type="float" office:value="-1.619242677204" calcext:value-type="float">
            <text:p>-1.6192427</text:p>
          </table:table-cell>
        </table:table-row>
        <table:table-row table:style-name="ro1">
          <table:table-cell table:style-name="ce1" office:value-type="float" office:value="-1.62004521267" calcext:value-type="float">
            <text:p>-1.6200452</text:p>
          </table:table-cell>
          <table:table-cell table:style-name="ce1" office:value-type="float" office:value="-1.620400069279" calcext:value-type="float">
            <text:p>-1.6204001</text:p>
          </table:table-cell>
          <table:table-cell table:style-name="ce1" office:value-type="float" office:value="-1.618604798252" calcext:value-type="float">
            <text:p>-1.6186048</text:p>
          </table:table-cell>
          <table:table-cell table:style-name="ce1" office:value-type="float" office:value="-1.620400275101" calcext:value-type="float">
            <text:p>-1.6204003</text:p>
          </table:table-cell>
          <table:table-cell table:style-name="ce1" office:value-type="float" office:value="-1.620045221458" calcext:value-type="float">
            <text:p>-1.6200452</text:p>
          </table:table-cell>
          <table:table-cell table:style-name="ce1" office:value-type="float" office:value="-1.619035272332" calcext:value-type="float">
            <text:p>-1.6190353</text:p>
          </table:table-cell>
          <table:table-cell table:style-name="ce1" office:value-type="float" office:value="-1.619991597932" calcext:value-type="float">
            <text:p>-1.6199916</text:p>
          </table:table-cell>
          <table:table-cell table:style-name="ce1" office:value-type="float" office:value="-1.620452117345" calcext:value-type="float">
            <text:p>-1.6204521</text:p>
          </table:table-cell>
          <table:table-cell table:style-name="ce1" office:value-type="float" office:value="-1.618780836894" calcext:value-type="float">
            <text:p>-1.6187808</text:p>
          </table:table-cell>
          <table:table-cell table:style-name="ce1" office:value-type="float" office:value="-1.620451942513" calcext:value-type="float">
            <text:p>-1.6204519</text:p>
          </table:table-cell>
          <table:table-cell table:style-name="ce1" office:value-type="float" office:value="-1.619991543708" calcext:value-type="float">
            <text:p>-1.6199915</text:p>
          </table:table-cell>
          <table:table-cell table:style-name="ce1" office:value-type="float" office:value="-1.619025840882" calcext:value-type="float">
            <text:p>-1.6190258</text:p>
          </table:table-cell>
          <table:table-cell table:style-name="ce1" office:value-type="float" office:value="-1.619979650893" calcext:value-type="float">
            <text:p>-1.6199797</text:p>
          </table:table-cell>
          <table:table-cell table:style-name="ce1" office:value-type="float" office:value="-1.620613846501" calcext:value-type="float">
            <text:p>-1.6206138</text:p>
          </table:table-cell>
          <table:table-cell table:style-name="ce2" office:value-type="float" office:value="-1.618874347413" calcext:value-type="float">
            <text:p>-1.6188743</text:p>
          </table:table-cell>
          <table:table-cell table:style-name="ce2" office:value-type="float" office:value="-1.619026736155" calcext:value-type="float">
            <text:p>-1.6190267</text:p>
          </table:table-cell>
          <table:table-cell table:style-name="ce1" office:value-type="float" office:value="-1.620025148164" calcext:value-type="float">
            <text:p>-1.6200251</text:p>
          </table:table-cell>
          <table:table-cell table:style-name="ce1" office:value-type="float" office:value="-1.62048867278" calcext:value-type="float">
            <text:p>-1.6204887</text:p>
          </table:table-cell>
          <table:table-cell table:style-name="ce2" office:value-type="float" office:value="-1.618522209529" calcext:value-type="float">
            <text:p>-1.6185222</text:p>
          </table:table-cell>
          <table:table-cell table:style-name="ce2" office:value-type="float" office:value="-1.619046365837" calcext:value-type="float">
            <text:p>-1.6190464</text:p>
          </table:table-cell>
        </table:table-row>
        <table:table-row table:style-name="ro1">
          <table:table-cell table:style-name="ce1" office:value-type="float" office:value="-1.619962535312" calcext:value-type="float">
            <text:p>-1.6199625</text:p>
          </table:table-cell>
          <table:table-cell table:style-name="ce1" office:value-type="float" office:value="-1.62032146742" calcext:value-type="float">
            <text:p>-1.6203215</text:p>
          </table:table-cell>
          <table:table-cell table:style-name="ce1" office:value-type="float" office:value="-1.618584948988" calcext:value-type="float">
            <text:p>-1.6185849</text:p>
          </table:table-cell>
          <table:table-cell table:style-name="ce1" office:value-type="float" office:value="-1.620321316261" calcext:value-type="float">
            <text:p>-1.6203213</text:p>
          </table:table-cell>
          <table:table-cell table:style-name="ce1" office:value-type="float" office:value="-1.619962547974" calcext:value-type="float">
            <text:p>-1.6199625</text:p>
          </table:table-cell>
          <table:table-cell table:style-name="ce1" office:value-type="float" office:value="-1.618978661197" calcext:value-type="float">
            <text:p>-1.6189787</text:p>
          </table:table-cell>
          <table:table-cell table:style-name="ce1" office:value-type="float" office:value="-1.619937207863" calcext:value-type="float">
            <text:p>-1.6199372</text:p>
          </table:table-cell>
          <table:table-cell table:style-name="ce1" office:value-type="float" office:value="-1.620327130671" calcext:value-type="float">
            <text:p>-1.6203271</text:p>
          </table:table-cell>
          <table:table-cell table:style-name="ce1" office:value-type="float" office:value="-1.618760714359" calcext:value-type="float">
            <text:p>-1.6187607</text:p>
          </table:table-cell>
          <table:table-cell table:style-name="ce1" office:value-type="float" office:value="-1.620326674977" calcext:value-type="float">
            <text:p>-1.6203267</text:p>
          </table:table-cell>
          <table:table-cell table:style-name="ce1" office:value-type="float" office:value="-1.619937282655" calcext:value-type="float">
            <text:p>-1.6199373</text:p>
          </table:table-cell>
          <table:table-cell table:style-name="ce1" office:value-type="float" office:value="-1.618962762087" calcext:value-type="float">
            <text:p>-1.6189628</text:p>
          </table:table-cell>
          <table:table-cell table:style-name="ce1" office:value-type="float" office:value="-1.61991731073" calcext:value-type="float">
            <text:p>-1.6199173</text:p>
          </table:table-cell>
          <table:table-cell table:style-name="ce1" office:value-type="float" office:value="-1.620077019162" calcext:value-type="float">
            <text:p>-1.6200770</text:p>
          </table:table-cell>
          <table:table-cell table:style-name="ce2" office:value-type="float" office:value="-1.618851882207" calcext:value-type="float">
            <text:p>-1.6188519</text:p>
          </table:table-cell>
          <table:table-cell table:style-name="ce2" office:value-type="float" office:value="-1.618960153594" calcext:value-type="float">
            <text:p>-1.6189602</text:p>
          </table:table-cell>
          <table:table-cell table:style-name="ce1" office:value-type="float" office:value="-1.619997454919" calcext:value-type="float">
            <text:p>-1.6199975</text:p>
          </table:table-cell>
          <table:table-cell table:style-name="ce1" office:value-type="float" office:value="-1.620440876737" calcext:value-type="float">
            <text:p>-1.6204409</text:p>
          </table:table-cell>
          <table:table-cell table:style-name="ce2" office:value-type="float" office:value="-1.618499981037" calcext:value-type="float">
            <text:p>-1.6185000</text:p>
          </table:table-cell>
          <table:table-cell table:style-name="ce2" office:value-type="float" office:value="-1.61899205093" calcext:value-type="float">
            <text:p>-1.6189921</text:p>
          </table:table-cell>
        </table:table-row>
        <table:table-row table:style-name="ro1">
          <table:table-cell table:style-name="ce1" office:value-type="float" office:value="-1.619091395613" calcext:value-type="float">
            <text:p>-1.6190914</text:p>
          </table:table-cell>
          <table:table-cell table:style-name="ce1" office:value-type="float" office:value="-1.619276878038" calcext:value-type="float">
            <text:p>-1.6192769</text:p>
          </table:table-cell>
          <table:table-cell table:style-name="ce1" office:value-type="float" office:value="-1.616301067889" calcext:value-type="float">
            <text:p>-1.6163011</text:p>
          </table:table-cell>
          <table:table-cell table:style-name="ce1" office:value-type="float" office:value="-1.619276683965" calcext:value-type="float">
            <text:p>-1.6192767</text:p>
          </table:table-cell>
          <table:table-cell table:style-name="ce1" office:value-type="float" office:value="-1.619091310572" calcext:value-type="float">
            <text:p>-1.6190913</text:p>
          </table:table-cell>
          <table:table-cell table:style-name="ce1" office:value-type="float" office:value="-1.618823010447" calcext:value-type="float">
            <text:p>-1.6188230</text:p>
          </table:table-cell>
          <table:table-cell table:style-name="ce1" office:value-type="float" office:value="-1.619105309951" calcext:value-type="float">
            <text:p>-1.6191053</text:p>
          </table:table-cell>
          <table:table-cell table:style-name="ce1" office:value-type="float" office:value="-1.619232893459" calcext:value-type="float">
            <text:p>-1.6192329</text:p>
          </table:table-cell>
          <table:table-cell table:style-name="ce1" office:value-type="float" office:value="-1.616508090719" calcext:value-type="float">
            <text:p>-1.6165081</text:p>
          </table:table-cell>
          <table:table-cell table:style-name="ce1" office:value-type="float" office:value="-1.619232940709" calcext:value-type="float">
            <text:p>-1.6192329</text:p>
          </table:table-cell>
          <table:table-cell table:style-name="ce1" office:value-type="float" office:value="-1.619105295268" calcext:value-type="float">
            <text:p>-1.6191053</text:p>
          </table:table-cell>
          <table:table-cell table:style-name="ce1" office:value-type="float" office:value="-1.618813685113" calcext:value-type="float">
            <text:p>-1.6188137</text:p>
          </table:table-cell>
          <table:table-cell table:style-name="ce1" office:value-type="float" office:value="-1.619096809525" calcext:value-type="float">
            <text:p>-1.6190968</text:p>
          </table:table-cell>
          <table:table-cell table:style-name="ce1" office:value-type="float" office:value="-1.619294970397" calcext:value-type="float">
            <text:p>-1.6192950</text:p>
          </table:table-cell>
          <table:table-cell table:style-name="ce2" office:value-type="float" office:value="-1.616592322469" calcext:value-type="float">
            <text:p>-1.6165923</text:p>
          </table:table-cell>
          <table:table-cell table:style-name="ce2" office:value-type="float" office:value="-1.618805085452" calcext:value-type="float">
            <text:p>-1.6188051</text:p>
          </table:table-cell>
          <table:table-cell table:style-name="ce1" office:value-type="float" office:value="-1.619081664065" calcext:value-type="float">
            <text:p>-1.6190817</text:p>
          </table:table-cell>
          <table:table-cell table:style-name="ce1" office:value-type="float" office:value="-1.619211747588" calcext:value-type="float">
            <text:p>-1.6192117</text:p>
          </table:table-cell>
          <table:table-cell table:style-name="ce2" office:value-type="float" office:value="-1.61618542828" calcext:value-type="float">
            <text:p>-1.6161854</text:p>
          </table:table-cell>
          <table:table-cell table:style-name="ce2" office:value-type="float" office:value="-1.618823789492" calcext:value-type="float">
            <text:p>-1.6188238</text:p>
          </table:table-cell>
        </table:table-row>
        <table:table-row table:style-name="ro1">
          <table:table-cell table:style-name="ce1" office:value-type="float" office:value="-1.619022580772" calcext:value-type="float">
            <text:p>-1.6190226</text:p>
          </table:table-cell>
          <table:table-cell table:style-name="ce1" office:value-type="float" office:value="-1.619153988054" calcext:value-type="float">
            <text:p>-1.6191540</text:p>
          </table:table-cell>
          <table:table-cell table:style-name="ce1" office:value-type="float" office:value="-1.616281969643" calcext:value-type="float">
            <text:p>-1.6162820</text:p>
          </table:table-cell>
          <table:table-cell table:style-name="ce1" office:value-type="float" office:value="-1.619154030684" calcext:value-type="float">
            <text:p>-1.6191540</text:p>
          </table:table-cell>
          <table:table-cell table:style-name="ce1" office:value-type="float" office:value="-1.619022659955" calcext:value-type="float">
            <text:p>-1.6190227</text:p>
          </table:table-cell>
          <table:table-cell table:style-name="ce1" office:value-type="float" office:value="-1.618751013184" calcext:value-type="float">
            <text:p>-1.6187510</text:p>
          </table:table-cell>
          <table:table-cell table:style-name="ce1" office:value-type="float" office:value="-1.619044321369" calcext:value-type="float">
            <text:p>-1.6190443</text:p>
          </table:table-cell>
          <table:table-cell table:style-name="ce1" office:value-type="float" office:value="-1.619177051555" calcext:value-type="float">
            <text:p>-1.6191771</text:p>
          </table:table-cell>
          <table:table-cell table:style-name="ce1" office:value-type="float" office:value="-1.616426728873" calcext:value-type="float">
            <text:p>-1.6164267</text:p>
          </table:table-cell>
          <table:table-cell table:style-name="ce1" office:value-type="float" office:value="-1.619177197709" calcext:value-type="float">
            <text:p>-1.6191772</text:p>
          </table:table-cell>
          <table:table-cell table:style-name="ce1" office:value-type="float" office:value="-1.619044343666" calcext:value-type="float">
            <text:p>-1.6190443</text:p>
          </table:table-cell>
          <table:table-cell table:style-name="ce1" office:value-type="float" office:value="-1.618748715037" calcext:value-type="float">
            <text:p>-1.6187487</text:p>
          </table:table-cell>
          <table:table-cell table:style-name="ce1" office:value-type="float" office:value="-1.619063423124" calcext:value-type="float">
            <text:p>-1.6190634</text:p>
          </table:table-cell>
          <table:table-cell table:style-name="ce1" office:value-type="float" office:value="-1.619098628723" calcext:value-type="float">
            <text:p>-1.6190986</text:p>
          </table:table-cell>
          <table:table-cell table:style-name="ce2" office:value-type="float" office:value="-1.616484476493" calcext:value-type="float">
            <text:p>-1.6164845</text:p>
          </table:table-cell>
          <table:table-cell table:style-name="ce2" office:value-type="float" office:value="-1.618765862804" calcext:value-type="float">
            <text:p>-1.6187659</text:p>
          </table:table-cell>
          <table:table-cell table:style-name="ce1" office:value-type="float" office:value="-1.619058983629" calcext:value-type="float">
            <text:p>-1.6190590</text:p>
          </table:table-cell>
          <table:table-cell table:style-name="ce1" office:value-type="float" office:value="-1.619205100501" calcext:value-type="float">
            <text:p>-1.6192051</text:p>
          </table:table-cell>
          <table:table-cell table:style-name="ce2" office:value-type="float" office:value="-1.616173668627" calcext:value-type="float">
            <text:p>-1.6161737</text:p>
          </table:table-cell>
          <table:table-cell table:style-name="ce2" office:value-type="float" office:value="-1.618757383816" calcext:value-type="float">
            <text:p>-1.6187574</text:p>
          </table:table-cell>
        </table:table-row>
        <table:table-row table:style-name="ro1">
          <table:table-cell table:style-name="ce1" office:value-type="float" office:value="-1.618611910955" calcext:value-type="float">
            <text:p>-1.6186119</text:p>
          </table:table-cell>
          <table:table-cell table:style-name="ce1" office:value-type="float" office:value="-1.618893179402" calcext:value-type="float">
            <text:p>-1.6188932</text:p>
          </table:table-cell>
          <table:table-cell table:style-name="ce1" office:value-type="float" office:value="-1.616088871891" calcext:value-type="float">
            <text:p>-1.6160889</text:p>
          </table:table-cell>
          <table:table-cell table:style-name="ce1" office:value-type="float" office:value="-1.618893056843" calcext:value-type="float">
            <text:p>-1.6188931</text:p>
          </table:table-cell>
          <table:table-cell table:style-name="ce1" office:value-type="float" office:value="-1.618611873947" calcext:value-type="float">
            <text:p>-1.6186119</text:p>
          </table:table-cell>
          <table:table-cell table:style-name="ce1" office:value-type="float" office:value="-1.618745814544" calcext:value-type="float">
            <text:p>-1.6187458</text:p>
          </table:table-cell>
          <table:table-cell table:style-name="ce1" office:value-type="float" office:value="-1.618678629122" calcext:value-type="float">
            <text:p>-1.6186786</text:p>
          </table:table-cell>
          <table:table-cell table:style-name="ce1" office:value-type="float" office:value="-1.618952184551" calcext:value-type="float">
            <text:p>-1.6189522</text:p>
          </table:table-cell>
          <table:table-cell table:style-name="ce1" office:value-type="float" office:value="-1.616175323213" calcext:value-type="float">
            <text:p>-1.6161753</text:p>
          </table:table-cell>
          <table:table-cell table:style-name="ce1" office:value-type="float" office:value="-1.618952060164" calcext:value-type="float">
            <text:p>-1.6189521</text:p>
          </table:table-cell>
          <table:table-cell table:style-name="ce1" office:value-type="float" office:value="-1.618678568044" calcext:value-type="float">
            <text:p>-1.6186786</text:p>
          </table:table-cell>
          <table:table-cell table:style-name="ce1" office:value-type="float" office:value="-1.618739502184" calcext:value-type="float">
            <text:p>-1.6187395</text:p>
          </table:table-cell>
          <table:table-cell table:style-name="ce1" office:value-type="float" office:value="-1.618695458202" calcext:value-type="float">
            <text:p>-1.6186955</text:p>
          </table:table-cell>
          <table:table-cell table:style-name="ce1" office:value-type="float" office:value="-1.619088796723" calcext:value-type="float">
            <text:p>-1.6190888</text:p>
          </table:table-cell>
          <table:table-cell table:style-name="ce2" office:value-type="float" office:value="-1.616200963521" calcext:value-type="float">
            <text:p>-1.6162010</text:p>
          </table:table-cell>
          <table:table-cell table:style-name="ce2" office:value-type="float" office:value="-1.618735506053" calcext:value-type="float">
            <text:p>-1.6187355</text:p>
          </table:table-cell>
          <table:table-cell table:style-name="ce1" office:value-type="float" office:value="-1.618567852037" calcext:value-type="float">
            <text:p>-1.6185679</text:p>
          </table:table-cell>
          <table:table-cell table:style-name="ce1" office:value-type="float" office:value="-1.61880302067" calcext:value-type="float">
            <text:p>-1.6188030</text:p>
          </table:table-cell>
          <table:table-cell table:style-name="ce2" office:value-type="float" office:value="-1.615915685326" calcext:value-type="float">
            <text:p>-1.6159157</text:p>
          </table:table-cell>
          <table:table-cell table:style-name="ce2" office:value-type="float" office:value="-1.618747350926" calcext:value-type="float">
            <text:p>-1.6187474</text:p>
          </table:table-cell>
        </table:table-row>
        <table:table-row table:style-name="ro1">
          <table:table-cell table:style-name="ce1" office:value-type="float" office:value="-1.618577261032" calcext:value-type="float">
            <text:p>-1.6185773</text:p>
          </table:table-cell>
          <table:table-cell table:style-name="ce1" office:value-type="float" office:value="-1.618758596962" calcext:value-type="float">
            <text:p>-1.6187586</text:p>
          </table:table-cell>
          <table:table-cell table:style-name="ce1" office:value-type="float" office:value="-1.615902769109" calcext:value-type="float">
            <text:p>-1.6159028</text:p>
          </table:table-cell>
          <table:table-cell table:style-name="ce1" office:value-type="float" office:value="-1.618758815197" calcext:value-type="float">
            <text:p>-1.6187588</text:p>
          </table:table-cell>
          <table:table-cell table:style-name="ce1" office:value-type="float" office:value="-1.618577272591" calcext:value-type="float">
            <text:p>-1.6185773</text:p>
          </table:table-cell>
          <table:table-cell table:style-name="ce1" office:value-type="float" office:value="-1.618718635696" calcext:value-type="float">
            <text:p>-1.6187186</text:p>
          </table:table-cell>
          <table:table-cell table:style-name="ce1" office:value-type="float" office:value="-1.618614383318" calcext:value-type="float">
            <text:p>-1.6186144</text:p>
          </table:table-cell>
          <table:table-cell table:style-name="ce1" office:value-type="float" office:value="-1.618798593307" calcext:value-type="float">
            <text:p>-1.6187986</text:p>
          </table:table-cell>
          <table:table-cell table:style-name="ce1" office:value-type="float" office:value="-1.615862806827" calcext:value-type="float">
            <text:p>-1.6158628</text:p>
          </table:table-cell>
          <table:table-cell table:style-name="ce1" office:value-type="float" office:value="-1.618798742029" calcext:value-type="float">
            <text:p>-1.6187987</text:p>
          </table:table-cell>
          <table:table-cell table:style-name="ce1" office:value-type="float" office:value="-1.618614420155" calcext:value-type="float">
            <text:p>-1.6186144</text:p>
          </table:table-cell>
          <table:table-cell table:style-name="ce1" office:value-type="float" office:value="-1.618711196777" calcext:value-type="float">
            <text:p>-1.6187112</text:p>
          </table:table-cell>
          <table:table-cell table:style-name="ce1" office:value-type="float" office:value="-1.618670487518" calcext:value-type="float">
            <text:p>-1.6186705</text:p>
          </table:table-cell>
          <table:table-cell table:style-name="ce1" office:value-type="float" office:value="-1.618774654103" calcext:value-type="float">
            <text:p>-1.6187747</text:p>
          </table:table-cell>
          <table:table-cell table:style-name="ce2" office:value-type="float" office:value="-1.615845048916" calcext:value-type="float">
            <text:p>-1.6158450</text:p>
          </table:table-cell>
          <table:table-cell table:style-name="ce2" office:value-type="float" office:value="-1.618730590053" calcext:value-type="float">
            <text:p>-1.6187306</text:p>
          </table:table-cell>
          <table:table-cell table:style-name="ce1" office:value-type="float" office:value="-1.618548415288" calcext:value-type="float">
            <text:p>-1.6185484</text:p>
          </table:table-cell>
          <table:table-cell table:style-name="ce1" office:value-type="float" office:value="-1.618779632174" calcext:value-type="float">
            <text:p>-1.6187796</text:p>
          </table:table-cell>
          <table:table-cell table:style-name="ce2" office:value-type="float" office:value="-1.615865981615" calcext:value-type="float">
            <text:p>-1.6158660</text:p>
          </table:table-cell>
          <table:table-cell table:style-name="ce2" office:value-type="float" office:value="-1.618740944219" calcext:value-type="float">
            <text:p>-1.6187409</text:p>
          </table:table-cell>
        </table:table-row>
        <table:table-row table:style-name="ro1">
          <table:table-cell table:style-name="ce1" office:value-type="float" office:value="-1.618183460097" calcext:value-type="float">
            <text:p>-1.6181835</text:p>
          </table:table-cell>
          <table:table-cell table:style-name="ce1" office:value-type="float" office:value="-1.618317116298" calcext:value-type="float">
            <text:p>-1.6183171</text:p>
          </table:table-cell>
          <table:table-cell table:style-name="ce1" office:value-type="float" office:value="-1.615698375164" calcext:value-type="float">
            <text:p>-1.6156984</text:p>
          </table:table-cell>
          <table:table-cell table:style-name="ce1" office:value-type="float" office:value="-1.618317067318" calcext:value-type="float">
            <text:p>-1.6183171</text:p>
          </table:table-cell>
          <table:table-cell table:style-name="ce1" office:value-type="float" office:value="-1.618183429417" calcext:value-type="float">
            <text:p>-1.6181834</text:p>
          </table:table-cell>
          <table:table-cell table:style-name="ce1" office:value-type="float" office:value="-1.618707788798" calcext:value-type="float">
            <text:p>-1.6187078</text:p>
          </table:table-cell>
          <table:table-cell table:style-name="ce1" office:value-type="float" office:value="-1.618274045197" calcext:value-type="float">
            <text:p>-1.6182740</text:p>
          </table:table-cell>
          <table:table-cell table:style-name="ce1" office:value-type="float" office:value="-1.618472875938" calcext:value-type="float">
            <text:p>-1.6184729</text:p>
          </table:table-cell>
          <table:table-cell table:style-name="ce1" office:value-type="float" office:value="-1.615546400193" calcext:value-type="float">
            <text:p>-1.6155464</text:p>
          </table:table-cell>
          <table:table-cell table:style-name="ce1" office:value-type="float" office:value="-1.618472775545" calcext:value-type="float">
            <text:p>-1.6184728</text:p>
          </table:table-cell>
          <table:table-cell table:style-name="ce1" office:value-type="float" office:value="-1.618274015435" calcext:value-type="float">
            <text:p>-1.6182740</text:p>
          </table:table-cell>
          <table:table-cell table:style-name="ce1" office:value-type="float" office:value="-1.618706968224" calcext:value-type="float">
            <text:p>-1.6187070</text:p>
          </table:table-cell>
          <table:table-cell table:style-name="ce1" office:value-type="float" office:value="-1.618325524568" calcext:value-type="float">
            <text:p>-1.6183255</text:p>
          </table:table-cell>
          <table:table-cell table:style-name="ce1" office:value-type="float" office:value="-1.61858355219" calcext:value-type="float">
            <text:p>-1.6185836</text:p>
          </table:table-cell>
          <table:table-cell table:style-name="ce2" office:value-type="float" office:value="-1.615494410151" calcext:value-type="float">
            <text:p>-1.6154944</text:p>
          </table:table-cell>
          <table:table-cell table:style-name="ce2" office:value-type="float" office:value="-1.61871099372" calcext:value-type="float">
            <text:p>-1.6187110</text:p>
          </table:table-cell>
          <table:table-cell table:style-name="ce1" office:value-type="float" office:value="-1.618145572726" calcext:value-type="float">
            <text:p>-1.6181456</text:p>
          </table:table-cell>
          <table:table-cell table:style-name="ce1" office:value-type="float" office:value="-1.618251200773" calcext:value-type="float">
            <text:p>-1.6182512</text:p>
          </table:table-cell>
          <table:table-cell table:style-name="ce2" office:value-type="float" office:value="-1.615845419321" calcext:value-type="float">
            <text:p>-1.6158454</text:p>
          </table:table-cell>
          <table:table-cell table:style-name="ce2" office:value-type="float" office:value="-1.618725652971" calcext:value-type="float">
            <text:p>-1.6187257</text:p>
          </table:table-cell>
        </table:table-row>
        <table:table-row table:style-name="ro1">
          <table:table-cell table:style-name="ce1" office:value-type="float" office:value="-1.618176376802" calcext:value-type="float">
            <text:p>-1.6181764</text:p>
          </table:table-cell>
          <table:table-cell table:style-name="ce1" office:value-type="float" office:value="-1.618300474154" calcext:value-type="float">
            <text:p>-1.6183005</text:p>
          </table:table-cell>
          <table:table-cell table:style-name="ce1" office:value-type="float" office:value="-1.615534263397" calcext:value-type="float">
            <text:p>-1.6155343</text:p>
          </table:table-cell>
          <table:table-cell table:style-name="ce1" office:value-type="float" office:value="-1.61830053451" calcext:value-type="float">
            <text:p>-1.6183005</text:p>
          </table:table-cell>
          <table:table-cell table:style-name="ce1" office:value-type="float" office:value="-1.618176385373" calcext:value-type="float">
            <text:p>-1.6181764</text:p>
          </table:table-cell>
          <table:table-cell table:style-name="ce1" office:value-type="float" office:value="-1.618660164181" calcext:value-type="float">
            <text:p>-1.6186602</text:p>
          </table:table-cell>
          <table:table-cell table:style-name="ce1" office:value-type="float" office:value="-1.618270350212" calcext:value-type="float">
            <text:p>-1.6182704</text:p>
          </table:table-cell>
          <table:table-cell table:style-name="ce1" office:value-type="float" office:value="-1.61843957903" calcext:value-type="float">
            <text:p>-1.6184396</text:p>
          </table:table-cell>
          <table:table-cell table:style-name="ce1" office:value-type="float" office:value="-1.615473544994" calcext:value-type="float">
            <text:p>-1.6154735</text:p>
          </table:table-cell>
          <table:table-cell table:style-name="ce1" office:value-type="float" office:value="-1.618439621968" calcext:value-type="float">
            <text:p>-1.6184396</text:p>
          </table:table-cell>
          <table:table-cell table:style-name="ce1" office:value-type="float" office:value="-1.618270339836" calcext:value-type="float">
            <text:p>-1.6182703</text:p>
          </table:table-cell>
          <table:table-cell table:style-name="ce1" office:value-type="float" office:value="-1.618661209687" calcext:value-type="float">
            <text:p>-1.6186612</text:p>
          </table:table-cell>
          <table:table-cell table:style-name="ce1" office:value-type="float" office:value="-1.618311684252" calcext:value-type="float">
            <text:p>-1.6183117</text:p>
          </table:table-cell>
          <table:table-cell table:style-name="ce1" office:value-type="float" office:value="-1.618478807042" calcext:value-type="float">
            <text:p>-1.6184788</text:p>
          </table:table-cell>
          <table:table-cell table:style-name="ce2" office:value-type="float" office:value="-1.61548836971" calcext:value-type="float">
            <text:p>-1.6154884</text:p>
          </table:table-cell>
          <table:table-cell table:style-name="ce2" office:value-type="float" office:value="-1.618659045467" calcext:value-type="float">
            <text:p>-1.6186590</text:p>
          </table:table-cell>
          <table:table-cell table:style-name="ce1" office:value-type="float" office:value="-1.618129174306" calcext:value-type="float">
            <text:p>-1.6181292</text:p>
          </table:table-cell>
          <table:table-cell table:style-name="ce1" office:value-type="float" office:value="-1.618230926378" calcext:value-type="float">
            <text:p>-1.6182309</text:p>
          </table:table-cell>
          <table:table-cell table:style-name="ce2" office:value-type="float" office:value="-1.61581740941" calcext:value-type="float">
            <text:p>-1.6158174</text:p>
          </table:table-cell>
          <table:table-cell table:style-name="ce2" office:value-type="float" office:value="-1.618662409045" calcext:value-type="float">
            <text:p>-1.6186624</text:p>
          </table:table-cell>
        </table:table-row>
        <table:table-row table:style-name="ro1">
          <table:table-cell table:style-name="ce1" office:value-type="float" office:value="-1.614924756496" calcext:value-type="float">
            <text:p>-1.6149248</text:p>
          </table:table-cell>
          <table:table-cell table:style-name="ce1" office:value-type="float" office:value="-1.615080569902" calcext:value-type="float">
            <text:p>-1.6150806</text:p>
          </table:table-cell>
          <table:table-cell table:style-name="ce1" office:value-type="float" office:value="-1.615431418969" calcext:value-type="float">
            <text:p>-1.6154314</text:p>
          </table:table-cell>
          <table:table-cell table:style-name="ce1" office:value-type="float" office:value="-1.615080551747" calcext:value-type="float">
            <text:p>-1.6150806</text:p>
          </table:table-cell>
          <table:table-cell table:style-name="ce1" office:value-type="float" office:value="-1.61492469981" calcext:value-type="float">
            <text:p>-1.6149247</text:p>
          </table:table-cell>
          <table:table-cell table:style-name="ce1" office:value-type="float" office:value="-1.617751831239" calcext:value-type="float">
            <text:p>-1.6177518</text:p>
          </table:table-cell>
          <table:table-cell table:style-name="ce1" office:value-type="float" office:value="-1.614925134672" calcext:value-type="float">
            <text:p>-1.6149251</text:p>
          </table:table-cell>
          <table:table-cell table:style-name="ce1" office:value-type="float" office:value="-1.615112260428" calcext:value-type="float">
            <text:p>-1.6151123</text:p>
          </table:table-cell>
          <table:table-cell table:style-name="ce1" office:value-type="float" office:value="-1.615373835143" calcext:value-type="float">
            <text:p>-1.6153738</text:p>
          </table:table-cell>
          <table:table-cell table:style-name="ce1" office:value-type="float" office:value="-1.615112242696" calcext:value-type="float">
            <text:p>-1.6151122</text:p>
          </table:table-cell>
          <table:table-cell table:style-name="ce1" office:value-type="float" office:value="-1.614925108879" calcext:value-type="float">
            <text:p>-1.6149251</text:p>
          </table:table-cell>
          <table:table-cell table:style-name="ce1" office:value-type="float" office:value="-1.61773909648" calcext:value-type="float">
            <text:p>-1.6177391</text:p>
          </table:table-cell>
          <table:table-cell table:style-name="ce1" office:value-type="float" office:value="-1.614924667722" calcext:value-type="float">
            <text:p>-1.6149247</text:p>
          </table:table-cell>
          <table:table-cell table:style-name="ce1" office:value-type="float" office:value="-1.615128360444" calcext:value-type="float">
            <text:p>-1.6151284</text:p>
          </table:table-cell>
          <table:table-cell table:style-name="ce2" office:value-type="float" office:value="-1.615394263081" calcext:value-type="float">
            <text:p>-1.6153943</text:p>
          </table:table-cell>
          <table:table-cell table:style-name="ce2" office:value-type="float" office:value="-1.617718142085" calcext:value-type="float">
            <text:p>-1.6177181</text:p>
          </table:table-cell>
          <table:table-cell table:style-name="ce1" office:value-type="float" office:value="-1.614924144906" calcext:value-type="float">
            <text:p>-1.6149241</text:p>
          </table:table-cell>
          <table:table-cell table:style-name="ce1" office:value-type="float" office:value="-1.61506494105" calcext:value-type="float">
            <text:p>-1.6150649</text:p>
          </table:table-cell>
          <table:table-cell table:style-name="ce2" office:value-type="float" office:value="-1.615410192112" calcext:value-type="float">
            <text:p>-1.6154102</text:p>
          </table:table-cell>
          <table:table-cell table:style-name="ce2" office:value-type="float" office:value="-1.617743182099" calcext:value-type="float">
            <text:p>-1.6177432</text:p>
          </table:table-cell>
        </table:table-row>
        <table:table-row table:style-name="ro1">
          <table:table-cell table:style-name="ce1" office:value-type="float" office:value="-1.614840483698" calcext:value-type="float">
            <text:p>-1.6148405</text:p>
          </table:table-cell>
          <table:table-cell table:style-name="ce1" office:value-type="float" office:value="-1.614981932625" calcext:value-type="float">
            <text:p>-1.6149819</text:p>
          </table:table-cell>
          <table:table-cell table:style-name="ce1" office:value-type="float" office:value="-1.615332584477" calcext:value-type="float">
            <text:p>-1.6153326</text:p>
          </table:table-cell>
          <table:table-cell table:style-name="ce1" office:value-type="float" office:value="-1.614981928248" calcext:value-type="float">
            <text:p>-1.6149819</text:p>
          </table:table-cell>
          <table:table-cell table:style-name="ce1" office:value-type="float" office:value="-1.614840517296" calcext:value-type="float">
            <text:p>-1.6148405</text:p>
          </table:table-cell>
          <table:table-cell table:style-name="ce1" office:value-type="float" office:value="-1.617738576511" calcext:value-type="float">
            <text:p>-1.6177386</text:p>
          </table:table-cell>
          <table:table-cell table:style-name="ce1" office:value-type="float" office:value="-1.614840660177" calcext:value-type="float">
            <text:p>-1.6148407</text:p>
          </table:table-cell>
          <table:table-cell table:style-name="ce1" office:value-type="float" office:value="-1.615012792495" calcext:value-type="float">
            <text:p>-1.6150128</text:p>
          </table:table-cell>
          <table:table-cell table:style-name="ce1" office:value-type="float" office:value="-1.615295423586" calcext:value-type="float">
            <text:p>-1.6152954</text:p>
          </table:table-cell>
          <table:table-cell table:style-name="ce1" office:value-type="float" office:value="-1.615012787429" calcext:value-type="float">
            <text:p>-1.6150128</text:p>
          </table:table-cell>
          <table:table-cell table:style-name="ce1" office:value-type="float" office:value="-1.614840677107" calcext:value-type="float">
            <text:p>-1.6148407</text:p>
          </table:table-cell>
          <table:table-cell table:style-name="ce1" office:value-type="float" office:value="-1.617720725399" calcext:value-type="float">
            <text:p>-1.6177207</text:p>
          </table:table-cell>
          <table:table-cell table:style-name="ce1" office:value-type="float" office:value="-1.614840126216" calcext:value-type="float">
            <text:p>-1.6148401</text:p>
          </table:table-cell>
          <table:table-cell table:style-name="ce1" office:value-type="float" office:value="-1.615028444393" calcext:value-type="float">
            <text:p>-1.6150284</text:p>
          </table:table-cell>
          <table:table-cell table:style-name="ce2" office:value-type="float" office:value="-1.615207323684" calcext:value-type="float">
            <text:p>-1.6152073</text:p>
          </table:table-cell>
          <table:table-cell table:style-name="ce2" office:value-type="float" office:value="-1.617697793195" calcext:value-type="float">
            <text:p>-1.6176978</text:p>
          </table:table-cell>
          <table:table-cell table:style-name="ce1" office:value-type="float" office:value="-1.614840037086" calcext:value-type="float">
            <text:p>-1.6148400</text:p>
          </table:table-cell>
          <table:table-cell table:style-name="ce1" office:value-type="float" office:value="-1.61496669322" calcext:value-type="float">
            <text:p>-1.6149667</text:p>
          </table:table-cell>
          <table:table-cell table:style-name="ce2" office:value-type="float" office:value="-1.615311786085" calcext:value-type="float">
            <text:p>-1.6153118</text:p>
          </table:table-cell>
          <table:table-cell table:style-name="ce2" office:value-type="float" office:value="-1.617732694445" calcext:value-type="float">
            <text:p>-1.6177327</text:p>
          </table:table-cell>
        </table:table-row>
        <table:table-row table:style-name="ro1">
          <table:table-cell table:style-name="ce1" office:value-type="float" office:value="-1.614527161692" calcext:value-type="float">
            <text:p>-1.6145272</text:p>
          </table:table-cell>
          <table:table-cell table:style-name="ce1" office:value-type="float" office:value="-1.609299063386" calcext:value-type="float">
            <text:p>-1.6092991</text:p>
          </table:table-cell>
          <table:table-cell table:style-name="ce1" office:value-type="float" office:value="-1.610207654462" calcext:value-type="float">
            <text:p>-1.6102077</text:p>
          </table:table-cell>
          <table:table-cell table:style-name="ce1" office:value-type="float" office:value="-1.60929906468" calcext:value-type="float">
            <text:p>-1.6092991</text:p>
          </table:table-cell>
          <table:table-cell table:style-name="ce1" office:value-type="float" office:value="-1.614527220354" calcext:value-type="float">
            <text:p>-1.6145272</text:p>
          </table:table-cell>
          <table:table-cell table:style-name="ce1" office:value-type="float" office:value="-1.614297315691" calcext:value-type="float">
            <text:p>-1.6142973</text:p>
          </table:table-cell>
          <table:table-cell table:style-name="ce1" office:value-type="float" office:value="-1.614534499633" calcext:value-type="float">
            <text:p>-1.6145345</text:p>
          </table:table-cell>
          <table:table-cell table:style-name="ce1" office:value-type="float" office:value="-1.609314469026" calcext:value-type="float">
            <text:p>-1.6093145</text:p>
          </table:table-cell>
          <table:table-cell table:style-name="ce1" office:value-type="float" office:value="-1.610234455359" calcext:value-type="float">
            <text:p>-1.6102345</text:p>
          </table:table-cell>
          <table:table-cell table:style-name="ce1" office:value-type="float" office:value="-1.609314469813" calcext:value-type="float">
            <text:p>-1.6093145</text:p>
          </table:table-cell>
          <table:table-cell table:style-name="ce1" office:value-type="float" office:value="-1.614534531796" calcext:value-type="float">
            <text:p>-1.6145345</text:p>
          </table:table-cell>
          <table:table-cell table:style-name="ce1" office:value-type="float" office:value="-1.61428365313" calcext:value-type="float">
            <text:p>-1.6142837</text:p>
          </table:table-cell>
          <table:table-cell table:style-name="ce1" office:value-type="float" office:value="-1.614537867935" calcext:value-type="float">
            <text:p>-1.6145379</text:p>
          </table:table-cell>
          <table:table-cell table:style-name="ce1" office:value-type="float" office:value="-1.609322201393" calcext:value-type="float">
            <text:p>-1.6093222</text:p>
          </table:table-cell>
          <table:table-cell table:style-name="ce2" office:value-type="float" office:value="-1.610247899393" calcext:value-type="float">
            <text:p>-1.6102479</text:p>
          </table:table-cell>
          <table:table-cell table:style-name="ce2" office:value-type="float" office:value="-1.614276775584" calcext:value-type="float">
            <text:p>-1.6142768</text:p>
          </table:table-cell>
          <table:table-cell table:style-name="ce1" office:value-type="float" office:value="-1.614523153948" calcext:value-type="float">
            <text:p>-1.6145232</text:p>
          </table:table-cell>
          <table:table-cell table:style-name="ce1" office:value-type="float" office:value="-1.609291390252" calcext:value-type="float">
            <text:p>-1.6092914</text:p>
          </table:table-cell>
          <table:table-cell table:style-name="ce2" office:value-type="float" office:value="-1.610194297535" calcext:value-type="float">
            <text:p>-1.6101943</text:p>
          </table:table-cell>
          <table:table-cell table:style-name="ce2" office:value-type="float" office:value="-1.614304100248" calcext:value-type="float">
            <text:p>-1.6143041</text:p>
          </table:table-cell>
        </table:table-row>
        <table:table-row table:style-name="ro1">
          <table:table-cell table:style-name="ce1" office:value-type="float" office:value="-1.614425435917" calcext:value-type="float">
            <text:p>-1.6144254</text:p>
          </table:table-cell>
          <table:table-cell table:style-name="ce1" office:value-type="float" office:value="-1.609204709154" calcext:value-type="float">
            <text:p>-1.6092047</text:p>
          </table:table-cell>
          <table:table-cell table:style-name="ce1" office:value-type="float" office:value="-1.61011486305" calcext:value-type="float">
            <text:p>-1.6101149</text:p>
          </table:table-cell>
          <table:table-cell table:style-name="ce1" office:value-type="float" office:value="-1.609204707285" calcext:value-type="float">
            <text:p>-1.6092047</text:p>
          </table:table-cell>
          <table:table-cell table:style-name="ce1" office:value-type="float" office:value="-1.614425394854" calcext:value-type="float">
            <text:p>-1.6144254</text:p>
          </table:table-cell>
          <table:table-cell table:style-name="ce1" office:value-type="float" office:value="-1.61419188538" calcext:value-type="float">
            <text:p>-1.6141919</text:p>
          </table:table-cell>
          <table:table-cell table:style-name="ce1" office:value-type="float" office:value="-1.614432053204" calcext:value-type="float">
            <text:p>-1.6144321</text:p>
          </table:table-cell>
          <table:table-cell table:style-name="ce1" office:value-type="float" office:value="-1.609219757033" calcext:value-type="float">
            <text:p>-1.6092198</text:p>
          </table:table-cell>
          <table:table-cell table:style-name="ce1" office:value-type="float" office:value="-1.610141058532" calcext:value-type="float">
            <text:p>-1.6101411</text:p>
          </table:table-cell>
          <table:table-cell table:style-name="ce1" office:value-type="float" office:value="-1.609219755028" calcext:value-type="float">
            <text:p>-1.6092198</text:p>
          </table:table-cell>
          <table:table-cell table:style-name="ce1" office:value-type="float" office:value="-1.61443202569" calcext:value-type="float">
            <text:p>-1.6144320</text:p>
          </table:table-cell>
          <table:table-cell table:style-name="ce1" office:value-type="float" office:value="-1.614178162606" calcext:value-type="float">
            <text:p>-1.6141782</text:p>
          </table:table-cell>
          <table:table-cell table:style-name="ce1" office:value-type="float" office:value="-1.614435073863" calcext:value-type="float">
            <text:p>-1.6144351</text:p>
          </table:table-cell>
          <table:table-cell table:style-name="ce1" office:value-type="float" office:value="-1.60922730912" calcext:value-type="float">
            <text:p>-1.6092273</text:p>
          </table:table-cell>
          <table:table-cell table:style-name="ce2" office:value-type="float" office:value="-1.610154195101" calcext:value-type="float">
            <text:p>-1.6101542</text:p>
          </table:table-cell>
          <table:table-cell table:style-name="ce2" office:value-type="float" office:value="-1.614171255538" calcext:value-type="float">
            <text:p>-1.6141713</text:p>
          </table:table-cell>
          <table:table-cell table:style-name="ce1" office:value-type="float" office:value="-1.614421767438" calcext:value-type="float">
            <text:p>-1.6144218</text:p>
          </table:table-cell>
          <table:table-cell table:style-name="ce1" office:value-type="float" office:value="-1.609197213096" calcext:value-type="float">
            <text:p>-1.6091972</text:p>
          </table:table-cell>
          <table:table-cell table:style-name="ce2" office:value-type="float" office:value="-1.610101804555" calcext:value-type="float">
            <text:p>-1.6101018</text:p>
          </table:table-cell>
          <table:table-cell table:style-name="ce2" office:value-type="float" office:value="-1.61419870067" calcext:value-type="float">
            <text:p>-1.6141987</text:p>
          </table:table-cell>
        </table:table-row>
        <table:table-row table:style-name="ro1">
          <table:table-cell table:style-name="ce1" office:value-type="float" office:value="-1.607430858498" calcext:value-type="float">
            <text:p>-1.6074309</text:p>
          </table:table-cell>
          <table:table-cell table:style-name="ce1" office:value-type="float" office:value="-1.606366499979" calcext:value-type="float">
            <text:p>-1.6063665</text:p>
          </table:table-cell>
          <table:table-cell table:style-name="ce1" office:value-type="float" office:value="-1.601857650728" calcext:value-type="float">
            <text:p>-1.6018577</text:p>
          </table:table-cell>
          <table:table-cell table:style-name="ce1" office:value-type="float" office:value="-1.606366504696" calcext:value-type="float">
            <text:p>-1.6063665</text:p>
          </table:table-cell>
          <table:table-cell table:style-name="ce1" office:value-type="float" office:value="-1.607430859868" calcext:value-type="float">
            <text:p>-1.6074309</text:p>
          </table:table-cell>
          <table:table-cell table:style-name="ce1" office:value-type="float" office:value="-1.60647016181" calcext:value-type="float">
            <text:p>-1.6064702</text:p>
          </table:table-cell>
          <table:table-cell table:style-name="ce1" office:value-type="float" office:value="-1.607429079013" calcext:value-type="float">
            <text:p>-1.6074291</text:p>
          </table:table-cell>
          <table:table-cell table:style-name="ce1" office:value-type="float" office:value="-1.606365311845" calcext:value-type="float">
            <text:p>-1.6063653</text:p>
          </table:table-cell>
          <table:table-cell table:style-name="ce1" office:value-type="float" office:value="-1.601853401756" calcext:value-type="float">
            <text:p>-1.6018534</text:p>
          </table:table-cell>
          <table:table-cell table:style-name="ce1" office:value-type="float" office:value="-1.606365316365" calcext:value-type="float">
            <text:p>-1.6063653</text:p>
          </table:table-cell>
          <table:table-cell table:style-name="ce1" office:value-type="float" office:value="-1.607429080035" calcext:value-type="float">
            <text:p>-1.6074291</text:p>
          </table:table-cell>
          <table:table-cell table:style-name="ce1" office:value-type="float" office:value="-1.606461195979" calcext:value-type="float">
            <text:p>-1.6064612</text:p>
          </table:table-cell>
          <table:table-cell table:style-name="ce1" office:value-type="float" office:value="-1.607428202228" calcext:value-type="float">
            <text:p>-1.6074282</text:p>
          </table:table-cell>
          <table:table-cell table:style-name="ce1" office:value-type="float" office:value="-1.606364719345" calcext:value-type="float">
            <text:p>-1.6063647</text:p>
          </table:table-cell>
          <table:table-cell table:style-name="ce2" office:value-type="float" office:value="-1.601851277917" calcext:value-type="float">
            <text:p>-1.6018513</text:p>
          </table:table-cell>
          <table:table-cell table:style-name="ce2" office:value-type="float" office:value="-1.606456746383" calcext:value-type="float">
            <text:p>-1.6064567</text:p>
          </table:table-cell>
          <table:table-cell table:style-name="ce1" office:value-type="float" office:value="-1.607431760559" calcext:value-type="float">
            <text:p>-1.6074318</text:p>
          </table:table-cell>
          <table:table-cell table:style-name="ce1" office:value-type="float" office:value="-1.60636709589" calcext:value-type="float">
            <text:p>-1.6063671</text:p>
          </table:table-cell>
          <table:table-cell table:style-name="ce2" office:value-type="float" office:value="-1.601859775857" calcext:value-type="float">
            <text:p>-1.6018598</text:p>
          </table:table-cell>
          <table:table-cell table:style-name="ce2" office:value-type="float" office:value="-1.60647467811" calcext:value-type="float">
            <text:p>-1.6064747</text:p>
          </table:table-cell>
        </table:table-row>
        <table:table-row table:style-name="ro1">
          <table:table-cell table:style-name="ce1" office:value-type="float" office:value="-1.607333935461" calcext:value-type="float">
            <text:p>-1.6073339</text:p>
          </table:table-cell>
          <table:table-cell table:style-name="ce1" office:value-type="float" office:value="-1.60627412943" calcext:value-type="float">
            <text:p>-1.6062741</text:p>
          </table:table-cell>
          <table:table-cell table:style-name="ce1" office:value-type="float" office:value="-1.601764546298" calcext:value-type="float">
            <text:p>-1.6017645</text:p>
          </table:table-cell>
          <table:table-cell table:style-name="ce1" office:value-type="float" office:value="-1.606274128844" calcext:value-type="float">
            <text:p>-1.6062741</text:p>
          </table:table-cell>
          <table:table-cell table:style-name="ce1" office:value-type="float" office:value="-1.607333934607" calcext:value-type="float">
            <text:p>-1.6073339</text:p>
          </table:table-cell>
          <table:table-cell table:style-name="ce1" office:value-type="float" office:value="-1.606372176511" calcext:value-type="float">
            <text:p>-1.6063722</text:p>
          </table:table-cell>
          <table:table-cell table:style-name="ce1" office:value-type="float" office:value="-1.607332067931" calcext:value-type="float">
            <text:p>-1.6073321</text:p>
          </table:table-cell>
          <table:table-cell table:style-name="ce1" office:value-type="float" office:value="-1.606272936888" calcext:value-type="float">
            <text:p>-1.6062729</text:p>
          </table:table-cell>
          <table:table-cell table:style-name="ce1" office:value-type="float" office:value="-1.601760329458" calcext:value-type="float">
            <text:p>-1.6017603</text:p>
          </table:table-cell>
          <table:table-cell table:style-name="ce1" office:value-type="float" office:value="-1.606272936271" calcext:value-type="float">
            <text:p>-1.6062729</text:p>
          </table:table-cell>
          <table:table-cell table:style-name="ce1" office:value-type="float" office:value="-1.607332066658" calcext:value-type="float">
            <text:p>-1.6073321</text:p>
          </table:table-cell>
          <table:table-cell table:style-name="ce1" office:value-type="float" office:value="-1.606363225837" calcext:value-type="float">
            <text:p>-1.6063632</text:p>
          </table:table-cell>
          <table:table-cell table:style-name="ce1" office:value-type="float" office:value="-1.607331146839" calcext:value-type="float">
            <text:p>-1.6073311</text:p>
          </table:table-cell>
          <table:table-cell table:style-name="ce1" office:value-type="float" office:value="-1.606272340436" calcext:value-type="float">
            <text:p>-1.6062723</text:p>
          </table:table-cell>
          <table:table-cell table:style-name="ce2" office:value-type="float" office:value="-1.601758221688" calcext:value-type="float">
            <text:p>-1.6017582</text:p>
          </table:table-cell>
          <table:table-cell table:style-name="ce2" office:value-type="float" office:value="-1.606358784033" calcext:value-type="float">
            <text:p>-1.6063588</text:p>
          </table:table-cell>
          <table:table-cell table:style-name="ce1" office:value-type="float" office:value="-1.607334881395" calcext:value-type="float">
            <text:p>-1.6073349</text:p>
          </table:table-cell>
          <table:table-cell table:style-name="ce1" office:value-type="float" office:value="-1.606274725634" calcext:value-type="float">
            <text:p>-1.6062747</text:p>
          </table:table-cell>
          <table:table-cell table:style-name="ce2" office:value-type="float" office:value="-1.601766655362" calcext:value-type="float">
            <text:p>-1.6017667</text:p>
          </table:table-cell>
          <table:table-cell table:style-name="ce2" office:value-type="float" office:value="-1.606376685487" calcext:value-type="float">
            <text:p>-1.6063767</text:p>
          </table:table-cell>
        </table:table-row>
        <table:table-row table:style-name="ro1">
          <table:table-cell table:style-name="ce1" office:value-type="float" office:value="-1.001772867112" calcext:value-type="float">
            <text:p>-1.0017729</text:p>
          </table:table-cell>
          <table:table-cell table:style-name="ce1" office:value-type="float" office:value="-1.017878304225" calcext:value-type="float">
            <text:p>-1.0178783</text:p>
          </table:table-cell>
          <table:table-cell table:style-name="ce1" office:value-type="float" office:value="-1.027069461756" calcext:value-type="float">
            <text:p>-1.0270695</text:p>
          </table:table-cell>
          <table:table-cell table:style-name="ce1" office:value-type="float" office:value="-1.017878296034" calcext:value-type="float">
            <text:p>-1.0178783</text:p>
          </table:table-cell>
          <table:table-cell table:style-name="ce1" office:value-type="float" office:value="-1.001772871591" calcext:value-type="float">
            <text:p>-1.0017729</text:p>
          </table:table-cell>
          <table:table-cell table:style-name="ce1" office:value-type="float" office:value="-1.000025859527" calcext:value-type="float">
            <text:p>-1.0000259</text:p>
          </table:table-cell>
          <table:table-cell table:style-name="ce1" office:value-type="float" office:value="-1.004599739579" calcext:value-type="float">
            <text:p>-1.0045997</text:p>
          </table:table-cell>
          <table:table-cell table:style-name="ce1" office:value-type="float" office:value="-1.026215232951" calcext:value-type="float">
            <text:p>-1.0262152</text:p>
          </table:table-cell>
          <table:table-cell table:style-name="ce1" office:value-type="float" office:value="-1.036439057899" calcext:value-type="float">
            <text:p>-1.0364391</text:p>
          </table:table-cell>
          <table:table-cell table:style-name="ce1" office:value-type="float" office:value="-1.026215227582" calcext:value-type="float">
            <text:p>-1.0262152</text:p>
          </table:table-cell>
          <table:table-cell table:style-name="ce1" office:value-type="float" office:value="-1.004599742057" calcext:value-type="float">
            <text:p>-1.0045997</text:p>
          </table:table-cell>
          <table:table-cell table:style-name="ce1" office:value-type="float" office:value="-0.9999505316498" calcext:value-type="float">
            <text:p>-0.9999505</text:p>
          </table:table-cell>
          <table:table-cell table:style-name="ce1" office:value-type="float" office:value="-1.005618459279" calcext:value-type="float">
            <text:p>-1.0056185</text:p>
          </table:table-cell>
          <table:table-cell table:style-name="ce1" office:value-type="float" office:value="-1.02923441639" calcext:value-type="float">
            <text:p>-1.0292344</text:p>
          </table:table-cell>
          <table:table-cell table:style-name="ce2" office:value-type="float" office:value="-1.039845540971" calcext:value-type="float">
            <text:p>-1.0398455</text:p>
          </table:table-cell>
          <table:table-cell table:style-name="ce2" office:value-type="float" office:value="-0.9998542029225" calcext:value-type="float">
            <text:p>-0.9998542</text:p>
          </table:table-cell>
          <table:table-cell table:style-name="ce1" office:value-type="float" office:value="-0.997680033471" calcext:value-type="float">
            <text:p>-0.9976800</text:p>
          </table:table-cell>
          <table:table-cell table:style-name="ce1" office:value-type="float" office:value="-1.008058309906" calcext:value-type="float">
            <text:p>-1.0080583</text:p>
          </table:table-cell>
          <table:table-cell table:style-name="ce2" office:value-type="float" office:value="-1.016646545489" calcext:value-type="float">
            <text:p>-1.0166465</text:p>
          </table:table-cell>
          <table:table-cell table:style-name="ce2" office:value-type="float" office:value="-1.000000283142" calcext:value-type="float">
            <text:p>-1.0000003</text:p>
          </table:table-cell>
        </table:table-row>
        <table:table-row table:style-name="ro1">
          <table:table-cell table:style-name="ce1" office:value-type="float" office:value="-0.9998275818013" calcext:value-type="float">
            <text:p>-0.9998276</text:p>
          </table:table-cell>
          <table:table-cell table:style-name="ce1" office:value-type="float" office:value="-1.015461880682" calcext:value-type="float">
            <text:p>-1.0154619</text:p>
          </table:table-cell>
          <table:table-cell table:style-name="ce1" office:value-type="float" office:value="-1.024524789313" calcext:value-type="float">
            <text:p>-1.0245248</text:p>
          </table:table-cell>
          <table:table-cell table:style-name="ce1" office:value-type="float" office:value="-1.015461871081" calcext:value-type="float">
            <text:p>-1.0154619</text:p>
          </table:table-cell>
          <table:table-cell table:style-name="ce1" office:value-type="float" office:value="-0.9998275819707" calcext:value-type="float">
            <text:p>-0.9998276</text:p>
          </table:table-cell>
          <table:table-cell table:style-name="ce1" office:value-type="float" office:value="-1.000001997743" calcext:value-type="float">
            <text:p>-1.0000020</text:p>
          </table:table-cell>
          <table:table-cell table:style-name="ce1" office:value-type="float" office:value="-1.002740592287" calcext:value-type="float">
            <text:p>-1.0027406</text:p>
          </table:table-cell>
          <table:table-cell table:style-name="ce1" office:value-type="float" office:value="-1.021841400783" calcext:value-type="float">
            <text:p>-1.0218414</text:p>
          </table:table-cell>
          <table:table-cell table:style-name="ce1" office:value-type="float" office:value="-1.031547467124" calcext:value-type="float">
            <text:p>-1.0315475</text:p>
          </table:table-cell>
          <table:table-cell table:style-name="ce1" office:value-type="float" office:value="-1.021841394331" calcext:value-type="float">
            <text:p>-1.0218414</text:p>
          </table:table-cell>
          <table:table-cell table:style-name="ce1" office:value-type="float" office:value="-1.002740592291" calcext:value-type="float">
            <text:p>-1.0027406</text:p>
          </table:table-cell>
          <table:table-cell table:style-name="ce1" office:value-type="float" office:value="-0.9999280232358" calcext:value-type="float">
            <text:p>-0.9999280</text:p>
          </table:table-cell>
          <table:table-cell table:style-name="ce1" office:value-type="float" office:value="-1.003799041907" calcext:value-type="float">
            <text:p>-1.0037990</text:p>
          </table:table-cell>
          <table:table-cell table:style-name="ce1" office:value-type="float" office:value="-1.024202055035" calcext:value-type="float">
            <text:p>-1.0242021</text:p>
          </table:table-cell>
          <table:table-cell table:style-name="ce2" office:value-type="float" office:value="-1.034153965532" calcext:value-type="float">
            <text:p>-1.0341540</text:p>
          </table:table-cell>
          <table:table-cell table:style-name="ce2" office:value-type="float" office:value="-0.9998322485911" calcext:value-type="float">
            <text:p>-0.9998322</text:p>
          </table:table-cell>
          <table:table-cell table:style-name="ce1" office:value-type="float" office:value="-0.9976654524796" calcext:value-type="float">
            <text:p>-0.9976655</text:p>
          </table:table-cell>
          <table:table-cell table:style-name="ce1" office:value-type="float" office:value="-1.00802699648" calcext:value-type="float">
            <text:p>-1.0080270</text:p>
          </table:table-cell>
          <table:table-cell table:style-name="ce2" office:value-type="float" office:value="-1.016616638166" calcext:value-type="float">
            <text:p>-1.0166166</text:p>
          </table:table-cell>
          <table:table-cell table:style-name="ce2" office:value-type="float" office:value="-0.9999755514782" calcext:value-type="float">
            <text:p>-0.9999756</text:p>
          </table:table-cell>
        </table:table-row>
        <table:table-row table:style-name="ro1">
          <table:table-cell table:style-name="ce1" office:value-type="float" office:value="-0.9968332914032" calcext:value-type="float">
            <text:p>-0.9968333</text:p>
          </table:table-cell>
          <table:table-cell table:style-name="ce1" office:value-type="float" office:value="-1.01156661757" calcext:value-type="float">
            <text:p>-1.0115666</text:p>
          </table:table-cell>
          <table:table-cell table:style-name="ce1" office:value-type="float" office:value="-1.020353210949" calcext:value-type="float">
            <text:p>-1.0203532</text:p>
          </table:table-cell>
          <table:table-cell table:style-name="ce1" office:value-type="float" office:value="-1.011566610158" calcext:value-type="float">
            <text:p>-1.0115666</text:p>
          </table:table-cell>
          <table:table-cell table:style-name="ce1" office:value-type="float" office:value="-0.9968332948672" calcext:value-type="float">
            <text:p>-0.9968333</text:p>
          </table:table-cell>
          <table:table-cell table:style-name="ce1" office:value-type="float" office:value="-0.997634561925" calcext:value-type="float">
            <text:p>-0.9976346</text:p>
          </table:table-cell>
          <table:table-cell table:style-name="ce1" office:value-type="float" office:value="-0.999759395561" calcext:value-type="float">
            <text:p>-0.9997594</text:p>
          </table:table-cell>
          <table:table-cell table:style-name="ce1" office:value-type="float" office:value="-1.014948686191" calcext:value-type="float">
            <text:p>-1.0149487</text:p>
          </table:table-cell>
          <table:table-cell table:style-name="ce1" office:value-type="float" office:value="-1.023863894925" calcext:value-type="float">
            <text:p>-1.0238639</text:p>
          </table:table-cell>
          <table:table-cell table:style-name="ce1" office:value-type="float" office:value="-1.014948680356" calcext:value-type="float">
            <text:p>-1.0149487</text:p>
          </table:table-cell>
          <table:table-cell table:style-name="ce1" office:value-type="float" office:value="-0.9997593989913" calcext:value-type="float">
            <text:p>-0.9997594</text:p>
          </table:table-cell>
          <table:table-cell table:style-name="ce1" office:value-type="float" office:value="-0.9973421152096" calcext:value-type="float">
            <text:p>-0.9973421</text:p>
          </table:table-cell>
          <table:table-cell table:style-name="ce1" office:value-type="float" office:value="-1.000849557208" calcext:value-type="float">
            <text:p>-1.0008496</text:p>
          </table:table-cell>
          <table:table-cell table:style-name="ce1" office:value-type="float" office:value="-1.016248360982" calcext:value-type="float">
            <text:p>-1.0162484</text:p>
          </table:table-cell>
          <table:table-cell table:style-name="ce2" office:value-type="float" office:value="-1.025201715052" calcext:value-type="float">
            <text:p>-1.0252017</text:p>
          </table:table-cell>
          <table:table-cell table:style-name="ce2" office:value-type="float" office:value="-0.9971871381176" calcext:value-type="float">
            <text:p>-0.9971871</text:p>
          </table:table-cell>
          <table:table-cell table:style-name="ce1" office:value-type="float" office:value="-0.9957581327487" calcext:value-type="float">
            <text:p>-0.9957581</text:p>
          </table:table-cell>
          <table:table-cell table:style-name="ce1" office:value-type="float" office:value="-1.007380194328" calcext:value-type="float">
            <text:p>-1.0073802</text:p>
          </table:table-cell>
          <table:table-cell table:style-name="ce2" office:value-type="float" office:value="-1.015731730963" calcext:value-type="float">
            <text:p>-1.0157317</text:p>
          </table:table-cell>
          <table:table-cell table:style-name="ce2" office:value-type="float" office:value="-0.9977730552139" calcext:value-type="float">
            <text:p>-0.9977731</text:p>
          </table:table-cell>
        </table:table-row>
        <table:table-row table:style-name="ro1">
          <table:table-cell table:style-name="ce1" office:value-type="float" office:value="-0.9938509256506" calcext:value-type="float">
            <text:p>-0.9938509</text:p>
          </table:table-cell>
          <table:table-cell table:style-name="ce1" office:value-type="float" office:value="-1.006736371987" calcext:value-type="float">
            <text:p>-1.0067364</text:p>
          </table:table-cell>
          <table:table-cell table:style-name="ce1" office:value-type="float" office:value="-1.015030865047" calcext:value-type="float">
            <text:p>-1.0150309</text:p>
          </table:table-cell>
          <table:table-cell table:style-name="ce1" office:value-type="float" office:value="-1.006736363426" calcext:value-type="float">
            <text:p>-1.0067364</text:p>
          </table:table-cell>
          <table:table-cell table:style-name="ce1" office:value-type="float" office:value="-0.9938509127431" calcext:value-type="float">
            <text:p>-0.9938509</text:p>
          </table:table-cell>
          <table:table-cell table:style-name="ce1" office:value-type="float" office:value="-0.9976099249653" calcext:value-type="float">
            <text:p>-0.9976099</text:p>
          </table:table-cell>
          <table:table-cell table:style-name="ce1" office:value-type="float" office:value="-0.9964391150884" calcext:value-type="float">
            <text:p>-0.9964391</text:p>
          </table:table-cell>
          <table:table-cell table:style-name="ce1" office:value-type="float" office:value="-1.00660449089" calcext:value-type="float">
            <text:p>-1.0066045</text:p>
          </table:table-cell>
          <table:table-cell table:style-name="ce1" office:value-type="float" office:value="-1.014573168596" calcext:value-type="float">
            <text:p>-1.0145732</text:p>
          </table:table-cell>
          <table:table-cell table:style-name="ce1" office:value-type="float" office:value="-1.006604483631" calcext:value-type="float">
            <text:p>-1.0066045</text:p>
          </table:table-cell>
          <table:table-cell table:style-name="ce1" office:value-type="float" office:value="-0.9964391077241" calcext:value-type="float">
            <text:p>-0.9964391</text:p>
          </table:table-cell>
          <table:table-cell table:style-name="ce1" office:value-type="float" office:value="-0.9973190742218" calcext:value-type="float">
            <text:p>-0.9973191</text:p>
          </table:table-cell>
          <table:table-cell table:style-name="ce1" office:value-type="float" office:value="-0.9975085302178" calcext:value-type="float">
            <text:p>-0.9975085</text:p>
          </table:table-cell>
          <table:table-cell table:style-name="ce1" office:value-type="float" office:value="-1.006547767156" calcext:value-type="float">
            <text:p>-1.0065478</text:p>
          </table:table-cell>
          <table:table-cell table:style-name="ce2" office:value-type="float" office:value="-1.014359981482" calcext:value-type="float">
            <text:p>-1.0143600</text:p>
          </table:table-cell>
          <table:table-cell table:style-name="ce2" office:value-type="float" office:value="-0.9971650199355" calcext:value-type="float">
            <text:p>-0.9971650</text:p>
          </table:table-cell>
          <table:table-cell table:style-name="ce1" office:value-type="float" office:value="-0.9957466121326" calcext:value-type="float">
            <text:p>-0.9957466</text:p>
          </table:table-cell>
          <table:table-cell table:style-name="ce1" office:value-type="float" office:value="-1.007364310042" calcext:value-type="float">
            <text:p>-1.0073643</text:p>
          </table:table-cell>
          <table:table-cell table:style-name="ce2" office:value-type="float" office:value="-1.015712667321" calcext:value-type="float">
            <text:p>-1.0157127</text:p>
          </table:table-cell>
          <table:table-cell table:style-name="ce2" office:value-type="float" office:value="-0.9977477642946" calcext:value-type="float">
            <text:p>-0.9977478</text:p>
          </table:table-cell>
        </table:table-row>
        <table:table-row table:style-name="ro1">
          <table:table-cell table:style-name="ce1" office:value-type="float" office:value="-0.9925140202211" calcext:value-type="float">
            <text:p>-0.9925140</text:p>
          </table:table-cell>
          <table:table-cell table:style-name="ce1" office:value-type="float" office:value="-1.001587700888" calcext:value-type="float">
            <text:p>-1.0015877</text:p>
          </table:table-cell>
          <table:table-cell table:style-name="ce1" office:value-type="float" office:value="-1.00928864595" calcext:value-type="float">
            <text:p>-1.0092886</text:p>
          </table:table-cell>
          <table:table-cell table:style-name="ce1" office:value-type="float" office:value="-1.001587697566" calcext:value-type="float">
            <text:p>-1.0015877</text:p>
          </table:table-cell>
          <table:table-cell table:style-name="ce1" office:value-type="float" office:value="-0.99251400526" calcext:value-type="float">
            <text:p>-0.9925140</text:p>
          </table:table-cell>
          <table:table-cell table:style-name="ce1" office:value-type="float" office:value="-0.9940725490839" calcext:value-type="float">
            <text:p>-0.9940725</text:p>
          </table:table-cell>
          <table:table-cell table:style-name="ce1" office:value-type="float" office:value="-0.9931031297584" calcext:value-type="float">
            <text:p>-0.9931031</text:p>
          </table:table-cell>
          <table:table-cell table:style-name="ce1" office:value-type="float" office:value="-0.9982493794202" calcext:value-type="float">
            <text:p>-0.9982494</text:p>
          </table:table-cell>
          <table:table-cell table:style-name="ce1" office:value-type="float" office:value="-1.005488518978" calcext:value-type="float">
            <text:p>-1.0054885</text:p>
          </table:table-cell>
          <table:table-cell table:style-name="ce1" office:value-type="float" office:value="-0.9982493758467" calcext:value-type="float">
            <text:p>-0.9982494</text:p>
          </table:table-cell>
          <table:table-cell table:style-name="ce1" office:value-type="float" office:value="-0.9931031084897" calcext:value-type="float">
            <text:p>-0.9931031</text:p>
          </table:table-cell>
          <table:table-cell table:style-name="ce1" office:value-type="float" office:value="-0.993288630063" calcext:value-type="float">
            <text:p>-0.9932886</text:p>
          </table:table-cell>
          <table:table-cell table:style-name="ce1" office:value-type="float" office:value="-0.994034131038" calcext:value-type="float">
            <text:p>-0.9940341</text:p>
          </table:table-cell>
          <table:table-cell table:style-name="ce1" office:value-type="float" office:value="-0.9968774658026" calcext:value-type="float">
            <text:p>-0.9968775</text:p>
          </table:table-cell>
          <table:table-cell table:style-name="ce2" office:value-type="float" office:value="-1.004006790855" calcext:value-type="float">
            <text:p>-1.0040068</text:p>
          </table:table-cell>
          <table:table-cell table:style-name="ce2" office:value-type="float" office:value="-0.9929755278871" calcext:value-type="float">
            <text:p>-0.9929755</text:p>
          </table:table-cell>
          <table:table-cell table:style-name="ce1" office:value-type="float" office:value="-0.9927564855803" calcext:value-type="float">
            <text:p>-0.9927565</text:p>
          </table:table-cell>
          <table:table-cell table:style-name="ce1" office:value-type="float" office:value="-1.006504594228" calcext:value-type="float">
            <text:p>-1.0065046</text:p>
          </table:table-cell>
          <table:table-cell table:style-name="ce2" office:value-type="float" office:value="-1.014529538063" calcext:value-type="float">
            <text:p>-1.0145295</text:p>
          </table:table-cell>
          <table:table-cell table:style-name="ce2" office:value-type="float" office:value="-0.994536989117" calcext:value-type="float">
            <text:p>-0.9945370</text:p>
          </table:table-cell>
        </table:table-row>
        <table:table-row table:style-name="ro1">
          <table:table-cell table:style-name="ce1" office:value-type="float" office:value="-0.991693305852" calcext:value-type="float">
            <text:p>-0.9916933</text:p>
          </table:table-cell>
          <table:table-cell table:style-name="ce1" office:value-type="float" office:value="-0.9969784762112" calcext:value-type="float">
            <text:p>-0.9969785</text:p>
          </table:table-cell>
          <table:table-cell table:style-name="ce1" office:value-type="float" office:value="-1.004301313702" calcext:value-type="float">
            <text:p>-1.0043013</text:p>
          </table:table-cell>
          <table:table-cell table:style-name="ce1" office:value-type="float" office:value="-0.9969784784136" calcext:value-type="float">
            <text:p>-0.9969785</text:p>
          </table:table-cell>
          <table:table-cell table:style-name="ce1" office:value-type="float" office:value="-0.9916932838381" calcext:value-type="float">
            <text:p>-0.9916933</text:p>
          </table:table-cell>
          <table:table-cell table:style-name="ce1" office:value-type="float" office:value="-0.9940456178375" calcext:value-type="float">
            <text:p>-0.9940456</text:p>
          </table:table-cell>
          <table:table-cell table:style-name="ce1" office:value-type="float" office:value="-0.9898026542774" calcext:value-type="float">
            <text:p>-0.9898027</text:p>
          </table:table-cell>
          <table:table-cell table:style-name="ce1" office:value-type="float" office:value="-0.9924625644092" calcext:value-type="float">
            <text:p>-0.9924626</text:p>
          </table:table-cell>
          <table:table-cell table:style-name="ce1" office:value-type="float" office:value="-0.9994335574836" calcext:value-type="float">
            <text:p>-0.9994336</text:p>
          </table:table-cell>
          <table:table-cell table:style-name="ce1" office:value-type="float" office:value="-0.9924625699526" calcext:value-type="float">
            <text:p>-0.9924626</text:p>
          </table:table-cell>
          <table:table-cell table:style-name="ce1" office:value-type="float" office:value="-0.9898026321269" calcext:value-type="float">
            <text:p>-0.9898026</text:p>
          </table:table-cell>
          <table:table-cell table:style-name="ce1" office:value-type="float" office:value="-0.9932625065623" calcext:value-type="float">
            <text:p>-0.9932625</text:p>
          </table:table-cell>
          <table:table-cell table:style-name="ce1" office:value-type="float" office:value="-0.9903361797273" calcext:value-type="float">
            <text:p>-0.9903362</text:p>
          </table:table-cell>
          <table:table-cell table:style-name="ce1" office:value-type="float" office:value="-0.9917837710288" calcext:value-type="float">
            <text:p>-0.9917838</text:p>
          </table:table-cell>
          <table:table-cell table:style-name="ce2" office:value-type="float" office:value="-0.9984049548229" calcext:value-type="float">
            <text:p>-0.9984050</text:p>
          </table:table-cell>
          <table:table-cell table:style-name="ce2" office:value-type="float" office:value="-0.9929506517983" calcext:value-type="float">
            <text:p>-0.9929507</text:p>
          </table:table-cell>
          <table:table-cell table:style-name="ce1" office:value-type="float" office:value="-0.9927498650717" calcext:value-type="float">
            <text:p>-0.9927499</text:p>
          </table:table-cell>
          <table:table-cell table:style-name="ce1" office:value-type="float" office:value="-1.006490833752" calcext:value-type="float">
            <text:p>-1.0064908</text:p>
          </table:table-cell>
          <table:table-cell table:style-name="ce2" office:value-type="float" office:value="-1.014513232136" calcext:value-type="float">
            <text:p>-1.0145132</text:p>
          </table:table-cell>
          <table:table-cell table:style-name="ce2" office:value-type="float" office:value="-0.994510279536" calcext:value-type="float">
            <text:p>-0.9945103</text:p>
          </table:table-cell>
        </table:table-row>
        <table:table-row table:style-name="ro1">
          <table:table-cell table:style-name="ce1" office:value-type="float" office:value="-0.9892698849749" calcext:value-type="float">
            <text:p>-0.9892699</text:p>
          </table:table-cell>
          <table:table-cell table:style-name="ce1" office:value-type="float" office:value="-0.9922137930839" calcext:value-type="float">
            <text:p>-0.9922138</text:p>
          </table:table-cell>
          <table:table-cell table:style-name="ce1" office:value-type="float" office:value="-0.9978652369381" calcext:value-type="float">
            <text:p>-0.9978652</text:p>
          </table:table-cell>
          <table:table-cell table:style-name="ce1" office:value-type="float" office:value="-0.9922138089165" calcext:value-type="float">
            <text:p>-0.9922138</text:p>
          </table:table-cell>
          <table:table-cell table:style-name="ce1" office:value-type="float" office:value="-0.9892698842229" calcext:value-type="float">
            <text:p>-0.9892699</text:p>
          </table:table-cell>
          <table:table-cell table:style-name="ce1" office:value-type="float" office:value="-0.987240669943" calcext:value-type="float">
            <text:p>-0.9872407</text:p>
          </table:table-cell>
          <table:table-cell table:style-name="ce1" office:value-type="float" office:value="-0.987151806892" calcext:value-type="float">
            <text:p>-0.9871518</text:p>
          </table:table-cell>
          <table:table-cell table:style-name="ce1" office:value-type="float" office:value="-0.9894568586709" calcext:value-type="float">
            <text:p>-0.9894569</text:p>
          </table:table-cell>
          <table:table-cell table:style-name="ce1" office:value-type="float" office:value="-0.9947171316315" calcext:value-type="float">
            <text:p>-0.9947171</text:p>
          </table:table-cell>
          <table:table-cell table:style-name="ce1" office:value-type="float" office:value="-0.9894568675421" calcext:value-type="float">
            <text:p>-0.9894569</text:p>
          </table:table-cell>
          <table:table-cell table:style-name="ce1" office:value-type="float" office:value="-0.9871518079202" calcext:value-type="float">
            <text:p>-0.9871518</text:p>
          </table:table-cell>
          <table:table-cell table:style-name="ce1" office:value-type="float" office:value="-0.9871995458882" calcext:value-type="float">
            <text:p>-0.9871995</text:p>
          </table:table-cell>
          <table:table-cell table:style-name="ce1" office:value-type="float" office:value="-0.9866679431487" calcext:value-type="float">
            <text:p>-0.9866679</text:p>
          </table:table-cell>
          <table:table-cell table:style-name="ce1" office:value-type="float" office:value="-0.9891289736561" calcext:value-type="float">
            <text:p>-0.9891290</text:p>
          </table:table-cell>
          <table:table-cell table:style-name="ce2" office:value-type="float" office:value="-0.994031303011" calcext:value-type="float">
            <text:p>-0.9940313</text:p>
          </table:table-cell>
          <table:table-cell table:style-name="ce2" office:value-type="float" office:value="-0.9872346913938" calcext:value-type="float">
            <text:p>-0.9872347</text:p>
          </table:table-cell>
          <table:table-cell table:style-name="ce1" office:value-type="float" office:value="-0.9892813983228" calcext:value-type="float">
            <text:p>-0.9892814</text:p>
          </table:table-cell>
          <table:table-cell table:style-name="ce1" office:value-type="float" office:value="-0.9955148853688" calcext:value-type="float">
            <text:p>-0.9955149</text:p>
          </table:table-cell>
          <table:table-cell table:style-name="ce2" office:value-type="float" office:value="-1.000997465411" calcext:value-type="float">
            <text:p>-1.0009975</text:p>
          </table:table-cell>
          <table:table-cell table:style-name="ce2" office:value-type="float" office:value="-0.9872998885446" calcext:value-type="float">
            <text:p>-0.9872999</text:p>
          </table:table-cell>
        </table:table-row>
        <table:table-row table:style-name="ro1">
          <table:table-cell table:style-name="ce1" office:value-type="float" office:value="-0.9884571819262" calcext:value-type="float">
            <text:p>-0.9884572</text:p>
          </table:table-cell>
          <table:table-cell table:style-name="ce1" office:value-type="float" office:value="-0.9920269959973" calcext:value-type="float">
            <text:p>-0.9920270</text:p>
          </table:table-cell>
          <table:table-cell table:style-name="ce1" office:value-type="float" office:value="-0.9977752597917" calcext:value-type="float">
            <text:p>-0.9977753</text:p>
          </table:table-cell>
          <table:table-cell table:style-name="ce1" office:value-type="float" office:value="-0.99202700522" calcext:value-type="float">
            <text:p>-0.9920270</text:p>
          </table:table-cell>
          <table:table-cell table:style-name="ce1" office:value-type="float" office:value="-0.988457183239" calcext:value-type="float">
            <text:p>-0.9884572</text:p>
          </table:table-cell>
          <table:table-cell table:style-name="ce1" office:value-type="float" office:value="-0.9872228619233" calcext:value-type="float">
            <text:p>-0.9872229</text:p>
          </table:table-cell>
          <table:table-cell table:style-name="ce1" office:value-type="float" office:value="-0.9868287263766" calcext:value-type="float">
            <text:p>-0.9868287</text:p>
          </table:table-cell>
          <table:table-cell table:style-name="ce1" office:value-type="float" office:value="-0.9892344169213" calcext:value-type="float">
            <text:p>-0.9892344</text:p>
          </table:table-cell>
          <table:table-cell table:style-name="ce1" office:value-type="float" office:value="-0.9945923885053" calcext:value-type="float">
            <text:p>-0.9945924</text:p>
          </table:table-cell>
          <table:table-cell table:style-name="ce1" office:value-type="float" office:value="-0.9892344235282" calcext:value-type="float">
            <text:p>-0.9892344</text:p>
          </table:table-cell>
          <table:table-cell table:style-name="ce1" office:value-type="float" office:value="-0.9868287247963" calcext:value-type="float">
            <text:p>-0.9868287</text:p>
          </table:table-cell>
          <table:table-cell table:style-name="ce1" office:value-type="float" office:value="-0.9871897151786" calcext:value-type="float">
            <text:p>-0.9871897</text:p>
          </table:table-cell>
          <table:table-cell table:style-name="ce1" office:value-type="float" office:value="-0.9839182628465" calcext:value-type="float">
            <text:p>-0.9839183</text:p>
          </table:table-cell>
          <table:table-cell table:style-name="ce1" office:value-type="float" office:value="-0.9888888251684" calcext:value-type="float">
            <text:p>-0.9888888</text:p>
          </table:table-cell>
          <table:table-cell table:style-name="ce2" office:value-type="float" office:value="-0.9939986823484" calcext:value-type="float">
            <text:p>-0.9939987</text:p>
          </table:table-cell>
          <table:table-cell table:style-name="ce2" office:value-type="float" office:value="-0.9872309882847" calcext:value-type="float">
            <text:p>-0.9872310</text:p>
          </table:table-cell>
          <table:table-cell table:style-name="ce1" office:value-type="float" office:value="-0.9892515305253" calcext:value-type="float">
            <text:p>-0.9892515</text:p>
          </table:table-cell>
          <table:table-cell table:style-name="ce1" office:value-type="float" office:value="-0.9954809988341" calcext:value-type="float">
            <text:p>-0.9954810</text:p>
          </table:table-cell>
          <table:table-cell table:style-name="ce2" office:value-type="float" office:value="-1.000967816555" calcext:value-type="float">
            <text:p>-1.0009678</text:p>
          </table:table-cell>
          <table:table-cell table:style-name="ce2" office:value-type="float" office:value="-0.9872795735097" calcext:value-type="float">
            <text:p>-0.9872796</text:p>
          </table:table-cell>
        </table:table-row>
        <table:table-row table:style-name="ro1">
          <table:table-cell table:style-name="ce1" office:value-type="float" office:value="-0.985331299738" calcext:value-type="float">
            <text:p>-0.9853313</text:p>
          </table:table-cell>
          <table:table-cell table:style-name="ce1" office:value-type="float" office:value="-0.9827477248676" calcext:value-type="float">
            <text:p>-0.9827477</text:p>
          </table:table-cell>
          <table:table-cell table:style-name="ce1" office:value-type="float" office:value="-0.9785026293426" calcext:value-type="float">
            <text:p>-0.9785026</text:p>
          </table:table-cell>
          <table:table-cell table:style-name="ce1" office:value-type="float" office:value="-0.98274772883" calcext:value-type="float">
            <text:p>-0.9827477</text:p>
          </table:table-cell>
          <table:table-cell table:style-name="ce1" office:value-type="float" office:value="-0.9853312805173" calcext:value-type="float">
            <text:p>-0.9853313</text:p>
          </table:table-cell>
          <table:table-cell table:style-name="ce1" office:value-type="float" office:value="-0.9802914579149" calcext:value-type="float">
            <text:p>-0.9802915</text:p>
          </table:table-cell>
          <table:table-cell table:style-name="ce1" office:value-type="float" office:value="-0.9844271529533" calcext:value-type="float">
            <text:p>-0.9844272</text:p>
          </table:table-cell>
          <table:table-cell table:style-name="ce1" office:value-type="float" office:value="-0.9818760709431" calcext:value-type="float">
            <text:p>-0.9818761</text:p>
          </table:table-cell>
          <table:table-cell table:style-name="ce1" office:value-type="float" office:value="-0.9776893940179" calcext:value-type="float">
            <text:p>-0.9776894</text:p>
          </table:table-cell>
          <table:table-cell table:style-name="ce1" office:value-type="float" office:value="-0.9818760771766" calcext:value-type="float">
            <text:p>-0.9818761</text:p>
          </table:table-cell>
          <table:table-cell table:style-name="ce1" office:value-type="float" office:value="-0.9844271352006" calcext:value-type="float">
            <text:p>-0.9844271</text:p>
          </table:table-cell>
          <table:table-cell table:style-name="ce1" office:value-type="float" office:value="-0.9813844576535" calcext:value-type="float">
            <text:p>-0.9813845</text:p>
          </table:table-cell>
          <table:table-cell table:style-name="ce1" office:value-type="float" office:value="-0.9828127113646" calcext:value-type="float">
            <text:p>-0.9828127</text:p>
          </table:table-cell>
          <table:table-cell table:style-name="ce1" office:value-type="float" office:value="-0.9814856840802" calcext:value-type="float">
            <text:p>-0.9814857</text:p>
          </table:table-cell>
          <table:table-cell table:style-name="ce2" office:value-type="float" office:value="-0.97768678282" calcext:value-type="float">
            <text:p>-0.9776868</text:p>
          </table:table-cell>
          <table:table-cell table:style-name="ce2" office:value-type="float" office:value="-0.9817984276036" calcext:value-type="float">
            <text:p>-0.9817984</text:p>
          </table:table-cell>
          <table:table-cell table:style-name="ce1" office:value-type="float" office:value="-0.9853989255445" calcext:value-type="float">
            <text:p>-0.9853989</text:p>
          </table:table-cell>
          <table:table-cell table:style-name="ce1" office:value-type="float" office:value="-0.981124587073" calcext:value-type="float">
            <text:p>-0.9811246</text:p>
          </table:table-cell>
          <table:table-cell table:style-name="ce2" office:value-type="float" office:value="-0.9774039975127" calcext:value-type="float">
            <text:p>-0.9774040</text:p>
          </table:table-cell>
          <table:table-cell table:style-name="ce2" office:value-type="float" office:value="-0.9796248365684" calcext:value-type="float">
            <text:p>-0.9796248</text:p>
          </table:table-cell>
        </table:table-row>
        <table:table-row table:style-name="ro1">
          <table:table-cell table:style-name="ce1" office:value-type="float" office:value="-0.9845449931059" calcext:value-type="float">
            <text:p>-0.9845450</text:p>
          </table:table-cell>
          <table:table-cell table:style-name="ce1" office:value-type="float" office:value="-0.9821929094997" calcext:value-type="float">
            <text:p>-0.9821929</text:p>
          </table:table-cell>
          <table:table-cell table:style-name="ce1" office:value-type="float" office:value="-0.9781084175099" calcext:value-type="float">
            <text:p>-0.9781084</text:p>
          </table:table-cell>
          <table:table-cell table:style-name="ce1" office:value-type="float" office:value="-0.9821929142496" calcext:value-type="float">
            <text:p>-0.9821929</text:p>
          </table:table-cell>
          <table:table-cell table:style-name="ce1" office:value-type="float" office:value="-0.9845449977461" calcext:value-type="float">
            <text:p>-0.9845450</text:p>
          </table:table-cell>
          <table:table-cell table:style-name="ce1" office:value-type="float" office:value="-0.9802602283825" calcext:value-type="float">
            <text:p>-0.9802602</text:p>
          </table:table-cell>
          <table:table-cell table:style-name="ce1" office:value-type="float" office:value="-0.983127276298" calcext:value-type="float">
            <text:p>-0.9831273</text:p>
          </table:table-cell>
          <table:table-cell table:style-name="ce1" office:value-type="float" office:value="-0.9814759489243" calcext:value-type="float">
            <text:p>-0.9814759</text:p>
          </table:table-cell>
          <table:table-cell table:style-name="ce1" office:value-type="float" office:value="-0.9775346401589" calcext:value-type="float">
            <text:p>-0.9775346</text:p>
          </table:table-cell>
          <table:table-cell table:style-name="ce1" office:value-type="float" office:value="-0.9814759500668" calcext:value-type="float">
            <text:p>-0.9814760</text:p>
          </table:table-cell>
          <table:table-cell table:style-name="ce1" office:value-type="float" office:value="-0.9831272744538" calcext:value-type="float">
            <text:p>-0.9831273</text:p>
          </table:table-cell>
          <table:table-cell table:style-name="ce1" office:value-type="float" office:value="-0.9813551360924" calcext:value-type="float">
            <text:p>-0.9813551</text:p>
          </table:table-cell>
          <table:table-cell table:style-name="ce1" office:value-type="float" office:value="-0.9823686991354" calcext:value-type="float">
            <text:p>-0.9823687</text:p>
          </table:table-cell>
          <table:table-cell table:style-name="ce1" office:value-type="float" office:value="-0.9810318984372" calcext:value-type="float">
            <text:p>-0.9810319</text:p>
          </table:table-cell>
          <table:table-cell table:style-name="ce2" office:value-type="float" office:value="-0.9766122281839" calcext:value-type="float">
            <text:p>-0.9766122</text:p>
          </table:table-cell>
          <table:table-cell table:style-name="ce2" office:value-type="float" office:value="-0.9817710905502" calcext:value-type="float">
            <text:p>-0.9817711</text:p>
          </table:table-cell>
          <table:table-cell table:style-name="ce1" office:value-type="float" office:value="-0.9853863348801" calcext:value-type="float">
            <text:p>-0.9853863</text:p>
          </table:table-cell>
          <table:table-cell table:style-name="ce1" office:value-type="float" office:value="-0.9810990111334" calcext:value-type="float">
            <text:p>-0.9810990</text:p>
          </table:table-cell>
          <table:table-cell table:style-name="ce2" office:value-type="float" office:value="-0.977377588203" calcext:value-type="float">
            <text:p>-0.9773776</text:p>
          </table:table-cell>
          <table:table-cell table:style-name="ce2" office:value-type="float" office:value="-0.9795932624338" calcext:value-type="float">
            <text:p>-0.9795933</text:p>
          </table:table-cell>
        </table:table-row>
        <table:table-row table:style-name="ro1">
          <table:table-cell table:style-name="ce1" office:value-type="float" office:value="-0.982928172344" calcext:value-type="float">
            <text:p>-0.9829282</text:p>
          </table:table-cell>
          <table:table-cell table:style-name="ce1" office:value-type="float" office:value="-0.9806439506818" calcext:value-type="float">
            <text:p>-0.9806440</text:p>
          </table:table-cell>
          <table:table-cell table:style-name="ce1" office:value-type="float" office:value="-0.9764295115091" calcext:value-type="float">
            <text:p>-0.9764295</text:p>
          </table:table-cell>
          <table:table-cell table:style-name="ce1" office:value-type="float" office:value="-0.9806439568671" calcext:value-type="float">
            <text:p>-0.9806440</text:p>
          </table:table-cell>
          <table:table-cell table:style-name="ce1" office:value-type="float" office:value="-0.9829281429514" calcext:value-type="float">
            <text:p>-0.9829281</text:p>
          </table:table-cell>
          <table:table-cell table:style-name="ce1" office:value-type="float" office:value="-0.9767046401741" calcext:value-type="float">
            <text:p>-0.9767046</text:p>
          </table:table-cell>
          <table:table-cell table:style-name="ce1" office:value-type="float" office:value="-0.9814617754268" calcext:value-type="float">
            <text:p>-0.9814618</text:p>
          </table:table-cell>
          <table:table-cell table:style-name="ce1" office:value-type="float" office:value="-0.9791617712838" calcext:value-type="float">
            <text:p>-0.9791618</text:p>
          </table:table-cell>
          <table:table-cell table:style-name="ce1" office:value-type="float" office:value="-0.974723061775" calcext:value-type="float">
            <text:p>-0.9747231</text:p>
          </table:table-cell>
          <table:table-cell table:style-name="ce1" office:value-type="float" office:value="-0.9791617772722" calcext:value-type="float">
            <text:p>-0.9791618</text:p>
          </table:table-cell>
          <table:table-cell table:style-name="ce1" office:value-type="float" office:value="-0.9814617829275" calcext:value-type="float">
            <text:p>-0.9814618</text:p>
          </table:table-cell>
          <table:table-cell table:style-name="ce1" office:value-type="float" office:value="-0.9771257154879" calcext:value-type="float">
            <text:p>-0.9771257</text:p>
          </table:table-cell>
          <table:table-cell table:style-name="ce1" office:value-type="float" office:value="-0.9810452469259" calcext:value-type="float">
            <text:p>-0.9810452</text:p>
          </table:table-cell>
          <table:table-cell table:style-name="ce1" office:value-type="float" office:value="-0.9790967794452" calcext:value-type="float">
            <text:p>-0.9790968</text:p>
          </table:table-cell>
          <table:table-cell table:style-name="ce2" office:value-type="float" office:value="-0.975038755082" calcext:value-type="float">
            <text:p>-0.9750388</text:p>
          </table:table-cell>
          <table:table-cell table:style-name="ce2" office:value-type="float" office:value="-0.9773297821523" calcext:value-type="float">
            <text:p>-0.9773298</text:p>
          </table:table-cell>
          <table:table-cell table:style-name="ce1" office:value-type="float" office:value="-0.9827122733711" calcext:value-type="float">
            <text:p>-0.9827123</text:p>
          </table:table-cell>
          <table:table-cell table:style-name="ce1" office:value-type="float" office:value="-0.980134547749" calcext:value-type="float">
            <text:p>-0.9801345</text:p>
          </table:table-cell>
          <table:table-cell table:style-name="ce2" office:value-type="float" office:value="-0.9760482297519" calcext:value-type="float">
            <text:p>-0.9760482</text:p>
          </table:table-cell>
          <table:table-cell table:style-name="ce2" office:value-type="float" office:value="-0.9764880082815" calcext:value-type="float">
            <text:p>-0.9764880</text:p>
          </table:table-cell>
        </table:table-row>
        <table:table-row table:style-name="ro1">
          <table:table-cell table:style-name="ce1" office:value-type="float" office:value="-0.982004694545" calcext:value-type="float">
            <text:p>-0.9820047</text:p>
          </table:table-cell>
          <table:table-cell table:style-name="ce1" office:value-type="float" office:value="-0.9790569242046" calcext:value-type="float">
            <text:p>-0.9790569</text:p>
          </table:table-cell>
          <table:table-cell table:style-name="ce1" office:value-type="float" office:value="-0.9747921506049" calcext:value-type="float">
            <text:p>-0.9747922</text:p>
          </table:table-cell>
          <table:table-cell table:style-name="ce1" office:value-type="float" office:value="-0.9790569258884" calcext:value-type="float">
            <text:p>-0.9790569</text:p>
          </table:table-cell>
          <table:table-cell table:style-name="ce1" office:value-type="float" office:value="-0.9820047116295" calcext:value-type="float">
            <text:p>-0.9820047</text:p>
          </table:table-cell>
          <table:table-cell table:style-name="ce1" office:value-type="float" office:value="-0.9766807051877" calcext:value-type="float">
            <text:p>-0.9766807</text:p>
          </table:table-cell>
          <table:table-cell table:style-name="ce1" office:value-type="float" office:value="-0.9806833324766" calcext:value-type="float">
            <text:p>-0.9806833</text:p>
          </table:table-cell>
          <table:table-cell table:style-name="ce1" office:value-type="float" office:value="-0.9790310934288" calcext:value-type="float">
            <text:p>-0.9790311</text:p>
          </table:table-cell>
          <table:table-cell table:style-name="ce1" office:value-type="float" office:value="-0.9746742468001" calcext:value-type="float">
            <text:p>-0.9746742</text:p>
          </table:table-cell>
          <table:table-cell table:style-name="ce1" office:value-type="float" office:value="-0.9790310847231" calcext:value-type="float">
            <text:p>-0.9790311</text:p>
          </table:table-cell>
          <table:table-cell table:style-name="ce1" office:value-type="float" office:value="-0.9806833491404" calcext:value-type="float">
            <text:p>-0.9806833</text:p>
          </table:table-cell>
          <table:table-cell table:style-name="ce1" office:value-type="float" office:value="-0.9771036005426" calcext:value-type="float">
            <text:p>-0.9771036</text:p>
          </table:table-cell>
          <table:table-cell table:style-name="ce1" office:value-type="float" office:value="-0.9810181666795" calcext:value-type="float">
            <text:p>-0.9810182</text:p>
          </table:table-cell>
          <table:table-cell table:style-name="ce1" office:value-type="float" office:value="-0.9768213201721" calcext:value-type="float">
            <text:p>-0.9768213</text:p>
          </table:table-cell>
          <table:table-cell table:style-name="ce2" office:value-type="float" office:value="-0.9725614341863" calcext:value-type="float">
            <text:p>-0.9725614</text:p>
          </table:table-cell>
          <table:table-cell table:style-name="ce2" office:value-type="float" office:value="-0.977308759013" calcext:value-type="float">
            <text:p>-0.9773088</text:p>
          </table:table-cell>
          <table:table-cell table:style-name="ce1" office:value-type="float" office:value="-0.9826998469672" calcext:value-type="float">
            <text:p>-0.9826998</text:p>
          </table:table-cell>
          <table:table-cell table:style-name="ce1" office:value-type="float" office:value="-0.980115366548" calcext:value-type="float">
            <text:p>-0.9801154</text:p>
          </table:table-cell>
          <table:table-cell table:style-name="ce2" office:value-type="float" office:value="-0.9760263748006" calcext:value-type="float">
            <text:p>-0.9760264</text:p>
          </table:table-cell>
          <table:table-cell table:style-name="ce2" office:value-type="float" office:value="-0.9764633757276" calcext:value-type="float">
            <text:p>-0.9764634</text:p>
          </table:table-cell>
        </table:table-row>
        <table:table-row table:style-name="ro1">
          <table:table-cell table:style-name="ce1" office:value-type="float" office:value="-0.9803929785324" calcext:value-type="float">
            <text:p>-0.9803930</text:p>
          </table:table-cell>
          <table:table-cell table:style-name="ce1" office:value-type="float" office:value="-0.9778333673929" calcext:value-type="float">
            <text:p>-0.9778334</text:p>
          </table:table-cell>
          <table:table-cell table:style-name="ce1" office:value-type="float" office:value="-0.9732688083836" calcext:value-type="float">
            <text:p>-0.9732688</text:p>
          </table:table-cell>
          <table:table-cell table:style-name="ce1" office:value-type="float" office:value="-0.977833360562" calcext:value-type="float">
            <text:p>-0.9778334</text:p>
          </table:table-cell>
          <table:table-cell table:style-name="ce1" office:value-type="float" office:value="-0.980393000381" calcext:value-type="float">
            <text:p>-0.9803930</text:p>
          </table:table-cell>
          <table:table-cell table:style-name="ce1" office:value-type="float" office:value="-0.9737958194554" calcext:value-type="float">
            <text:p>-0.9737958</text:p>
          </table:table-cell>
          <table:table-cell table:style-name="ce1" office:value-type="float" office:value="-0.9795634510825" calcext:value-type="float">
            <text:p>-0.9795635</text:p>
          </table:table-cell>
          <table:table-cell table:style-name="ce1" office:value-type="float" office:value="-0.9768781818634" calcext:value-type="float">
            <text:p>-0.9768782</text:p>
          </table:table-cell>
          <table:table-cell table:style-name="ce1" office:value-type="float" office:value="-0.9720840699987" calcext:value-type="float">
            <text:p>-0.9720841</text:p>
          </table:table-cell>
          <table:table-cell table:style-name="ce1" office:value-type="float" office:value="-0.976878179853" calcext:value-type="float">
            <text:p>-0.9768782</text:p>
          </table:table-cell>
          <table:table-cell table:style-name="ce1" office:value-type="float" office:value="-0.9795634650673" calcext:value-type="float">
            <text:p>-0.9795635</text:p>
          </table:table-cell>
          <table:table-cell table:style-name="ce1" office:value-type="float" office:value="-0.9739076738748" calcext:value-type="float">
            <text:p>-0.9739077</text:p>
          </table:table-cell>
          <table:table-cell table:style-name="ce1" office:value-type="float" office:value="-0.9795684452225" calcext:value-type="float">
            <text:p>-0.9795684</text:p>
          </table:table-cell>
          <table:table-cell table:style-name="ce1" office:value-type="float" office:value="-0.9763520729611" calcext:value-type="float">
            <text:p>-0.9763521</text:p>
          </table:table-cell>
          <table:table-cell table:style-name="ce2" office:value-type="float" office:value="-0.9713997314805" calcext:value-type="float">
            <text:p>-0.9713997</text:p>
          </table:table-cell>
          <table:table-cell table:style-name="ce2" office:value-type="float" office:value="-0.9740297676705" calcext:value-type="float">
            <text:p>-0.9740298</text:p>
          </table:table-cell>
          <table:table-cell table:style-name="ce1" office:value-type="float" office:value="-0.9808077097003" calcext:value-type="float">
            <text:p>-0.9808077</text:p>
          </table:table-cell>
          <table:table-cell table:style-name="ce1" office:value-type="float" office:value="-0.9789980725696" calcext:value-type="float">
            <text:p>-0.9789981</text:p>
          </table:table-cell>
          <table:table-cell table:style-name="ce2" office:value-type="float" office:value="-0.9745072004509" calcext:value-type="float">
            <text:p>-0.9745072</text:p>
          </table:table-cell>
          <table:table-cell table:style-name="ce2" office:value-type="float" office:value="-0.973820947287" calcext:value-type="float">
            <text:p>-0.9738209</text:p>
          </table:table-cell>
        </table:table-row>
        <table:table-row table:style-name="ro1">
          <table:table-cell table:style-name="ce1" office:value-type="float" office:value="-0.9793669862338" calcext:value-type="float">
            <text:p>-0.9793670</text:p>
          </table:table-cell>
          <table:table-cell table:style-name="ce1" office:value-type="float" office:value="-0.9776987400332" calcext:value-type="float">
            <text:p>-0.9776987</text:p>
          </table:table-cell>
          <table:table-cell table:style-name="ce1" office:value-type="float" office:value="-0.9732464675644" calcext:value-type="float">
            <text:p>-0.9732465</text:p>
          </table:table-cell>
          <table:table-cell table:style-name="ce1" office:value-type="float" office:value="-0.9776987270411" calcext:value-type="float">
            <text:p>-0.9776987</text:p>
          </table:table-cell>
          <table:table-cell table:style-name="ce1" office:value-type="float" office:value="-0.9793670219189" calcext:value-type="float">
            <text:p>-0.9793670</text:p>
          </table:table-cell>
          <table:table-cell table:style-name="ce1" office:value-type="float" office:value="-0.9737775284789" calcext:value-type="float">
            <text:p>-0.9737775</text:p>
          </table:table-cell>
          <table:table-cell table:style-name="ce1" office:value-type="float" office:value="-0.9792914000567" calcext:value-type="float">
            <text:p>-0.9792914</text:p>
          </table:table-cell>
          <table:table-cell table:style-name="ce1" office:value-type="float" office:value="-0.9758605583226" calcext:value-type="float">
            <text:p>-0.9758606</text:p>
          </table:table-cell>
          <table:table-cell table:style-name="ce1" office:value-type="float" office:value="-0.9711021239357" calcext:value-type="float">
            <text:p>-0.9711021</text:p>
          </table:table-cell>
          <table:table-cell table:style-name="ce1" office:value-type="float" office:value="-0.9758605473545" calcext:value-type="float">
            <text:p>-0.9758605</text:p>
          </table:table-cell>
          <table:table-cell table:style-name="ce1" office:value-type="float" office:value="-0.9792914147879" calcext:value-type="float">
            <text:p>-0.9792914</text:p>
          </table:table-cell>
          <table:table-cell table:style-name="ce1" office:value-type="float" office:value="-0.9738903356274" calcext:value-type="float">
            <text:p>-0.9738903</text:p>
          </table:table-cell>
          <table:table-cell table:style-name="ce1" office:value-type="float" office:value="-0.9795295083842" calcext:value-type="float">
            <text:p>-0.9795295</text:p>
          </table:table-cell>
          <table:table-cell table:style-name="ce1" office:value-type="float" office:value="-0.9749197489147" calcext:value-type="float">
            <text:p>-0.9749197</text:p>
          </table:table-cell>
          <table:table-cell table:style-name="ce2" office:value-type="float" office:value="-0.9700748174563" calcext:value-type="float">
            <text:p>-0.9700748</text:p>
          </table:table-cell>
          <table:table-cell table:style-name="ce2" office:value-type="float" office:value="-0.9740129864399" calcext:value-type="float">
            <text:p>-0.9740130</text:p>
          </table:table-cell>
          <table:table-cell table:style-name="ce1" office:value-type="float" office:value="-0.9807976057646" calcext:value-type="float">
            <text:p>-0.9807976</text:p>
          </table:table-cell>
          <table:table-cell table:style-name="ce1" office:value-type="float" office:value="-0.9789816136531" calcext:value-type="float">
            <text:p>-0.9789816</text:p>
          </table:table-cell>
          <table:table-cell table:style-name="ce2" office:value-type="float" office:value="-0.9744893083328" calcext:value-type="float">
            <text:p>-0.9744893</text:p>
          </table:table-cell>
          <table:table-cell table:style-name="ce2" office:value-type="float" office:value="-0.9738022630647" calcext:value-type="float">
            <text:p>-0.9738023</text:p>
          </table:table-cell>
        </table:table-row>
        <table:table-row table:style-name="ro1">
          <table:table-cell table:style-name="ce1" office:value-type="float" office:value="-0.9336833076121" calcext:value-type="float">
            <text:p>-0.9336833</text:p>
          </table:table-cell>
          <table:table-cell table:style-name="ce1" office:value-type="float" office:value="-0.9351397663612" calcext:value-type="float">
            <text:p>-0.9351398</text:p>
          </table:table-cell>
          <table:table-cell table:style-name="ce1" office:value-type="float" office:value="-0.9334346491923" calcext:value-type="float">
            <text:p>-0.9334346</text:p>
          </table:table-cell>
          <table:table-cell table:style-name="ce1" office:value-type="float" office:value="-0.9351397605509" calcext:value-type="float">
            <text:p>-0.9351398</text:p>
          </table:table-cell>
          <table:table-cell table:style-name="ce1" office:value-type="float" office:value="-0.9336833076178" calcext:value-type="float">
            <text:p>-0.9336833</text:p>
          </table:table-cell>
          <table:table-cell table:style-name="ce1" office:value-type="float" office:value="-0.9299389927576" calcext:value-type="float">
            <text:p>-0.9299390</text:p>
          </table:table-cell>
          <table:table-cell table:style-name="ce1" office:value-type="float" office:value="-0.9337845767007" calcext:value-type="float">
            <text:p>-0.9337846</text:p>
          </table:table-cell>
          <table:table-cell table:style-name="ce1" office:value-type="float" office:value="-0.9348666447496" calcext:value-type="float">
            <text:p>-0.9348666</text:p>
          </table:table-cell>
          <table:table-cell table:style-name="ce1" office:value-type="float" office:value="-0.9329914978805" calcext:value-type="float">
            <text:p>-0.9329915</text:p>
          </table:table-cell>
          <table:table-cell table:style-name="ce1" office:value-type="float" office:value="-0.9348666389891" calcext:value-type="float">
            <text:p>-0.9348666</text:p>
          </table:table-cell>
          <table:table-cell table:style-name="ce1" office:value-type="float" office:value="-0.9337845770315" calcext:value-type="float">
            <text:p>-0.9337846</text:p>
          </table:table-cell>
          <table:table-cell table:style-name="ce1" office:value-type="float" office:value="-0.9302995368585" calcext:value-type="float">
            <text:p>-0.9302995</text:p>
          </table:table-cell>
          <table:table-cell table:style-name="ce1" office:value-type="float" office:value="-0.9338361595837" calcext:value-type="float">
            <text:p>-0.9338362</text:p>
          </table:table-cell>
          <table:table-cell table:style-name="ce1" office:value-type="float" office:value="-0.934732213469" calcext:value-type="float">
            <text:p>-0.9347322</text:p>
          </table:table-cell>
          <table:table-cell table:style-name="ce2" office:value-type="float" office:value="-0.9327774878718" calcext:value-type="float">
            <text:p>-0.9327775</text:p>
          </table:table-cell>
          <table:table-cell table:style-name="ce2" office:value-type="float" office:value="-0.9304810562795" calcext:value-type="float">
            <text:p>-0.9304811</text:p>
          </table:table-cell>
          <table:table-cell table:style-name="ce1" office:value-type="float" office:value="-0.9336336034207" calcext:value-type="float">
            <text:p>-0.9336336</text:p>
          </table:table-cell>
          <table:table-cell table:style-name="ce1" office:value-type="float" office:value="-0.9352780700002" calcext:value-type="float">
            <text:p>-0.9352781</text:p>
          </table:table-cell>
          <table:table-cell table:style-name="ce2" office:value-type="float" office:value="-0.9336622929354" calcext:value-type="float">
            <text:p>-0.9336623</text:p>
          </table:table-cell>
          <table:table-cell table:style-name="ce2" office:value-type="float" office:value="-0.9297599121888" calcext:value-type="float">
            <text:p>-0.9297599</text:p>
          </table:table-cell>
        </table:table-row>
        <table:table-row table:style-name="ro1">
          <table:table-cell table:style-name="ce1" office:value-type="float" office:value="-0.9336710637044" calcext:value-type="float">
            <text:p>-0.9336711</text:p>
          </table:table-cell>
          <table:table-cell table:style-name="ce1" office:value-type="float" office:value="-0.9351245573949" calcext:value-type="float">
            <text:p>-0.9351246</text:p>
          </table:table-cell>
          <table:table-cell table:style-name="ce1" office:value-type="float" office:value="-0.9334173620378" calcext:value-type="float">
            <text:p>-0.9334174</text:p>
          </table:table-cell>
          <table:table-cell table:style-name="ce1" office:value-type="float" office:value="-0.9351245595609" calcext:value-type="float">
            <text:p>-0.9351246</text:p>
          </table:table-cell>
          <table:table-cell table:style-name="ce1" office:value-type="float" office:value="-0.9336710681369" calcext:value-type="float">
            <text:p>-0.9336711</text:p>
          </table:table-cell>
          <table:table-cell table:style-name="ce1" office:value-type="float" office:value="-0.9299272456471" calcext:value-type="float">
            <text:p>-0.9299272</text:p>
          </table:table-cell>
          <table:table-cell table:style-name="ce1" office:value-type="float" office:value="-0.9337723249053" calcext:value-type="float">
            <text:p>-0.9337723</text:p>
          </table:table-cell>
          <table:table-cell table:style-name="ce1" office:value-type="float" office:value="-0.9348514677517" calcext:value-type="float">
            <text:p>-0.9348515</text:p>
          </table:table-cell>
          <table:table-cell table:style-name="ce1" office:value-type="float" office:value="-0.9329742224971" calcext:value-type="float">
            <text:p>-0.9329742</text:p>
          </table:table-cell>
          <table:table-cell table:style-name="ce1" office:value-type="float" office:value="-0.9348514701653" calcext:value-type="float">
            <text:p>-0.9348515</text:p>
          </table:table-cell>
          <table:table-cell table:style-name="ce1" office:value-type="float" office:value="-0.9337723293501" calcext:value-type="float">
            <text:p>-0.9337723</text:p>
          </table:table-cell>
          <table:table-cell table:style-name="ce1" office:value-type="float" office:value="-0.9302878044737" calcext:value-type="float">
            <text:p>-0.9302878</text:p>
          </table:table-cell>
          <table:table-cell table:style-name="ce1" office:value-type="float" office:value="-0.9338239064149" calcext:value-type="float">
            <text:p>-0.9338239</text:p>
          </table:table-cell>
          <table:table-cell table:style-name="ce1" office:value-type="float" office:value="-0.9347170315511" calcext:value-type="float">
            <text:p>-0.9347170</text:p>
          </table:table-cell>
          <table:table-cell table:style-name="ce2" office:value-type="float" office:value="-0.9327599077244" calcext:value-type="float">
            <text:p>-0.9327599</text:p>
          </table:table-cell>
          <table:table-cell table:style-name="ce2" office:value-type="float" office:value="-0.930469331548" calcext:value-type="float">
            <text:p>-0.9304693</text:p>
          </table:table-cell>
          <table:table-cell table:style-name="ce1" office:value-type="float" office:value="-0.9336213663196" calcext:value-type="float">
            <text:p>-0.9336214</text:p>
          </table:table-cell>
          <table:table-cell table:style-name="ce1" office:value-type="float" office:value="-0.9352628515971" calcext:value-type="float">
            <text:p>-0.9352629</text:p>
          </table:table-cell>
          <table:table-cell table:style-name="ce2" office:value-type="float" office:value="-0.9336450020298" calcext:value-type="float">
            <text:p>-0.9336450</text:p>
          </table:table-cell>
          <table:table-cell table:style-name="ce2" office:value-type="float" office:value="-0.9297481579617" calcext:value-type="float">
            <text:p>-0.9297482</text:p>
          </table:table-cell>
        </table:table-row>
        <table:table-row table:style-name="ro1">
          <table:table-cell table:style-name="ce1" office:value-type="float" office:value="-0.4968188210754" calcext:value-type="float">
            <text:p>-0.4968188</text:p>
          </table:table-cell>
          <table:table-cell table:style-name="ce1" office:value-type="float" office:value="-0.5163774815412" calcext:value-type="float">
            <text:p>-0.5163775</text:p>
          </table:table-cell>
          <table:table-cell table:style-name="ce1" office:value-type="float" office:value="-0.5284447353079" calcext:value-type="float">
            <text:p>-0.5284447</text:p>
          </table:table-cell>
          <table:table-cell table:style-name="ce1" office:value-type="float" office:value="-0.516377447778" calcext:value-type="float">
            <text:p>-0.5163774</text:p>
          </table:table-cell>
          <table:table-cell table:style-name="ce1" office:value-type="float" office:value="-0.496818824927" calcext:value-type="float">
            <text:p>-0.4968188</text:p>
          </table:table-cell>
          <table:table-cell table:style-name="ce1" office:value-type="float" office:value="-0.5095856665423" calcext:value-type="float">
            <text:p>-0.5095857</text:p>
          </table:table-cell>
          <table:table-cell table:style-name="ce1" office:value-type="float" office:value="-0.4938373087082" calcext:value-type="float">
            <text:p>-0.4938373</text:p>
          </table:table-cell>
          <table:table-cell table:style-name="ce1" office:value-type="float" office:value="-0.5191768268045" calcext:value-type="float">
            <text:p>-0.5191768</text:p>
          </table:table-cell>
          <table:table-cell table:style-name="ce1" office:value-type="float" office:value="-0.5325201933188" calcext:value-type="float">
            <text:p>-0.5325202</text:p>
          </table:table-cell>
          <table:table-cell table:style-name="ce1" office:value-type="float" office:value="-0.5191767964244" calcext:value-type="float">
            <text:p>-0.5191768</text:p>
          </table:table-cell>
          <table:table-cell table:style-name="ce1" office:value-type="float" office:value="-0.4938372363388" calcext:value-type="float">
            <text:p>-0.4938372</text:p>
          </table:table-cell>
          <table:table-cell table:style-name="ce1" office:value-type="float" office:value="-0.5084600859193" calcext:value-type="float">
            <text:p>-0.5084601</text:p>
          </table:table-cell>
          <table:table-cell table:style-name="ce1" office:value-type="float" office:value="-0.492897171208" calcext:value-type="float">
            <text:p>-0.4928972</text:p>
          </table:table-cell>
          <table:table-cell table:style-name="ce1" office:value-type="float" office:value="-0.5221970171773" calcext:value-type="float">
            <text:p>-0.5221970</text:p>
          </table:table-cell>
          <table:table-cell table:style-name="ce2" office:value-type="float" office:value="-0.5368070221211" calcext:value-type="float">
            <text:p>-0.5368070</text:p>
          </table:table-cell>
          <table:table-cell table:style-name="ce2" office:value-type="float" office:value="-0.5078068854037" calcext:value-type="float">
            <text:p>-0.5078069</text:p>
          </table:table-cell>
          <table:table-cell table:style-name="ce1" office:value-type="float" office:value="-0.4977084168608" calcext:value-type="float">
            <text:p>-0.4977084</text:p>
          </table:table-cell>
          <table:table-cell table:style-name="ce1" office:value-type="float" office:value="-0.5159837325009" calcext:value-type="float">
            <text:p>-0.5159837</text:p>
          </table:table-cell>
          <table:table-cell table:style-name="ce2" office:value-type="float" office:value="-0.5280533193917" calcext:value-type="float">
            <text:p>-0.5280533</text:p>
          </table:table-cell>
          <table:table-cell table:style-name="ce2" office:value-type="float" office:value="-0.5098016418606" calcext:value-type="float">
            <text:p>-0.5098016</text:p>
          </table:table-cell>
        </table:table-row>
        <table:table-row table:style-name="ro1">
          <table:table-cell table:style-name="ce1" office:value-type="float" office:value="-0.4967998836371" calcext:value-type="float">
            <text:p>-0.4967999</text:p>
          </table:table-cell>
          <table:table-cell table:style-name="ce1" office:value-type="float" office:value="-0.5161047286936" calcext:value-type="float">
            <text:p>-0.5161047</text:p>
          </table:table-cell>
          <table:table-cell table:style-name="ce1" office:value-type="float" office:value="-0.5282036227931" calcext:value-type="float">
            <text:p>-0.5282036</text:p>
          </table:table-cell>
          <table:table-cell table:style-name="ce1" office:value-type="float" office:value="-0.5161047230517" calcext:value-type="float">
            <text:p>-0.5161047</text:p>
          </table:table-cell>
          <table:table-cell table:style-name="ce1" office:value-type="float" office:value="-0.4967998380691" calcext:value-type="float">
            <text:p>-0.4967998</text:p>
          </table:table-cell>
          <table:table-cell table:style-name="ce1" office:value-type="float" office:value="-0.5095806939682" calcext:value-type="float">
            <text:p>-0.5095807</text:p>
          </table:table-cell>
          <table:table-cell table:style-name="ce1" office:value-type="float" office:value="-0.4937729404625" calcext:value-type="float">
            <text:p>-0.4937729</text:p>
          </table:table-cell>
          <table:table-cell table:style-name="ce1" office:value-type="float" office:value="-0.5162338918471" calcext:value-type="float">
            <text:p>-0.5162339</text:p>
          </table:table-cell>
          <table:table-cell table:style-name="ce1" office:value-type="float" office:value="-0.5287394475382" calcext:value-type="float">
            <text:p>-0.5287394</text:p>
          </table:table-cell>
          <table:table-cell table:style-name="ce1" office:value-type="float" office:value="-0.5162338651836" calcext:value-type="float">
            <text:p>-0.5162339</text:p>
          </table:table-cell>
          <table:table-cell table:style-name="ce1" office:value-type="float" office:value="-0.4937729055833" calcext:value-type="float">
            <text:p>-0.4937729</text:p>
          </table:table-cell>
          <table:table-cell table:style-name="ce1" office:value-type="float" office:value="-0.5084556784779" calcext:value-type="float">
            <text:p>-0.5084557</text:p>
          </table:table-cell>
          <table:table-cell table:style-name="ce1" office:value-type="float" office:value="-0.4909980304866" calcext:value-type="float">
            <text:p>-0.4909980</text:p>
          </table:table-cell>
          <table:table-cell table:style-name="ce1" office:value-type="float" office:value="-0.5133555711174" calcext:value-type="float">
            <text:p>-0.5133556</text:p>
          </table:table-cell>
          <table:table-cell table:style-name="ce2" office:value-type="float" office:value="-0.5265807307998" calcext:value-type="float">
            <text:p>-0.5265807</text:p>
          </table:table-cell>
          <table:table-cell table:style-name="ce2" office:value-type="float" office:value="-0.5077984091478" calcext:value-type="float">
            <text:p>-0.5077984</text:p>
          </table:table-cell>
          <table:table-cell table:style-name="ce1" office:value-type="float" office:value="-0.4976986398655" calcext:value-type="float">
            <text:p>-0.4976986</text:p>
          </table:table-cell>
          <table:table-cell table:style-name="ce1" office:value-type="float" office:value="-0.515971171951" calcext:value-type="float">
            <text:p>-0.5159712</text:p>
          </table:table-cell>
          <table:table-cell table:style-name="ce2" office:value-type="float" office:value="-0.5280411710392" calcext:value-type="float">
            <text:p>-0.5280412</text:p>
          </table:table-cell>
          <table:table-cell table:style-name="ce2" office:value-type="float" office:value="-0.5097902217823" calcext:value-type="float">
            <text:p>-0.5097902</text:p>
          </table:table-cell>
        </table:table-row>
        <table:table-row table:style-name="ro1">
          <table:table-cell table:style-name="ce1" office:value-type="float" office:value="-0.4945829669497" calcext:value-type="float">
            <text:p>-0.4945830</text:p>
          </table:table-cell>
          <table:table-cell table:style-name="ce1" office:value-type="float" office:value="-0.5092879254185" calcext:value-type="float">
            <text:p>-0.5092879</text:p>
          </table:table-cell>
          <table:table-cell table:style-name="ce1" office:value-type="float" office:value="-0.5213822162485" calcext:value-type="float">
            <text:p>-0.5213822</text:p>
          </table:table-cell>
          <table:table-cell table:style-name="ce1" office:value-type="float" office:value="-0.5092878906508" calcext:value-type="float">
            <text:p>-0.5092879</text:p>
          </table:table-cell>
          <table:table-cell table:style-name="ce1" office:value-type="float" office:value="-0.4945829860745" calcext:value-type="float">
            <text:p>-0.4945830</text:p>
          </table:table-cell>
          <table:table-cell table:style-name="ce1" office:value-type="float" office:value="-0.5048293084431" calcext:value-type="float">
            <text:p>-0.5048293</text:p>
          </table:table-cell>
          <table:table-cell table:style-name="ce1" office:value-type="float" office:value="-0.4920427393622" calcext:value-type="float">
            <text:p>-0.4920427</text:p>
          </table:table-cell>
          <table:table-cell table:style-name="ce1" office:value-type="float" office:value="-0.5092220731415" calcext:value-type="float">
            <text:p>-0.5092221</text:p>
          </table:table-cell>
          <table:table-cell table:style-name="ce1" office:value-type="float" office:value="-0.5214717701128" calcext:value-type="float">
            <text:p>-0.5214718</text:p>
          </table:table-cell>
          <table:table-cell table:style-name="ce1" office:value-type="float" office:value="-0.5092220911239" calcext:value-type="float">
            <text:p>-0.5092221</text:p>
          </table:table-cell>
          <table:table-cell table:style-name="ce1" office:value-type="float" office:value="-0.4920426561947" calcext:value-type="float">
            <text:p>-0.4920427</text:p>
          </table:table-cell>
          <table:table-cell table:style-name="ce1" office:value-type="float" office:value="-0.5014722361613" calcext:value-type="float">
            <text:p>-0.5014722</text:p>
          </table:table-cell>
          <table:table-cell table:style-name="ce1" office:value-type="float" office:value="-0.4890469736749" calcext:value-type="float">
            <text:p>-0.4890470</text:p>
          </table:table-cell>
          <table:table-cell table:style-name="ce1" office:value-type="float" office:value="-0.508616459712" calcext:value-type="float">
            <text:p>-0.5086165</text:p>
          </table:table-cell>
          <table:table-cell table:style-name="ce2" office:value-type="float" office:value="-0.5200344613941" calcext:value-type="float">
            <text:p>-0.5200345</text:p>
          </table:table-cell>
          <table:table-cell table:style-name="ce2" office:value-type="float" office:value="-0.5000146694855" calcext:value-type="float">
            <text:p>-0.5000147</text:p>
          </table:table-cell>
          <table:table-cell table:style-name="ce1" office:value-type="float" office:value="-0.4967499478869" calcext:value-type="float">
            <text:p>-0.4967499</text:p>
          </table:table-cell>
          <table:table-cell table:style-name="ce1" office:value-type="float" office:value="-0.5079710930881" calcext:value-type="float">
            <text:p>-0.5079711</text:p>
          </table:table-cell>
          <table:table-cell table:style-name="ce2" office:value-type="float" office:value="-0.5200705500774" calcext:value-type="float">
            <text:p>-0.5200706</text:p>
          </table:table-cell>
          <table:table-cell table:style-name="ce2" office:value-type="float" office:value="-0.5069668279988" calcext:value-type="float">
            <text:p>-0.5069668</text:p>
          </table:table-cell>
        </table:table-row>
        <table:table-row table:style-name="ro1">
          <table:table-cell table:style-name="ce1" office:value-type="float" office:value="-0.4943344309896" calcext:value-type="float">
            <text:p>-0.4943344</text:p>
          </table:table-cell>
          <table:table-cell table:style-name="ce1" office:value-type="float" office:value="-0.5074514383642" calcext:value-type="float">
            <text:p>-0.5074514</text:p>
          </table:table-cell>
          <table:table-cell table:style-name="ce1" office:value-type="float" office:value="-0.519579094566" calcext:value-type="float">
            <text:p>-0.5195791</text:p>
          </table:table-cell>
          <table:table-cell table:style-name="ce1" office:value-type="float" office:value="-0.5074514548417" calcext:value-type="float">
            <text:p>-0.5074515</text:p>
          </table:table-cell>
          <table:table-cell table:style-name="ce1" office:value-type="float" office:value="-0.4943344032899" calcext:value-type="float">
            <text:p>-0.4943344</text:p>
          </table:table-cell>
          <table:table-cell table:style-name="ce1" office:value-type="float" office:value="-0.5048226405275" calcext:value-type="float">
            <text:p>-0.5048226</text:p>
          </table:table-cell>
          <table:table-cell table:style-name="ce1" office:value-type="float" office:value="-0.4904108440985" calcext:value-type="float">
            <text:p>-0.4904108</text:p>
          </table:table-cell>
          <table:table-cell table:style-name="ce1" office:value-type="float" office:value="-0.5043070355941" calcext:value-type="float">
            <text:p>-0.5043070</text:p>
          </table:table-cell>
          <table:table-cell table:style-name="ce1" office:value-type="float" office:value="-0.5162855580071" calcext:value-type="float">
            <text:p>-0.5162856</text:p>
          </table:table-cell>
          <table:table-cell table:style-name="ce1" office:value-type="float" office:value="-0.5043070350813" calcext:value-type="float">
            <text:p>-0.5043070</text:p>
          </table:table-cell>
          <table:table-cell table:style-name="ce1" office:value-type="float" office:value="-0.4904108219592" calcext:value-type="float">
            <text:p>-0.4904108</text:p>
          </table:table-cell>
          <table:table-cell table:style-name="ce1" office:value-type="float" office:value="-0.501470043081" calcext:value-type="float">
            <text:p>-0.5014700</text:p>
          </table:table-cell>
          <table:table-cell table:style-name="ce1" office:value-type="float" office:value="-0.4883047036693" calcext:value-type="float">
            <text:p>-0.4883047</text:p>
          </table:table-cell>
          <table:table-cell table:style-name="ce1" office:value-type="float" office:value="-0.5030082692013" calcext:value-type="float">
            <text:p>-0.5030083</text:p>
          </table:table-cell>
          <table:table-cell table:style-name="ce2" office:value-type="float" office:value="-0.5156067942846" calcext:value-type="float">
            <text:p>-0.5156068</text:p>
          </table:table-cell>
          <table:table-cell table:style-name="ce2" office:value-type="float" office:value="-0.5000088675499" calcext:value-type="float">
            <text:p>-0.5000089</text:p>
          </table:table-cell>
          <table:table-cell table:style-name="ce1" office:value-type="float" office:value="-0.4967390463929" calcext:value-type="float">
            <text:p>-0.4967390</text:p>
          </table:table-cell>
          <table:table-cell table:style-name="ce1" office:value-type="float" office:value="-0.5079612464558" calcext:value-type="float">
            <text:p>-0.5079612</text:p>
          </table:table-cell>
          <table:table-cell table:style-name="ce2" office:value-type="float" office:value="-0.5200625186721" calcext:value-type="float">
            <text:p>-0.5200625</text:p>
          </table:table-cell>
          <table:table-cell table:style-name="ce2" office:value-type="float" office:value="-0.5069556249968" calcext:value-type="float">
            <text:p>-0.5069556</text:p>
          </table:table-cell>
        </table:table-row>
        <table:table-row table:style-name="ro1">
          <table:table-cell table:style-name="ce1" office:value-type="float" office:value="-0.4923382892322" calcext:value-type="float">
            <text:p>-0.4923383</text:p>
          </table:table-cell>
          <table:table-cell table:style-name="ce1" office:value-type="float" office:value="-0.4984440958789" calcext:value-type="float">
            <text:p>-0.4984441</text:p>
          </table:table-cell>
          <table:table-cell table:style-name="ce1" office:value-type="float" office:value="-0.5109273853611" calcext:value-type="float">
            <text:p>-0.5109274</text:p>
          </table:table-cell>
          <table:table-cell table:style-name="ce1" office:value-type="float" office:value="-0.4984440849229" calcext:value-type="float">
            <text:p>-0.4984441</text:p>
          </table:table-cell>
          <table:table-cell table:style-name="ce1" office:value-type="float" office:value="-0.4923381878118" calcext:value-type="float">
            <text:p>-0.4923382</text:p>
          </table:table-cell>
          <table:table-cell table:style-name="ce1" office:value-type="float" office:value="-0.4974978721486" calcext:value-type="float">
            <text:p>-0.4974979</text:p>
          </table:table-cell>
          <table:table-cell table:style-name="ce1" office:value-type="float" office:value="-0.4877074751065" calcext:value-type="float">
            <text:p>-0.4877075</text:p>
          </table:table-cell>
          <table:table-cell table:style-name="ce1" office:value-type="float" office:value="-0.4973313490949" calcext:value-type="float">
            <text:p>-0.4973313</text:p>
          </table:table-cell>
          <table:table-cell table:style-name="ce1" office:value-type="float" office:value="-0.5096794041509" calcext:value-type="float">
            <text:p>-0.5096794</text:p>
          </table:table-cell>
          <table:table-cell table:style-name="ce1" office:value-type="float" office:value="-0.4973313695779" calcext:value-type="float">
            <text:p>-0.4973314</text:p>
          </table:table-cell>
          <table:table-cell table:style-name="ce1" office:value-type="float" office:value="-0.4877075012049" calcext:value-type="float">
            <text:p>-0.4877075</text:p>
          </table:table-cell>
          <table:table-cell table:style-name="ce1" office:value-type="float" office:value="-0.491900946611" calcext:value-type="float">
            <text:p>-0.4919009</text:p>
          </table:table-cell>
          <table:table-cell table:style-name="ce1" office:value-type="float" office:value="-0.4878515822648" calcext:value-type="float">
            <text:p>-0.4878516</text:p>
          </table:table-cell>
          <table:table-cell table:style-name="ce1" office:value-type="float" office:value="-0.5003803834699" calcext:value-type="float">
            <text:p>-0.5003804</text:p>
          </table:table-cell>
          <table:table-cell table:style-name="ce2" office:value-type="float" office:value="-0.5122092762724" calcext:value-type="float">
            <text:p>-0.5122093</text:p>
          </table:table-cell>
          <table:table-cell table:style-name="ce2" office:value-type="float" office:value="-0.4916753577832" calcext:value-type="float">
            <text:p>-0.4916754</text:p>
          </table:table-cell>
          <table:table-cell table:style-name="ce1" office:value-type="float" office:value="-0.492958793142" calcext:value-type="float">
            <text:p>-0.4929588</text:p>
          </table:table-cell>
          <table:table-cell table:style-name="ce1" office:value-type="float" office:value="-0.4980527899155" calcext:value-type="float">
            <text:p>-0.4980528</text:p>
          </table:table-cell>
          <table:table-cell table:style-name="ce2" office:value-type="float" office:value="-0.5105323234532" calcext:value-type="float">
            <text:p>-0.5105323</text:p>
          </table:table-cell>
          <table:table-cell table:style-name="ce2" office:value-type="float" office:value="-0.5016382212367" calcext:value-type="float">
            <text:p>-0.5016382</text:p>
          </table:table-cell>
        </table:table-row>
        <table:table-row table:style-name="ro1">
          <table:table-cell table:style-name="ce1" office:value-type="float" office:value="-0.4918467874325" calcext:value-type="float">
            <text:p>-0.4918468</text:p>
          </table:table-cell>
          <table:table-cell table:style-name="ce1" office:value-type="float" office:value="-0.4948092225199" calcext:value-type="float">
            <text:p>-0.4948092</text:p>
          </table:table-cell>
          <table:table-cell table:style-name="ce1" office:value-type="float" office:value="-0.507790986378" calcext:value-type="float">
            <text:p>-0.5077910</text:p>
          </table:table-cell>
          <table:table-cell table:style-name="ce1" office:value-type="float" office:value="-0.4948092410711" calcext:value-type="float">
            <text:p>-0.4948092</text:p>
          </table:table-cell>
          <table:table-cell table:style-name="ce1" office:value-type="float" office:value="-0.4918467313714" calcext:value-type="float">
            <text:p>-0.4918467</text:p>
          </table:table-cell>
          <table:table-cell table:style-name="ce1" office:value-type="float" office:value="-0.4974886593565" calcext:value-type="float">
            <text:p>-0.4974887</text:p>
          </table:table-cell>
          <table:table-cell table:style-name="ce1" office:value-type="float" office:value="-0.4866019176961" calcext:value-type="float">
            <text:p>-0.4866019</text:p>
          </table:table-cell>
          <table:table-cell table:style-name="ce1" office:value-type="float" office:value="-0.4955829577616" calcext:value-type="float">
            <text:p>-0.4955830</text:p>
          </table:table-cell>
          <table:table-cell table:style-name="ce1" office:value-type="float" office:value="-0.5083393309269" calcext:value-type="float">
            <text:p>-0.5083393</text:p>
          </table:table-cell>
          <table:table-cell table:style-name="ce1" office:value-type="float" office:value="-0.4955829417045" calcext:value-type="float">
            <text:p>-0.4955829</text:p>
          </table:table-cell>
          <table:table-cell table:style-name="ce1" office:value-type="float" office:value="-0.4866019410725" calcext:value-type="float">
            <text:p>-0.4866019</text:p>
          </table:table-cell>
          <table:table-cell table:style-name="ce1" office:value-type="float" office:value="-0.4918984505107" calcext:value-type="float">
            <text:p>-0.4918985</text:p>
          </table:table-cell>
          <table:table-cell table:style-name="ce1" office:value-type="float" office:value="-0.4849333527589" calcext:value-type="float">
            <text:p>-0.4849334</text:p>
          </table:table-cell>
          <table:table-cell table:style-name="ce1" office:value-type="float" office:value="-0.4951712565713" calcext:value-type="float">
            <text:p>-0.4951713</text:p>
          </table:table-cell>
          <table:table-cell table:style-name="ce2" office:value-type="float" office:value="-0.5082831663459" calcext:value-type="float">
            <text:p>-0.5082832</text:p>
          </table:table-cell>
          <table:table-cell table:style-name="ce2" office:value-type="float" office:value="-0.4916717837952" calcext:value-type="float">
            <text:p>-0.4916718</text:p>
          </table:table-cell>
          <table:table-cell table:style-name="ce1" office:value-type="float" office:value="-0.4929478666136" calcext:value-type="float">
            <text:p>-0.4929479</text:p>
          </table:table-cell>
          <table:table-cell table:style-name="ce1" office:value-type="float" office:value="-0.4980449246677" calcext:value-type="float">
            <text:p>-0.4980449</text:p>
          </table:table-cell>
          <table:table-cell table:style-name="ce2" office:value-type="float" office:value="-0.5105279295972" calcext:value-type="float">
            <text:p>-0.5105279</text:p>
          </table:table-cell>
          <table:table-cell table:style-name="ce2" office:value-type="float" office:value="-0.5016262778227" calcext:value-type="float">
            <text:p>-0.5016263</text:p>
          </table:table-cell>
        </table:table-row>
        <table:table-row table:style-name="ro1">
          <table:table-cell table:style-name="ce1" office:value-type="float" office:value="-0.491633963342" calcext:value-type="float">
            <text:p>-0.4916340</text:p>
          </table:table-cell>
          <table:table-cell table:style-name="ce1" office:value-type="float" office:value="-0.4864638807518" calcext:value-type="float">
            <text:p>-0.4864639</text:p>
          </table:table-cell>
          <table:table-cell table:style-name="ce1" office:value-type="float" office:value="-0.4888471530647" calcext:value-type="float">
            <text:p>-0.4888472</text:p>
          </table:table-cell>
          <table:table-cell table:style-name="ce1" office:value-type="float" office:value="-0.4864638711227" calcext:value-type="float">
            <text:p>-0.4864639</text:p>
          </table:table-cell>
          <table:table-cell table:style-name="ce1" office:value-type="float" office:value="-0.4916339813769" calcext:value-type="float">
            <text:p>-0.4916340</text:p>
          </table:table-cell>
          <table:table-cell table:style-name="ce1" office:value-type="float" office:value="-0.4881761995912" calcext:value-type="float">
            <text:p>-0.4881762</text:p>
          </table:table-cell>
          <table:table-cell table:style-name="ce1" office:value-type="float" office:value="-0.4852479746403" calcext:value-type="float">
            <text:p>-0.4852480</text:p>
          </table:table-cell>
          <table:table-cell table:style-name="ce1" office:value-type="float" office:value="-0.4879544933445" calcext:value-type="float">
            <text:p>-0.4879545</text:p>
          </table:table-cell>
          <table:table-cell table:style-name="ce1" office:value-type="float" office:value="-0.492997186168" calcext:value-type="float">
            <text:p>-0.4929972</text:p>
          </table:table-cell>
          <table:table-cell table:style-name="ce1" office:value-type="float" office:value="-0.4879544392606" calcext:value-type="float">
            <text:p>-0.4879544</text:p>
          </table:table-cell>
          <table:table-cell table:style-name="ce1" office:value-type="float" office:value="-0.4852479781309" calcext:value-type="float">
            <text:p>-0.4852480</text:p>
          </table:table-cell>
          <table:table-cell table:style-name="ce1" office:value-type="float" office:value="-0.4817954415649" calcext:value-type="float">
            <text:p>-0.4817954</text:p>
          </table:table-cell>
          <table:table-cell table:style-name="ce1" office:value-type="float" office:value="-0.4838850170456" calcext:value-type="float">
            <text:p>-0.4838850</text:p>
          </table:table-cell>
          <table:table-cell table:style-name="ce1" office:value-type="float" office:value="-0.4882289994039" calcext:value-type="float">
            <text:p>-0.4882290</text:p>
          </table:table-cell>
          <table:table-cell table:style-name="ce2" office:value-type="float" office:value="-0.4991564676015" calcext:value-type="float">
            <text:p>-0.4991565</text:p>
          </table:table-cell>
          <table:table-cell table:style-name="ce2" office:value-type="float" office:value="-0.4827710257589" calcext:value-type="float">
            <text:p>-0.4827710</text:p>
          </table:table-cell>
          <table:table-cell table:style-name="ce1" office:value-type="float" office:value="-0.4923178278051" calcext:value-type="float">
            <text:p>-0.4923178</text:p>
          </table:table-cell>
          <table:table-cell table:style-name="ce1" office:value-type="float" office:value="-0.4861316849275" calcext:value-type="float">
            <text:p>-0.4861317</text:p>
          </table:table-cell>
          <table:table-cell table:style-name="ce2" office:value-type="float" office:value="-0.4893172660584" calcext:value-type="float">
            <text:p>-0.4893173</text:p>
          </table:table-cell>
          <table:table-cell table:style-name="ce2" office:value-type="float" office:value="-0.4931563027049" calcext:value-type="float">
            <text:p>-0.4931563</text:p>
          </table:table-cell>
        </table:table-row>
        <table:table-row table:style-name="ro1">
          <table:table-cell table:style-name="ce1" office:value-type="float" office:value="-0.4877764993723" calcext:value-type="float">
            <text:p>-0.4877765</text:p>
          </table:table-cell>
          <table:table-cell table:style-name="ce1" office:value-type="float" office:value="-0.4863256482917" calcext:value-type="float">
            <text:p>-0.4863256</text:p>
          </table:table-cell>
          <table:table-cell table:style-name="ce1" office:value-type="float" office:value="-0.4887322727987" calcext:value-type="float">
            <text:p>-0.4887323</text:p>
          </table:table-cell>
          <table:table-cell table:style-name="ce1" office:value-type="float" office:value="-0.4863256007419" calcext:value-type="float">
            <text:p>-0.4863256</text:p>
          </table:table-cell>
          <table:table-cell table:style-name="ce1" office:value-type="float" office:value="-0.4877765727469" calcext:value-type="float">
            <text:p>-0.4877766</text:p>
          </table:table-cell>
          <table:table-cell table:style-name="ce1" office:value-type="float" office:value="-0.4881739355049" calcext:value-type="float">
            <text:p>-0.4881739</text:p>
          </table:table-cell>
          <table:table-cell table:style-name="ce1" office:value-type="float" office:value="-0.4840246727267" calcext:value-type="float">
            <text:p>-0.4840247</text:p>
          </table:table-cell>
          <table:table-cell table:style-name="ce1" office:value-type="float" office:value="-0.4863016870588" calcext:value-type="float">
            <text:p>-0.4863017</text:p>
          </table:table-cell>
          <table:table-cell table:style-name="ce1" office:value-type="float" office:value="-0.4888786731942" calcext:value-type="float">
            <text:p>-0.4888787</text:p>
          </table:table-cell>
          <table:table-cell table:style-name="ce1" office:value-type="float" office:value="-0.4863017126908" calcext:value-type="float">
            <text:p>-0.4863017</text:p>
          </table:table-cell>
          <table:table-cell table:style-name="ce1" office:value-type="float" office:value="-0.4840247192631" calcext:value-type="float">
            <text:p>-0.4840247</text:p>
          </table:table-cell>
          <table:table-cell table:style-name="ce1" office:value-type="float" office:value="-0.4817709709924" calcext:value-type="float">
            <text:p>-0.4817710</text:p>
          </table:table-cell>
          <table:table-cell table:style-name="ce1" office:value-type="float" office:value="-0.483117268816" calcext:value-type="float">
            <text:p>-0.4831173</text:p>
          </table:table-cell>
          <table:table-cell table:style-name="ce1" office:value-type="float" office:value="-0.4853477185314" calcext:value-type="float">
            <text:p>-0.4853477</text:p>
          </table:table-cell>
          <table:table-cell table:style-name="ce2" office:value-type="float" office:value="-0.4909406609592" calcext:value-type="float">
            <text:p>-0.4909407</text:p>
          </table:table-cell>
          <table:table-cell table:style-name="ce2" office:value-type="float" office:value="-0.4827367040243" calcext:value-type="float">
            <text:p>-0.4827367</text:p>
          </table:table-cell>
          <table:table-cell table:style-name="ce1" office:value-type="float" office:value="-0.4923051304121" calcext:value-type="float">
            <text:p>-0.4923051</text:p>
          </table:table-cell>
          <table:table-cell table:style-name="ce1" office:value-type="float" office:value="-0.4861283215064" calcext:value-type="float">
            <text:p>-0.4861283</text:p>
          </table:table-cell>
          <table:table-cell table:style-name="ce2" office:value-type="float" office:value="-0.4892681709089" calcext:value-type="float">
            <text:p>-0.4892682</text:p>
          </table:table-cell>
          <table:table-cell table:style-name="ce2" office:value-type="float" office:value="-0.493156016699" calcext:value-type="float">
            <text:p>-0.4931560</text:p>
          </table:table-cell>
        </table:table-row>
        <table:table-row table:style-name="ro1">
          <table:table-cell table:style-name="ce1" office:value-type="float" office:value="-0.4876864187861" calcext:value-type="float">
            <text:p>-0.4876864</text:p>
          </table:table-cell>
          <table:table-cell table:style-name="ce1" office:value-type="float" office:value="-0.4837949091484" calcext:value-type="float">
            <text:p>-0.4837949</text:p>
          </table:table-cell>
          <table:table-cell table:style-name="ce1" office:value-type="float" office:value="-0.4704383374187" calcext:value-type="float">
            <text:p>-0.4704383</text:p>
          </table:table-cell>
          <table:table-cell table:style-name="ce1" office:value-type="float" office:value="-0.4837948555264" calcext:value-type="float">
            <text:p>-0.4837949</text:p>
          </table:table-cell>
          <table:table-cell table:style-name="ce1" office:value-type="float" office:value="-0.48768632699" calcext:value-type="float">
            <text:p>-0.4876863</text:p>
          </table:table-cell>
          <table:table-cell table:style-name="ce1" office:value-type="float" office:value="-0.4808448662775" calcext:value-type="float">
            <text:p>-0.4808449</text:p>
          </table:table-cell>
          <table:table-cell table:style-name="ce1" office:value-type="float" office:value="-0.4831144870176" calcext:value-type="float">
            <text:p>-0.4831145</text:p>
          </table:table-cell>
          <table:table-cell table:style-name="ce1" office:value-type="float" office:value="-0.484012425845" calcext:value-type="float">
            <text:p>-0.4840124</text:p>
          </table:table-cell>
          <table:table-cell table:style-name="ce1" office:value-type="float" office:value="-0.4875622229729" calcext:value-type="float">
            <text:p>-0.4875622</text:p>
          </table:table-cell>
          <table:table-cell table:style-name="ce1" office:value-type="float" office:value="-0.4840124549929" calcext:value-type="float">
            <text:p>-0.4840125</text:p>
          </table:table-cell>
          <table:table-cell table:style-name="ce1" office:value-type="float" office:value="-0.4831143952034" calcext:value-type="float">
            <text:p>-0.4831144</text:p>
          </table:table-cell>
          <table:table-cell table:style-name="ce1" office:value-type="float" office:value="-0.4751719514988" calcext:value-type="float">
            <text:p>-0.4751720</text:p>
          </table:table-cell>
          <table:table-cell table:style-name="ce1" office:value-type="float" office:value="-0.4801786272815" calcext:value-type="float">
            <text:p>-0.4801786</text:p>
          </table:table-cell>
          <table:table-cell table:style-name="ce1" office:value-type="float" office:value="-0.4827104472068" calcext:value-type="float">
            <text:p>-0.4827104</text:p>
          </table:table-cell>
          <table:table-cell table:style-name="ce2" office:value-type="float" office:value="-0.4881070684518" calcext:value-type="float">
            <text:p>-0.4881071</text:p>
          </table:table-cell>
          <table:table-cell table:style-name="ce2" office:value-type="float" office:value="-0.4711761692836" calcext:value-type="float">
            <text:p>-0.4711762</text:p>
          </table:table-cell>
          <table:table-cell table:style-name="ce1" office:value-type="float" office:value="-0.4869352997325" calcext:value-type="float">
            <text:p>-0.4869353</text:p>
          </table:table-cell>
          <table:table-cell table:style-name="ce1" office:value-type="float" office:value="-0.4846396782784" calcext:value-type="float">
            <text:p>-0.4846397</text:p>
          </table:table-cell>
          <table:table-cell table:style-name="ce2" office:value-type="float" office:value="-0.4657648186787" calcext:value-type="float">
            <text:p>-0.4657648</text:p>
          </table:table-cell>
          <table:table-cell table:style-name="ce2" office:value-type="float" office:value="-0.4836017317969" calcext:value-type="float">
            <text:p>-0.4836017</text:p>
          </table:table-cell>
        </table:table-row>
        <table:table-row table:style-name="ro1">
          <table:table-cell table:style-name="ce1" office:value-type="float" office:value="-0.4847846733563" calcext:value-type="float">
            <text:p>-0.4847847</text:p>
          </table:table-cell>
          <table:table-cell table:style-name="ce1" office:value-type="float" office:value="-0.4834714012717" calcext:value-type="float">
            <text:p>-0.4834714</text:p>
          </table:table-cell>
          <table:table-cell table:style-name="ce1" office:value-type="float" office:value="-0.4652722234404" calcext:value-type="float">
            <text:p>-0.4652722</text:p>
          </table:table-cell>
          <table:table-cell table:style-name="ce1" office:value-type="float" office:value="-0.4834713876879" calcext:value-type="float">
            <text:p>-0.4834714</text:p>
          </table:table-cell>
          <table:table-cell table:style-name="ce1" office:value-type="float" office:value="-0.4847846620451" calcext:value-type="float">
            <text:p>-0.4847847</text:p>
          </table:table-cell>
          <table:table-cell table:style-name="ce1" office:value-type="float" office:value="-0.4808428349016" calcext:value-type="float">
            <text:p>-0.4808428</text:p>
          </table:table-cell>
          <table:table-cell table:style-name="ce1" office:value-type="float" office:value="-0.4809799462717" calcext:value-type="float">
            <text:p>-0.4809799</text:p>
          </table:table-cell>
          <table:table-cell table:style-name="ce1" office:value-type="float" office:value="-0.482856150543" calcext:value-type="float">
            <text:p>-0.4828562</text:p>
          </table:table-cell>
          <table:table-cell table:style-name="ce1" office:value-type="float" office:value="-0.4815412631454" calcext:value-type="float">
            <text:p>-0.4815413</text:p>
          </table:table-cell>
          <table:table-cell table:style-name="ce1" office:value-type="float" office:value="-0.4828561207558" calcext:value-type="float">
            <text:p>-0.4828561</text:p>
          </table:table-cell>
          <table:table-cell table:style-name="ce1" office:value-type="float" office:value="-0.4809800077889" calcext:value-type="float">
            <text:p>-0.4809800</text:p>
          </table:table-cell>
          <table:table-cell table:style-name="ce1" office:value-type="float" office:value="-0.4751568507824" calcext:value-type="float">
            <text:p>-0.4751569</text:p>
          </table:table-cell>
          <table:table-cell table:style-name="ce1" office:value-type="float" office:value="-0.4779230889961" calcext:value-type="float">
            <text:p>-0.4779231</text:p>
          </table:table-cell>
          <table:table-cell table:style-name="ce1" office:value-type="float" office:value="-0.4822253419437" calcext:value-type="float">
            <text:p>-0.4822253</text:p>
          </table:table-cell>
          <table:table-cell table:style-name="ce2" office:value-type="float" office:value="-0.4858067172876" calcext:value-type="float">
            <text:p>-0.4858067</text:p>
          </table:table-cell>
          <table:table-cell table:style-name="ce2" office:value-type="float" office:value="-0.4711680188154" calcext:value-type="float">
            <text:p>-0.4711680</text:p>
          </table:table-cell>
          <table:table-cell table:style-name="ce1" office:value-type="float" office:value="-0.4869292427668" calcext:value-type="float">
            <text:p>-0.4869292</text:p>
          </table:table-cell>
          <table:table-cell table:style-name="ce1" office:value-type="float" office:value="-0.4846062072362" calcext:value-type="float">
            <text:p>-0.4846062</text:p>
          </table:table-cell>
          <table:table-cell table:style-name="ce2" office:value-type="float" office:value="-0.4657511657348" calcext:value-type="float">
            <text:p>-0.4657512</text:p>
          </table:table-cell>
          <table:table-cell table:style-name="ce2" office:value-type="float" office:value="-0.4835934535333" calcext:value-type="float">
            <text:p>-0.4835935</text:p>
          </table:table-cell>
        </table:table-row>
        <table:table-row table:style-name="ro1">
          <table:table-cell table:style-name="ce1" office:value-type="float" office:value="-0.480617396278" calcext:value-type="float">
            <text:p>-0.4806174</text:p>
          </table:table-cell>
          <table:table-cell table:style-name="ce1" office:value-type="float" office:value="-0.4830978409853" calcext:value-type="float">
            <text:p>-0.4830978</text:p>
          </table:table-cell>
          <table:table-cell table:style-name="ce1" office:value-type="float" office:value="-0.4652589965163" calcext:value-type="float">
            <text:p>-0.4652590</text:p>
          </table:table-cell>
          <table:table-cell table:style-name="ce1" office:value-type="float" office:value="-0.4830977697175" calcext:value-type="float">
            <text:p>-0.4830978</text:p>
          </table:table-cell>
          <table:table-cell table:style-name="ce1" office:value-type="float" office:value="-0.4806174102652" calcext:value-type="float">
            <text:p>-0.4806174</text:p>
          </table:table-cell>
          <table:table-cell table:style-name="ce1" office:value-type="float" office:value="-0.4753803548572" calcext:value-type="float">
            <text:p>-0.4753804</text:p>
          </table:table-cell>
          <table:table-cell table:style-name="ce1" office:value-type="float" office:value="-0.479396119249" calcext:value-type="float">
            <text:p>-0.4793961</text:p>
          </table:table-cell>
          <table:table-cell table:style-name="ce1" office:value-type="float" office:value="-0.481047116065" calcext:value-type="float">
            <text:p>-0.4810471</text:p>
          </table:table-cell>
          <table:table-cell table:style-name="ce1" office:value-type="float" office:value="-0.4653115653143" calcext:value-type="float">
            <text:p>-0.4653116</text:p>
          </table:table-cell>
          <table:table-cell table:style-name="ce1" office:value-type="float" office:value="-0.4810470884025" calcext:value-type="float">
            <text:p>-0.4810471</text:p>
          </table:table-cell>
          <table:table-cell table:style-name="ce1" office:value-type="float" office:value="-0.4793960913785" calcext:value-type="float">
            <text:p>-0.4793961</text:p>
          </table:table-cell>
          <table:table-cell table:style-name="ce1" office:value-type="float" office:value="-0.4721317308621" calcext:value-type="float">
            <text:p>-0.4721317</text:p>
          </table:table-cell>
          <table:table-cell table:style-name="ce1" office:value-type="float" office:value="-0.4761422422068" calcext:value-type="float">
            <text:p>-0.4761422</text:p>
          </table:table-cell>
          <table:table-cell table:style-name="ce1" office:value-type="float" office:value="-0.4770711403818" calcext:value-type="float">
            <text:p>-0.4770711</text:p>
          </table:table-cell>
          <table:table-cell table:style-name="ce2" office:value-type="float" office:value="-0.4683807853119" calcext:value-type="float">
            <text:p>-0.4683808</text:p>
          </table:table-cell>
          <table:table-cell table:style-name="ce2" office:value-type="float" office:value="-0.4703258221501" calcext:value-type="float">
            <text:p>-0.4703258</text:p>
          </table:table-cell>
          <table:table-cell table:style-name="ce1" office:value-type="float" office:value="-0.481774164365" calcext:value-type="float">
            <text:p>-0.4817742</text:p>
          </table:table-cell>
          <table:table-cell table:style-name="ce1" office:value-type="float" office:value="-0.4822650956262" calcext:value-type="float">
            <text:p>-0.4822651</text:p>
          </table:table-cell>
          <table:table-cell table:style-name="ce2" office:value-type="float" office:value="-0.4642708552452" calcext:value-type="float">
            <text:p>-0.4642709</text:p>
          </table:table-cell>
          <table:table-cell table:style-name="ce2" office:value-type="float" office:value="-0.4743589928889" calcext:value-type="float">
            <text:p>-0.4743590</text:p>
          </table:table-cell>
        </table:table-row>
        <table:table-row table:style-name="ro1">
          <table:table-cell table:style-name="ce1" office:value-type="float" office:value="-0.4767600631148" calcext:value-type="float">
            <text:p>-0.4767601</text:p>
          </table:table-cell>
          <table:table-cell table:style-name="ce1" office:value-type="float" office:value="-0.4816352035119" calcext:value-type="float">
            <text:p>-0.4816352</text:p>
          </table:table-cell>
          <table:table-cell table:style-name="ce1" office:value-type="float" office:value="-0.4639281299286" calcext:value-type="float">
            <text:p>-0.4639281</text:p>
          </table:table-cell>
          <table:table-cell table:style-name="ce1" office:value-type="float" office:value="-0.4816353158826" calcext:value-type="float">
            <text:p>-0.4816353</text:p>
          </table:table-cell>
          <table:table-cell table:style-name="ce1" office:value-type="float" office:value="-0.4767601446127" calcext:value-type="float">
            <text:p>-0.4767601</text:p>
          </table:table-cell>
          <table:table-cell table:style-name="ce1" office:value-type="float" office:value="-0.4753750358054" calcext:value-type="float">
            <text:p>-0.4753750</text:p>
          </table:table-cell>
          <table:table-cell table:style-name="ce1" office:value-type="float" office:value="-0.4776502698877" calcext:value-type="float">
            <text:p>-0.4776503</text:p>
          </table:table-cell>
          <table:table-cell table:style-name="ce1" office:value-type="float" office:value="-0.4764437669473" calcext:value-type="float">
            <text:p>-0.4764438</text:p>
          </table:table-cell>
          <table:table-cell table:style-name="ce1" office:value-type="float" office:value="-0.4642111908375" calcext:value-type="float">
            <text:p>-0.4642112</text:p>
          </table:table-cell>
          <table:table-cell table:style-name="ce1" office:value-type="float" office:value="-0.4764438716349" calcext:value-type="float">
            <text:p>-0.4764439</text:p>
          </table:table-cell>
          <table:table-cell table:style-name="ce1" office:value-type="float" office:value="-0.4776502209776" calcext:value-type="float">
            <text:p>-0.4776502</text:p>
          </table:table-cell>
          <table:table-cell table:style-name="ce1" office:value-type="float" office:value="-0.4721127814671" calcext:value-type="float">
            <text:p>-0.4721128</text:p>
          </table:table-cell>
          <table:table-cell table:style-name="ce1" office:value-type="float" office:value="-0.4733089789877" calcext:value-type="float">
            <text:p>-0.4733090</text:p>
          </table:table-cell>
          <table:table-cell table:style-name="ce1" office:value-type="float" office:value="-0.4744470789961" calcext:value-type="float">
            <text:p>-0.4744471</text:p>
          </table:table-cell>
          <table:table-cell table:style-name="ce2" office:value-type="float" office:value="-0.4636100254359" calcext:value-type="float">
            <text:p>-0.4636100</text:p>
          </table:table-cell>
          <table:table-cell table:style-name="ce2" office:value-type="float" office:value="-0.470321841686" calcext:value-type="float">
            <text:p>-0.4703218</text:p>
          </table:table-cell>
          <table:table-cell table:style-name="ce1" office:value-type="float" office:value="-0.4817530893097" calcext:value-type="float">
            <text:p>-0.4817531</text:p>
          </table:table-cell>
          <table:table-cell table:style-name="ce1" office:value-type="float" office:value="-0.4822519311129" calcext:value-type="float">
            <text:p>-0.4822519</text:p>
          </table:table-cell>
          <table:table-cell table:style-name="ce2" office:value-type="float" office:value="-0.4642620448259" calcext:value-type="float">
            <text:p>-0.4642620</text:p>
          </table:table-cell>
          <table:table-cell table:style-name="ce2" office:value-type="float" office:value="-0.4743571861734" calcext:value-type="float">
            <text:p>-0.4743572</text:p>
          </table:table-cell>
        </table:table-row>
        <table:table-row table:style-name="ro1">
          <table:table-cell table:style-name="ce1" office:value-type="float" office:value="-0.4748454343111" calcext:value-type="float">
            <text:p>-0.4748454</text:p>
          </table:table-cell>
          <table:table-cell table:style-name="ce1" office:value-type="float" office:value="-0.4773737599997" calcext:value-type="float">
            <text:p>-0.4773738</text:p>
          </table:table-cell>
          <table:table-cell table:style-name="ce1" office:value-type="float" office:value="-0.4639207978195" calcext:value-type="float">
            <text:p>-0.4639208</text:p>
          </table:table-cell>
          <table:table-cell table:style-name="ce1" office:value-type="float" office:value="-0.477373814611" calcext:value-type="float">
            <text:p>-0.4773738</text:p>
          </table:table-cell>
          <table:table-cell table:style-name="ce1" office:value-type="float" office:value="-0.4748454676376" calcext:value-type="float">
            <text:p>-0.4748455</text:p>
          </table:table-cell>
          <table:table-cell table:style-name="ce1" office:value-type="float" office:value="-0.4702808584301" calcext:value-type="float">
            <text:p>-0.4702809</text:p>
          </table:table-cell>
          <table:table-cell table:style-name="ce1" office:value-type="float" office:value="-0.4744401330902" calcext:value-type="float">
            <text:p>-0.4744401</text:p>
          </table:table-cell>
          <table:table-cell table:style-name="ce1" office:value-type="float" office:value="-0.4727855332553" calcext:value-type="float">
            <text:p>-0.4727855</text:p>
          </table:table-cell>
          <table:table-cell table:style-name="ce1" office:value-type="float" office:value="-0.4641781912654" calcext:value-type="float">
            <text:p>-0.4641782</text:p>
          </table:table-cell>
          <table:table-cell table:style-name="ce1" office:value-type="float" office:value="-0.4727855326324" calcext:value-type="float">
            <text:p>-0.4727855</text:p>
          </table:table-cell>
          <table:table-cell table:style-name="ce1" office:value-type="float" office:value="-0.4744403096502" calcext:value-type="float">
            <text:p>-0.4744403</text:p>
          </table:table-cell>
          <table:table-cell table:style-name="ce1" office:value-type="float" office:value="-0.4691668496962" calcext:value-type="float">
            <text:p>-0.4691668</text:p>
          </table:table-cell>
          <table:table-cell table:style-name="ce1" office:value-type="float" office:value="-0.4717591438961" calcext:value-type="float">
            <text:p>-0.4717591</text:p>
          </table:table-cell>
          <table:table-cell table:style-name="ce1" office:value-type="float" office:value="-0.4733668316979" calcext:value-type="float">
            <text:p>-0.4733668</text:p>
          </table:table-cell>
          <table:table-cell table:style-name="ce2" office:value-type="float" office:value="-0.4635539786451" calcext:value-type="float">
            <text:p>-0.4635540</text:p>
          </table:table-cell>
          <table:table-cell table:style-name="ce2" office:value-type="float" office:value="-0.46269653548" calcext:value-type="float">
            <text:p>-0.4626965</text:p>
          </table:table-cell>
          <table:table-cell table:style-name="ce1" office:value-type="float" office:value="-0.4779703251096" calcext:value-type="float">
            <text:p>-0.4779703</text:p>
          </table:table-cell>
          <table:table-cell table:style-name="ce1" office:value-type="float" office:value="-0.4773452535409" calcext:value-type="float">
            <text:p>-0.4773453</text:p>
          </table:table-cell>
          <table:table-cell table:style-name="ce2" office:value-type="float" office:value="-0.4624004454779" calcext:value-type="float">
            <text:p>-0.4624004</text:p>
          </table:table-cell>
          <table:table-cell table:style-name="ce2" office:value-type="float" office:value="-0.4674258713751" calcext:value-type="float">
            <text:p>-0.4674259</text:p>
          </table:table-cell>
        </table:table-row>
        <table:table-row table:style-name="ro1">
          <table:table-cell table:style-name="ce1" office:value-type="float" office:value="-0.4733657412176" calcext:value-type="float">
            <text:p>-0.4733657</text:p>
          </table:table-cell>
          <table:table-cell table:style-name="ce1" office:value-type="float" office:value="-0.4755390792342" calcext:value-type="float">
            <text:p>-0.4755391</text:p>
          </table:table-cell>
          <table:table-cell table:style-name="ce1" office:value-type="float" office:value="-0.463801249279" calcext:value-type="float">
            <text:p>-0.4638012</text:p>
          </table:table-cell>
          <table:table-cell table:style-name="ce1" office:value-type="float" office:value="-0.4755391916504" calcext:value-type="float">
            <text:p>-0.4755392</text:p>
          </table:table-cell>
          <table:table-cell table:style-name="ce1" office:value-type="float" office:value="-0.4733658130063" calcext:value-type="float">
            <text:p>-0.4733658</text:p>
          </table:table-cell>
          <table:table-cell table:style-name="ce1" office:value-type="float" office:value="-0.4702670849318" calcext:value-type="float">
            <text:p>-0.4702671</text:p>
          </table:table-cell>
          <table:table-cell table:style-name="ce1" office:value-type="float" office:value="-0.4697232876225" calcext:value-type="float">
            <text:p>-0.4697233</text:p>
          </table:table-cell>
          <table:table-cell table:style-name="ce1" office:value-type="float" office:value="-0.472649098232" calcext:value-type="float">
            <text:p>-0.4726491</text:p>
          </table:table-cell>
          <table:table-cell table:style-name="ce1" office:value-type="float" office:value="-0.4632498858993" calcext:value-type="float">
            <text:p>-0.4632499</text:p>
          </table:table-cell>
          <table:table-cell table:style-name="ce1" office:value-type="float" office:value="-0.4726491242555" calcext:value-type="float">
            <text:p>-0.4726491</text:p>
          </table:table-cell>
          <table:table-cell table:style-name="ce1" office:value-type="float" office:value="-0.4697233243739" calcext:value-type="float">
            <text:p>-0.4697233</text:p>
          </table:table-cell>
          <table:table-cell table:style-name="ce1" office:value-type="float" office:value="-0.4691522175304" calcext:value-type="float">
            <text:p>-0.4691522</text:p>
          </table:table-cell>
          <table:table-cell table:style-name="ce1" office:value-type="float" office:value="-0.4680542045024" calcext:value-type="float">
            <text:p>-0.4680542</text:p>
          </table:table-cell>
          <table:table-cell table:style-name="ce1" office:value-type="float" office:value="-0.4728600262834" calcext:value-type="float">
            <text:p>-0.4728600</text:p>
          </table:table-cell>
          <table:table-cell table:style-name="ce2" office:value-type="float" office:value="-0.4629106342597" calcext:value-type="float">
            <text:p>-0.4629106</text:p>
          </table:table-cell>
          <table:table-cell table:style-name="ce2" office:value-type="float" office:value="-0.4626956471581" calcext:value-type="float">
            <text:p>-0.4626956</text:p>
          </table:table-cell>
          <table:table-cell table:style-name="ce1" office:value-type="float" office:value="-0.4779559112442" calcext:value-type="float">
            <text:p>-0.4779559</text:p>
          </table:table-cell>
          <table:table-cell table:style-name="ce1" office:value-type="float" office:value="-0.4773204138036" calcext:value-type="float">
            <text:p>-0.4773204</text:p>
          </table:table-cell>
          <table:table-cell table:style-name="ce2" office:value-type="float" office:value="-0.4623956546318" calcext:value-type="float">
            <text:p>-0.4623957</text:p>
          </table:table-cell>
          <table:table-cell table:style-name="ce2" office:value-type="float" office:value="-0.4674248976165" calcext:value-type="float">
            <text:p>-0.4674249</text:p>
          </table:table-cell>
        </table:table-row>
        <table:table-row table:style-name="ro1">
          <table:table-cell table:style-name="ce1" office:value-type="float" office:value="-0.464735357482" calcext:value-type="float">
            <text:p>-0.4647354</text:p>
          </table:table-cell>
          <table:table-cell table:style-name="ce1" office:value-type="float" office:value="-0.4497033529192" calcext:value-type="float">
            <text:p>-0.4497034</text:p>
          </table:table-cell>
          <table:table-cell table:style-name="ce1" office:value-type="float" office:value="-0.4623352248848" calcext:value-type="float">
            <text:p>-0.4623352</text:p>
          </table:table-cell>
          <table:table-cell table:style-name="ce1" office:value-type="float" office:value="-0.4497032755158" calcext:value-type="float">
            <text:p>-0.4497033</text:p>
          </table:table-cell>
          <table:table-cell table:style-name="ce1" office:value-type="float" office:value="-0.4647353120255" calcext:value-type="float">
            <text:p>-0.4647353</text:p>
          </table:table-cell>
          <table:table-cell table:style-name="ce1" office:value-type="float" office:value="-0.4647319469548" calcext:value-type="float">
            <text:p>-0.4647319</text:p>
          </table:table-cell>
          <table:table-cell table:style-name="ce1" office:value-type="float" office:value="-0.4637873878277" calcext:value-type="float">
            <text:p>-0.4637874</text:p>
          </table:table-cell>
          <table:table-cell table:style-name="ce1" office:value-type="float" office:value="-0.4645386419484" calcext:value-type="float">
            <text:p>-0.4645386</text:p>
          </table:table-cell>
          <table:table-cell table:style-name="ce1" office:value-type="float" office:value="-0.4631757491917" calcext:value-type="float">
            <text:p>-0.4631757</text:p>
          </table:table-cell>
          <table:table-cell table:style-name="ce1" office:value-type="float" office:value="-0.4645386590602" calcext:value-type="float">
            <text:p>-0.4645387</text:p>
          </table:table-cell>
          <table:table-cell table:style-name="ce1" office:value-type="float" office:value="-0.4637875285627" calcext:value-type="float">
            <text:p>-0.4637875</text:p>
          </table:table-cell>
          <table:table-cell table:style-name="ce1" office:value-type="float" office:value="-0.4641455546632" calcext:value-type="float">
            <text:p>-0.4641456</text:p>
          </table:table-cell>
          <table:table-cell table:style-name="ce1" office:value-type="float" office:value="-0.4626329822228" calcext:value-type="float">
            <text:p>-0.4626330</text:p>
          </table:table-cell>
          <table:table-cell table:style-name="ce1" office:value-type="float" office:value="-0.4711449552272" calcext:value-type="float">
            <text:p>-0.4711450</text:p>
          </table:table-cell>
          <table:table-cell table:style-name="ce2" office:value-type="float" office:value="-0.4628074920441" calcext:value-type="float">
            <text:p>-0.4628075</text:p>
          </table:table-cell>
          <table:table-cell table:style-name="ce2" office:value-type="float" office:value="-0.4538636691614" calcext:value-type="float">
            <text:p>-0.4538637</text:p>
          </table:table-cell>
          <table:table-cell table:style-name="ce1" office:value-type="float" office:value="-0.4588562124189" calcext:value-type="float">
            <text:p>-0.4588562</text:p>
          </table:table-cell>
          <table:table-cell table:style-name="ce1" office:value-type="float" office:value="-0.4457121549708" calcext:value-type="float">
            <text:p>-0.4457122</text:p>
          </table:table-cell>
          <table:table-cell table:style-name="ce2" office:value-type="float" office:value="-0.4457851615482" calcext:value-type="float">
            <text:p>-0.4457852</text:p>
          </table:table-cell>
          <table:table-cell table:style-name="ce2" office:value-type="float" office:value="-0.4614694472157" calcext:value-type="float">
            <text:p>-0.4614694</text:p>
          </table:table-cell>
        </table:table-row>
        <table:table-row table:style-name="ro1">
          <table:table-cell table:style-name="ce1" office:value-type="float" office:value="-0.4645811412554" calcext:value-type="float">
            <text:p>-0.4645811</text:p>
          </table:table-cell>
          <table:table-cell table:style-name="ce1" office:value-type="float" office:value="-0.4468882172059" calcext:value-type="float">
            <text:p>-0.4468882</text:p>
          </table:table-cell>
          <table:table-cell table:style-name="ce1" office:value-type="float" office:value="-0.4620743262757" calcext:value-type="float">
            <text:p>-0.4620743</text:p>
          </table:table-cell>
          <table:table-cell table:style-name="ce1" office:value-type="float" office:value="-0.4468881615504" calcext:value-type="float">
            <text:p>-0.4468882</text:p>
          </table:table-cell>
          <table:table-cell table:style-name="ce1" office:value-type="float" office:value="-0.4645811731808" calcext:value-type="float">
            <text:p>-0.4645812</text:p>
          </table:table-cell>
          <table:table-cell table:style-name="ce1" office:value-type="float" office:value="-0.4647261519721" calcext:value-type="float">
            <text:p>-0.4647262</text:p>
          </table:table-cell>
          <table:table-cell table:style-name="ce1" office:value-type="float" office:value="-0.46343752337" calcext:value-type="float">
            <text:p>-0.4634375</text:p>
          </table:table-cell>
          <table:table-cell table:style-name="ce1" office:value-type="float" office:value="-0.4585844954413" calcext:value-type="float">
            <text:p>-0.4585845</text:p>
          </table:table-cell>
          <table:table-cell table:style-name="ce1" office:value-type="float" office:value="-0.4619743824011" calcext:value-type="float">
            <text:p>-0.4619744</text:p>
          </table:table-cell>
          <table:table-cell table:style-name="ce1" office:value-type="float" office:value="-0.4585844346818" calcext:value-type="float">
            <text:p>-0.4585844</text:p>
          </table:table-cell>
          <table:table-cell table:style-name="ce1" office:value-type="float" office:value="-0.4634374425442" calcext:value-type="float">
            <text:p>-0.4634374</text:p>
          </table:table-cell>
          <table:table-cell table:style-name="ce1" office:value-type="float" office:value="-0.464119045648" calcext:value-type="float">
            <text:p>-0.4641190</text:p>
          </table:table-cell>
          <table:table-cell table:style-name="ce1" office:value-type="float" office:value="-0.462329448194" calcext:value-type="float">
            <text:p>-0.4623294</text:p>
          </table:table-cell>
          <table:table-cell table:style-name="ce1" office:value-type="float" office:value="-0.4636602168969" calcext:value-type="float">
            <text:p>-0.4636602</text:p>
          </table:table-cell>
          <table:table-cell table:style-name="ce2" office:value-type="float" office:value="-0.4619326039618" calcext:value-type="float">
            <text:p>-0.4619326</text:p>
          </table:table-cell>
          <table:table-cell table:style-name="ce2" office:value-type="float" office:value="-0.4538447858411" calcext:value-type="float">
            <text:p>-0.4538448</text:p>
          </table:table-cell>
          <table:table-cell table:style-name="ce1" office:value-type="float" office:value="-0.4588482791561" calcext:value-type="float">
            <text:p>-0.4588483</text:p>
          </table:table-cell>
          <table:table-cell table:style-name="ce1" office:value-type="float" office:value="-0.4456735787726" calcext:value-type="float">
            <text:p>-0.4456736</text:p>
          </table:table-cell>
          <table:table-cell table:style-name="ce2" office:value-type="float" office:value="-0.4457388764248" calcext:value-type="float">
            <text:p>-0.4457389</text:p>
          </table:table-cell>
          <table:table-cell table:style-name="ce2" office:value-type="float" office:value="-0.4614644787207" calcext:value-type="float">
            <text:p>-0.4614645</text:p>
          </table:table-cell>
        </table:table-row>
        <table:table-row table:style-name="ro1">
          <table:table-cell table:style-name="ce1" office:value-type="float" office:value="-0.4567455733721" calcext:value-type="float">
            <text:p>-0.4567456</text:p>
          </table:table-cell>
          <table:table-cell table:style-name="ce1" office:value-type="float" office:value="-0.4430672444148" calcext:value-type="float">
            <text:p>-0.4430672</text:p>
          </table:table-cell>
          <table:table-cell table:style-name="ce1" office:value-type="float" office:value="-0.4513419676943" calcext:value-type="float">
            <text:p>-0.4513420</text:p>
          </table:table-cell>
          <table:table-cell table:style-name="ce1" office:value-type="float" office:value="-0.4430672119236" calcext:value-type="float">
            <text:p>-0.4430672</text:p>
          </table:table-cell>
          <table:table-cell table:style-name="ce1" office:value-type="float" office:value="-0.4567457331043" calcext:value-type="float">
            <text:p>-0.4567457</text:p>
          </table:table-cell>
          <table:table-cell table:style-name="ce1" office:value-type="float" office:value="-0.4527377638478" calcext:value-type="float">
            <text:p>-0.4527378</text:p>
          </table:table-cell>
          <table:table-cell table:style-name="ce1" office:value-type="float" office:value="-0.452442050464" calcext:value-type="float">
            <text:p>-0.4524421</text:p>
          </table:table-cell>
          <table:table-cell table:style-name="ce1" office:value-type="float" office:value="-0.446942886278" calcext:value-type="float">
            <text:p>-0.4469429</text:p>
          </table:table-cell>
          <table:table-cell table:style-name="ce1" office:value-type="float" office:value="-0.4619328666406" calcext:value-type="float">
            <text:p>-0.4619329</text:p>
          </table:table-cell>
          <table:table-cell table:style-name="ce1" office:value-type="float" office:value="-0.4469428657988" calcext:value-type="float">
            <text:p>-0.4469429</text:p>
          </table:table-cell>
          <table:table-cell table:style-name="ce1" office:value-type="float" office:value="-0.4524421374989" calcext:value-type="float">
            <text:p>-0.4524421</text:p>
          </table:table-cell>
          <table:table-cell table:style-name="ce1" office:value-type="float" office:value="-0.4509968262663" calcext:value-type="float">
            <text:p>-0.4509968</text:p>
          </table:table-cell>
          <table:table-cell table:style-name="ce1" office:value-type="float" office:value="-0.4552519052848" calcext:value-type="float">
            <text:p>-0.4552519</text:p>
          </table:table-cell>
          <table:table-cell table:style-name="ce1" office:value-type="float" office:value="-0.4523203129398" calcext:value-type="float">
            <text:p>-0.4523203</text:p>
          </table:table-cell>
          <table:table-cell table:style-name="ce2" office:value-type="float" office:value="-0.4618887644098" calcext:value-type="float">
            <text:p>-0.4618888</text:p>
          </table:table-cell>
          <table:table-cell table:style-name="ce2" office:value-type="float" office:value="-0.4443873515678" calcext:value-type="float">
            <text:p>-0.4443874</text:p>
          </table:table-cell>
          <table:table-cell table:style-name="ce1" office:value-type="float" office:value="-0.4494695951354" calcext:value-type="float">
            <text:p>-0.4494696</text:p>
          </table:table-cell>
          <table:table-cell table:style-name="ce1" office:value-type="float" office:value="-0.4362754204078" calcext:value-type="float">
            <text:p>-0.4362754</text:p>
          </table:table-cell>
          <table:table-cell table:style-name="ce2" office:value-type="float" office:value="-0.4393183065114" calcext:value-type="float">
            <text:p>-0.4393183</text:p>
          </table:table-cell>
          <table:table-cell table:style-name="ce2" office:value-type="float" office:value="-0.4505286000445" calcext:value-type="float">
            <text:p>-0.4505286</text:p>
          </table:table-cell>
        </table:table-row>
        <table:table-row table:style-name="ro1">
          <table:table-cell table:style-name="ce1" office:value-type="float" office:value="-0.4482964606229" calcext:value-type="float">
            <text:p>-0.4482965</text:p>
          </table:table-cell>
          <table:table-cell table:style-name="ce1" office:value-type="float" office:value="-0.4385654376204" calcext:value-type="float">
            <text:p>-0.4385654</text:p>
          </table:table-cell>
          <table:table-cell table:style-name="ce1" office:value-type="float" office:value="-0.4456416103857" calcext:value-type="float">
            <text:p>-0.4456416</text:p>
          </table:table-cell>
          <table:table-cell table:style-name="ce1" office:value-type="float" office:value="-0.4385654052146" calcext:value-type="float">
            <text:p>-0.4385654</text:p>
          </table:table-cell>
          <table:table-cell table:style-name="ce1" office:value-type="float" office:value="-0.4482965016584" calcext:value-type="float">
            <text:p>-0.4482965</text:p>
          </table:table-cell>
          <table:table-cell table:style-name="ce1" office:value-type="float" office:value="-0.4527230917659" calcext:value-type="float">
            <text:p>-0.4527231</text:p>
          </table:table-cell>
          <table:table-cell table:style-name="ce1" office:value-type="float" office:value="-0.4522357221831" calcext:value-type="float">
            <text:p>-0.4522357</text:p>
          </table:table-cell>
          <table:table-cell table:style-name="ce1" office:value-type="float" office:value="-0.4421623236588" calcext:value-type="float">
            <text:p>-0.4421623</text:p>
          </table:table-cell>
          <table:table-cell table:style-name="ce1" office:value-type="float" office:value="-0.445324023658" calcext:value-type="float">
            <text:p>-0.4453240</text:p>
          </table:table-cell>
          <table:table-cell table:style-name="ce1" office:value-type="float" office:value="-0.442162304" calcext:value-type="float">
            <text:p>-0.4421623</text:p>
          </table:table-cell>
          <table:table-cell table:style-name="ce1" office:value-type="float" office:value="-0.45223566913" calcext:value-type="float">
            <text:p>-0.4522357</text:p>
          </table:table-cell>
          <table:table-cell table:style-name="ce1" office:value-type="float" office:value="-0.4509675082597" calcext:value-type="float">
            <text:p>-0.4509675</text:p>
          </table:table-cell>
          <table:table-cell table:style-name="ce1" office:value-type="float" office:value="-0.4522763205849" calcext:value-type="float">
            <text:p>-0.4522763</text:p>
          </table:table-cell>
          <table:table-cell table:style-name="ce1" office:value-type="float" office:value="-0.4411318221181" calcext:value-type="float">
            <text:p>-0.4411318</text:p>
          </table:table-cell>
          <table:table-cell table:style-name="ce2" office:value-type="float" office:value="-0.4451521666365" calcext:value-type="float">
            <text:p>-0.4451522</text:p>
          </table:table-cell>
          <table:table-cell table:style-name="ce2" office:value-type="float" office:value="-0.4443820793162" calcext:value-type="float">
            <text:p>-0.4443821</text:p>
          </table:table-cell>
          <table:table-cell table:style-name="ce1" office:value-type="float" office:value="-0.4494417144518" calcext:value-type="float">
            <text:p>-0.4494417</text:p>
          </table:table-cell>
          <table:table-cell table:style-name="ce1" office:value-type="float" office:value="-0.436242922304" calcext:value-type="float">
            <text:p>-0.4362429</text:p>
          </table:table-cell>
          <table:table-cell table:style-name="ce2" office:value-type="float" office:value="-0.4392555667314" calcext:value-type="float">
            <text:p>-0.4392556</text:p>
          </table:table-cell>
          <table:table-cell table:style-name="ce2" office:value-type="float" office:value="-0.4505138840526" calcext:value-type="float">
            <text:p>-0.4505139</text:p>
          </table:table-cell>
        </table:table-row>
        <table:table-row table:style-name="ro1">
          <table:table-cell table:style-name="ce1" office:value-type="float" office:value="-0.4430522741906" calcext:value-type="float">
            <text:p>-0.4430523</text:p>
          </table:table-cell>
          <table:table-cell table:style-name="ce1" office:value-type="float" office:value="-0.4284799961488" calcext:value-type="float">
            <text:p>-0.4284800</text:p>
          </table:table-cell>
          <table:table-cell table:style-name="ce1" office:value-type="float" office:value="-0.4455947665165" calcext:value-type="float">
            <text:p>-0.4455948</text:p>
          </table:table-cell>
          <table:table-cell table:style-name="ce1" office:value-type="float" office:value="-0.4284799883974" calcext:value-type="float">
            <text:p>-0.4284800</text:p>
          </table:table-cell>
          <table:table-cell table:style-name="ce1" office:value-type="float" office:value="-0.4430522159086" calcext:value-type="float">
            <text:p>-0.4430522</text:p>
          </table:table-cell>
          <table:table-cell table:style-name="ce1" office:value-type="float" office:value="-0.4413854108592" calcext:value-type="float">
            <text:p>-0.4413854</text:p>
          </table:table-cell>
          <table:table-cell table:style-name="ce1" office:value-type="float" office:value="-0.4483099737251" calcext:value-type="float">
            <text:p>-0.4483100</text:p>
          </table:table-cell>
          <table:table-cell table:style-name="ce1" office:value-type="float" office:value="-0.4409509628363" calcext:value-type="float">
            <text:p>-0.4409510</text:p>
          </table:table-cell>
          <table:table-cell table:style-name="ce1" office:value-type="float" office:value="-0.4452760826908" calcext:value-type="float">
            <text:p>-0.4452761</text:p>
          </table:table-cell>
          <table:table-cell table:style-name="ce1" office:value-type="float" office:value="-0.4409510177702" calcext:value-type="float">
            <text:p>-0.4409510</text:p>
          </table:table-cell>
          <table:table-cell table:style-name="ce1" office:value-type="float" office:value="-0.4483099187825" calcext:value-type="float">
            <text:p>-0.4483099</text:p>
          </table:table-cell>
          <table:table-cell table:style-name="ce1" office:value-type="float" office:value="-0.4402640277513" calcext:value-type="float">
            <text:p>-0.4402640</text:p>
          </table:table-cell>
          <table:table-cell table:style-name="ce1" office:value-type="float" office:value="-0.4518070044677" calcext:value-type="float">
            <text:p>-0.4518070</text:p>
          </table:table-cell>
          <table:table-cell table:style-name="ce1" office:value-type="float" office:value="-0.4410744097481" calcext:value-type="float">
            <text:p>-0.4410744</text:p>
          </table:table-cell>
          <table:table-cell table:style-name="ce2" office:value-type="float" office:value="-0.4451036729015" calcext:value-type="float">
            <text:p>-0.4451037</text:p>
          </table:table-cell>
          <table:table-cell table:style-name="ce2" office:value-type="float" office:value="-0.4414087552096" calcext:value-type="float">
            <text:p>-0.4414088</text:p>
          </table:table-cell>
          <table:table-cell table:style-name="ce1" office:value-type="float" office:value="-0.4452887815664" calcext:value-type="float">
            <text:p>-0.4452888</text:p>
          </table:table-cell>
          <table:table-cell table:style-name="ce1" office:value-type="float" office:value="-0.4255366661501" calcext:value-type="float">
            <text:p>-0.4255367</text:p>
          </table:table-cell>
          <table:table-cell table:style-name="ce2" office:value-type="float" office:value="-0.4372696408819" calcext:value-type="float">
            <text:p>-0.4372696</text:p>
          </table:table-cell>
          <table:table-cell table:style-name="ce2" office:value-type="float" office:value="-0.4460036502418" calcext:value-type="float">
            <text:p>-0.4460037</text:p>
          </table:table-cell>
        </table:table-row>
        <table:table-row table:style-name="ro1">
          <table:table-cell table:style-name="ce1" office:value-type="float" office:value="-0.4409570192109" calcext:value-type="float">
            <text:p>-0.4409570</text:p>
          </table:table-cell>
          <table:table-cell table:style-name="ce1" office:value-type="float" office:value="-0.4255324751821" calcext:value-type="float">
            <text:p>-0.4255325</text:p>
          </table:table-cell>
          <table:table-cell table:style-name="ce1" office:value-type="float" office:value="-0.4353660028096" calcext:value-type="float">
            <text:p>-0.4353660</text:p>
          </table:table-cell>
          <table:table-cell table:style-name="ce1" office:value-type="float" office:value="-0.4255325018866" calcext:value-type="float">
            <text:p>-0.4255325</text:p>
          </table:table-cell>
          <table:table-cell table:style-name="ce1" office:value-type="float" office:value="-0.4409570625373" calcext:value-type="float">
            <text:p>-0.4409571</text:p>
          </table:table-cell>
          <table:table-cell table:style-name="ce1" office:value-type="float" office:value="-0.4413723987181" calcext:value-type="float">
            <text:p>-0.4413724</text:p>
          </table:table-cell>
          <table:table-cell table:style-name="ce1" office:value-type="float" office:value="-0.4425340065433" calcext:value-type="float">
            <text:p>-0.4425340</text:p>
          </table:table-cell>
          <table:table-cell table:style-name="ce1" office:value-type="float" office:value="-0.4320846319311" calcext:value-type="float">
            <text:p>-0.4320846</text:p>
          </table:table-cell>
          <table:table-cell table:style-name="ce1" office:value-type="float" office:value="-0.4439477588675" calcext:value-type="float">
            <text:p>-0.4439478</text:p>
          </table:table-cell>
          <table:table-cell table:style-name="ce1" office:value-type="float" office:value="-0.4320846458886" calcext:value-type="float">
            <text:p>-0.4320846</text:p>
          </table:table-cell>
          <table:table-cell table:style-name="ce1" office:value-type="float" office:value="-0.4425340192728" calcext:value-type="float">
            <text:p>-0.4425340</text:p>
          </table:table-cell>
          <table:table-cell table:style-name="ce1" office:value-type="float" office:value="-0.440247866708" calcext:value-type="float">
            <text:p>-0.4402479</text:p>
          </table:table-cell>
          <table:table-cell table:style-name="ce1" office:value-type="float" office:value="-0.4448004718009" calcext:value-type="float">
            <text:p>-0.4448005</text:p>
          </table:table-cell>
          <table:table-cell table:style-name="ce1" office:value-type="float" office:value="-0.438838298471" calcext:value-type="float">
            <text:p>-0.4388383</text:p>
          </table:table-cell>
          <table:table-cell table:style-name="ce2" office:value-type="float" office:value="-0.4422615796159" calcext:value-type="float">
            <text:p>-0.4422616</text:p>
          </table:table-cell>
          <table:table-cell table:style-name="ce2" office:value-type="float" office:value="-0.4413988234631" calcext:value-type="float">
            <text:p>-0.4413988</text:p>
          </table:table-cell>
          <table:table-cell table:style-name="ce1" office:value-type="float" office:value="-0.4452754290656" calcext:value-type="float">
            <text:p>-0.4452754</text:p>
          </table:table-cell>
          <table:table-cell table:style-name="ce1" office:value-type="float" office:value="-0.4255194251454" calcext:value-type="float">
            <text:p>-0.4255194</text:p>
          </table:table-cell>
          <table:table-cell table:style-name="ce2" office:value-type="float" office:value="-0.437238677275" calcext:value-type="float">
            <text:p>-0.4372387</text:p>
          </table:table-cell>
          <table:table-cell table:style-name="ce2" office:value-type="float" office:value="-0.4459976398745" calcext:value-type="float">
            <text:p>-0.4459976</text:p>
          </table:table-cell>
        </table:table-row>
        <table:table-row table:style-name="ro1">
          <table:table-cell table:style-name="ce1" office:value-type="float" office:value="-0.4360123240212" calcext:value-type="float">
            <text:p>-0.4360123</text:p>
          </table:table-cell>
          <table:table-cell table:style-name="ce1" office:value-type="float" office:value="-0.4248449636949" calcext:value-type="float">
            <text:p>-0.4248450</text:p>
          </table:table-cell>
          <table:table-cell table:style-name="ce1" office:value-type="float" office:value="-0.4286284714247" calcext:value-type="float">
            <text:p>-0.4286285</text:p>
          </table:table-cell>
          <table:table-cell table:style-name="ce1" office:value-type="float" office:value="-0.4248450385267" calcext:value-type="float">
            <text:p>-0.4248450</text:p>
          </table:table-cell>
          <table:table-cell table:style-name="ce1" office:value-type="float" office:value="-0.4360123158541" calcext:value-type="float">
            <text:p>-0.4360123</text:p>
          </table:table-cell>
          <table:table-cell table:style-name="ce1" office:value-type="float" office:value="-0.4326746866495" calcext:value-type="float">
            <text:p>-0.4326747</text:p>
          </table:table-cell>
          <table:table-cell table:style-name="ce1" office:value-type="float" office:value="-0.4365819566951" calcext:value-type="float">
            <text:p>-0.4365820</text:p>
          </table:table-cell>
          <table:table-cell table:style-name="ce1" office:value-type="float" office:value="-0.4276917429131" calcext:value-type="float">
            <text:p>-0.4276917</text:p>
          </table:table-cell>
          <table:table-cell table:style-name="ce1" office:value-type="float" office:value="-0.4289484239754" calcext:value-type="float">
            <text:p>-0.4289484</text:p>
          </table:table-cell>
          <table:table-cell table:style-name="ce1" office:value-type="float" office:value="-0.4276917351023" calcext:value-type="float">
            <text:p>-0.4276917</text:p>
          </table:table-cell>
          <table:table-cell table:style-name="ce1" office:value-type="float" office:value="-0.4365820047734" calcext:value-type="float">
            <text:p>-0.4365820</text:p>
          </table:table-cell>
          <table:table-cell table:style-name="ce1" office:value-type="float" office:value="-0.4275999244562" calcext:value-type="float">
            <text:p>-0.4275999</text:p>
          </table:table-cell>
          <table:table-cell table:style-name="ce1" office:value-type="float" office:value="-0.443698218109" calcext:value-type="float">
            <text:p>-0.4436982</text:p>
          </table:table-cell>
          <table:table-cell table:style-name="ce1" office:value-type="float" office:value="-0.427494638513" calcext:value-type="float">
            <text:p>-0.4274946</text:p>
          </table:table-cell>
          <table:table-cell table:style-name="ce2" office:value-type="float" office:value="-0.4321020334164" calcext:value-type="float">
            <text:p>-0.4321020</text:p>
          </table:table-cell>
          <table:table-cell table:style-name="ce2" office:value-type="float" office:value="-0.438008777914" calcext:value-type="float">
            <text:p>-0.4380088</text:p>
          </table:table-cell>
          <table:table-cell table:style-name="ce1" office:value-type="float" office:value="-0.4363638858626" calcext:value-type="float">
            <text:p>-0.4363639</text:p>
          </table:table-cell>
          <table:table-cell table:style-name="ce1" office:value-type="float" office:value="-0.4139073068462" calcext:value-type="float">
            <text:p>-0.4139073</text:p>
          </table:table-cell>
          <table:table-cell table:style-name="ce2" office:value-type="float" office:value="-0.430259717521" calcext:value-type="float">
            <text:p>-0.4302597</text:p>
          </table:table-cell>
          <table:table-cell table:style-name="ce2" office:value-type="float" office:value="-0.4392741733186" calcext:value-type="float">
            <text:p>-0.4392742</text:p>
          </table:table-cell>
        </table:table-row>
        <table:table-row table:style-name="ro1">
          <table:table-cell table:style-name="ce1" office:value-type="float" office:value="-0.4349652364384" calcext:value-type="float">
            <text:p>-0.4349652</text:p>
          </table:table-cell>
          <table:table-cell table:style-name="ce1" office:value-type="float" office:value="-0.4170538827617" calcext:value-type="float">
            <text:p>-0.4170539</text:p>
          </table:table-cell>
          <table:table-cell table:style-name="ce1" office:value-type="float" office:value="-0.42723836046" calcext:value-type="float">
            <text:p>-0.4272384</text:p>
          </table:table-cell>
          <table:table-cell table:style-name="ce1" office:value-type="float" office:value="-0.4170539854445" calcext:value-type="float">
            <text:p>-0.4170540</text:p>
          </table:table-cell>
          <table:table-cell table:style-name="ce1" office:value-type="float" office:value="-0.4349652305414" calcext:value-type="float">
            <text:p>-0.4349652</text:p>
          </table:table-cell>
          <table:table-cell table:style-name="ce1" office:value-type="float" office:value="-0.4326649326198" calcext:value-type="float">
            <text:p>-0.4326649</text:p>
          </table:table-cell>
          <table:table-cell table:style-name="ce1" office:value-type="float" office:value="-0.436404844741" calcext:value-type="float">
            <text:p>-0.4364048</text:p>
          </table:table-cell>
          <table:table-cell table:style-name="ce1" office:value-type="float" office:value="-0.4264723220442" calcext:value-type="float">
            <text:p>-0.4264723</text:p>
          </table:table-cell>
          <table:table-cell table:style-name="ce1" office:value-type="float" office:value="-0.4268015979565" calcext:value-type="float">
            <text:p>-0.4268016</text:p>
          </table:table-cell>
          <table:table-cell table:style-name="ce1" office:value-type="float" office:value="-0.4264724495886" calcext:value-type="float">
            <text:p>-0.4264724</text:p>
          </table:table-cell>
          <table:table-cell table:style-name="ce1" office:value-type="float" office:value="-0.436404872916" calcext:value-type="float">
            <text:p>-0.4364049</text:p>
          </table:table-cell>
          <table:table-cell table:style-name="ce1" office:value-type="float" office:value="-0.427597353719" calcext:value-type="float">
            <text:p>-0.4275974</text:p>
          </table:table-cell>
          <table:table-cell table:style-name="ce1" office:value-type="float" office:value="-0.4398998208193" calcext:value-type="float">
            <text:p>-0.4398998</text:p>
          </table:table-cell>
          <table:table-cell table:style-name="ce1" office:value-type="float" office:value="-0.4243544893771" calcext:value-type="float">
            <text:p>-0.4243545</text:p>
          </table:table-cell>
          <table:table-cell table:style-name="ce2" office:value-type="float" office:value="-0.4290614331452" calcext:value-type="float">
            <text:p>-0.4290614</text:p>
          </table:table-cell>
          <table:table-cell table:style-name="ce2" office:value-type="float" office:value="-0.4380027824034" calcext:value-type="float">
            <text:p>-0.4380028</text:p>
          </table:table-cell>
          <table:table-cell table:style-name="ce1" office:value-type="float" office:value="-0.4363346427176" calcext:value-type="float">
            <text:p>-0.4363346</text:p>
          </table:table-cell>
          <table:table-cell table:style-name="ce1" office:value-type="float" office:value="-0.4139017160552" calcext:value-type="float">
            <text:p>-0.4139017</text:p>
          </table:table-cell>
          <table:table-cell table:style-name="ce2" office:value-type="float" office:value="-0.4302311853779" calcext:value-type="float">
            <text:p>-0.4302312</text:p>
          </table:table-cell>
          <table:table-cell table:style-name="ce2" office:value-type="float" office:value="-0.4392712491889" calcext:value-type="float">
            <text:p>-0.4392712</text:p>
          </table:table-cell>
        </table:table-row>
        <table:table-row table:style-name="ro1">
          <table:table-cell table:style-name="ce1" office:value-type="float" office:value="-0.423742265994" calcext:value-type="float">
            <text:p>-0.4237423</text:p>
          </table:table-cell>
          <table:table-cell table:style-name="ce1" office:value-type="float" office:value="-0.4155730926263" calcext:value-type="float">
            <text:p>-0.4155731</text:p>
          </table:table-cell>
          <table:table-cell table:style-name="ce1" office:value-type="float" office:value="-0.4187589801964" calcext:value-type="float">
            <text:p>-0.4187590</text:p>
          </table:table-cell>
          <table:table-cell table:style-name="ce1" office:value-type="float" office:value="-0.4155731246335" calcext:value-type="float">
            <text:p>-0.4155731</text:p>
          </table:table-cell>
          <table:table-cell table:style-name="ce1" office:value-type="float" office:value="-0.4237421540471" calcext:value-type="float">
            <text:p>-0.4237422</text:p>
          </table:table-cell>
          <table:table-cell table:style-name="ce1" office:value-type="float" office:value="-0.4214540996412" calcext:value-type="float">
            <text:p>-0.4214541</text:p>
          </table:table-cell>
          <table:table-cell table:style-name="ce1" office:value-type="float" office:value="-0.4339296431494" calcext:value-type="float">
            <text:p>-0.4339296</text:p>
          </table:table-cell>
          <table:table-cell table:style-name="ce1" office:value-type="float" office:value="-0.4225155383081" calcext:value-type="float">
            <text:p>-0.4225155</text:p>
          </table:table-cell>
          <table:table-cell table:style-name="ce1" office:value-type="float" office:value="-0.4223399934917" calcext:value-type="float">
            <text:p>-0.4223400</text:p>
          </table:table-cell>
          <table:table-cell table:style-name="ce1" office:value-type="float" office:value="-0.4225156106855" calcext:value-type="float">
            <text:p>-0.4225156</text:p>
          </table:table-cell>
          <table:table-cell table:style-name="ce1" office:value-type="float" office:value="-0.4339296340617" calcext:value-type="float">
            <text:p>-0.4339296</text:p>
          </table:table-cell>
          <table:table-cell table:style-name="ce1" office:value-type="float" office:value="-0.4218249189032" calcext:value-type="float">
            <text:p>-0.4218249</text:p>
          </table:table-cell>
          <table:table-cell table:style-name="ce1" office:value-type="float" office:value="-0.4375073569629" calcext:value-type="float">
            <text:p>-0.4375074</text:p>
          </table:table-cell>
          <table:table-cell table:style-name="ce1" office:value-type="float" office:value="-0.4229696316939" calcext:value-type="float">
            <text:p>-0.4229696</text:p>
          </table:table-cell>
          <table:table-cell table:style-name="ce2" office:value-type="float" office:value="-0.4238136511265" calcext:value-type="float">
            <text:p>-0.4238137</text:p>
          </table:table-cell>
          <table:table-cell table:style-name="ce2" office:value-type="float" office:value="-0.421779490743" calcext:value-type="float">
            <text:p>-0.4217795</text:p>
          </table:table-cell>
          <table:table-cell table:style-name="ce1" office:value-type="float" office:value="-0.4189060139979" calcext:value-type="float">
            <text:p>-0.4189060</text:p>
          </table:table-cell>
          <table:table-cell table:style-name="ce1" office:value-type="float" office:value="-0.4101293193723" calcext:value-type="float">
            <text:p>-0.4101293</text:p>
          </table:table-cell>
          <table:table-cell table:style-name="ce2" office:value-type="float" office:value="-0.4220341095423" calcext:value-type="float">
            <text:p>-0.4220341</text:p>
          </table:table-cell>
          <table:table-cell table:style-name="ce2" office:value-type="float" office:value="-0.4212811697702" calcext:value-type="float">
            <text:p>-0.4212812</text:p>
          </table:table-cell>
        </table:table-row>
        <table:table-row table:style-name="ro1">
          <table:table-cell table:style-name="ce1" office:value-type="float" office:value="-0.4191169004658" calcext:value-type="float">
            <text:p>-0.4191169</text:p>
          </table:table-cell>
          <table:table-cell table:style-name="ce1" office:value-type="float" office:value="-0.4142161449514" calcext:value-type="float">
            <text:p>-0.4142161</text:p>
          </table:table-cell>
          <table:table-cell table:style-name="ce1" office:value-type="float" office:value="-0.4166177044208" calcext:value-type="float">
            <text:p>-0.4166177</text:p>
          </table:table-cell>
          <table:table-cell table:style-name="ce1" office:value-type="float" office:value="-0.4142161832652" calcext:value-type="float">
            <text:p>-0.4142162</text:p>
          </table:table-cell>
          <table:table-cell table:style-name="ce1" office:value-type="float" office:value="-0.4191167405886" calcext:value-type="float">
            <text:p>-0.4191167</text:p>
          </table:table-cell>
          <table:table-cell table:style-name="ce1" office:value-type="float" office:value="-0.4214408495822" calcext:value-type="float">
            <text:p>-0.4214408</text:p>
          </table:table-cell>
          <table:table-cell table:style-name="ce1" office:value-type="float" office:value="-0.4281369279752" calcext:value-type="float">
            <text:p>-0.4281369</text:p>
          </table:table-cell>
          <table:table-cell table:style-name="ce1" office:value-type="float" office:value="-0.4120928308117" calcext:value-type="float">
            <text:p>-0.4120928</text:p>
          </table:table-cell>
          <table:table-cell table:style-name="ce1" office:value-type="float" office:value="-0.4172153695182" calcext:value-type="float">
            <text:p>-0.4172154</text:p>
          </table:table-cell>
          <table:table-cell table:style-name="ce1" office:value-type="float" office:value="-0.412092944304" calcext:value-type="float">
            <text:p>-0.4120929</text:p>
          </table:table-cell>
          <table:table-cell table:style-name="ce1" office:value-type="float" office:value="-0.4281368596664" calcext:value-type="float">
            <text:p>-0.4281369</text:p>
          </table:table-cell>
          <table:table-cell table:style-name="ce1" office:value-type="float" office:value="-0.42181036774" calcext:value-type="float">
            <text:p>-0.4218104</text:p>
          </table:table-cell>
          <table:table-cell table:style-name="ce1" office:value-type="float" office:value="-0.4315168212877" calcext:value-type="float">
            <text:p>-0.4315168</text:p>
          </table:table-cell>
          <table:table-cell table:style-name="ce1" office:value-type="float" office:value="-0.4176589042794" calcext:value-type="float">
            <text:p>-0.4176589</text:p>
          </table:table-cell>
          <table:table-cell table:style-name="ce2" office:value-type="float" office:value="-0.4200624786527" calcext:value-type="float">
            <text:p>-0.4200625</text:p>
          </table:table-cell>
          <table:table-cell table:style-name="ce2" office:value-type="float" office:value="-0.4217683203009" calcext:value-type="float">
            <text:p>-0.4217683</text:p>
          </table:table-cell>
          <table:table-cell table:style-name="ce1" office:value-type="float" office:value="-0.4188904702723" calcext:value-type="float">
            <text:p>-0.4188905</text:p>
          </table:table-cell>
          <table:table-cell table:style-name="ce1" office:value-type="float" office:value="-0.4101256128947" calcext:value-type="float">
            <text:p>-0.4101256</text:p>
          </table:table-cell>
          <table:table-cell table:style-name="ce2" office:value-type="float" office:value="-0.4220014381199" calcext:value-type="float">
            <text:p>-0.4220014</text:p>
          </table:table-cell>
          <table:table-cell table:style-name="ce2" office:value-type="float" office:value="-0.4212706767278" calcext:value-type="float">
            <text:p>-0.4212707</text:p>
          </table:table-cell>
        </table:table-row>
        <table:table-row table:style-name="ro1">
          <table:table-cell table:style-name="ce1" office:value-type="float" office:value="-0.4124462195817" calcext:value-type="float">
            <text:p>-0.4124462</text:p>
          </table:table-cell>
          <table:table-cell table:style-name="ce1" office:value-type="float" office:value="-0.4083515312629" calcext:value-type="float">
            <text:p>-0.4083515</text:p>
          </table:table-cell>
          <table:table-cell table:style-name="ce1" office:value-type="float" office:value="-0.4091004902584" calcext:value-type="float">
            <text:p>-0.4091005</text:p>
          </table:table-cell>
          <table:table-cell table:style-name="ce1" office:value-type="float" office:value="-0.4083515517817" calcext:value-type="float">
            <text:p>-0.4083516</text:p>
          </table:table-cell>
          <table:table-cell table:style-name="ce1" office:value-type="float" office:value="-0.4124461323183" calcext:value-type="float">
            <text:p>-0.4124461</text:p>
          </table:table-cell>
          <table:table-cell table:style-name="ce1" office:value-type="float" office:value="-0.4190676934512" calcext:value-type="float">
            <text:p>-0.4190677</text:p>
          </table:table-cell>
          <table:table-cell table:style-name="ce1" office:value-type="float" office:value="-0.4179783224283" calcext:value-type="float">
            <text:p>-0.4179783</text:p>
          </table:table-cell>
          <table:table-cell table:style-name="ce1" office:value-type="float" office:value="-0.4095946230898" calcext:value-type="float">
            <text:p>-0.4095946</text:p>
          </table:table-cell>
          <table:table-cell table:style-name="ce1" office:value-type="float" office:value="-0.4141317804255" calcext:value-type="float">
            <text:p>-0.4141318</text:p>
          </table:table-cell>
          <table:table-cell table:style-name="ce1" office:value-type="float" office:value="-0.4095945454777" calcext:value-type="float">
            <text:p>-0.4095945</text:p>
          </table:table-cell>
          <table:table-cell table:style-name="ce1" office:value-type="float" office:value="-0.4179782789496" calcext:value-type="float">
            <text:p>-0.4179783</text:p>
          </table:table-cell>
          <table:table-cell table:style-name="ce1" office:value-type="float" office:value="-0.4178232904755" calcext:value-type="float">
            <text:p>-0.4178233</text:p>
          </table:table-cell>
          <table:table-cell table:style-name="ce1" office:value-type="float" office:value="-0.4221605827468" calcext:value-type="float">
            <text:p>-0.4221606</text:p>
          </table:table-cell>
          <table:table-cell table:style-name="ce1" office:value-type="float" office:value="-0.4149955323299" calcext:value-type="float">
            <text:p>-0.4149955</text:p>
          </table:table-cell>
          <table:table-cell table:style-name="ce2" office:value-type="float" office:value="-0.4173976290623" calcext:value-type="float">
            <text:p>-0.4173976</text:p>
          </table:table-cell>
          <table:table-cell table:style-name="ce2" office:value-type="float" office:value="-0.4181035878108" calcext:value-type="float">
            <text:p>-0.4181036</text:p>
          </table:table-cell>
          <table:table-cell table:style-name="ce1" office:value-type="float" office:value="-0.4104687977993" calcext:value-type="float">
            <text:p>-0.4104688</text:p>
          </table:table-cell>
          <table:table-cell table:style-name="ce1" office:value-type="float" office:value="-0.4014032303225" calcext:value-type="float">
            <text:p>-0.4014032</text:p>
          </table:table-cell>
          <table:table-cell table:style-name="ce2" office:value-type="float" office:value="-0.413752151451" calcext:value-type="float">
            <text:p>-0.4137522</text:p>
          </table:table-cell>
          <table:table-cell table:style-name="ce2" office:value-type="float" office:value="-0.4198493065891" calcext:value-type="float">
            <text:p>-0.4198493</text:p>
          </table:table-cell>
        </table:table-row>
        <table:table-row table:style-name="ro1">
          <table:table-cell table:style-name="ce1" office:value-type="float" office:value="-0.407182927075" calcext:value-type="float">
            <text:p>-0.4071829</text:p>
          </table:table-cell>
          <table:table-cell table:style-name="ce1" office:value-type="float" office:value="-0.4069967814704" calcext:value-type="float">
            <text:p>-0.4069968</text:p>
          </table:table-cell>
          <table:table-cell table:style-name="ce1" office:value-type="float" office:value="-0.3995837528099" calcext:value-type="float">
            <text:p>-0.3995838</text:p>
          </table:table-cell>
          <table:table-cell table:style-name="ce1" office:value-type="float" office:value="-0.4069967335557" calcext:value-type="float">
            <text:p>-0.4069967</text:p>
          </table:table-cell>
          <table:table-cell table:style-name="ce1" office:value-type="float" office:value="-0.4071828995114" calcext:value-type="float">
            <text:p>-0.4071829</text:p>
          </table:table-cell>
          <table:table-cell table:style-name="ce1" office:value-type="float" office:value="-0.4190557685595" calcext:value-type="float">
            <text:p>-0.4190558</text:p>
          </table:table-cell>
          <table:table-cell table:style-name="ce1" office:value-type="float" office:value="-0.413048915855" calcext:value-type="float">
            <text:p>-0.4130489</text:p>
          </table:table-cell>
          <table:table-cell table:style-name="ce1" office:value-type="float" office:value="-0.405408477948" calcext:value-type="float">
            <text:p>-0.4054085</text:p>
          </table:table-cell>
          <table:table-cell table:style-name="ce1" office:value-type="float" office:value="-0.4133545747453" calcext:value-type="float">
            <text:p>-0.4133546</text:p>
          </table:table-cell>
          <table:table-cell table:style-name="ce1" office:value-type="float" office:value="-0.4054085295412" calcext:value-type="float">
            <text:p>-0.4054085</text:p>
          </table:table-cell>
          <table:table-cell table:style-name="ce1" office:value-type="float" office:value="-0.4130488499045" calcext:value-type="float">
            <text:p>-0.4130488</text:p>
          </table:table-cell>
          <table:table-cell table:style-name="ce1" office:value-type="float" office:value="-0.4178014239361" calcext:value-type="float">
            <text:p>-0.4178014</text:p>
          </table:table-cell>
          <table:table-cell table:style-name="ce1" office:value-type="float" office:value="-0.4168940634703" calcext:value-type="float">
            <text:p>-0.4168941</text:p>
          </table:table-cell>
          <table:table-cell table:style-name="ce1" office:value-type="float" office:value="-0.4107407463182" calcext:value-type="float">
            <text:p>-0.4107407</text:p>
          </table:table-cell>
          <table:table-cell table:style-name="ce2" office:value-type="float" office:value="-0.4154152465971" calcext:value-type="float">
            <text:p>-0.4154152</text:p>
          </table:table-cell>
          <table:table-cell table:style-name="ce2" office:value-type="float" office:value="-0.4180893826901" calcext:value-type="float">
            <text:p>-0.4180894</text:p>
          </table:table-cell>
          <table:table-cell table:style-name="ce1" office:value-type="float" office:value="-0.4104548076406" calcext:value-type="float">
            <text:p>-0.4104548</text:p>
          </table:table-cell>
          <table:table-cell table:style-name="ce1" office:value-type="float" office:value="-0.4013819750322" calcext:value-type="float">
            <text:p>-0.4013820</text:p>
          </table:table-cell>
          <table:table-cell table:style-name="ce2" office:value-type="float" office:value="-0.4136962835124" calcext:value-type="float">
            <text:p>-0.4136963</text:p>
          </table:table-cell>
          <table:table-cell table:style-name="ce2" office:value-type="float" office:value="-0.4198447203197" calcext:value-type="float">
            <text:p>-0.4198447</text:p>
          </table:table-cell>
        </table:table-row>
        <table:table-row table:style-name="ro1">
          <table:table-cell table:style-name="ce1" office:value-type="float" office:value="-0.405296649119" calcext:value-type="float">
            <text:p>-0.4052966</text:p>
          </table:table-cell>
          <table:table-cell table:style-name="ce1" office:value-type="float" office:value="-0.4039441054614" calcext:value-type="float">
            <text:p>-0.4039441</text:p>
          </table:table-cell>
          <table:table-cell table:style-name="ce1" office:value-type="float" office:value="-0.3945748447101" calcext:value-type="float">
            <text:p>-0.3945748</text:p>
          </table:table-cell>
          <table:table-cell table:style-name="ce1" office:value-type="float" office:value="-0.4039441312992" calcext:value-type="float">
            <text:p>-0.4039441</text:p>
          </table:table-cell>
          <table:table-cell table:style-name="ce1" office:value-type="float" office:value="-0.405296628941" calcext:value-type="float">
            <text:p>-0.4052966</text:p>
          </table:table-cell>
          <table:table-cell table:style-name="ce1" office:value-type="float" office:value="-0.4162857919816" calcext:value-type="float">
            <text:p>-0.4162858</text:p>
          </table:table-cell>
          <table:table-cell table:style-name="ce1" office:value-type="float" office:value="-0.4089921594924" calcext:value-type="float">
            <text:p>-0.4089922</text:p>
          </table:table-cell>
          <table:table-cell table:style-name="ce1" office:value-type="float" office:value="-0.4049101683038" calcext:value-type="float">
            <text:p>-0.4049102</text:p>
          </table:table-cell>
          <table:table-cell table:style-name="ce1" office:value-type="float" office:value="-0.4012954873455" calcext:value-type="float">
            <text:p>-0.4012955</text:p>
          </table:table-cell>
          <table:table-cell table:style-name="ce1" office:value-type="float" office:value="-0.4049100557415" calcext:value-type="float">
            <text:p>-0.4049101</text:p>
          </table:table-cell>
          <table:table-cell table:style-name="ce1" office:value-type="float" office:value="-0.4089921006821" calcext:value-type="float">
            <text:p>-0.4089921</text:p>
          </table:table-cell>
          <table:table-cell table:style-name="ce1" office:value-type="float" office:value="-0.4146495416638" calcext:value-type="float">
            <text:p>-0.4146495</text:p>
          </table:table-cell>
          <table:table-cell table:style-name="ce1" office:value-type="float" office:value="-0.4061957906237" calcext:value-type="float">
            <text:p>-0.4061958</text:p>
          </table:table-cell>
          <table:table-cell table:style-name="ce1" office:value-type="float" office:value="-0.4059520901379" calcext:value-type="float">
            <text:p>-0.4059521</text:p>
          </table:table-cell>
          <table:table-cell table:style-name="ce2" office:value-type="float" office:value="-0.4090499731576" calcext:value-type="float">
            <text:p>-0.4090500</text:p>
          </table:table-cell>
          <table:table-cell table:style-name="ce2" office:value-type="float" office:value="-0.4121656008175" calcext:value-type="float">
            <text:p>-0.4121656</text:p>
          </table:table-cell>
          <table:table-cell table:style-name="ce1" office:value-type="float" office:value="-0.4044222013559" calcext:value-type="float">
            <text:p>-0.4044222</text:p>
          </table:table-cell>
          <table:table-cell table:style-name="ce1" office:value-type="float" office:value="-0.3968360579991" calcext:value-type="float">
            <text:p>-0.3968361</text:p>
          </table:table-cell>
          <table:table-cell table:style-name="ce2" office:value-type="float" office:value="-0.3995565660127" calcext:value-type="float">
            <text:p>-0.3995566</text:p>
          </table:table-cell>
          <table:table-cell table:style-name="ce2" office:value-type="float" office:value="-0.4152612699856" calcext:value-type="float">
            <text:p>-0.4152613</text:p>
          </table:table-cell>
        </table:table-row>
        <table:table-row table:style-name="ro1">
          <table:table-cell table:style-name="ce1" office:value-type="float" office:value="-0.4042681987762" calcext:value-type="float">
            <text:p>-0.4042682</text:p>
          </table:table-cell>
          <table:table-cell table:style-name="ce1" office:value-type="float" office:value="-0.4014867648202" calcext:value-type="float">
            <text:p>-0.4014868</text:p>
          </table:table-cell>
          <table:table-cell table:style-name="ce1" office:value-type="float" office:value="-0.3906896727263" calcext:value-type="float">
            <text:p>-0.3906897</text:p>
          </table:table-cell>
          <table:table-cell table:style-name="ce1" office:value-type="float" office:value="-0.401486763446" calcext:value-type="float">
            <text:p>-0.4014868</text:p>
          </table:table-cell>
          <table:table-cell table:style-name="ce1" office:value-type="float" office:value="-0.4042681797656" calcext:value-type="float">
            <text:p>-0.4042682</text:p>
          </table:table-cell>
          <table:table-cell table:style-name="ce1" office:value-type="float" office:value="-0.4162826989491" calcext:value-type="float">
            <text:p>-0.4162827</text:p>
          </table:table-cell>
          <table:table-cell table:style-name="ce1" office:value-type="float" office:value="-0.401372052826" calcext:value-type="float">
            <text:p>-0.4013721</text:p>
          </table:table-cell>
          <table:table-cell table:style-name="ce1" office:value-type="float" office:value="-0.4014409380982" calcext:value-type="float">
            <text:p>-0.4014409</text:p>
          </table:table-cell>
          <table:table-cell table:style-name="ce1" office:value-type="float" office:value="-0.3886982859616" calcext:value-type="float">
            <text:p>-0.3886983</text:p>
          </table:table-cell>
          <table:table-cell table:style-name="ce1" office:value-type="float" office:value="-0.4014409174428" calcext:value-type="float">
            <text:p>-0.4014409</text:p>
          </table:table-cell>
          <table:table-cell table:style-name="ce1" office:value-type="float" office:value="-0.4013720016529" calcext:value-type="float">
            <text:p>-0.4013720</text:p>
          </table:table-cell>
          <table:table-cell table:style-name="ce1" office:value-type="float" office:value="-0.4146275382599" calcext:value-type="float">
            <text:p>-0.4146275</text:p>
          </table:table-cell>
          <table:table-cell table:style-name="ce1" office:value-type="float" office:value="-0.400392168782" calcext:value-type="float">
            <text:p>-0.4003922</text:p>
          </table:table-cell>
          <table:table-cell table:style-name="ce1" office:value-type="float" office:value="-0.4013711110382" calcext:value-type="float">
            <text:p>-0.4013711</text:p>
          </table:table-cell>
          <table:table-cell table:style-name="ce2" office:value-type="float" office:value="-0.3901084571248" calcext:value-type="float">
            <text:p>-0.3901085</text:p>
          </table:table-cell>
          <table:table-cell table:style-name="ce2" office:value-type="float" office:value="-0.412143902873" calcext:value-type="float">
            <text:p>-0.4121439</text:p>
          </table:table-cell>
          <table:table-cell table:style-name="ce1" office:value-type="float" office:value="-0.4044053023919" calcext:value-type="float">
            <text:p>-0.4044053</text:p>
          </table:table-cell>
          <table:table-cell table:style-name="ce1" office:value-type="float" office:value="-0.3968069697619" calcext:value-type="float">
            <text:p>-0.3968070</text:p>
          </table:table-cell>
          <table:table-cell table:style-name="ce2" office:value-type="float" office:value="-0.3995108463118" calcext:value-type="float">
            <text:p>-0.3995108</text:p>
          </table:table-cell>
          <table:table-cell table:style-name="ce2" office:value-type="float" office:value="-0.4152594092376" calcext:value-type="float">
            <text:p>-0.4152594</text:p>
          </table:table-cell>
        </table:table-row>
        <table:table-row table:style-name="ro1">
          <table:table-cell table:style-name="ce1" office:value-type="float" office:value="-0.4008328268618" calcext:value-type="float">
            <text:p>-0.4008328</text:p>
          </table:table-cell>
          <table:table-cell table:style-name="ce1" office:value-type="float" office:value="-0.3970953820286" calcext:value-type="float">
            <text:p>-0.3970954</text:p>
          </table:table-cell>
          <table:table-cell table:style-name="ce1" office:value-type="float" office:value="-0.3851792914977" calcext:value-type="float">
            <text:p>-0.3851793</text:p>
          </table:table-cell>
          <table:table-cell table:style-name="ce1" office:value-type="float" office:value="-0.3970954610944" calcext:value-type="float">
            <text:p>-0.3970955</text:p>
          </table:table-cell>
          <table:table-cell table:style-name="ce1" office:value-type="float" office:value="-0.4008328303535" calcext:value-type="float">
            <text:p>-0.4008328</text:p>
          </table:table-cell>
          <table:table-cell table:style-name="ce1" office:value-type="float" office:value="-0.4001840818514" calcext:value-type="float">
            <text:p>-0.4001841</text:p>
          </table:table-cell>
          <table:table-cell table:style-name="ce1" office:value-type="float" office:value="-0.3997466888988" calcext:value-type="float">
            <text:p>-0.3997467</text:p>
          </table:table-cell>
          <table:table-cell table:style-name="ce1" office:value-type="float" office:value="-0.4001501420412" calcext:value-type="float">
            <text:p>-0.4001501</text:p>
          </table:table-cell>
          <table:table-cell table:style-name="ce1" office:value-type="float" office:value="-0.3847864613224" calcext:value-type="float">
            <text:p>-0.3847865</text:p>
          </table:table-cell>
          <table:table-cell table:style-name="ce1" office:value-type="float" office:value="-0.4001501548056" calcext:value-type="float">
            <text:p>-0.4001502</text:p>
          </table:table-cell>
          <table:table-cell table:style-name="ce1" office:value-type="float" office:value="-0.3997466564606" calcext:value-type="float">
            <text:p>-0.3997467</text:p>
          </table:table-cell>
          <table:table-cell table:style-name="ce1" office:value-type="float" office:value="-0.3955676632255" calcext:value-type="float">
            <text:p>-0.3955677</text:p>
          </table:table-cell>
          <table:table-cell table:style-name="ce1" office:value-type="float" office:value="-0.3995239598052" calcext:value-type="float">
            <text:p>-0.3995240</text:p>
          </table:table-cell>
          <table:table-cell table:style-name="ce1" office:value-type="float" office:value="-0.3983806816583" calcext:value-type="float">
            <text:p>-0.3983807</text:p>
          </table:table-cell>
          <table:table-cell table:style-name="ce2" office:value-type="float" office:value="-0.3868600616341" calcext:value-type="float">
            <text:p>-0.3868601</text:p>
          </table:table-cell>
          <table:table-cell table:style-name="ce2" office:value-type="float" office:value="-0.400319273611" calcext:value-type="float">
            <text:p>-0.4003193</text:p>
          </table:table-cell>
          <table:table-cell table:style-name="ce1" office:value-type="float" office:value="-0.3991729123091" calcext:value-type="float">
            <text:p>-0.3991729</text:p>
          </table:table-cell>
          <table:table-cell table:style-name="ce1" office:value-type="float" office:value="-0.3944063692099" calcext:value-type="float">
            <text:p>-0.3944064</text:p>
          </table:table-cell>
          <table:table-cell table:style-name="ce2" office:value-type="float" office:value="-0.3865555945747" calcext:value-type="float">
            <text:p>-0.3865556</text:p>
          </table:table-cell>
          <table:table-cell table:style-name="ce2" office:value-type="float" office:value="-0.4017991770186" calcext:value-type="float">
            <text:p>-0.4017992</text:p>
          </table:table-cell>
        </table:table-row>
        <table:table-row table:style-name="ro1">
          <table:table-cell table:style-name="ce1" office:value-type="float" office:value="-0.3995675388775" calcext:value-type="float">
            <text:p>-0.3995675</text:p>
          </table:table-cell>
          <table:table-cell table:style-name="ce1" office:value-type="float" office:value="-0.3957564006093" calcext:value-type="float">
            <text:p>-0.3957564</text:p>
          </table:table-cell>
          <table:table-cell table:style-name="ce1" office:value-type="float" office:value="-0.3834388669501" calcext:value-type="float">
            <text:p>-0.3834389</text:p>
          </table:table-cell>
          <table:table-cell table:style-name="ce1" office:value-type="float" office:value="-0.3957564011279" calcext:value-type="float">
            <text:p>-0.3957564</text:p>
          </table:table-cell>
          <table:table-cell table:style-name="ce1" office:value-type="float" office:value="-0.3995675058434" calcext:value-type="float">
            <text:p>-0.3995675</text:p>
          </table:table-cell>
          <table:table-cell table:style-name="ce1" office:value-type="float" office:value="-0.4001522586948" calcext:value-type="float">
            <text:p>-0.4001523</text:p>
          </table:table-cell>
          <table:table-cell table:style-name="ce1" office:value-type="float" office:value="-0.3970518620019" calcext:value-type="float">
            <text:p>-0.3970519</text:p>
          </table:table-cell>
          <table:table-cell table:style-name="ce1" office:value-type="float" office:value="-0.3973922050206" calcext:value-type="float">
            <text:p>-0.3973922</text:p>
          </table:table-cell>
          <table:table-cell table:style-name="ce1" office:value-type="float" office:value="-0.3790954863815" calcext:value-type="float">
            <text:p>-0.3790955</text:p>
          </table:table-cell>
          <table:table-cell table:style-name="ce1" office:value-type="float" office:value="-0.3973922883614" calcext:value-type="float">
            <text:p>-0.3973923</text:p>
          </table:table-cell>
          <table:table-cell table:style-name="ce1" office:value-type="float" office:value="-0.3970518550527" calcext:value-type="float">
            <text:p>-0.3970519</text:p>
          </table:table-cell>
          <table:table-cell table:style-name="ce1" office:value-type="float" office:value="-0.395538823896" calcext:value-type="float">
            <text:p>-0.3955388</text:p>
          </table:table-cell>
          <table:table-cell table:style-name="ce1" office:value-type="float" office:value="-0.3947207224733" calcext:value-type="float">
            <text:p>-0.3947207</text:p>
          </table:table-cell>
          <table:table-cell table:style-name="ce1" office:value-type="float" office:value="-0.3974153762275" calcext:value-type="float">
            <text:p>-0.3974154</text:p>
          </table:table-cell>
          <table:table-cell table:style-name="ce2" office:value-type="float" office:value="-0.3802235969406" calcext:value-type="float">
            <text:p>-0.3802236</text:p>
          </table:table-cell>
          <table:table-cell table:style-name="ce2" office:value-type="float" office:value="-0.4003154210349" calcext:value-type="float">
            <text:p>-0.4003154</text:p>
          </table:table-cell>
          <table:table-cell table:style-name="ce1" office:value-type="float" office:value="-0.3991438585981" calcext:value-type="float">
            <text:p>-0.3991439</text:p>
          </table:table-cell>
          <table:table-cell table:style-name="ce1" office:value-type="float" office:value="-0.3944030947464" calcext:value-type="float">
            <text:p>-0.3944031</text:p>
          </table:table-cell>
          <table:table-cell table:style-name="ce2" office:value-type="float" office:value="-0.3865474599217" calcext:value-type="float">
            <text:p>-0.3865475</text:p>
          </table:table-cell>
          <table:table-cell table:style-name="ce2" office:value-type="float" office:value="-0.4017697008975" calcext:value-type="float">
            <text:p>-0.4017697</text:p>
          </table:table-cell>
        </table:table-row>
        <table:table-row table:style-name="ro1">
          <table:table-cell table:style-name="ce1" office:value-type="float" office:value="-0.3949017963975" calcext:value-type="float">
            <text:p>-0.3949018</text:p>
          </table:table-cell>
          <table:table-cell table:style-name="ce1" office:value-type="float" office:value="-0.3938109647125" calcext:value-type="float">
            <text:p>-0.3938110</text:p>
          </table:table-cell>
          <table:table-cell table:style-name="ce1" office:value-type="float" office:value="-0.3819681895108" calcext:value-type="float">
            <text:p>-0.3819682</text:p>
          </table:table-cell>
          <table:table-cell table:style-name="ce1" office:value-type="float" office:value="-0.3938109361652" calcext:value-type="float">
            <text:p>-0.3938109</text:p>
          </table:table-cell>
          <table:table-cell table:style-name="ce1" office:value-type="float" office:value="-0.3949018300329" calcext:value-type="float">
            <text:p>-0.3949018</text:p>
          </table:table-cell>
          <table:table-cell table:style-name="ce1" office:value-type="float" office:value="-0.3884679992876" calcext:value-type="float">
            <text:p>-0.3884680</text:p>
          </table:table-cell>
          <table:table-cell table:style-name="ce1" office:value-type="float" office:value="-0.3941941633364" calcext:value-type="float">
            <text:p>-0.3941942</text:p>
          </table:table-cell>
          <table:table-cell table:style-name="ce1" office:value-type="float" office:value="-0.3953856270356" calcext:value-type="float">
            <text:p>-0.3953856</text:p>
          </table:table-cell>
          <table:table-cell table:style-name="ce1" office:value-type="float" office:value="-0.377791896291" calcext:value-type="float">
            <text:p>-0.3777919</text:p>
          </table:table-cell>
          <table:table-cell table:style-name="ce1" office:value-type="float" office:value="-0.3953856864785" calcext:value-type="float">
            <text:p>-0.3953857</text:p>
          </table:table-cell>
          <table:table-cell table:style-name="ce1" office:value-type="float" office:value="-0.3941941623076" calcext:value-type="float">
            <text:p>-0.3941942</text:p>
          </table:table-cell>
          <table:table-cell table:style-name="ce1" office:value-type="float" office:value="-0.3916788137996" calcext:value-type="float">
            <text:p>-0.3916788</text:p>
          </table:table-cell>
          <table:table-cell table:style-name="ce1" office:value-type="float" office:value="-0.3941301684983" calcext:value-type="float">
            <text:p>-0.3941302</text:p>
          </table:table-cell>
          <table:table-cell table:style-name="ce1" office:value-type="float" office:value="-0.396128149979" calcext:value-type="float">
            <text:p>-0.3961281</text:p>
          </table:table-cell>
          <table:table-cell table:style-name="ce2" office:value-type="float" office:value="-0.3779637960186" calcext:value-type="float">
            <text:p>-0.3779638</text:p>
          </table:table-cell>
          <table:table-cell table:style-name="ce2" office:value-type="float" office:value="-0.3967011786561" calcext:value-type="float">
            <text:p>-0.3967012</text:p>
          </table:table-cell>
          <table:table-cell table:style-name="ce1" office:value-type="float" office:value="-0.3868965207911" calcext:value-type="float">
            <text:p>-0.3868965</text:p>
          </table:table-cell>
          <table:table-cell table:style-name="ce1" office:value-type="float" office:value="-0.3936002273939" calcext:value-type="float">
            <text:p>-0.3936002</text:p>
          </table:table-cell>
          <table:table-cell table:style-name="ce2" office:value-type="float" office:value="-0.3738299778229" calcext:value-type="float">
            <text:p>-0.3738300</text:p>
          </table:table-cell>
          <table:table-cell table:style-name="ce2" office:value-type="float" office:value="-0.3900198156642" calcext:value-type="float">
            <text:p>-0.3900198</text:p>
          </table:table-cell>
        </table:table-row>
        <table:table-row table:style-name="ro1">
          <table:table-cell table:style-name="ce1" office:value-type="float" office:value="-0.3910223470735" calcext:value-type="float">
            <text:p>-0.3910223</text:p>
          </table:table-cell>
          <table:table-cell table:style-name="ce1" office:value-type="float" office:value="-0.3877545488824" calcext:value-type="float">
            <text:p>-0.3877545</text:p>
          </table:table-cell>
          <table:table-cell table:style-name="ce1" office:value-type="float" office:value="-0.3786231702446" calcext:value-type="float">
            <text:p>-0.3786232</text:p>
          </table:table-cell>
          <table:table-cell table:style-name="ce1" office:value-type="float" office:value="-0.3877545215148" calcext:value-type="float">
            <text:p>-0.3877545</text:p>
          </table:table-cell>
          <table:table-cell table:style-name="ce1" office:value-type="float" office:value="-0.3910223956105" calcext:value-type="float">
            <text:p>-0.3910224</text:p>
          </table:table-cell>
          <table:table-cell table:style-name="ce1" office:value-type="float" office:value="-0.3884279288736" calcext:value-type="float">
            <text:p>-0.3884279</text:p>
          </table:table-cell>
          <table:table-cell table:style-name="ce1" office:value-type="float" office:value="-0.3914016674323" calcext:value-type="float">
            <text:p>-0.3914017</text:p>
          </table:table-cell>
          <table:table-cell table:style-name="ce1" office:value-type="float" office:value="-0.3916243393666" calcext:value-type="float">
            <text:p>-0.3916243</text:p>
          </table:table-cell>
          <table:table-cell table:style-name="ce1" office:value-type="float" office:value="-0.3683397984425" calcext:value-type="float">
            <text:p>-0.3683398</text:p>
          </table:table-cell>
          <table:table-cell table:style-name="ce1" office:value-type="float" office:value="-0.3916242343322" calcext:value-type="float">
            <text:p>-0.3916242</text:p>
          </table:table-cell>
          <table:table-cell table:style-name="ce1" office:value-type="float" office:value="-0.3914017122339" calcext:value-type="float">
            <text:p>-0.3914017</text:p>
          </table:table-cell>
          <table:table-cell table:style-name="ce1" office:value-type="float" office:value="-0.3916486940501" calcext:value-type="float">
            <text:p>-0.3916487</text:p>
          </table:table-cell>
          <table:table-cell table:style-name="ce1" office:value-type="float" office:value="-0.3927742407325" calcext:value-type="float">
            <text:p>-0.3927742</text:p>
          </table:table-cell>
          <table:table-cell table:style-name="ce1" office:value-type="float" office:value="-0.3879522062788" calcext:value-type="float">
            <text:p>-0.3879522</text:p>
          </table:table-cell>
          <table:table-cell table:style-name="ce2" office:value-type="float" office:value="-0.3700827267438" calcext:value-type="float">
            <text:p>-0.3700827</text:p>
          </table:table-cell>
          <table:table-cell table:style-name="ce2" office:value-type="float" office:value="-0.3966875343043" calcext:value-type="float">
            <text:p>-0.3966875</text:p>
          </table:table-cell>
          <table:table-cell table:style-name="ce1" office:value-type="float" office:value="-0.386858196594" calcext:value-type="float">
            <text:p>-0.3868582</text:p>
          </table:table-cell>
          <table:table-cell table:style-name="ce1" office:value-type="float" office:value="-0.3935748910267" calcext:value-type="float">
            <text:p>-0.3935749</text:p>
          </table:table-cell>
          <table:table-cell table:style-name="ce2" office:value-type="float" office:value="-0.3737951901893" calcext:value-type="float">
            <text:p>-0.3737952</text:p>
          </table:table-cell>
          <table:table-cell table:style-name="ce2" office:value-type="float" office:value="-0.3899776225056" calcext:value-type="float">
            <text:p>-0.3899776</text:p>
          </table:table-cell>
        </table:table-row>
        <table:table-row table:style-name="ro1">
          <table:table-cell table:style-name="ce1" office:value-type="float" office:value="-0.3855991265368" calcext:value-type="float">
            <text:p>-0.3855991</text:p>
          </table:table-cell>
          <table:table-cell table:style-name="ce1" office:value-type="float" office:value="-0.3792668268615" calcext:value-type="float">
            <text:p>-0.3792668</text:p>
          </table:table-cell>
          <table:table-cell table:style-name="ce1" office:value-type="float" office:value="-0.3720217723182" calcext:value-type="float">
            <text:p>-0.3720218</text:p>
          </table:table-cell>
          <table:table-cell table:style-name="ce1" office:value-type="float" office:value="-0.379266854099" calcext:value-type="float">
            <text:p>-0.3792669</text:p>
          </table:table-cell>
          <table:table-cell table:style-name="ce1" office:value-type="float" office:value="-0.3855991800765" calcext:value-type="float">
            <text:p>-0.3855992</text:p>
          </table:table-cell>
          <table:table-cell table:style-name="ce1" office:value-type="float" office:value="-0.3748893369616" calcext:value-type="float">
            <text:p>-0.3748893</text:p>
          </table:table-cell>
          <table:table-cell table:style-name="ce1" office:value-type="float" office:value="-0.3909406645992" calcext:value-type="float">
            <text:p>-0.3909407</text:p>
          </table:table-cell>
          <table:table-cell table:style-name="ce1" office:value-type="float" office:value="-0.3826670435589" calcext:value-type="float">
            <text:p>-0.3826670</text:p>
          </table:table-cell>
          <table:table-cell table:style-name="ce1" office:value-type="float" office:value="-0.3675380063933" calcext:value-type="float">
            <text:p>-0.3675380</text:p>
          </table:table-cell>
          <table:table-cell table:style-name="ce1" office:value-type="float" office:value="-0.3826670610515" calcext:value-type="float">
            <text:p>-0.3826671</text:p>
          </table:table-cell>
          <table:table-cell table:style-name="ce1" office:value-type="float" office:value="-0.3909406837201" calcext:value-type="float">
            <text:p>-0.3909407</text:p>
          </table:table-cell>
          <table:table-cell table:style-name="ce1" office:value-type="float" office:value="-0.3849786893021" calcext:value-type="float">
            <text:p>-0.3849787</text:p>
          </table:table-cell>
          <table:table-cell table:style-name="ce1" office:value-type="float" office:value="-0.3898784316687" calcext:value-type="float">
            <text:p>-0.3898784</text:p>
          </table:table-cell>
          <table:table-cell table:style-name="ce1" office:value-type="float" office:value="-0.3821722719058" calcext:value-type="float">
            <text:p>-0.3821723</text:p>
          </table:table-cell>
          <table:table-cell table:style-name="ce2" office:value-type="float" office:value="-0.3621825431869" calcext:value-type="float">
            <text:p>-0.3621825</text:p>
          </table:table-cell>
          <table:table-cell table:style-name="ce2" office:value-type="float" office:value="-0.3910771880638" calcext:value-type="float">
            <text:p>-0.3910772</text:p>
          </table:table-cell>
          <table:table-cell table:style-name="ce1" office:value-type="float" office:value="-0.3822709604829" calcext:value-type="float">
            <text:p>-0.3822710</text:p>
          </table:table-cell>
          <table:table-cell table:style-name="ce1" office:value-type="float" office:value="-0.3888705791161" calcext:value-type="float">
            <text:p>-0.3888706</text:p>
          </table:table-cell>
          <table:table-cell table:style-name="ce2" office:value-type="float" office:value="-0.3735456926995" calcext:value-type="float">
            <text:p>-0.3735457</text:p>
          </table:table-cell>
          <table:table-cell table:style-name="ce2" office:value-type="float" office:value="-0.3756632203858" calcext:value-type="float">
            <text:p>-0.3756632</text:p>
          </table:table-cell>
        </table:table-row>
        <table:table-row table:style-name="ro1">
          <table:table-cell table:style-name="ce1" office:value-type="float" office:value="-0.3806591285425" calcext:value-type="float">
            <text:p>-0.3806591</text:p>
          </table:table-cell>
          <table:table-cell table:style-name="ce1" office:value-type="float" office:value="-0.3790533363038" calcext:value-type="float">
            <text:p>-0.3790533</text:p>
          </table:table-cell>
          <table:table-cell table:style-name="ce1" office:value-type="float" office:value="-0.3710995689781" calcext:value-type="float">
            <text:p>-0.3710996</text:p>
          </table:table-cell>
          <table:table-cell table:style-name="ce1" office:value-type="float" office:value="-0.3790533650604" calcext:value-type="float">
            <text:p>-0.3790534</text:p>
          </table:table-cell>
          <table:table-cell table:style-name="ce1" office:value-type="float" office:value="-0.380659151598" calcext:value-type="float">
            <text:p>-0.3806592</text:p>
          </table:table-cell>
          <table:table-cell table:style-name="ce1" office:value-type="float" office:value="-0.3748826520669" calcext:value-type="float">
            <text:p>-0.3748827</text:p>
          </table:table-cell>
          <table:table-cell table:style-name="ce1" office:value-type="float" office:value="-0.387404452459" calcext:value-type="float">
            <text:p>-0.3874045</text:p>
          </table:table-cell>
          <table:table-cell table:style-name="ce1" office:value-type="float" office:value="-0.3754608103267" calcext:value-type="float">
            <text:p>-0.3754608</text:p>
          </table:table-cell>
          <table:table-cell table:style-name="ce1" office:value-type="float" office:value="-0.3652454846583" calcext:value-type="float">
            <text:p>-0.3652455</text:p>
          </table:table-cell>
          <table:table-cell table:style-name="ce1" office:value-type="float" office:value="-0.3754608268402" calcext:value-type="float">
            <text:p>-0.3754608</text:p>
          </table:table-cell>
          <table:table-cell table:style-name="ce1" office:value-type="float" office:value="-0.3874045020732" calcext:value-type="float">
            <text:p>-0.3874045</text:p>
          </table:table-cell>
          <table:table-cell table:style-name="ce1" office:value-type="float" office:value="-0.3849554850569" calcext:value-type="float">
            <text:p>-0.3849555</text:p>
          </table:table-cell>
          <table:table-cell table:style-name="ce1" office:value-type="float" office:value="-0.38918022247" calcext:value-type="float">
            <text:p>-0.3891802</text:p>
          </table:table-cell>
          <table:table-cell table:style-name="ce1" office:value-type="float" office:value="-0.3729415044369" calcext:value-type="float">
            <text:p>-0.3729415</text:p>
          </table:table-cell>
          <table:table-cell table:style-name="ce2" office:value-type="float" office:value="-0.3588376283521" calcext:value-type="float">
            <text:p>-0.3588376</text:p>
          </table:table-cell>
          <table:table-cell table:style-name="ce2" office:value-type="float" office:value="-0.3910755285579" calcext:value-type="float">
            <text:p>-0.3910755</text:p>
          </table:table-cell>
          <table:table-cell table:style-name="ce1" office:value-type="float" office:value="-0.382258556352" calcext:value-type="float">
            <text:p>-0.3822586</text:p>
          </table:table-cell>
          <table:table-cell table:style-name="ce1" office:value-type="float" office:value="-0.388842570796" calcext:value-type="float">
            <text:p>-0.3888426</text:p>
          </table:table-cell>
          <table:table-cell table:style-name="ce2" office:value-type="float" office:value="-0.373524382398" calcext:value-type="float">
            <text:p>-0.3735244</text:p>
          </table:table-cell>
          <table:table-cell table:style-name="ce2" office:value-type="float" office:value="-0.3756525627905" calcext:value-type="float">
            <text:p>-0.3756526</text:p>
          </table:table-cell>
        </table:table-row>
        <table:table-row table:style-name="ro1">
          <table:table-cell table:style-name="ce1" office:value-type="float" office:value="-0.3782139062642" calcext:value-type="float">
            <text:p>-0.3782139</text:p>
          </table:table-cell>
          <table:table-cell table:style-name="ce1" office:value-type="float" office:value="-0.377253414693" calcext:value-type="float">
            <text:p>-0.3772534</text:p>
          </table:table-cell>
          <table:table-cell table:style-name="ce1" office:value-type="float" office:value="-0.3673514925569" calcext:value-type="float">
            <text:p>-0.3673515</text:p>
          </table:table-cell>
          <table:table-cell table:style-name="ce1" office:value-type="float" office:value="-0.3772534451902" calcext:value-type="float">
            <text:p>-0.3772534</text:p>
          </table:table-cell>
          <table:table-cell table:style-name="ce1" office:value-type="float" office:value="-0.3782139716155" calcext:value-type="float">
            <text:p>-0.3782140</text:p>
          </table:table-cell>
          <table:table-cell table:style-name="ce1" office:value-type="float" office:value="-0.3669300058552" calcext:value-type="float">
            <text:p>-0.3669300</text:p>
          </table:table-cell>
          <table:table-cell table:style-name="ce1" office:value-type="float" office:value="-0.3819150603593" calcext:value-type="float">
            <text:p>-0.3819151</text:p>
          </table:table-cell>
          <table:table-cell table:style-name="ce1" office:value-type="float" office:value="-0.3738772107413" calcext:value-type="float">
            <text:p>-0.3738772</text:p>
          </table:table-cell>
          <table:table-cell table:style-name="ce1" office:value-type="float" office:value="-0.3581301504791" calcext:value-type="float">
            <text:p>-0.3581302</text:p>
          </table:table-cell>
          <table:table-cell table:style-name="ce1" office:value-type="float" office:value="-0.3738772259694" calcext:value-type="float">
            <text:p>-0.3738772</text:p>
          </table:table-cell>
          <table:table-cell table:style-name="ce1" office:value-type="float" office:value="-0.3819151118757" calcext:value-type="float">
            <text:p>-0.3819151</text:p>
          </table:table-cell>
          <table:table-cell table:style-name="ce1" office:value-type="float" office:value="-0.3806664568563" calcext:value-type="float">
            <text:p>-0.3806665</text:p>
          </table:table-cell>
          <table:table-cell table:style-name="ce1" office:value-type="float" office:value="-0.3824579271958" calcext:value-type="float">
            <text:p>-0.3824579</text:p>
          </table:table-cell>
          <table:table-cell table:style-name="ce1" office:value-type="float" office:value="-0.3724339197918" calcext:value-type="float">
            <text:p>-0.3724339</text:p>
          </table:table-cell>
          <table:table-cell table:style-name="ce2" office:value-type="float" office:value="-0.3578531010383" calcext:value-type="float">
            <text:p>-0.3578531</text:p>
          </table:table-cell>
          <table:table-cell table:style-name="ce2" office:value-type="float" office:value="-0.3825254769905" calcext:value-type="float">
            <text:p>-0.3825255</text:p>
          </table:table-cell>
          <table:table-cell table:style-name="ce1" office:value-type="float" office:value="-0.3773049006488" calcext:value-type="float">
            <text:p>-0.3773049</text:p>
          </table:table-cell>
          <table:table-cell table:style-name="ce1" office:value-type="float" office:value="-0.3790315798828" calcext:value-type="float">
            <text:p>-0.3790316</text:p>
          </table:table-cell>
          <table:table-cell table:style-name="ce2" office:value-type="float" office:value="-0.3698734262734" calcext:value-type="float">
            <text:p>-0.3698734</text:p>
          </table:table-cell>
          <table:table-cell table:style-name="ce2" office:value-type="float" office:value="-0.3645926335998" calcext:value-type="float">
            <text:p>-0.3645926</text:p>
          </table:table-cell>
        </table:table-row>
        <table:table-row table:style-name="ro1">
          <table:table-cell table:style-name="ce1" office:value-type="float" office:value="-0.377513027453" calcext:value-type="float">
            <text:p>-0.3775130</text:p>
          </table:table-cell>
          <table:table-cell table:style-name="ce1" office:value-type="float" office:value="-0.3678517312661" calcext:value-type="float">
            <text:p>-0.3678517</text:p>
          </table:table-cell>
          <table:table-cell table:style-name="ce1" office:value-type="float" office:value="-0.3655923645367" calcext:value-type="float">
            <text:p>-0.3655924</text:p>
          </table:table-cell>
          <table:table-cell table:style-name="ce1" office:value-type="float" office:value="-0.3678517848322" calcext:value-type="float">
            <text:p>-0.3678518</text:p>
          </table:table-cell>
          <table:table-cell table:style-name="ce1" office:value-type="float" office:value="-0.3775130709177" calcext:value-type="float">
            <text:p>-0.3775131</text:p>
          </table:table-cell>
          <table:table-cell table:style-name="ce1" office:value-type="float" office:value="-0.3669298958307" calcext:value-type="float">
            <text:p>-0.3669299</text:p>
          </table:table-cell>
          <table:table-cell table:style-name="ce1" office:value-type="float" office:value="-0.3782833259175" calcext:value-type="float">
            <text:p>-0.3782833</text:p>
          </table:table-cell>
          <table:table-cell table:style-name="ce1" office:value-type="float" office:value="-0.3649995700466" calcext:value-type="float">
            <text:p>-0.3649996</text:p>
          </table:table-cell>
          <table:table-cell table:style-name="ce1" office:value-type="float" office:value="-0.3535286196605" calcext:value-type="float">
            <text:p>-0.3535286</text:p>
          </table:table-cell>
          <table:table-cell table:style-name="ce1" office:value-type="float" office:value="-0.364999630437" calcext:value-type="float">
            <text:p>-0.3649996</text:p>
          </table:table-cell>
          <table:table-cell table:style-name="ce1" office:value-type="float" office:value="-0.3782833237998" calcext:value-type="float">
            <text:p>-0.3782833</text:p>
          </table:table-cell>
          <table:table-cell table:style-name="ce1" office:value-type="float" office:value="-0.3806386343778" calcext:value-type="float">
            <text:p>-0.3806386</text:p>
          </table:table-cell>
          <table:table-cell table:style-name="ce1" office:value-type="float" office:value="-0.3790581960446" calcext:value-type="float">
            <text:p>-0.3790582</text:p>
          </table:table-cell>
          <table:table-cell table:style-name="ce1" office:value-type="float" office:value="-0.3624849904573" calcext:value-type="float">
            <text:p>-0.3624850</text:p>
          </table:table-cell>
          <table:table-cell table:style-name="ce2" office:value-type="float" office:value="-0.3484091086629" calcext:value-type="float">
            <text:p>-0.3484091</text:p>
          </table:table-cell>
          <table:table-cell table:style-name="ce2" office:value-type="float" office:value="-0.3825171868266" calcext:value-type="float">
            <text:p>-0.3825172</text:p>
          </table:table-cell>
          <table:table-cell table:style-name="ce1" office:value-type="float" office:value="-0.377277769888" calcext:value-type="float">
            <text:p>-0.3772778</text:p>
          </table:table-cell>
          <table:table-cell table:style-name="ce1" office:value-type="float" office:value="-0.3790165228509" calcext:value-type="float">
            <text:p>-0.3790165</text:p>
          </table:table-cell>
          <table:table-cell table:style-name="ce2" office:value-type="float" office:value="-0.3698534052022" calcext:value-type="float">
            <text:p>-0.3698534</text:p>
          </table:table-cell>
          <table:table-cell table:style-name="ce2" office:value-type="float" office:value="-0.3645866562146" calcext:value-type="float">
            <text:p>-0.3645867</text:p>
          </table:table-cell>
        </table:table-row>
        <table:table-row table:style-name="ro1">
          <table:table-cell table:style-name="ce1" office:value-type="float" office:value="-0.372313689373" calcext:value-type="float">
            <text:p>-0.3723137</text:p>
          </table:table-cell>
          <table:table-cell table:style-name="ce1" office:value-type="float" office:value="-0.3671074568467" calcext:value-type="float">
            <text:p>-0.3671075</text:p>
          </table:table-cell>
          <table:table-cell table:style-name="ce1" office:value-type="float" office:value="-0.3613352474945" calcext:value-type="float">
            <text:p>-0.3613352</text:p>
          </table:table-cell>
          <table:table-cell table:style-name="ce1" office:value-type="float" office:value="-0.3671074052044" calcext:value-type="float">
            <text:p>-0.3671074</text:p>
          </table:table-cell>
          <table:table-cell table:style-name="ce1" office:value-type="float" office:value="-0.3723138823698" calcext:value-type="float">
            <text:p>-0.3723139</text:p>
          </table:table-cell>
          <table:table-cell table:style-name="ce1" office:value-type="float" office:value="-0.3649718679603" calcext:value-type="float">
            <text:p>-0.3649719</text:p>
          </table:table-cell>
          <table:table-cell table:style-name="ce1" office:value-type="float" office:value="-0.3754033416275" calcext:value-type="float">
            <text:p>-0.3754033</text:p>
          </table:table-cell>
          <table:table-cell table:style-name="ce1" office:value-type="float" office:value="-0.3609482607678" calcext:value-type="float">
            <text:p>-0.3609483</text:p>
          </table:table-cell>
          <table:table-cell table:style-name="ce1" office:value-type="float" office:value="-0.3506876605031" calcext:value-type="float">
            <text:p>-0.3506877</text:p>
          </table:table-cell>
          <table:table-cell table:style-name="ce1" office:value-type="float" office:value="-0.3609482250957" calcext:value-type="float">
            <text:p>-0.3609482</text:p>
          </table:table-cell>
          <table:table-cell table:style-name="ce1" office:value-type="float" office:value="-0.3754035210527" calcext:value-type="float">
            <text:p>-0.3754035</text:p>
          </table:table-cell>
          <table:table-cell table:style-name="ce1" office:value-type="float" office:value="-0.3757980549978" calcext:value-type="float">
            <text:p>-0.3757981</text:p>
          </table:table-cell>
          <table:table-cell table:style-name="ce1" office:value-type="float" office:value="-0.3777877207607" calcext:value-type="float">
            <text:p>-0.3777877</text:p>
          </table:table-cell>
          <table:table-cell table:style-name="ce1" office:value-type="float" office:value="-0.3606115613836" calcext:value-type="float">
            <text:p>-0.3606116</text:p>
          </table:table-cell>
          <table:table-cell table:style-name="ce2" office:value-type="float" office:value="-0.3460818745821" calcext:value-type="float">
            <text:p>-0.3460819</text:p>
          </table:table-cell>
          <table:table-cell table:style-name="ce2" office:value-type="float" office:value="-0.379629116045" calcext:value-type="float">
            <text:p>-0.3796291</text:p>
          </table:table-cell>
          <table:table-cell table:style-name="ce1" office:value-type="float" office:value="-0.369896868247" calcext:value-type="float">
            <text:p>-0.3698969</text:p>
          </table:table-cell>
          <table:table-cell table:style-name="ce1" office:value-type="float" office:value="-0.3743564987845" calcext:value-type="float">
            <text:p>-0.3743565</text:p>
          </table:table-cell>
          <table:table-cell table:style-name="ce2" office:value-type="float" office:value="-0.365844450243" calcext:value-type="float">
            <text:p>-0.3658445</text:p>
          </table:table-cell>
          <table:table-cell table:style-name="ce2" office:value-type="float" office:value="-0.3563914067981" calcext:value-type="float">
            <text:p>-0.3563914</text:p>
          </table:table-cell>
        </table:table-row>
        <table:table-row table:style-name="ro1">
          <table:table-cell table:style-name="ce1" office:value-type="float" office:value="-0.3720955850268" calcext:value-type="float">
            <text:p>-0.3720956</text:p>
          </table:table-cell>
          <table:table-cell table:style-name="ce1" office:value-type="float" office:value="-0.3669162347171" calcext:value-type="float">
            <text:p>-0.3669162</text:p>
          </table:table-cell>
          <table:table-cell table:style-name="ce1" office:value-type="float" office:value="-0.3600515581402" calcext:value-type="float">
            <text:p>-0.3600516</text:p>
          </table:table-cell>
          <table:table-cell table:style-name="ce1" office:value-type="float" office:value="-0.3669161963955" calcext:value-type="float">
            <text:p>-0.3669162</text:p>
          </table:table-cell>
          <table:table-cell table:style-name="ce1" office:value-type="float" office:value="-0.3720957034466" calcext:value-type="float">
            <text:p>-0.3720957</text:p>
          </table:table-cell>
          <table:table-cell table:style-name="ce1" office:value-type="float" office:value="-0.3649598351674" calcext:value-type="float">
            <text:p>-0.3649598</text:p>
          </table:table-cell>
          <table:table-cell table:style-name="ce1" office:value-type="float" office:value="-0.3753488897944" calcext:value-type="float">
            <text:p>-0.3753489</text:p>
          </table:table-cell>
          <table:table-cell table:style-name="ce1" office:value-type="float" office:value="-0.3585515449052" calcext:value-type="float">
            <text:p>-0.3585515</text:p>
          </table:table-cell>
          <table:table-cell table:style-name="ce1" office:value-type="float" office:value="-0.3497918305351" calcext:value-type="float">
            <text:p>-0.3497918</text:p>
          </table:table-cell>
          <table:table-cell table:style-name="ce1" office:value-type="float" office:value="-0.3585514810941" calcext:value-type="float">
            <text:p>-0.3585515</text:p>
          </table:table-cell>
          <table:table-cell table:style-name="ce1" office:value-type="float" office:value="-0.3753489332783" calcext:value-type="float">
            <text:p>-0.3753489</text:p>
          </table:table-cell>
          <table:table-cell table:style-name="ce1" office:value-type="float" office:value="-0.3757922324646" calcext:value-type="float">
            <text:p>-0.3757922</text:p>
          </table:table-cell>
          <table:table-cell table:style-name="ce1" office:value-type="float" office:value="-0.3759236602561" calcext:value-type="float">
            <text:p>-0.3759237</text:p>
          </table:table-cell>
          <table:table-cell table:style-name="ce1" office:value-type="float" office:value="-0.359525178092" calcext:value-type="float">
            <text:p>-0.3595252</text:p>
          </table:table-cell>
          <table:table-cell table:style-name="ce2" office:value-type="float" office:value="-0.3456494380475" calcext:value-type="float">
            <text:p>-0.3456494</text:p>
          </table:table-cell>
          <table:table-cell table:style-name="ce2" office:value-type="float" office:value="-0.3795863738002" calcext:value-type="float">
            <text:p>-0.3795864</text:p>
          </table:table-cell>
          <table:table-cell table:style-name="ce1" office:value-type="float" office:value="-0.3698641461272" calcext:value-type="float">
            <text:p>-0.3698641</text:p>
          </table:table-cell>
          <table:table-cell table:style-name="ce1" office:value-type="float" office:value="-0.3743299211969" calcext:value-type="float">
            <text:p>-0.3743299</text:p>
          </table:table-cell>
          <table:table-cell table:style-name="ce2" office:value-type="float" office:value="-0.3658295248557" calcext:value-type="float">
            <text:p>-0.3658295</text:p>
          </table:table-cell>
          <table:table-cell table:style-name="ce2" office:value-type="float" office:value="-0.3563808716893" calcext:value-type="float">
            <text:p>-0.3563809</text:p>
          </table:table-cell>
        </table:table-row>
        <table:table-row table:style-name="ro1">
          <table:table-cell table:style-name="ce1" office:value-type="float" office:value="-0.3651328515568" calcext:value-type="float">
            <text:p>-0.3651329</text:p>
          </table:table-cell>
          <table:table-cell table:style-name="ce1" office:value-type="float" office:value="-0.3651983840576" calcext:value-type="float">
            <text:p>-0.3651984</text:p>
          </table:table-cell>
          <table:table-cell table:style-name="ce1" office:value-type="float" office:value="-0.3555516270271" calcext:value-type="float">
            <text:p>-0.3555516</text:p>
          </table:table-cell>
          <table:table-cell table:style-name="ce1" office:value-type="float" office:value="-0.3651984077187" calcext:value-type="float">
            <text:p>-0.3651984</text:p>
          </table:table-cell>
          <table:table-cell table:style-name="ce1" office:value-type="float" office:value="-0.3651329070252" calcext:value-type="float">
            <text:p>-0.3651329</text:p>
          </table:table-cell>
          <table:table-cell table:style-name="ce1" office:value-type="float" office:value="-0.3617841160964" calcext:value-type="float">
            <text:p>-0.3617841</text:p>
          </table:table-cell>
          <table:table-cell table:style-name="ce1" office:value-type="float" office:value="-0.3723649370077" calcext:value-type="float">
            <text:p>-0.3723649</text:p>
          </table:table-cell>
          <table:table-cell table:style-name="ce1" office:value-type="float" office:value="-0.3541327226245" calcext:value-type="float">
            <text:p>-0.3541327</text:p>
          </table:table-cell>
          <table:table-cell table:style-name="ce1" office:value-type="float" office:value="-0.3495242663923" calcext:value-type="float">
            <text:p>-0.3495243</text:p>
          </table:table-cell>
          <table:table-cell table:style-name="ce1" office:value-type="float" office:value="-0.3541327100515" calcext:value-type="float">
            <text:p>-0.3541327</text:p>
          </table:table-cell>
          <table:table-cell table:style-name="ce1" office:value-type="float" office:value="-0.3723649624975" calcext:value-type="float">
            <text:p>-0.3723650</text:p>
          </table:table-cell>
          <table:table-cell table:style-name="ce1" office:value-type="float" office:value="-0.3709827182132" calcext:value-type="float">
            <text:p>-0.3709827</text:p>
          </table:table-cell>
          <table:table-cell table:style-name="ce1" office:value-type="float" office:value="-0.37355095112" calcext:value-type="float">
            <text:p>-0.3735510</text:p>
          </table:table-cell>
          <table:table-cell table:style-name="ce1" office:value-type="float" office:value="-0.3521805040902" calcext:value-type="float">
            <text:p>-0.3521805</text:p>
          </table:table-cell>
          <table:table-cell table:style-name="ce2" office:value-type="float" office:value="-0.34304491701" calcext:value-type="float">
            <text:p>-0.3430449</text:p>
          </table:table-cell>
          <table:table-cell table:style-name="ce2" office:value-type="float" office:value="-0.3739984354432" calcext:value-type="float">
            <text:p>-0.3739984</text:p>
          </table:table-cell>
          <table:table-cell table:style-name="ce1" office:value-type="float" office:value="-0.3560705542496" calcext:value-type="float">
            <text:p>-0.3560706</text:p>
          </table:table-cell>
          <table:table-cell table:style-name="ce1" office:value-type="float" office:value="-0.3696456823986" calcext:value-type="float">
            <text:p>-0.3696457</text:p>
          </table:table-cell>
          <table:table-cell table:style-name="ce2" office:value-type="float" office:value="-0.3556811413344" calcext:value-type="float">
            <text:p>-0.3556811</text:p>
          </table:table-cell>
          <table:table-cell table:style-name="ce2" office:value-type="float" office:value="-0.3524707820172" calcext:value-type="float">
            <text:p>-0.3524708</text:p>
          </table:table-cell>
        </table:table-row>
        <table:table-row table:style-name="ro1">
          <table:table-cell table:style-name="ce1" office:value-type="float" office:value="-0.3639765130973" calcext:value-type="float">
            <text:p>-0.3639765</text:p>
          </table:table-cell>
          <table:table-cell table:style-name="ce1" office:value-type="float" office:value="-0.3621029532301" calcext:value-type="float">
            <text:p>-0.3621030</text:p>
          </table:table-cell>
          <table:table-cell table:style-name="ce1" office:value-type="float" office:value="-0.3552601609326" calcext:value-type="float">
            <text:p>-0.3552602</text:p>
          </table:table-cell>
          <table:table-cell table:style-name="ce1" office:value-type="float" office:value="-0.3621029421807" calcext:value-type="float">
            <text:p>-0.3621029</text:p>
          </table:table-cell>
          <table:table-cell table:style-name="ce1" office:value-type="float" office:value="-0.3639764672356" calcext:value-type="float">
            <text:p>-0.3639765</text:p>
          </table:table-cell>
          <table:table-cell table:style-name="ce1" office:value-type="float" office:value="-0.3617521641313" calcext:value-type="float">
            <text:p>-0.3617522</text:p>
          </table:table-cell>
          <table:table-cell table:style-name="ce1" office:value-type="float" office:value="-0.3672910793897" calcext:value-type="float">
            <text:p>-0.3672911</text:p>
          </table:table-cell>
          <table:table-cell table:style-name="ce1" office:value-type="float" office:value="-0.3528230302769" calcext:value-type="float">
            <text:p>-0.3528230</text:p>
          </table:table-cell>
          <table:table-cell table:style-name="ce1" office:value-type="float" office:value="-0.3476850412599" calcext:value-type="float">
            <text:p>-0.3476850</text:p>
          </table:table-cell>
          <table:table-cell table:style-name="ce1" office:value-type="float" office:value="-0.3528230225911" calcext:value-type="float">
            <text:p>-0.3528230</text:p>
          </table:table-cell>
          <table:table-cell table:style-name="ce1" office:value-type="float" office:value="-0.3672910768689" calcext:value-type="float">
            <text:p>-0.3672911</text:p>
          </table:table-cell>
          <table:table-cell table:style-name="ce1" office:value-type="float" office:value="-0.3709716350805" calcext:value-type="float">
            <text:p>-0.3709716</text:p>
          </table:table-cell>
          <table:table-cell table:style-name="ce1" office:value-type="float" office:value="-0.3690692194847" calcext:value-type="float">
            <text:p>-0.3690692</text:p>
          </table:table-cell>
          <table:table-cell table:style-name="ce1" office:value-type="float" office:value="-0.3498284926102" calcext:value-type="float">
            <text:p>-0.3498285</text:p>
          </table:table-cell>
          <table:table-cell table:style-name="ce2" office:value-type="float" office:value="-0.3388562696412" calcext:value-type="float">
            <text:p>-0.3388563</text:p>
          </table:table-cell>
          <table:table-cell table:style-name="ce2" office:value-type="float" office:value="-0.3739758647119" calcext:value-type="float">
            <text:p>-0.3739759</text:p>
          </table:table-cell>
          <table:table-cell table:style-name="ce1" office:value-type="float" office:value="-0.3560303598008" calcext:value-type="float">
            <text:p>-0.3560304</text:p>
          </table:table-cell>
          <table:table-cell table:style-name="ce1" office:value-type="float" office:value="-0.3696259679941" calcext:value-type="float">
            <text:p>-0.3696260</text:p>
          </table:table-cell>
          <table:table-cell table:style-name="ce2" office:value-type="float" office:value="-0.3556756552595" calcext:value-type="float">
            <text:p>-0.3556757</text:p>
          </table:table-cell>
          <table:table-cell table:style-name="ce2" office:value-type="float" office:value="-0.3523956660814" calcext:value-type="float">
            <text:p>-0.3523957</text:p>
          </table:table-cell>
        </table:table-row>
        <table:table-row table:style-name="ro1">
          <table:table-cell table:style-name="ce1" office:value-type="float" office:value="-0.358378009409" calcext:value-type="float">
            <text:p>-0.3583780</text:p>
          </table:table-cell>
          <table:table-cell table:style-name="ce1" office:value-type="float" office:value="-0.3608755522011" calcext:value-type="float">
            <text:p>-0.3608756</text:p>
          </table:table-cell>
          <table:table-cell table:style-name="ce1" office:value-type="float" office:value="-0.347914983797" calcext:value-type="float">
            <text:p>-0.3479150</text:p>
          </table:table-cell>
          <table:table-cell table:style-name="ce1" office:value-type="float" office:value="-0.3608754293619" calcext:value-type="float">
            <text:p>-0.3608754</text:p>
          </table:table-cell>
          <table:table-cell table:style-name="ce1" office:value-type="float" office:value="-0.3583779872311" calcext:value-type="float">
            <text:p>-0.3583780</text:p>
          </table:table-cell>
          <table:table-cell table:style-name="ce1" office:value-type="float" office:value="-0.3552200348199" calcext:value-type="float">
            <text:p>-0.3552200</text:p>
          </table:table-cell>
          <table:table-cell table:style-name="ce1" office:value-type="float" office:value="-0.3599817105297" calcext:value-type="float">
            <text:p>-0.3599817</text:p>
          </table:table-cell>
          <table:table-cell table:style-name="ce1" office:value-type="float" office:value="-0.3513266507124" calcext:value-type="float">
            <text:p>-0.3513267</text:p>
          </table:table-cell>
          <table:table-cell table:style-name="ce1" office:value-type="float" office:value="-0.3414896092319" calcext:value-type="float">
            <text:p>-0.3414896</text:p>
          </table:table-cell>
          <table:table-cell table:style-name="ce1" office:value-type="float" office:value="-0.3513266316277" calcext:value-type="float">
            <text:p>-0.3513266</text:p>
          </table:table-cell>
          <table:table-cell table:style-name="ce1" office:value-type="float" office:value="-0.3599816751337" calcext:value-type="float">
            <text:p>-0.3599817</text:p>
          </table:table-cell>
          <table:table-cell table:style-name="ce1" office:value-type="float" office:value="-0.3655601511071" calcext:value-type="float">
            <text:p>-0.3655602</text:p>
          </table:table-cell>
          <table:table-cell table:style-name="ce1" office:value-type="float" office:value="-0.3618857931112" calcext:value-type="float">
            <text:p>-0.3618858</text:p>
          </table:table-cell>
          <table:table-cell table:style-name="ce1" office:value-type="float" office:value="-0.3463421031882" calcext:value-type="float">
            <text:p>-0.3463421</text:p>
          </table:table-cell>
          <table:table-cell table:style-name="ce2" office:value-type="float" office:value="-0.3380918091067" calcext:value-type="float">
            <text:p>-0.3380918</text:p>
          </table:table-cell>
          <table:table-cell table:style-name="ce2" office:value-type="float" office:value="-0.3695823745738" calcext:value-type="float">
            <text:p>-0.3695824</text:p>
          </table:table-cell>
          <table:table-cell table:style-name="ce1" office:value-type="float" office:value="-0.3509638857402" calcext:value-type="float">
            <text:p>-0.3509639</text:p>
          </table:table-cell>
          <table:table-cell table:style-name="ce1" office:value-type="float" office:value="-0.3592011538335" calcext:value-type="float">
            <text:p>-0.3592012</text:p>
          </table:table-cell>
          <table:table-cell table:style-name="ce2" office:value-type="float" office:value="-0.3477219122548" calcext:value-type="float">
            <text:p>-0.3477219</text:p>
          </table:table-cell>
          <table:table-cell table:style-name="ce2" office:value-type="float" office:value="-0.3491067327434" calcext:value-type="float">
            <text:p>-0.3491067</text:p>
          </table:table-cell>
        </table:table-row>
        <table:table-row table:style-name="ro1">
          <table:table-cell table:style-name="ce1" office:value-type="float" office:value="-0.3498330736962" calcext:value-type="float">
            <text:p>-0.3498331</text:p>
          </table:table-cell>
          <table:table-cell table:style-name="ce1" office:value-type="float" office:value="-0.3538022335824" calcext:value-type="float">
            <text:p>-0.3538022</text:p>
          </table:table-cell>
          <table:table-cell table:style-name="ce1" office:value-type="float" office:value="-0.3422132833966" calcext:value-type="float">
            <text:p>-0.3422133</text:p>
          </table:table-cell>
          <table:table-cell table:style-name="ce1" office:value-type="float" office:value="-0.3538023288385" calcext:value-type="float">
            <text:p>-0.3538023</text:p>
          </table:table-cell>
          <table:table-cell table:style-name="ce1" office:value-type="float" office:value="-0.3498329949434" calcext:value-type="float">
            <text:p>-0.3498330</text:p>
          </table:table-cell>
          <table:table-cell table:style-name="ce1" office:value-type="float" office:value="-0.3551895652475" calcext:value-type="float">
            <text:p>-0.3551896</text:p>
          </table:table-cell>
          <table:table-cell table:style-name="ce1" office:value-type="float" office:value="-0.3509151489373" calcext:value-type="float">
            <text:p>-0.3509151</text:p>
          </table:table-cell>
          <table:table-cell table:style-name="ce1" office:value-type="float" office:value="-0.3466716815898" calcext:value-type="float">
            <text:p>-0.3466717</text:p>
          </table:table-cell>
          <table:table-cell table:style-name="ce1" office:value-type="float" office:value="-0.337888121356" calcext:value-type="float">
            <text:p>-0.3378881</text:p>
          </table:table-cell>
          <table:table-cell table:style-name="ce1" office:value-type="float" office:value="-0.3466716335693" calcext:value-type="float">
            <text:p>-0.3466716</text:p>
          </table:table-cell>
          <table:table-cell table:style-name="ce1" office:value-type="float" office:value="-0.3509151077106" calcext:value-type="float">
            <text:p>-0.3509151</text:p>
          </table:table-cell>
          <table:table-cell table:style-name="ce1" office:value-type="float" office:value="-0.3655508407305" calcext:value-type="float">
            <text:p>-0.3655508</text:p>
          </table:table-cell>
          <table:table-cell table:style-name="ce1" office:value-type="float" office:value="-0.3527175412769" calcext:value-type="float">
            <text:p>-0.3527175</text:p>
          </table:table-cell>
          <table:table-cell table:style-name="ce1" office:value-type="float" office:value="-0.3421896186706" calcext:value-type="float">
            <text:p>-0.3421896</text:p>
          </table:table-cell>
          <table:table-cell table:style-name="ce2" office:value-type="float" office:value="-0.3321376810273" calcext:value-type="float">
            <text:p>-0.3321377</text:p>
          </table:table-cell>
          <table:table-cell table:style-name="ce2" office:value-type="float" office:value="-0.3695750276293" calcext:value-type="float">
            <text:p>-0.3695750</text:p>
          </table:table-cell>
          <table:table-cell table:style-name="ce1" office:value-type="float" office:value="-0.3509374063215" calcext:value-type="float">
            <text:p>-0.3509374</text:p>
          </table:table-cell>
          <table:table-cell table:style-name="ce1" office:value-type="float" office:value="-0.3591844628466" calcext:value-type="float">
            <text:p>-0.3591845</text:p>
          </table:table-cell>
          <table:table-cell table:style-name="ce2" office:value-type="float" office:value="-0.3477004380745" calcext:value-type="float">
            <text:p>-0.3477004</text:p>
          </table:table-cell>
          <table:table-cell table:style-name="ce2" office:value-type="float" office:value="-0.3490797831358" calcext:value-type="float">
            <text:p>-0.3490798</text:p>
          </table:table-cell>
        </table:table-row>
        <table:table-row table:style-name="ro1">
          <table:table-cell table:style-name="ce1" office:value-type="float" office:value="-0.3434006927122" calcext:value-type="float">
            <text:p>-0.3434007</text:p>
          </table:table-cell>
          <table:table-cell table:style-name="ce1" office:value-type="float" office:value="-0.3501424114152" calcext:value-type="float">
            <text:p>-0.3501424</text:p>
          </table:table-cell>
          <table:table-cell table:style-name="ce1" office:value-type="float" office:value="-0.3353035918598" calcext:value-type="float">
            <text:p>-0.3353036</text:p>
          </table:table-cell>
          <table:table-cell table:style-name="ce1" office:value-type="float" office:value="-0.3501424197337" calcext:value-type="float">
            <text:p>-0.3501424</text:p>
          </table:table-cell>
          <table:table-cell table:style-name="ce1" office:value-type="float" office:value="-0.3434006885915" calcext:value-type="float">
            <text:p>-0.3434007</text:p>
          </table:table-cell>
          <table:table-cell table:style-name="ce1" office:value-type="float" office:value="-0.3492579852157" calcext:value-type="float">
            <text:p>-0.3492580</text:p>
          </table:table-cell>
          <table:table-cell table:style-name="ce1" office:value-type="float" office:value="-0.3438266176249" calcext:value-type="float">
            <text:p>-0.3438266</text:p>
          </table:table-cell>
          <table:table-cell table:style-name="ce1" office:value-type="float" office:value="-0.3414358103833" calcext:value-type="float">
            <text:p>-0.3414358</text:p>
          </table:table-cell>
          <table:table-cell table:style-name="ce1" office:value-type="float" office:value="-0.3332031955542" calcext:value-type="float">
            <text:p>-0.3332032</text:p>
          </table:table-cell>
          <table:table-cell table:style-name="ce1" office:value-type="float" office:value="-0.3414358025754" calcext:value-type="float">
            <text:p>-0.3414358</text:p>
          </table:table-cell>
          <table:table-cell table:style-name="ce1" office:value-type="float" office:value="-0.3438266228146" calcext:value-type="float">
            <text:p>-0.3438266</text:p>
          </table:table-cell>
          <table:table-cell table:style-name="ce1" office:value-type="float" office:value="-0.3546790201855" calcext:value-type="float">
            <text:p>-0.3546790</text:p>
          </table:table-cell>
          <table:table-cell table:style-name="ce1" office:value-type="float" office:value="-0.345359056442" calcext:value-type="float">
            <text:p>-0.3453591</text:p>
          </table:table-cell>
          <table:table-cell table:style-name="ce1" office:value-type="float" office:value="-0.3385833142529" calcext:value-type="float">
            <text:p>-0.3385833</text:p>
          </table:table-cell>
          <table:table-cell table:style-name="ce2" office:value-type="float" office:value="-0.3315808417472" calcext:value-type="float">
            <text:p>-0.3315808</text:p>
          </table:table-cell>
          <table:table-cell table:style-name="ce2" office:value-type="float" office:value="-0.3582884402436" calcext:value-type="float">
            <text:p>-0.3582884</text:p>
          </table:table-cell>
          <table:table-cell table:style-name="ce1" office:value-type="float" office:value="-0.3505965865533" calcext:value-type="float">
            <text:p>-0.3505966</text:p>
          </table:table-cell>
          <table:table-cell table:style-name="ce1" office:value-type="float" office:value="-0.3461257763285" calcext:value-type="float">
            <text:p>-0.3461258</text:p>
          </table:table-cell>
          <table:table-cell table:style-name="ce2" office:value-type="float" office:value="-0.3385901173205" calcext:value-type="float">
            <text:p>-0.3385901</text:p>
          </table:table-cell>
          <table:table-cell table:style-name="ce2" office:value-type="float" office:value="-0.3448822784555" calcext:value-type="float">
            <text:p>-0.3448823</text:p>
          </table:table-cell>
        </table:table-row>
        <table:table-row table:style-name="ro1">
          <table:table-cell table:style-name="ce1" office:value-type="float" office:value="-0.3416103078143" calcext:value-type="float">
            <text:p>-0.3416103</text:p>
          </table:table-cell>
          <table:table-cell table:style-name="ce1" office:value-type="float" office:value="-0.3414112558516" calcext:value-type="float">
            <text:p>-0.3414113</text:p>
          </table:table-cell>
          <table:table-cell table:style-name="ce1" office:value-type="float" office:value="-0.3348764304724" calcext:value-type="float">
            <text:p>-0.3348764</text:p>
          </table:table-cell>
          <table:table-cell table:style-name="ce1" office:value-type="float" office:value="-0.3414112068366" calcext:value-type="float">
            <text:p>-0.3414112</text:p>
          </table:table-cell>
          <table:table-cell table:style-name="ce1" office:value-type="float" office:value="-0.3416102612287" calcext:value-type="float">
            <text:p>-0.3416103</text:p>
          </table:table-cell>
          <table:table-cell table:style-name="ce1" office:value-type="float" office:value="-0.3492207930172" calcext:value-type="float">
            <text:p>-0.3492208</text:p>
          </table:table-cell>
          <table:table-cell table:style-name="ce1" office:value-type="float" office:value="-0.3427078398175" calcext:value-type="float">
            <text:p>-0.3427078</text:p>
          </table:table-cell>
          <table:table-cell table:style-name="ce1" office:value-type="float" office:value="-0.336230541022" calcext:value-type="float">
            <text:p>-0.3362305</text:p>
          </table:table-cell>
          <table:table-cell table:style-name="ce1" office:value-type="float" office:value="-0.3331173470556" calcext:value-type="float">
            <text:p>-0.3331173</text:p>
          </table:table-cell>
          <table:table-cell table:style-name="ce1" office:value-type="float" office:value="-0.3362304930971" calcext:value-type="float">
            <text:p>-0.3362305</text:p>
          </table:table-cell>
          <table:table-cell table:style-name="ce1" office:value-type="float" office:value="-0.3427077893931" calcext:value-type="float">
            <text:p>-0.3427078</text:p>
          </table:table-cell>
          <table:table-cell table:style-name="ce1" office:value-type="float" office:value="-0.3546647319818" calcext:value-type="float">
            <text:p>-0.3546647</text:p>
          </table:table-cell>
          <table:table-cell table:style-name="ce1" office:value-type="float" office:value="-0.345264269413" calcext:value-type="float">
            <text:p>-0.3452643</text:p>
          </table:table-cell>
          <table:table-cell table:style-name="ce1" office:value-type="float" office:value="-0.333619717225" calcext:value-type="float">
            <text:p>-0.3336197</text:p>
          </table:table-cell>
          <table:table-cell table:style-name="ce2" office:value-type="float" office:value="-0.3303693848361" calcext:value-type="float">
            <text:p>-0.3303694</text:p>
          </table:table-cell>
          <table:table-cell table:style-name="ce2" office:value-type="float" office:value="-0.3582804100173" calcext:value-type="float">
            <text:p>-0.3582804</text:p>
          </table:table-cell>
          <table:table-cell table:style-name="ce1" office:value-type="float" office:value="-0.3505657906968" calcext:value-type="float">
            <text:p>-0.3505658</text:p>
          </table:table-cell>
          <table:table-cell table:style-name="ce1" office:value-type="float" office:value="-0.3461099226859" calcext:value-type="float">
            <text:p>-0.3461099</text:p>
          </table:table-cell>
          <table:table-cell table:style-name="ce2" office:value-type="float" office:value="-0.3384987056985" calcext:value-type="float">
            <text:p>-0.3384987</text:p>
          </table:table-cell>
          <table:table-cell table:style-name="ce2" office:value-type="float" office:value="-0.3448638047078" calcext:value-type="float">
            <text:p>-0.3448638</text:p>
          </table:table-cell>
        </table:table-row>
        <table:table-row table:style-name="ro1">
          <table:table-cell table:style-name="ce1" office:value-type="float" office:value="-0.3397990759515" calcext:value-type="float">
            <text:p>-0.3397991</text:p>
          </table:table-cell>
          <table:table-cell table:style-name="ce1" office:value-type="float" office:value="-0.334085448686" calcext:value-type="float">
            <text:p>-0.3340854</text:p>
          </table:table-cell>
          <table:table-cell table:style-name="ce1" office:value-type="float" office:value="-0.3348418303862" calcext:value-type="float">
            <text:p>-0.3348418</text:p>
          </table:table-cell>
          <table:table-cell table:style-name="ce1" office:value-type="float" office:value="-0.334085421556" calcext:value-type="float">
            <text:p>-0.3340854</text:p>
          </table:table-cell>
          <table:table-cell table:style-name="ce1" office:value-type="float" office:value="-0.3397990889277" calcext:value-type="float">
            <text:p>-0.3397991</text:p>
          </table:table-cell>
          <table:table-cell table:style-name="ce1" office:value-type="float" office:value="-0.3457010681132" calcext:value-type="float">
            <text:p>-0.3457011</text:p>
          </table:table-cell>
          <table:table-cell table:style-name="ce1" office:value-type="float" office:value="-0.3388088002489" calcext:value-type="float">
            <text:p>-0.3388088</text:p>
          </table:table-cell>
          <table:table-cell table:style-name="ce1" office:value-type="float" office:value="-0.3302938633568" calcext:value-type="float">
            <text:p>-0.3302939</text:p>
          </table:table-cell>
          <table:table-cell table:style-name="ce1" office:value-type="float" office:value="-0.3290835710992" calcext:value-type="float">
            <text:p>-0.3290836</text:p>
          </table:table-cell>
          <table:table-cell table:style-name="ce1" office:value-type="float" office:value="-0.3302938473526" calcext:value-type="float">
            <text:p>-0.3302938</text:p>
          </table:table-cell>
          <table:table-cell table:style-name="ce1" office:value-type="float" office:value="-0.3388088292098" calcext:value-type="float">
            <text:p>-0.3388088</text:p>
          </table:table-cell>
          <table:table-cell table:style-name="ce1" office:value-type="float" office:value="-0.3511653050948" calcext:value-type="float">
            <text:p>-0.3511653</text:p>
          </table:table-cell>
          <table:table-cell table:style-name="ce1" office:value-type="float" office:value="-0.3383668099413" calcext:value-type="float">
            <text:p>-0.3383668</text:p>
          </table:table-cell>
          <table:table-cell table:style-name="ce1" office:value-type="float" office:value="-0.3273121088966" calcext:value-type="float">
            <text:p>-0.3273121</text:p>
          </table:table-cell>
          <table:table-cell table:style-name="ce2" office:value-type="float" office:value="-0.3254890478859" calcext:value-type="float">
            <text:p>-0.3254890</text:p>
          </table:table-cell>
          <table:table-cell table:style-name="ce2" office:value-type="float" office:value="-0.3516665403359" calcext:value-type="float">
            <text:p>-0.3516665</text:p>
          </table:table-cell>
          <table:table-cell table:style-name="ce1" office:value-type="float" office:value="-0.3402619946152" calcext:value-type="float">
            <text:p>-0.3402620</text:p>
          </table:table-cell>
          <table:table-cell table:style-name="ce1" office:value-type="float" office:value="-0.334862082819" calcext:value-type="float">
            <text:p>-0.3348621</text:p>
          </table:table-cell>
          <table:table-cell table:style-name="ce2" office:value-type="float" office:value="-0.3354404703385" calcext:value-type="float">
            <text:p>-0.3354405</text:p>
          </table:table-cell>
          <table:table-cell table:style-name="ce2" office:value-type="float" office:value="-0.34165902839" calcext:value-type="float">
            <text:p>-0.3416590</text:p>
          </table:table-cell>
        </table:table-row>
        <table:table-row table:style-name="ro1">
          <table:table-cell table:style-name="ce1" office:value-type="float" office:value="-0.3397199288685" calcext:value-type="float">
            <text:p>-0.3397199</text:p>
          </table:table-cell>
          <table:table-cell table:style-name="ce1" office:value-type="float" office:value="-0.3309928189417" calcext:value-type="float">
            <text:p>-0.3309928</text:p>
          </table:table-cell>
          <table:table-cell table:style-name="ce1" office:value-type="float" office:value="-0.3311009480388" calcext:value-type="float">
            <text:p>-0.3311009</text:p>
          </table:table-cell>
          <table:table-cell table:style-name="ce1" office:value-type="float" office:value="-0.330992761362" calcext:value-type="float">
            <text:p>-0.3309928</text:p>
          </table:table-cell>
          <table:table-cell table:style-name="ce1" office:value-type="float" office:value="-0.3397199015609" calcext:value-type="float">
            <text:p>-0.3397199</text:p>
          </table:table-cell>
          <table:table-cell table:style-name="ce1" office:value-type="float" office:value="-0.3456915133145" calcext:value-type="float">
            <text:p>-0.3456915</text:p>
          </table:table-cell>
          <table:table-cell table:style-name="ce1" office:value-type="float" office:value="-0.3386598613713" calcext:value-type="float">
            <text:p>-0.3386599</text:p>
          </table:table-cell>
          <table:table-cell table:style-name="ce1" office:value-type="float" office:value="-0.3261222050892" calcext:value-type="float">
            <text:p>-0.3261222</text:p>
          </table:table-cell>
          <table:table-cell table:style-name="ce1" office:value-type="float" office:value="-0.3242651736532" calcext:value-type="float">
            <text:p>-0.3242652</text:p>
          </table:table-cell>
          <table:table-cell table:style-name="ce1" office:value-type="float" office:value="-0.3261222287054" calcext:value-type="float">
            <text:p>-0.3261222</text:p>
          </table:table-cell>
          <table:table-cell table:style-name="ce1" office:value-type="float" office:value="-0.3386598826652" calcext:value-type="float">
            <text:p>-0.3386599</text:p>
          </table:table-cell>
          <table:table-cell table:style-name="ce1" office:value-type="float" office:value="-0.3511175476048" calcext:value-type="float">
            <text:p>-0.3511175</text:p>
          </table:table-cell>
          <table:table-cell table:style-name="ce1" office:value-type="float" office:value="-0.3382143361352" calcext:value-type="float">
            <text:p>-0.3382143</text:p>
          </table:table-cell>
          <table:table-cell table:style-name="ce1" office:value-type="float" office:value="-0.3230997138845" calcext:value-type="float">
            <text:p>-0.3230997</text:p>
          </table:table-cell>
          <table:table-cell table:style-name="ce2" office:value-type="float" office:value="-0.3213446054001" calcext:value-type="float">
            <text:p>-0.3213446</text:p>
          </table:table-cell>
          <table:table-cell table:style-name="ce2" office:value-type="float" office:value="-0.3516142567889" calcext:value-type="float">
            <text:p>-0.3516143</text:p>
          </table:table-cell>
          <table:table-cell table:style-name="ce1" office:value-type="float" office:value="-0.3402483241073" calcext:value-type="float">
            <text:p>-0.3402483</text:p>
          </table:table-cell>
          <table:table-cell table:style-name="ce1" office:value-type="float" office:value="-0.3347619871378" calcext:value-type="float">
            <text:p>-0.3347620</text:p>
          </table:table-cell>
          <table:table-cell table:style-name="ce2" office:value-type="float" office:value="-0.3354071482924" calcext:value-type="float">
            <text:p>-0.3354071</text:p>
          </table:table-cell>
          <table:table-cell table:style-name="ce2" office:value-type="float" office:value="-0.3416577889005" calcext:value-type="float">
            <text:p>-0.3416578</text:p>
          </table:table-cell>
        </table:table-row>
        <table:table-row table:style-name="ro1">
          <table:table-cell table:style-name="ce1" office:value-type="float" office:value="-0.3260142897984" calcext:value-type="float">
            <text:p>-0.3260143</text:p>
          </table:table-cell>
          <table:table-cell table:style-name="ce1" office:value-type="float" office:value="-0.3275214819508" calcext:value-type="float">
            <text:p>-0.3275215</text:p>
          </table:table-cell>
          <table:table-cell table:style-name="ce1" office:value-type="float" office:value="-0.3287175502158" calcext:value-type="float">
            <text:p>-0.3287176</text:p>
          </table:table-cell>
          <table:table-cell table:style-name="ce1" office:value-type="float" office:value="-0.3275215357663" calcext:value-type="float">
            <text:p>-0.3275215</text:p>
          </table:table-cell>
          <table:table-cell table:style-name="ce1" office:value-type="float" office:value="-0.3260141875164" calcext:value-type="float">
            <text:p>-0.3260142</text:p>
          </table:table-cell>
          <table:table-cell table:style-name="ce1" office:value-type="float" office:value="-0.3264550942655" calcext:value-type="float">
            <text:p>-0.3264551</text:p>
          </table:table-cell>
          <table:table-cell table:style-name="ce1" office:value-type="float" office:value="-0.3267940964041" calcext:value-type="float">
            <text:p>-0.3267941</text:p>
          </table:table-cell>
          <table:table-cell table:style-name="ce1" office:value-type="float" office:value="-0.323326380082" calcext:value-type="float">
            <text:p>-0.3233264</text:p>
          </table:table-cell>
          <table:table-cell table:style-name="ce1" office:value-type="float" office:value="-0.3214220757234" calcext:value-type="float">
            <text:p>-0.3214221</text:p>
          </table:table-cell>
          <table:table-cell table:style-name="ce1" office:value-type="float" office:value="-0.3233264249915" calcext:value-type="float">
            <text:p>-0.3233264</text:p>
          </table:table-cell>
          <table:table-cell table:style-name="ce1" office:value-type="float" office:value="-0.3267940335371" calcext:value-type="float">
            <text:p>-0.3267940</text:p>
          </table:table-cell>
          <table:table-cell table:style-name="ce1" office:value-type="float" office:value="-0.3282255619766" calcext:value-type="float">
            <text:p>-0.3282256</text:p>
          </table:table-cell>
          <table:table-cell table:style-name="ce1" office:value-type="float" office:value="-0.3280633165335" calcext:value-type="float">
            <text:p>-0.3280633</text:p>
          </table:table-cell>
          <table:table-cell table:style-name="ce1" office:value-type="float" office:value="-0.3206698032752" calcext:value-type="float">
            <text:p>-0.3206698</text:p>
          </table:table-cell>
          <table:table-cell table:style-name="ce2" office:value-type="float" office:value="-0.3182907934308" calcext:value-type="float">
            <text:p>-0.3182908</text:p>
          </table:table-cell>
          <table:table-cell table:style-name="ce2" office:value-type="float" office:value="-0.3292475537791" calcext:value-type="float">
            <text:p>-0.3292476</text:p>
          </table:table-cell>
          <table:table-cell table:style-name="ce1" office:value-type="float" office:value="-0.3268506619941" calcext:value-type="float">
            <text:p>-0.3268507</text:p>
          </table:table-cell>
          <table:table-cell table:style-name="ce1" office:value-type="float" office:value="-0.328981431676" calcext:value-type="float">
            <text:p>-0.3289814</text:p>
          </table:table-cell>
          <table:table-cell table:style-name="ce2" office:value-type="float" office:value="-0.3323629682435" calcext:value-type="float">
            <text:p>-0.3323630</text:p>
          </table:table-cell>
          <table:table-cell table:style-name="ce2" office:value-type="float" office:value="-0.3259094009474" calcext:value-type="float">
            <text:p>-0.3259094</text:p>
          </table:table-cell>
        </table:table-row>
        <table:table-row table:style-name="ro1">
          <table:table-cell table:style-name="ce1" office:value-type="float" office:value="-0.3259098847517" calcext:value-type="float">
            <text:p>-0.3259099</text:p>
          </table:table-cell>
          <table:table-cell table:style-name="ce1" office:value-type="float" office:value="-0.3273695054543" calcext:value-type="float">
            <text:p>-0.3273695</text:p>
          </table:table-cell>
          <table:table-cell table:style-name="ce1" office:value-type="float" office:value="-0.3280563288237" calcext:value-type="float">
            <text:p>-0.3280563</text:p>
          </table:table-cell>
          <table:table-cell table:style-name="ce1" office:value-type="float" office:value="-0.3273695065848" calcext:value-type="float">
            <text:p>-0.3273695</text:p>
          </table:table-cell>
          <table:table-cell table:style-name="ce1" office:value-type="float" office:value="-0.3259100143011" calcext:value-type="float">
            <text:p>-0.3259100</text:p>
          </table:table-cell>
          <table:table-cell table:style-name="ce1" office:value-type="float" office:value="-0.3263324713348" calcext:value-type="float">
            <text:p>-0.3263325</text:p>
          </table:table-cell>
          <table:table-cell table:style-name="ce1" office:value-type="float" office:value="-0.3265648983275" calcext:value-type="float">
            <text:p>-0.3265649</text:p>
          </table:table-cell>
          <table:table-cell table:style-name="ce1" office:value-type="float" office:value="-0.3219778486672" calcext:value-type="float">
            <text:p>-0.3219778</text:p>
          </table:table-cell>
          <table:table-cell table:style-name="ce1" office:value-type="float" office:value="-0.3185027923982" calcext:value-type="float">
            <text:p>-0.3185028</text:p>
          </table:table-cell>
          <table:table-cell table:style-name="ce1" office:value-type="float" office:value="-0.3219778500272" calcext:value-type="float">
            <text:p>-0.3219779</text:p>
          </table:table-cell>
          <table:table-cell table:style-name="ce1" office:value-type="float" office:value="-0.326564934795" calcext:value-type="float">
            <text:p>-0.3265649</text:p>
          </table:table-cell>
          <table:table-cell table:style-name="ce1" office:value-type="float" office:value="-0.328102065682" calcext:value-type="float">
            <text:p>-0.3281021</text:p>
          </table:table-cell>
          <table:table-cell table:style-name="ce1" office:value-type="float" office:value="-0.3277189894922" calcext:value-type="float">
            <text:p>-0.3277190</text:p>
          </table:table-cell>
          <table:table-cell table:style-name="ce1" office:value-type="float" office:value="-0.3187003369146" calcext:value-type="float">
            <text:p>-0.3187003</text:p>
          </table:table-cell>
          <table:table-cell table:style-name="ce2" office:value-type="float" office:value="-0.3149935628175" calcext:value-type="float">
            <text:p>-0.3149936</text:p>
          </table:table-cell>
          <table:table-cell table:style-name="ce2" office:value-type="float" office:value="-0.3291232300325" calcext:value-type="float">
            <text:p>-0.3291232</text:p>
          </table:table-cell>
          <table:table-cell table:style-name="ce1" office:value-type="float" office:value="-0.3267629877807" calcext:value-type="float">
            <text:p>-0.3267630</text:p>
          </table:table-cell>
          <table:table-cell table:style-name="ce1" office:value-type="float" office:value="-0.3289774405081" calcext:value-type="float">
            <text:p>-0.3289774</text:p>
          </table:table-cell>
          <table:table-cell table:style-name="ce2" office:value-type="float" office:value="-0.3323485881333" calcext:value-type="float">
            <text:p>-0.3323486</text:p>
          </table:table-cell>
          <table:table-cell table:style-name="ce2" office:value-type="float" office:value="-0.3257858123962" calcext:value-type="float">
            <text:p>-0.3257858</text:p>
          </table:table-cell>
        </table:table-row>
        <table:table-row table:style-name="ro1">
          <table:table-cell table:style-name="ce1" office:value-type="float" office:value="-0.1794622758216" calcext:value-type="float">
            <text:p>-0.1794623</text:p>
          </table:table-cell>
          <table:table-cell table:style-name="ce1" office:value-type="float" office:value="-0.1698068524324" calcext:value-type="float">
            <text:p>-0.1698069</text:p>
          </table:table-cell>
          <table:table-cell table:style-name="ce1" office:value-type="float" office:value="-0.1853730251381" calcext:value-type="float">
            <text:p>-0.1853730</text:p>
          </table:table-cell>
          <table:table-cell table:style-name="ce1" office:value-type="float" office:value="-0.1698036898968" calcext:value-type="float">
            <text:p>-0.1698037</text:p>
          </table:table-cell>
          <table:table-cell table:style-name="ce1" office:value-type="float" office:value="-0.1794610643154" calcext:value-type="float">
            <text:p>-0.1794611</text:p>
          </table:table-cell>
          <table:table-cell table:style-name="ce1" office:value-type="float" office:value="-0.1813247508502" calcext:value-type="float">
            <text:p>-0.1813248</text:p>
          </table:table-cell>
          <table:table-cell table:style-name="ce1" office:value-type="float" office:value="-0.1789940838443" calcext:value-type="float">
            <text:p>-0.1789941</text:p>
          </table:table-cell>
          <table:table-cell table:style-name="ce1" office:value-type="float" office:value="-0.170084366912" calcext:value-type="float">
            <text:p>-0.1700844</text:p>
          </table:table-cell>
          <table:table-cell table:style-name="ce1" office:value-type="float" office:value="-0.1848826860633" calcext:value-type="float">
            <text:p>-0.1848827</text:p>
          </table:table-cell>
          <table:table-cell table:style-name="ce1" office:value-type="float" office:value="-0.1700859737211" calcext:value-type="float">
            <text:p>-0.1700860</text:p>
          </table:table-cell>
          <table:table-cell table:style-name="ce1" office:value-type="float" office:value="-0.178986154127" calcext:value-type="float">
            <text:p>-0.1789862</text:p>
          </table:table-cell>
          <table:table-cell table:style-name="ce1" office:value-type="float" office:value="-0.1821884219938" calcext:value-type="float">
            <text:p>-0.1821884</text:p>
          </table:table-cell>
          <table:table-cell table:style-name="ce1" office:value-type="float" office:value="-0.1794043903227" calcext:value-type="float">
            <text:p>-0.1794044</text:p>
          </table:table-cell>
          <table:table-cell table:style-name="ce1" office:value-type="float" office:value="-0.1711587965948" calcext:value-type="float">
            <text:p>-0.1711588</text:p>
          </table:table-cell>
          <table:table-cell table:style-name="ce2" office:value-type="float" office:value="-0.186563143924" calcext:value-type="float">
            <text:p>-0.1865631</text:p>
          </table:table-cell>
          <table:table-cell table:style-name="ce2" office:value-type="float" office:value="-0.1839288269778" calcext:value-type="float">
            <text:p>-0.1839288</text:p>
          </table:table-cell>
          <table:table-cell table:style-name="ce1" office:value-type="float" office:value="-0.1710945051358" calcext:value-type="float">
            <text:p>-0.1710945</text:p>
          </table:table-cell>
          <table:table-cell table:style-name="ce1" office:value-type="float" office:value="-0.1694678271645" calcext:value-type="float">
            <text:p>-0.1694678</text:p>
          </table:table-cell>
          <table:table-cell table:style-name="ce2" office:value-type="float" office:value="-0.1859843341048" calcext:value-type="float">
            <text:p>-0.1859843</text:p>
          </table:table-cell>
          <table:table-cell table:style-name="ce2" office:value-type="float" office:value="-0.1847947353483" calcext:value-type="float">
            <text:p>-0.1847947</text:p>
          </table:table-cell>
        </table:table-row>
        <table:table-row table:style-name="ro1">
          <table:table-cell table:style-name="ce1" office:value-type="float" office:value="-0.1767111199716" calcext:value-type="float">
            <text:p>-0.1767111</text:p>
          </table:table-cell>
          <table:table-cell table:style-name="ce1" office:value-type="float" office:value="-0.1697294771619" calcext:value-type="float">
            <text:p>-0.1697295</text:p>
          </table:table-cell>
          <table:table-cell table:style-name="ce1" office:value-type="float" office:value="-0.184977377458" calcext:value-type="float">
            <text:p>-0.1849774</text:p>
          </table:table-cell>
          <table:table-cell table:style-name="ce1" office:value-type="float" office:value="-0.1697304768889" calcext:value-type="float">
            <text:p>-0.1697305</text:p>
          </table:table-cell>
          <table:table-cell table:style-name="ce1" office:value-type="float" office:value="-0.1767120553515" calcext:value-type="float">
            <text:p>-0.1767121</text:p>
          </table:table-cell>
          <table:table-cell table:style-name="ce1" office:value-type="float" office:value="-0.1812186274525" calcext:value-type="float">
            <text:p>-0.1812186</text:p>
          </table:table-cell>
          <table:table-cell table:style-name="ce1" office:value-type="float" office:value="-0.1780243623538" calcext:value-type="float">
            <text:p>-0.1780244</text:p>
          </table:table-cell>
          <table:table-cell table:style-name="ce1" office:value-type="float" office:value="-0.1684856756104" calcext:value-type="float">
            <text:p>-0.1684857</text:p>
          </table:table-cell>
          <table:table-cell table:style-name="ce1" office:value-type="float" office:value="-0.1837991469988" calcext:value-type="float">
            <text:p>-0.1837991</text:p>
          </table:table-cell>
          <table:table-cell table:style-name="ce1" office:value-type="float" office:value="-0.16849118332" calcext:value-type="float">
            <text:p>-0.1684912</text:p>
          </table:table-cell>
          <table:table-cell table:style-name="ce1" office:value-type="float" office:value="-0.1780236405812" calcext:value-type="float">
            <text:p>-0.1780236</text:p>
          </table:table-cell>
          <table:table-cell table:style-name="ce1" office:value-type="float" office:value="-0.1820796936562" calcext:value-type="float">
            <text:p>-0.1820797</text:p>
          </table:table-cell>
          <table:table-cell table:style-name="ce1" office:value-type="float" office:value="-0.177935029856" calcext:value-type="float">
            <text:p>-0.1779350</text:p>
          </table:table-cell>
          <table:table-cell table:style-name="ce1" office:value-type="float" office:value="-0.1677084529375" calcext:value-type="float">
            <text:p>-0.1677085</text:p>
          </table:table-cell>
          <table:table-cell table:style-name="ce2" office:value-type="float" office:value="-0.1815273061481" calcext:value-type="float">
            <text:p>-0.1815273</text:p>
          </table:table-cell>
          <table:table-cell table:style-name="ce2" office:value-type="float" office:value="-0.1838179879394" calcext:value-type="float">
            <text:p>-0.1838180</text:p>
          </table:table-cell>
          <table:table-cell table:style-name="ce1" office:value-type="float" office:value="-0.1710135850117" calcext:value-type="float">
            <text:p>-0.1710136</text:p>
          </table:table-cell>
          <table:table-cell table:style-name="ce1" office:value-type="float" office:value="-0.1694367354105" calcext:value-type="float">
            <text:p>-0.1694367</text:p>
          </table:table-cell>
          <table:table-cell table:style-name="ce2" office:value-type="float" office:value="-0.1859472448103" calcext:value-type="float">
            <text:p>-0.1859472</text:p>
          </table:table-cell>
          <table:table-cell table:style-name="ce2" office:value-type="float" office:value="-0.1846920721101" calcext:value-type="float">
            <text:p>-0.1846921</text:p>
          </table:table-cell>
        </table:table-row>
        <table:table-row table:style-name="ro1">
          <table:table-cell table:style-name="ce1" office:value-type="float" office:value="-0.1709069717284" calcext:value-type="float">
            <text:p>-0.1709070</text:p>
          </table:table-cell>
          <table:table-cell table:style-name="ce1" office:value-type="float" office:value="-0.1636870745428" calcext:value-type="float">
            <text:p>-0.1636871</text:p>
          </table:table-cell>
          <table:table-cell table:style-name="ce1" office:value-type="float" office:value="-0.177584163485" calcext:value-type="float">
            <text:p>-0.1775842</text:p>
          </table:table-cell>
          <table:table-cell table:style-name="ce1" office:value-type="float" office:value="-0.1636877646173" calcext:value-type="float">
            <text:p>-0.1636878</text:p>
          </table:table-cell>
          <table:table-cell table:style-name="ce1" office:value-type="float" office:value="-0.1709097817774" calcext:value-type="float">
            <text:p>-0.1709098</text:p>
          </table:table-cell>
          <table:table-cell table:style-name="ce1" office:value-type="float" office:value="-0.1767429096796" calcext:value-type="float">
            <text:p>-0.1767429</text:p>
          </table:table-cell>
          <table:table-cell table:style-name="ce1" office:value-type="float" office:value="-0.1767184999087" calcext:value-type="float">
            <text:p>-0.1767185</text:p>
          </table:table-cell>
          <table:table-cell table:style-name="ce1" office:value-type="float" office:value="-0.1682061482382" calcext:value-type="float">
            <text:p>-0.1682061</text:p>
          </table:table-cell>
          <table:table-cell table:style-name="ce1" office:value-type="float" office:value="-0.1777973609377" calcext:value-type="float">
            <text:p>-0.1777974</text:p>
          </table:table-cell>
          <table:table-cell table:style-name="ce1" office:value-type="float" office:value="-0.1682066533498" calcext:value-type="float">
            <text:p>-0.1682067</text:p>
          </table:table-cell>
          <table:table-cell table:style-name="ce1" office:value-type="float" office:value="-0.1767188551698" calcext:value-type="float">
            <text:p>-0.1767189</text:p>
          </table:table-cell>
          <table:table-cell table:style-name="ce1" office:value-type="float" office:value="-0.1745574324243" calcext:value-type="float">
            <text:p>-0.1745574</text:p>
          </table:table-cell>
          <table:table-cell table:style-name="ce1" office:value-type="float" office:value="-0.1743909272304" calcext:value-type="float">
            <text:p>-0.1743909</text:p>
          </table:table-cell>
          <table:table-cell table:style-name="ce1" office:value-type="float" office:value="-0.1674599163716" calcext:value-type="float">
            <text:p>-0.1674599</text:p>
          </table:table-cell>
          <table:table-cell table:style-name="ce2" office:value-type="float" office:value="-0.1739831617827" calcext:value-type="float">
            <text:p>-0.1739832</text:p>
          </table:table-cell>
          <table:table-cell table:style-name="ce2" office:value-type="float" office:value="-0.1744411318507" calcext:value-type="float">
            <text:p>-0.1744411</text:p>
          </table:table-cell>
          <table:table-cell table:style-name="ce1" office:value-type="float" office:value="-0.1660377422154" calcext:value-type="float">
            <text:p>-0.1660377</text:p>
          </table:table-cell>
          <table:table-cell table:style-name="ce1" office:value-type="float" office:value="-0.1626166502928" calcext:value-type="float">
            <text:p>-0.1626167</text:p>
          </table:table-cell>
          <table:table-cell table:style-name="ce2" office:value-type="float" office:value="-0.1773095902045" calcext:value-type="float">
            <text:p>-0.1773096</text:p>
          </table:table-cell>
          <table:table-cell table:style-name="ce2" office:value-type="float" office:value="-0.1787121336724" calcext:value-type="float">
            <text:p>-0.1787121</text:p>
          </table:table-cell>
        </table:table-row>
        <table:table-row table:style-name="ro1">
          <table:table-cell table:style-name="ce1" office:value-type="float" office:value="-0.1621955995265" calcext:value-type="float">
            <text:p>-0.1621956</text:p>
          </table:table-cell>
          <table:table-cell table:style-name="ce1" office:value-type="float" office:value="-0.1627055144152" calcext:value-type="float">
            <text:p>-0.1627055</text:p>
          </table:table-cell>
          <table:table-cell table:style-name="ce1" office:value-type="float" office:value="-0.1765988003007" calcext:value-type="float">
            <text:p>-0.1765988</text:p>
          </table:table-cell>
          <table:table-cell table:style-name="ce1" office:value-type="float" office:value="-0.1627134419185" calcext:value-type="float">
            <text:p>-0.1627134</text:p>
          </table:table-cell>
          <table:table-cell table:style-name="ce1" office:value-type="float" office:value="-0.1622225225905" calcext:value-type="float">
            <text:p>-0.1622225</text:p>
          </table:table-cell>
          <table:table-cell table:style-name="ce1" office:value-type="float" office:value="-0.176629857849" calcext:value-type="float">
            <text:p>-0.1766299</text:p>
          </table:table-cell>
          <table:table-cell table:style-name="ce1" office:value-type="float" office:value="-0.1711537545866" calcext:value-type="float">
            <text:p>-0.1711538</text:p>
          </table:table-cell>
          <table:table-cell table:style-name="ce1" office:value-type="float" office:value="-0.1668380428389" calcext:value-type="float">
            <text:p>-0.1668380</text:p>
          </table:table-cell>
          <table:table-cell table:style-name="ce1" office:value-type="float" office:value="-0.172673657252" calcext:value-type="float">
            <text:p>-0.1726737</text:p>
          </table:table-cell>
          <table:table-cell table:style-name="ce1" office:value-type="float" office:value="-0.1668367654509" calcext:value-type="float">
            <text:p>-0.1668368</text:p>
          </table:table-cell>
          <table:table-cell table:style-name="ce1" office:value-type="float" office:value="-0.1711521418261" calcext:value-type="float">
            <text:p>-0.1711521</text:p>
          </table:table-cell>
          <table:table-cell table:style-name="ce1" office:value-type="float" office:value="-0.174438221468" calcext:value-type="float">
            <text:p>-0.1744382</text:p>
          </table:table-cell>
          <table:table-cell table:style-name="ce1" office:value-type="float" office:value="-0.1730675043007" calcext:value-type="float">
            <text:p>-0.1730675</text:p>
          </table:table-cell>
          <table:table-cell table:style-name="ce1" office:value-type="float" office:value="-0.166883504879" calcext:value-type="float">
            <text:p>-0.1668835</text:p>
          </table:table-cell>
          <table:table-cell table:style-name="ce2" office:value-type="float" office:value="-0.1734079621011" calcext:value-type="float">
            <text:p>-0.1734080</text:p>
          </table:table-cell>
          <table:table-cell table:style-name="ce2" office:value-type="float" office:value="-0.1743184378953" calcext:value-type="float">
            <text:p>-0.1743184</text:p>
          </table:table-cell>
          <table:table-cell table:style-name="ce1" office:value-type="float" office:value="-0.1659568175639" calcext:value-type="float">
            <text:p>-0.1659568</text:p>
          </table:table-cell>
          <table:table-cell table:style-name="ce1" office:value-type="float" office:value="-0.1626034214486" calcext:value-type="float">
            <text:p>-0.1626034</text:p>
          </table:table-cell>
          <table:table-cell table:style-name="ce2" office:value-type="float" office:value="-0.1773002259743" calcext:value-type="float">
            <text:p>-0.1773002</text:p>
          </table:table-cell>
          <table:table-cell table:style-name="ce2" office:value-type="float" office:value="-0.1786023461956" calcext:value-type="float">
            <text:p>-0.1786023</text:p>
          </table:table-cell>
        </table:table-row>
        <table:table-row table:style-name="ro1">
          <table:table-cell table:style-name="ce1" office:value-type="float" office:value="-0.154857815969" calcext:value-type="float">
            <text:p>-0.1548578</text:p>
          </table:table-cell>
          <table:table-cell table:style-name="ce1" office:value-type="float" office:value="-0.1609945234666" calcext:value-type="float">
            <text:p>-0.1609945</text:p>
          </table:table-cell>
          <table:table-cell table:style-name="ce1" office:value-type="float" office:value="-0.1682663822429" calcext:value-type="float">
            <text:p>-0.1682664</text:p>
          </table:table-cell>
          <table:table-cell table:style-name="ce1" office:value-type="float" office:value="-0.1610081405237" calcext:value-type="float">
            <text:p>-0.1610081</text:p>
          </table:table-cell>
          <table:table-cell table:style-name="ce1" office:value-type="float" office:value="-0.1548491661989" calcext:value-type="float">
            <text:p>-0.1548492</text:p>
          </table:table-cell>
          <table:table-cell table:style-name="ce1" office:value-type="float" office:value="-0.1690999636786" calcext:value-type="float">
            <text:p>-0.1691000</text:p>
          </table:table-cell>
          <table:table-cell table:style-name="ce1" office:value-type="float" office:value="-0.1605327341852" calcext:value-type="float">
            <text:p>-0.1605327</text:p>
          </table:table-cell>
          <table:table-cell table:style-name="ce1" office:value-type="float" office:value="-0.162109451144" calcext:value-type="float">
            <text:p>-0.1621095</text:p>
          </table:table-cell>
          <table:table-cell table:style-name="ce1" office:value-type="float" office:value="-0.1648552285937" calcext:value-type="float">
            <text:p>-0.1648552</text:p>
          </table:table-cell>
          <table:table-cell table:style-name="ce1" office:value-type="float" office:value="-0.162105061948" calcext:value-type="float">
            <text:p>-0.1621051</text:p>
          </table:table-cell>
          <table:table-cell table:style-name="ce1" office:value-type="float" office:value="-0.1605321700488" calcext:value-type="float">
            <text:p>-0.1605322</text:p>
          </table:table-cell>
          <table:table-cell table:style-name="ce1" office:value-type="float" office:value="-0.1639469800094" calcext:value-type="float">
            <text:p>-0.1639470</text:p>
          </table:table-cell>
          <table:table-cell table:style-name="ce1" office:value-type="float" office:value="-0.1643767880142" calcext:value-type="float">
            <text:p>-0.1643768</text:p>
          </table:table-cell>
          <table:table-cell table:style-name="ce1" office:value-type="float" office:value="-0.1619393449714" calcext:value-type="float">
            <text:p>-0.1619393</text:p>
          </table:table-cell>
          <table:table-cell table:style-name="ce2" office:value-type="float" office:value="-0.1647959019746" calcext:value-type="float">
            <text:p>-0.1647959</text:p>
          </table:table-cell>
          <table:table-cell table:style-name="ce2" office:value-type="float" office:value="-0.1619038834396" calcext:value-type="float">
            <text:p>-0.1619039</text:p>
          </table:table-cell>
          <table:table-cell table:style-name="ce1" office:value-type="float" office:value="-0.1583071092309" calcext:value-type="float">
            <text:p>-0.1583071</text:p>
          </table:table-cell>
          <table:table-cell table:style-name="ce1" office:value-type="float" office:value="-0.1565306100998" calcext:value-type="float">
            <text:p>-0.1565306</text:p>
          </table:table-cell>
          <table:table-cell table:style-name="ce2" office:value-type="float" office:value="-0.1670618037894" calcext:value-type="float">
            <text:p>-0.1670618</text:p>
          </table:table-cell>
          <table:table-cell table:style-name="ce2" office:value-type="float" office:value="-0.1708005422981" calcext:value-type="float">
            <text:p>-0.1708005</text:p>
          </table:table-cell>
        </table:table-row>
        <table:table-row table:style-name="ro1">
          <table:table-cell table:style-name="ce1" office:value-type="float" office:value="-0.1531038962923" calcext:value-type="float">
            <text:p>-0.1531039</text:p>
          </table:table-cell>
          <table:table-cell table:style-name="ce1" office:value-type="float" office:value="-0.160701366861" calcext:value-type="float">
            <text:p>-0.1607014</text:p>
          </table:table-cell>
          <table:table-cell table:style-name="ce1" office:value-type="float" office:value="-0.1637014992389" calcext:value-type="float">
            <text:p>-0.1637015</text:p>
          </table:table-cell>
          <table:table-cell table:style-name="ce1" office:value-type="float" office:value="-0.1607003000092" calcext:value-type="float">
            <text:p>-0.1607003</text:p>
          </table:table-cell>
          <table:table-cell table:style-name="ce1" office:value-type="float" office:value="-0.1531220141168" calcext:value-type="float">
            <text:p>-0.1531220</text:p>
          </table:table-cell>
          <table:table-cell table:style-name="ce1" office:value-type="float" office:value="-0.1689799110202" calcext:value-type="float">
            <text:p>-0.1689799</text:p>
          </table:table-cell>
          <table:table-cell table:style-name="ce1" office:value-type="float" office:value="-0.1498932398415" calcext:value-type="float">
            <text:p>-0.1498932</text:p>
          </table:table-cell>
          <table:table-cell table:style-name="ce1" office:value-type="float" office:value="-0.1608290576384" calcext:value-type="float">
            <text:p>-0.1608291</text:p>
          </table:table-cell>
          <table:table-cell table:style-name="ce1" office:value-type="float" office:value="-0.1644886455481" calcext:value-type="float">
            <text:p>-0.1644886</text:p>
          </table:table-cell>
          <table:table-cell table:style-name="ce1" office:value-type="float" office:value="-0.160831609731" calcext:value-type="float">
            <text:p>-0.1608316</text:p>
          </table:table-cell>
          <table:table-cell table:style-name="ce1" office:value-type="float" office:value="-0.1499006445506" calcext:value-type="float">
            <text:p>-0.1499006</text:p>
          </table:table-cell>
          <table:table-cell table:style-name="ce1" office:value-type="float" office:value="-0.163821487629" calcext:value-type="float">
            <text:p>-0.1638215</text:p>
          </table:table-cell>
          <table:table-cell table:style-name="ce1" office:value-type="float" office:value="-0.1526053331143" calcext:value-type="float">
            <text:p>-0.1526053</text:p>
          </table:table-cell>
          <table:table-cell table:style-name="ce1" office:value-type="float" office:value="-0.160177086193" calcext:value-type="float">
            <text:p>-0.1601771</text:p>
          </table:table-cell>
          <table:table-cell table:style-name="ce2" office:value-type="float" office:value="-0.1646026606026" calcext:value-type="float">
            <text:p>-0.1646027</text:p>
          </table:table-cell>
          <table:table-cell table:style-name="ce2" office:value-type="float" office:value="-0.1617921504721" calcext:value-type="float">
            <text:p>-0.1617922</text:p>
          </table:table-cell>
          <table:table-cell table:style-name="ce1" office:value-type="float" office:value="-0.1582095650065" calcext:value-type="float">
            <text:p>-0.1582096</text:p>
          </table:table-cell>
          <table:table-cell table:style-name="ce1" office:value-type="float" office:value="-0.156507596517" calcext:value-type="float">
            <text:p>-0.1565076</text:p>
          </table:table-cell>
          <table:table-cell table:style-name="ce2" office:value-type="float" office:value="-0.1670555430413" calcext:value-type="float">
            <text:p>-0.1670555</text:p>
          </table:table-cell>
          <table:table-cell table:style-name="ce2" office:value-type="float" office:value="-0.1706746061754" calcext:value-type="float">
            <text:p>-0.1706746</text:p>
          </table:table-cell>
        </table:table-row>
        <table:table-row table:style-name="ro1">
          <table:table-cell table:style-name="ce1" office:value-type="float" office:value="-0.1482741598632" calcext:value-type="float">
            <text:p>-0.1482742</text:p>
          </table:table-cell>
          <table:table-cell table:style-name="ce1" office:value-type="float" office:value="-0.1570532680447" calcext:value-type="float">
            <text:p>-0.1570533</text:p>
          </table:table-cell>
          <table:table-cell table:style-name="ce1" office:value-type="float" office:value="-0.1600034683407" calcext:value-type="float">
            <text:p>-0.1600035</text:p>
          </table:table-cell>
          <table:table-cell table:style-name="ce1" office:value-type="float" office:value="-0.1570576641026" calcext:value-type="float">
            <text:p>-0.1570577</text:p>
          </table:table-cell>
          <table:table-cell table:style-name="ce1" office:value-type="float" office:value="-0.1482519842401" calcext:value-type="float">
            <text:p>-0.1482520</text:p>
          </table:table-cell>
          <table:table-cell table:style-name="ce1" office:value-type="float" office:value="-0.1608990329121" calcext:value-type="float">
            <text:p>-0.1608990</text:p>
          </table:table-cell>
          <table:table-cell table:style-name="ce1" office:value-type="float" office:value="-0.1476209083346" calcext:value-type="float">
            <text:p>-0.1476209</text:p>
          </table:table-cell>
          <table:table-cell table:style-name="ce1" office:value-type="float" office:value="-0.1599775980878" calcext:value-type="float">
            <text:p>-0.1599776</text:p>
          </table:table-cell>
          <table:table-cell table:style-name="ce1" office:value-type="float" office:value="-0.1604530523771" calcext:value-type="float">
            <text:p>-0.1604531</text:p>
          </table:table-cell>
          <table:table-cell table:style-name="ce1" office:value-type="float" office:value="-0.1599728237268" calcext:value-type="float">
            <text:p>-0.1599728</text:p>
          </table:table-cell>
          <table:table-cell table:style-name="ce1" office:value-type="float" office:value="-0.1475971136235" calcext:value-type="float">
            <text:p>-0.1475971</text:p>
          </table:table-cell>
          <table:table-cell table:style-name="ce1" office:value-type="float" office:value="-0.1543735012743" calcext:value-type="float">
            <text:p>-0.1543735</text:p>
          </table:table-cell>
          <table:table-cell table:style-name="ce1" office:value-type="float" office:value="-0.1515227584605" calcext:value-type="float">
            <text:p>-0.1515228</text:p>
          </table:table-cell>
          <table:table-cell table:style-name="ce1" office:value-type="float" office:value="-0.1582855315203" calcext:value-type="float">
            <text:p>-0.1582855</text:p>
          </table:table-cell>
          <table:table-cell table:style-name="ce2" office:value-type="float" office:value="-0.1625331196492" calcext:value-type="float">
            <text:p>-0.1625331</text:p>
          </table:table-cell>
          <table:table-cell table:style-name="ce2" office:value-type="float" office:value="-0.1511710448643" calcext:value-type="float">
            <text:p>-0.1511710</text:p>
          </table:table-cell>
          <table:table-cell table:style-name="ce1" office:value-type="float" office:value="-0.1497864162855" calcext:value-type="float">
            <text:p>-0.1497864</text:p>
          </table:table-cell>
          <table:table-cell table:style-name="ce1" office:value-type="float" office:value="-0.1547407050068" calcext:value-type="float">
            <text:p>-0.1547407</text:p>
          </table:table-cell>
          <table:table-cell table:style-name="ce2" office:value-type="float" office:value="-0.1597700125204" calcext:value-type="float">
            <text:p>-0.1597700</text:p>
          </table:table-cell>
          <table:table-cell table:style-name="ce2" office:value-type="float" office:value="-0.163726649651" calcext:value-type="float">
            <text:p>-0.1637266</text:p>
          </table:table-cell>
        </table:table-row>
        <table:table-row table:style-name="ro1">
          <table:table-cell table:style-name="ce1" office:value-type="float" office:value="-0.1459340633557" calcext:value-type="float">
            <text:p>-0.1459341</text:p>
          </table:table-cell>
          <table:table-cell table:style-name="ce1" office:value-type="float" office:value="-0.1539721005488" calcext:value-type="float">
            <text:p>-0.1539721</text:p>
          </table:table-cell>
          <table:table-cell table:style-name="ce1" office:value-type="float" office:value="-0.1599525874319" calcext:value-type="float">
            <text:p>-0.1599526</text:p>
          </table:table-cell>
          <table:table-cell table:style-name="ce1" office:value-type="float" office:value="-0.1539805089574" calcext:value-type="float">
            <text:p>-0.1539805</text:p>
          </table:table-cell>
          <table:table-cell table:style-name="ce1" office:value-type="float" office:value="-0.1460261711396" calcext:value-type="float">
            <text:p>-0.1460262</text:p>
          </table:table-cell>
          <table:table-cell table:style-name="ce1" office:value-type="float" office:value="-0.160786082618" calcext:value-type="float">
            <text:p>-0.1607861</text:p>
          </table:table-cell>
          <table:table-cell table:style-name="ce1" office:value-type="float" office:value="-0.1470603373051" calcext:value-type="float">
            <text:p>-0.1470603</text:p>
          </table:table-cell>
          <table:table-cell table:style-name="ce1" office:value-type="float" office:value="-0.1545727831024" calcext:value-type="float">
            <text:p>-0.1545728</text:p>
          </table:table-cell>
          <table:table-cell table:style-name="ce1" office:value-type="float" office:value="-0.1603080691044" calcext:value-type="float">
            <text:p>-0.1603081</text:p>
          </table:table-cell>
          <table:table-cell table:style-name="ce1" office:value-type="float" office:value="-0.1545809898973" calcext:value-type="float">
            <text:p>-0.1545810</text:p>
          </table:table-cell>
          <table:table-cell table:style-name="ce1" office:value-type="float" office:value="-0.1471310989858" calcext:value-type="float">
            <text:p>-0.1471311</text:p>
          </table:table-cell>
          <table:table-cell table:style-name="ce1" office:value-type="float" office:value="-0.154238644397" calcext:value-type="float">
            <text:p>-0.1542386</text:p>
          </table:table-cell>
          <table:table-cell table:style-name="ce1" office:value-type="float" office:value="-0.1479650924255" calcext:value-type="float">
            <text:p>-0.1479651</text:p>
          </table:table-cell>
          <table:table-cell table:style-name="ce1" office:value-type="float" office:value="-0.156163524858" calcext:value-type="float">
            <text:p>-0.1561635</text:p>
          </table:table-cell>
          <table:table-cell table:style-name="ce2" office:value-type="float" office:value="-0.1606823458133" calcext:value-type="float">
            <text:p>-0.1606823</text:p>
          </table:table-cell>
          <table:table-cell table:style-name="ce2" office:value-type="float" office:value="-0.1511039677662" calcext:value-type="float">
            <text:p>-0.1511040</text:p>
          </table:table-cell>
          <table:table-cell table:style-name="ce1" office:value-type="float" office:value="-0.1497170602437" calcext:value-type="float">
            <text:p>-0.1497171</text:p>
          </table:table-cell>
          <table:table-cell table:style-name="ce1" office:value-type="float" office:value="-0.1546877578761" calcext:value-type="float">
            <text:p>-0.1546878</text:p>
          </table:table-cell>
          <table:table-cell table:style-name="ce2" office:value-type="float" office:value="-0.1597542425933" calcext:value-type="float">
            <text:p>-0.1597542</text:p>
          </table:table-cell>
          <table:table-cell table:style-name="ce2" office:value-type="float" office:value="-0.1635987262298" calcext:value-type="float">
            <text:p>-0.1635987</text:p>
          </table:table-cell>
        </table:table-row>
        <table:table-row table:style-name="ro1">
          <table:table-cell table:style-name="ce1" office:value-type="float" office:value="-0.1448474014975" calcext:value-type="float">
            <text:p>-0.1448474</text:p>
          </table:table-cell>
          <table:table-cell table:style-name="ce1" office:value-type="float" office:value="-0.1531203861805" calcext:value-type="float">
            <text:p>-0.1531204</text:p>
          </table:table-cell>
          <table:table-cell table:style-name="ce1" office:value-type="float" office:value="-0.154825873742" calcext:value-type="float">
            <text:p>-0.1548259</text:p>
          </table:table-cell>
          <table:table-cell table:style-name="ce1" office:value-type="float" office:value="-0.1531451897573" calcext:value-type="float">
            <text:p>-0.1531452</text:p>
          </table:table-cell>
          <table:table-cell table:style-name="ce1" office:value-type="float" office:value="-0.1448030685375" calcext:value-type="float">
            <text:p>-0.1448031</text:p>
          </table:table-cell>
          <table:table-cell table:style-name="ce1" office:value-type="float" office:value="-0.1322169728436" calcext:value-type="float">
            <text:p>-0.1322170</text:p>
          </table:table-cell>
          <table:table-cell table:style-name="ce1" office:value-type="float" office:value="-0.1425856380259" calcext:value-type="float">
            <text:p>-0.1425856</text:p>
          </table:table-cell>
          <table:table-cell table:style-name="ce1" office:value-type="float" office:value="-0.1532037996309" calcext:value-type="float">
            <text:p>-0.1532038</text:p>
          </table:table-cell>
          <table:table-cell table:style-name="ce1" office:value-type="float" office:value="-0.1556399201228" calcext:value-type="float">
            <text:p>-0.1556399</text:p>
          </table:table-cell>
          <table:table-cell table:style-name="ce1" office:value-type="float" office:value="-0.1531984290241" calcext:value-type="float">
            <text:p>-0.1531984</text:p>
          </table:table-cell>
          <table:table-cell table:style-name="ce1" office:value-type="float" office:value="-0.1427927312405" calcext:value-type="float">
            <text:p>-0.1427927</text:p>
          </table:table-cell>
          <table:table-cell table:style-name="ce1" office:value-type="float" office:value="-0.132327215244" calcext:value-type="float">
            <text:p>-0.1323272</text:p>
          </table:table-cell>
          <table:table-cell table:style-name="ce1" office:value-type="float" office:value="-0.1411590239406" calcext:value-type="float">
            <text:p>-0.1411590</text:p>
          </table:table-cell>
          <table:table-cell table:style-name="ce1" office:value-type="float" office:value="-0.1524657699909" calcext:value-type="float">
            <text:p>-0.1524658</text:p>
          </table:table-cell>
          <table:table-cell table:style-name="ce2" office:value-type="float" office:value="-0.160444056461" calcext:value-type="float">
            <text:p>-0.1604441</text:p>
          </table:table-cell>
          <table:table-cell table:style-name="ce2" office:value-type="float" office:value="-0.1326077016949" calcext:value-type="float">
            <text:p>-0.1326077</text:p>
          </table:table-cell>
          <table:table-cell table:style-name="ce1" office:value-type="float" office:value="-0.1444273048604" calcext:value-type="float">
            <text:p>-0.1444273</text:p>
          </table:table-cell>
          <table:table-cell table:style-name="ce1" office:value-type="float" office:value="-0.1530090201514" calcext:value-type="float">
            <text:p>-0.1530090</text:p>
          </table:table-cell>
          <table:table-cell table:style-name="ce2" office:value-type="float" office:value="-0.1546817350085" calcext:value-type="float">
            <text:p>-0.1546817</text:p>
          </table:table-cell>
          <table:table-cell table:style-name="ce2" office:value-type="float" office:value="-0.1316383341594" calcext:value-type="float">
            <text:p>-0.1316383</text:p>
          </table:table-cell>
        </table:table-row>
        <table:table-row table:style-name="ro1">
          <table:table-cell table:style-name="ce1" office:value-type="float" office:value="-0.1436480800205" calcext:value-type="float">
            <text:p>-0.1436481</text:p>
          </table:table-cell>
          <table:table-cell table:style-name="ce1" office:value-type="float" office:value="-0.1513134171477" calcext:value-type="float">
            <text:p>-0.1513134</text:p>
          </table:table-cell>
          <table:table-cell table:style-name="ce1" office:value-type="float" office:value="-0.1547606754674" calcext:value-type="float">
            <text:p>-0.1547607</text:p>
          </table:table-cell>
          <table:table-cell table:style-name="ce1" office:value-type="float" office:value="-0.1513342624063" calcext:value-type="float">
            <text:p>-0.1513343</text:p>
          </table:table-cell>
          <table:table-cell table:style-name="ce1" office:value-type="float" office:value="-0.1436385008495" calcext:value-type="float">
            <text:p>-0.1436385</text:p>
          </table:table-cell>
          <table:table-cell table:style-name="ce1" office:value-type="float" office:value="-0.1320721471593" calcext:value-type="float">
            <text:p>-0.1320721</text:p>
          </table:table-cell>
          <table:table-cell table:style-name="ce1" office:value-type="float" office:value="-0.1393109627076" calcext:value-type="float">
            <text:p>-0.1393110</text:p>
          </table:table-cell>
          <table:table-cell table:style-name="ce1" office:value-type="float" office:value="-0.1506553451343" calcext:value-type="float">
            <text:p>-0.1506553</text:p>
          </table:table-cell>
          <table:table-cell table:style-name="ce1" office:value-type="float" office:value="-0.1554879429539" calcext:value-type="float">
            <text:p>-0.1554879</text:p>
          </table:table-cell>
          <table:table-cell table:style-name="ce1" office:value-type="float" office:value="-0.1506515341661" calcext:value-type="float">
            <text:p>-0.1506515</text:p>
          </table:table-cell>
          <table:table-cell table:style-name="ce1" office:value-type="float" office:value="-0.1393207367771" calcext:value-type="float">
            <text:p>-0.1393207</text:p>
          </table:table-cell>
          <table:table-cell table:style-name="ce1" office:value-type="float" office:value="-0.1322503795674" calcext:value-type="float">
            <text:p>-0.1322504</text:p>
          </table:table-cell>
          <table:table-cell table:style-name="ce1" office:value-type="float" office:value="-0.1390796836154" calcext:value-type="float">
            <text:p>-0.1390797</text:p>
          </table:table-cell>
          <table:table-cell table:style-name="ce1" office:value-type="float" office:value="-0.1515199655119" calcext:value-type="float">
            <text:p>-0.1515200</text:p>
          </table:table-cell>
          <table:table-cell table:style-name="ce2" office:value-type="float" office:value="-0.1553386203588" calcext:value-type="float">
            <text:p>-0.1553386</text:p>
          </table:table-cell>
          <table:table-cell table:style-name="ce2" office:value-type="float" office:value="-0.1325521356698" calcext:value-type="float">
            <text:p>-0.1325521</text:p>
          </table:table-cell>
          <table:table-cell table:style-name="ce1" office:value-type="float" office:value="-0.1441670163882" calcext:value-type="float">
            <text:p>-0.1441670</text:p>
          </table:table-cell>
          <table:table-cell table:style-name="ce1" office:value-type="float" office:value="-0.1529986064036" calcext:value-type="float">
            <text:p>-0.1529986</text:p>
          </table:table-cell>
          <table:table-cell table:style-name="ce2" office:value-type="float" office:value="-0.154664918575" calcext:value-type="float">
            <text:p>-0.1546649</text:p>
          </table:table-cell>
          <table:table-cell table:style-name="ce2" office:value-type="float" office:value="-0.1315202169064" calcext:value-type="float">
            <text:p>-0.1315202</text:p>
          </table:table-cell>
        </table:table-row>
        <table:table-row table:style-name="ro1">
          <table:table-cell table:style-name="ce1" office:value-type="float" office:value="-0.1413456885717" calcext:value-type="float">
            <text:p>-0.1413457</text:p>
          </table:table-cell>
          <table:table-cell table:style-name="ce1" office:value-type="float" office:value="-0.1477951400476" calcext:value-type="float">
            <text:p>-0.1477951</text:p>
          </table:table-cell>
          <table:table-cell table:style-name="ce1" office:value-type="float" office:value="-0.1506090561938" calcext:value-type="float">
            <text:p>-0.1506091</text:p>
          </table:table-cell>
          <table:table-cell table:style-name="ce1" office:value-type="float" office:value="-0.1477761807263" calcext:value-type="float">
            <text:p>-0.1477762</text:p>
          </table:table-cell>
          <table:table-cell table:style-name="ce1" office:value-type="float" office:value="-0.1411753972165" calcext:value-type="float">
            <text:p>-0.1411754</text:p>
          </table:table-cell>
          <table:table-cell table:style-name="ce1" office:value-type="float" office:value="-0.1315817664093" calcext:value-type="float">
            <text:p>-0.1315818</text:p>
          </table:table-cell>
          <table:table-cell table:style-name="ce1" office:value-type="float" office:value="-0.136857763473" calcext:value-type="float">
            <text:p>-0.1368578</text:p>
          </table:table-cell>
          <table:table-cell table:style-name="ce1" office:value-type="float" office:value="-0.1484887765638" calcext:value-type="float">
            <text:p>-0.1484888</text:p>
          </table:table-cell>
          <table:table-cell table:style-name="ce1" office:value-type="float" office:value="-0.1545670470788" calcext:value-type="float">
            <text:p>-0.1545670</text:p>
          </table:table-cell>
          <table:table-cell table:style-name="ce1" office:value-type="float" office:value="-0.1484959198543" calcext:value-type="float">
            <text:p>-0.1484959</text:p>
          </table:table-cell>
          <table:table-cell table:style-name="ce1" office:value-type="float" office:value="-0.1368122248961" calcext:value-type="float">
            <text:p>-0.1368122</text:p>
          </table:table-cell>
          <table:table-cell table:style-name="ce1" office:value-type="float" office:value="-0.1319554192139" calcext:value-type="float">
            <text:p>-0.1319554</text:p>
          </table:table-cell>
          <table:table-cell table:style-name="ce1" office:value-type="float" office:value="-0.1355809896685" calcext:value-type="float">
            <text:p>-0.1355810</text:p>
          </table:table-cell>
          <table:table-cell table:style-name="ce1" office:value-type="float" office:value="-0.1513616898172" calcext:value-type="float">
            <text:p>-0.1513617</text:p>
          </table:table-cell>
          <table:table-cell table:style-name="ce2" office:value-type="float" office:value="-0.1549231815258" calcext:value-type="float">
            <text:p>-0.1549232</text:p>
          </table:table-cell>
          <table:table-cell table:style-name="ce2" office:value-type="float" office:value="-0.1322171695047" calcext:value-type="float">
            <text:p>-0.1322172</text:p>
          </table:table-cell>
          <table:table-cell table:style-name="ce1" office:value-type="float" office:value="-0.1400845079437" calcext:value-type="float">
            <text:p>-0.1400845</text:p>
          </table:table-cell>
          <table:table-cell table:style-name="ce1" office:value-type="float" office:value="-0.1484684972988" calcext:value-type="float">
            <text:p>-0.1484685</text:p>
          </table:table-cell>
          <table:table-cell table:style-name="ce2" office:value-type="float" office:value="-0.1509675291332" calcext:value-type="float">
            <text:p>-0.1509675</text:p>
          </table:table-cell>
          <table:table-cell table:style-name="ce2" office:value-type="float" office:value="-0.131272914738" calcext:value-type="float">
            <text:p>-0.1312729</text:p>
          </table:table-cell>
        </table:table-row>
        <table:table-row table:style-name="ro1">
          <table:table-cell table:style-name="ce1" office:value-type="float" office:value="-0.1404078657886" calcext:value-type="float">
            <text:p>-0.1404079</text:p>
          </table:table-cell>
          <table:table-cell table:style-name="ce1" office:value-type="float" office:value="-0.1477064596964" calcext:value-type="float">
            <text:p>-0.1477065</text:p>
          </table:table-cell>
          <table:table-cell table:style-name="ce1" office:value-type="float" office:value="-0.1504746854339" calcext:value-type="float">
            <text:p>-0.1504747</text:p>
          </table:table-cell>
          <table:table-cell table:style-name="ce1" office:value-type="float" office:value="-0.1477142962752" calcext:value-type="float">
            <text:p>-0.1477143</text:p>
          </table:table-cell>
          <table:table-cell table:style-name="ce1" office:value-type="float" office:value="-0.1403904505563" calcext:value-type="float">
            <text:p>-0.1403905</text:p>
          </table:table-cell>
          <table:table-cell table:style-name="ce1" office:value-type="float" office:value="-0.131537374811" calcext:value-type="float">
            <text:p>-0.1315374</text:p>
          </table:table-cell>
          <table:table-cell table:style-name="ce1" office:value-type="float" office:value="-0.135953158265" calcext:value-type="float">
            <text:p>-0.1359532</text:p>
          </table:table-cell>
          <table:table-cell table:style-name="ce1" office:value-type="float" office:value="-0.1458452016171" calcext:value-type="float">
            <text:p>-0.1458452</text:p>
          </table:table-cell>
          <table:table-cell table:style-name="ce1" office:value-type="float" office:value="-0.1501131576828" calcext:value-type="float">
            <text:p>-0.1501132</text:p>
          </table:table-cell>
          <table:table-cell table:style-name="ce1" office:value-type="float" office:value="-0.1458615501532" calcext:value-type="float">
            <text:p>-0.1458616</text:p>
          </table:table-cell>
          <table:table-cell table:style-name="ce1" office:value-type="float" office:value="-0.1357411964782" calcext:value-type="float">
            <text:p>-0.1357412</text:p>
          </table:table-cell>
          <table:table-cell table:style-name="ce1" office:value-type="float" office:value="-0.1316382597226" calcext:value-type="float">
            <text:p>-0.1316383</text:p>
          </table:table-cell>
          <table:table-cell table:style-name="ce1" office:value-type="float" office:value="-0.1329002402543" calcext:value-type="float">
            <text:p>-0.1329002</text:p>
          </table:table-cell>
          <table:table-cell table:style-name="ce1" office:value-type="float" office:value="-0.1499375600189" calcext:value-type="float">
            <text:p>-0.1499376</text:p>
          </table:table-cell>
          <table:table-cell table:style-name="ce2" office:value-type="float" office:value="-0.1533284187394" calcext:value-type="float">
            <text:p>-0.1533284</text:p>
          </table:table-cell>
          <table:table-cell table:style-name="ce2" office:value-type="float" office:value="-0.1321699316673" calcext:value-type="float">
            <text:p>-0.1321699</text:p>
          </table:table-cell>
          <table:table-cell table:style-name="ce1" office:value-type="float" office:value="-0.1400229045241" calcext:value-type="float">
            <text:p>-0.1400229</text:p>
          </table:table-cell>
          <table:table-cell table:style-name="ce1" office:value-type="float" office:value="-0.1483052499083" calcext:value-type="float">
            <text:p>-0.1483052</text:p>
          </table:table-cell>
          <table:table-cell table:style-name="ce2" office:value-type="float" office:value="-0.1509186696986" calcext:value-type="float">
            <text:p>-0.1509187</text:p>
          </table:table-cell>
          <table:table-cell table:style-name="ce2" office:value-type="float" office:value="-0.1312469462693" calcext:value-type="float">
            <text:p>-0.1312469</text:p>
          </table:table-cell>
        </table:table-row>
        <table:table-row table:style-name="ro1">
          <table:table-cell table:style-name="ce1" office:value-type="float" office:value="-0.1366456882088" calcext:value-type="float">
            <text:p>-0.1366457</text:p>
          </table:table-cell>
          <table:table-cell table:style-name="ce1" office:value-type="float" office:value="-0.1418232038172" calcext:value-type="float">
            <text:p>-0.1418232</text:p>
          </table:table-cell>
          <table:table-cell table:style-name="ce1" office:value-type="float" office:value="-0.1493169419279" calcext:value-type="float">
            <text:p>-0.1493169</text:p>
          </table:table-cell>
          <table:table-cell table:style-name="ce1" office:value-type="float" office:value="-0.1418075172749" calcext:value-type="float">
            <text:p>-0.1418075</text:p>
          </table:table-cell>
          <table:table-cell table:style-name="ce1" office:value-type="float" office:value="-0.137281146401" calcext:value-type="float">
            <text:p>-0.1372811</text:p>
          </table:table-cell>
          <table:table-cell table:style-name="ce1" office:value-type="float" office:value="-0.1311959900857" calcext:value-type="float">
            <text:p>-0.1311960</text:p>
          </table:table-cell>
          <table:table-cell table:style-name="ce1" office:value-type="float" office:value="-0.1338682984984" calcext:value-type="float">
            <text:p>-0.1338683</text:p>
          </table:table-cell>
          <table:table-cell table:style-name="ce1" office:value-type="float" office:value="-0.1446828121039" calcext:value-type="float">
            <text:p>-0.1446828</text:p>
          </table:table-cell>
          <table:table-cell table:style-name="ce1" office:value-type="float" office:value="-0.1493740110041" calcext:value-type="float">
            <text:p>-0.1493740</text:p>
          </table:table-cell>
          <table:table-cell table:style-name="ce1" office:value-type="float" office:value="-0.1446502324625" calcext:value-type="float">
            <text:p>-0.1446502</text:p>
          </table:table-cell>
          <table:table-cell table:style-name="ce1" office:value-type="float" office:value="-0.1338653484041" calcext:value-type="float">
            <text:p>-0.1338653</text:p>
          </table:table-cell>
          <table:table-cell table:style-name="ce1" office:value-type="float" office:value="-0.1313876535639" calcext:value-type="float">
            <text:p>-0.1313877</text:p>
          </table:table-cell>
          <table:table-cell table:style-name="ce1" office:value-type="float" office:value="-0.1321965323465" calcext:value-type="float">
            <text:p>-0.1321965</text:p>
          </table:table-cell>
          <table:table-cell table:style-name="ce1" office:value-type="float" office:value="-0.1482439283111" calcext:value-type="float">
            <text:p>-0.1482439</text:p>
          </table:table-cell>
          <table:table-cell table:style-name="ce2" office:value-type="float" office:value="-0.1489193705012" calcext:value-type="float">
            <text:p>-0.1489194</text:p>
          </table:table-cell>
          <table:table-cell table:style-name="ce2" office:value-type="float" office:value="-0.1316573667567" calcext:value-type="float">
            <text:p>-0.1316574</text:p>
          </table:table-cell>
          <table:table-cell table:style-name="ce1" office:value-type="float" office:value="-0.1366274733625" calcext:value-type="float">
            <text:p>-0.1366275</text:p>
          </table:table-cell>
          <table:table-cell table:style-name="ce1" office:value-type="float" office:value="-0.1433272774978" calcext:value-type="float">
            <text:p>-0.1433273</text:p>
          </table:table-cell>
          <table:table-cell table:style-name="ce2" office:value-type="float" office:value="-0.1487461733914" calcext:value-type="float">
            <text:p>-0.1487462</text:p>
          </table:table-cell>
          <table:table-cell table:style-name="ce2" office:value-type="float" office:value="-0.1309798204521" calcext:value-type="float">
            <text:p>-0.1309798</text:p>
          </table:table-cell>
        </table:table-row>
        <table:table-row table:style-name="ro1">
          <table:table-cell table:style-name="ce1" office:value-type="float" office:value="-0.1345203676106" calcext:value-type="float">
            <text:p>-0.1345204</text:p>
          </table:table-cell>
          <table:table-cell table:style-name="ce1" office:value-type="float" office:value="-0.1415423721518" calcext:value-type="float">
            <text:p>-0.1415424</text:p>
          </table:table-cell>
          <table:table-cell table:style-name="ce1" office:value-type="float" office:value="-0.1482708126934" calcext:value-type="float">
            <text:p>-0.1482708</text:p>
          </table:table-cell>
          <table:table-cell table:style-name="ce1" office:value-type="float" office:value="-0.1417031412558" calcext:value-type="float">
            <text:p>-0.1417031</text:p>
          </table:table-cell>
          <table:table-cell table:style-name="ce1" office:value-type="float" office:value="-0.1344501374476" calcext:value-type="float">
            <text:p>-0.1344501</text:p>
          </table:table-cell>
          <table:table-cell table:style-name="ce1" office:value-type="float" office:value="-0.1309374553617" calcext:value-type="float">
            <text:p>-0.1309375</text:p>
          </table:table-cell>
          <table:table-cell table:style-name="ce1" office:value-type="float" office:value="-0.1336589136793" calcext:value-type="float">
            <text:p>-0.1336589</text:p>
          </table:table-cell>
          <table:table-cell table:style-name="ce1" office:value-type="float" office:value="-0.1440965469048" calcext:value-type="float">
            <text:p>-0.1440965</text:p>
          </table:table-cell>
          <table:table-cell table:style-name="ce1" office:value-type="float" office:value="-0.1490648977044" calcext:value-type="float">
            <text:p>-0.1490649</text:p>
          </table:table-cell>
          <table:table-cell table:style-name="ce1" office:value-type="float" office:value="-0.1440968873878" calcext:value-type="float">
            <text:p>-0.1440969</text:p>
          </table:table-cell>
          <table:table-cell table:style-name="ce1" office:value-type="float" office:value="-0.1337664752543" calcext:value-type="float">
            <text:p>-0.1337665</text:p>
          </table:table-cell>
          <table:table-cell table:style-name="ce1" office:value-type="float" office:value="-0.1312989080353" calcext:value-type="float">
            <text:p>-0.1312989</text:p>
          </table:table-cell>
          <table:table-cell table:style-name="ce1" office:value-type="float" office:value="-0.12861561809" calcext:value-type="float">
            <text:p>-0.1286156</text:p>
          </table:table-cell>
          <table:table-cell table:style-name="ce1" office:value-type="float" office:value="-0.1454765769832" calcext:value-type="float">
            <text:p>-0.1454766</text:p>
          </table:table-cell>
          <table:table-cell table:style-name="ce2" office:value-type="float" office:value="-0.1488469452493" calcext:value-type="float">
            <text:p>-0.1488469</text:p>
          </table:table-cell>
          <table:table-cell table:style-name="ce2" office:value-type="float" office:value="-0.131516850277" calcext:value-type="float">
            <text:p>-0.1315169</text:p>
          </table:table-cell>
          <table:table-cell table:style-name="ce1" office:value-type="float" office:value="-0.1364649471162" calcext:value-type="float">
            <text:p>-0.1364649</text:p>
          </table:table-cell>
          <table:table-cell table:style-name="ce1" office:value-type="float" office:value="-0.1432411454028" calcext:value-type="float">
            <text:p>-0.1432411</text:p>
          </table:table-cell>
          <table:table-cell table:style-name="ce2" office:value-type="float" office:value="-0.148687866778" calcext:value-type="float">
            <text:p>-0.1486879</text:p>
          </table:table-cell>
          <table:table-cell table:style-name="ce2" office:value-type="float" office:value="-0.1308435074622" calcext:value-type="float">
            <text:p>-0.1308435</text:p>
          </table:table-cell>
        </table:table-row>
        <table:table-row table:style-name="ro1">
          <table:table-cell table:style-name="ce1" office:value-type="float" office:value="-0.1328860327683" calcext:value-type="float">
            <text:p>-0.1328860</text:p>
          </table:table-cell>
          <table:table-cell table:style-name="ce1" office:value-type="float" office:value="-0.1336694415066" calcext:value-type="float">
            <text:p>-0.1336694</text:p>
          </table:table-cell>
          <table:table-cell table:style-name="ce1" office:value-type="float" office:value="-0.1442427534305" calcext:value-type="float">
            <text:p>-0.1442428</text:p>
          </table:table-cell>
          <table:table-cell table:style-name="ce1" office:value-type="float" office:value="-0.1337725087098" calcext:value-type="float">
            <text:p>-0.1337725</text:p>
          </table:table-cell>
          <table:table-cell table:style-name="ce1" office:value-type="float" office:value="-0.1325866670177" calcext:value-type="float">
            <text:p>-0.1325867</text:p>
          </table:table-cell>
          <table:table-cell table:style-name="ce1" office:value-type="float" office:value="-0.1306277325304" calcext:value-type="float">
            <text:p>-0.1306277</text:p>
          </table:table-cell>
          <table:table-cell table:style-name="ce1" office:value-type="float" office:value="-0.1293705163413" calcext:value-type="float">
            <text:p>-0.1293705</text:p>
          </table:table-cell>
          <table:table-cell table:style-name="ce1" office:value-type="float" office:value="-0.1418177633361" calcext:value-type="float">
            <text:p>-0.1418178</text:p>
          </table:table-cell>
          <table:table-cell table:style-name="ce1" office:value-type="float" office:value="-0.1484348709119" calcext:value-type="float">
            <text:p>-0.1484349</text:p>
          </table:table-cell>
          <table:table-cell table:style-name="ce1" office:value-type="float" office:value="-0.1417952261902" calcext:value-type="float">
            <text:p>-0.1417952</text:p>
          </table:table-cell>
          <table:table-cell table:style-name="ce1" office:value-type="float" office:value="-0.1291104661445" calcext:value-type="float">
            <text:p>-0.1291105</text:p>
          </table:table-cell>
          <table:table-cell table:style-name="ce1" office:value-type="float" office:value="-0.1288194477919" calcext:value-type="float">
            <text:p>-0.1288194</text:p>
          </table:table-cell>
          <table:table-cell table:style-name="ce1" office:value-type="float" office:value="-0.1258968416169" calcext:value-type="float">
            <text:p>-0.1258968</text:p>
          </table:table-cell>
          <table:table-cell table:style-name="ce1" office:value-type="float" office:value="-0.1443306917541" calcext:value-type="float">
            <text:p>-0.1443307</text:p>
          </table:table-cell>
          <table:table-cell table:style-name="ce2" office:value-type="float" office:value="-0.1486984115567" calcext:value-type="float">
            <text:p>-0.1486984</text:p>
          </table:table-cell>
          <table:table-cell table:style-name="ce2" office:value-type="float" office:value="-0.1299000373569" calcext:value-type="float">
            <text:p>-0.1299000</text:p>
          </table:table-cell>
          <table:table-cell table:style-name="ce1" office:value-type="float" office:value="-0.134201417053" calcext:value-type="float">
            <text:p>-0.1342014</text:p>
          </table:table-cell>
          <table:table-cell table:style-name="ce1" office:value-type="float" office:value="-0.1317090946074" calcext:value-type="float">
            <text:p>-0.1317091</text:p>
          </table:table-cell>
          <table:table-cell table:style-name="ce2" office:value-type="float" office:value="-0.1443480252781" calcext:value-type="float">
            <text:p>-0.1443480</text:p>
          </table:table-cell>
          <table:table-cell table:style-name="ce2" office:value-type="float" office:value="-0.1306219862924" calcext:value-type="float">
            <text:p>-0.1306220</text:p>
          </table:table-cell>
        </table:table-row>
        <table:table-row table:style-name="ro1">
          <table:table-cell table:style-name="ce1" office:value-type="float" office:value="-0.1313189528597" calcext:value-type="float">
            <text:p>-0.1313190</text:p>
          </table:table-cell>
          <table:table-cell table:style-name="ce1" office:value-type="float" office:value="-0.1333754068808" calcext:value-type="float">
            <text:p>-0.1333754</text:p>
          </table:table-cell>
          <table:table-cell table:style-name="ce1" office:value-type="float" office:value="-0.144035438453" calcext:value-type="float">
            <text:p>-0.1440354</text:p>
          </table:table-cell>
          <table:table-cell table:style-name="ce1" office:value-type="float" office:value="-0.1333923413199" calcext:value-type="float">
            <text:p>-0.1333923</text:p>
          </table:table-cell>
          <table:table-cell table:style-name="ce1" office:value-type="float" office:value="-0.1317572345879" calcext:value-type="float">
            <text:p>-0.1317572</text:p>
          </table:table-cell>
          <table:table-cell table:style-name="ce1" office:value-type="float" office:value="-0.130431235765" calcext:value-type="float">
            <text:p>-0.1304312</text:p>
          </table:table-cell>
          <table:table-cell table:style-name="ce1" office:value-type="float" office:value="-0.1277448119199" calcext:value-type="float">
            <text:p>-0.1277448</text:p>
          </table:table-cell>
          <table:table-cell table:style-name="ce1" office:value-type="float" office:value="-0.1375423612682" calcext:value-type="float">
            <text:p>-0.1375424</text:p>
          </table:table-cell>
          <table:table-cell table:style-name="ce1" office:value-type="float" office:value="-0.1463859111233" calcext:value-type="float">
            <text:p>-0.1463859</text:p>
          </table:table-cell>
          <table:table-cell table:style-name="ce1" office:value-type="float" office:value="-0.1375196550161" calcext:value-type="float">
            <text:p>-0.1375197</text:p>
          </table:table-cell>
          <table:table-cell table:style-name="ce1" office:value-type="float" office:value="-0.1275095777045" calcext:value-type="float">
            <text:p>-0.1275096</text:p>
          </table:table-cell>
          <table:table-cell table:style-name="ce1" office:value-type="float" office:value="-0.1273901556831" calcext:value-type="float">
            <text:p>-0.1273902</text:p>
          </table:table-cell>
          <table:table-cell table:style-name="ce1" office:value-type="float" office:value="-0.1255990527482" calcext:value-type="float">
            <text:p>-0.1255991</text:p>
          </table:table-cell>
          <table:table-cell table:style-name="ce1" office:value-type="float" office:value="-0.1383261898469" calcext:value-type="float">
            <text:p>-0.1383262</text:p>
          </table:table-cell>
          <table:table-cell table:style-name="ce2" office:value-type="float" office:value="-0.1482778395916" calcext:value-type="float">
            <text:p>-0.1482778</text:p>
          </table:table-cell>
          <table:table-cell table:style-name="ce2" office:value-type="float" office:value="-0.1294239233344" calcext:value-type="float">
            <text:p>-0.1294239</text:p>
          </table:table-cell>
          <table:table-cell table:style-name="ce1" office:value-type="float" office:value="-0.1339495260817" calcext:value-type="float">
            <text:p>-0.1339495</text:p>
          </table:table-cell>
          <table:table-cell table:style-name="ce1" office:value-type="float" office:value="-0.1312682089331" calcext:value-type="float">
            <text:p>-0.1312682</text:p>
          </table:table-cell>
          <table:table-cell table:style-name="ce2" office:value-type="float" office:value="-0.1442713699224" calcext:value-type="float">
            <text:p>-0.1442714</text:p>
          </table:table-cell>
          <table:table-cell table:style-name="ce2" office:value-type="float" office:value="-0.130502300082" calcext:value-type="float">
            <text:p>-0.1305023</text:p>
          </table:table-cell>
        </table:table-row>
        <table:table-row table:style-name="ro1">
          <table:table-cell table:style-name="ce1" office:value-type="float" office:value="-0.1262260155672" calcext:value-type="float">
            <text:p>-0.1262260</text:p>
          </table:table-cell>
          <table:table-cell table:style-name="ce1" office:value-type="float" office:value="-0.131690945376" calcext:value-type="float">
            <text:p>-0.1316909</text:p>
          </table:table-cell>
          <table:table-cell table:style-name="ce1" office:value-type="float" office:value="-0.139258082577" calcext:value-type="float">
            <text:p>-0.1392581</text:p>
          </table:table-cell>
          <table:table-cell table:style-name="ce1" office:value-type="float" office:value="-0.1316977982357" calcext:value-type="float">
            <text:p>-0.1316978</text:p>
          </table:table-cell>
          <table:table-cell table:style-name="ce1" office:value-type="float" office:value="-0.1261086365216" calcext:value-type="float">
            <text:p>-0.1261086</text:p>
          </table:table-cell>
          <table:table-cell table:style-name="ce1" office:value-type="float" office:value="-0.1267002667168" calcext:value-type="float">
            <text:p>-0.1267003</text:p>
          </table:table-cell>
          <table:table-cell table:style-name="ce1" office:value-type="float" office:value="-0.1242028760964" calcext:value-type="float">
            <text:p>-0.1242029</text:p>
          </table:table-cell>
          <table:table-cell table:style-name="ce1" office:value-type="float" office:value="-0.1344368374745" calcext:value-type="float">
            <text:p>-0.1344368</text:p>
          </table:table-cell>
          <table:table-cell table:style-name="ce1" office:value-type="float" office:value="-0.1442979642473" calcext:value-type="float">
            <text:p>-0.1442980</text:p>
          </table:table-cell>
          <table:table-cell table:style-name="ce1" office:value-type="float" office:value="-0.1344225858972" calcext:value-type="float">
            <text:p>-0.1344226</text:p>
          </table:table-cell>
          <table:table-cell table:style-name="ce1" office:value-type="float" office:value="-0.1244157112449" calcext:value-type="float">
            <text:p>-0.1244157</text:p>
          </table:table-cell>
          <table:table-cell table:style-name="ce1" office:value-type="float" office:value="-0.1256130390313" calcext:value-type="float">
            <text:p>-0.1256130</text:p>
          </table:table-cell>
          <table:table-cell table:style-name="ce1" office:value-type="float" office:value="-0.1219631437855" calcext:value-type="float">
            <text:p>-0.1219631</text:p>
          </table:table-cell>
          <table:table-cell table:style-name="ce1" office:value-type="float" office:value="-0.1324898703618" calcext:value-type="float">
            <text:p>-0.1324899</text:p>
          </table:table-cell>
          <table:table-cell table:style-name="ce2" office:value-type="float" office:value="-0.1442051937185" calcext:value-type="float">
            <text:p>-0.1442052</text:p>
          </table:table-cell>
          <table:table-cell table:style-name="ce2" office:value-type="float" office:value="-0.1173490322271" calcext:value-type="float">
            <text:p>-0.1173490</text:p>
          </table:table-cell>
          <table:table-cell table:style-name="ce1" office:value-type="float" office:value="-0.1278547155073" calcext:value-type="float">
            <text:p>-0.1278547</text:p>
          </table:table-cell>
          <table:table-cell table:style-name="ce1" office:value-type="float" office:value="-0.1252574424334" calcext:value-type="float">
            <text:p>-0.1252574</text:p>
          </table:table-cell>
          <table:table-cell table:style-name="ce2" office:value-type="float" office:value="-0.1210126399388" calcext:value-type="float">
            <text:p>-0.1210126</text:p>
          </table:table-cell>
          <table:table-cell table:style-name="ce2" office:value-type="float" office:value="-0.1258109153684" calcext:value-type="float">
            <text:p>-0.1258109</text:p>
          </table:table-cell>
        </table:table-row>
        <table:table-row table:style-name="ro1">
          <table:table-cell table:style-name="ce1" office:value-type="float" office:value="-0.124262606856" calcext:value-type="float">
            <text:p>-0.1242626</text:p>
          </table:table-cell>
          <table:table-cell table:style-name="ce1" office:value-type="float" office:value="-0.1309658975604" calcext:value-type="float">
            <text:p>-0.1309659</text:p>
          </table:table-cell>
          <table:table-cell table:style-name="ce1" office:value-type="float" office:value="-0.1333215876662" calcext:value-type="float">
            <text:p>-0.1333216</text:p>
          </table:table-cell>
          <table:table-cell table:style-name="ce1" office:value-type="float" office:value="-0.131224578294" calcext:value-type="float">
            <text:p>-0.1312246</text:p>
          </table:table-cell>
          <table:table-cell table:style-name="ce1" office:value-type="float" office:value="-0.1246595105104" calcext:value-type="float">
            <text:p>-0.1246595</text:p>
          </table:table-cell>
          <table:table-cell table:style-name="ce1" office:value-type="float" office:value="-0.1261255036597" calcext:value-type="float">
            <text:p>-0.1261255</text:p>
          </table:table-cell>
          <table:table-cell table:style-name="ce1" office:value-type="float" office:value="-0.1220978245896" calcext:value-type="float">
            <text:p>-0.1220978</text:p>
          </table:table-cell>
          <table:table-cell table:style-name="ce1" office:value-type="float" office:value="-0.1316908922004" calcext:value-type="float">
            <text:p>-0.1316909</text:p>
          </table:table-cell>
          <table:table-cell table:style-name="ce1" office:value-type="float" office:value="-0.1440749064778" calcext:value-type="float">
            <text:p>-0.1440749</text:p>
          </table:table-cell>
          <table:table-cell table:style-name="ce1" office:value-type="float" office:value="-0.131831418299" calcext:value-type="float">
            <text:p>-0.1318314</text:p>
          </table:table-cell>
          <table:table-cell table:style-name="ce1" office:value-type="float" office:value="-0.1222671934572" calcext:value-type="float">
            <text:p>-0.1222672</text:p>
          </table:table-cell>
          <table:table-cell table:style-name="ce1" office:value-type="float" office:value="-0.1251917565496" calcext:value-type="float">
            <text:p>-0.1251918</text:p>
          </table:table-cell>
          <table:table-cell table:style-name="ce1" office:value-type="float" office:value="-0.1189820656833" calcext:value-type="float">
            <text:p>-0.1189821</text:p>
          </table:table-cell>
          <table:table-cell table:style-name="ce1" office:value-type="float" office:value="-0.1322447604502" calcext:value-type="float">
            <text:p>-0.1322448</text:p>
          </table:table-cell>
          <table:table-cell table:style-name="ce2" office:value-type="float" office:value="-0.1441083577226" calcext:value-type="float">
            <text:p>-0.1441084</text:p>
          </table:table-cell>
          <table:table-cell table:style-name="ce2" office:value-type="float" office:value="-0.1168983765645" calcext:value-type="float">
            <text:p>-0.1168984</text:p>
          </table:table-cell>
          <table:table-cell table:style-name="ce1" office:value-type="float" office:value="-0.1275965043308" calcext:value-type="float">
            <text:p>-0.1275965</text:p>
          </table:table-cell>
          <table:table-cell table:style-name="ce1" office:value-type="float" office:value="-0.1247559940903" calcext:value-type="float">
            <text:p>-0.1247560</text:p>
          </table:table-cell>
          <table:table-cell table:style-name="ce2" office:value-type="float" office:value="-0.1202299891469" calcext:value-type="float">
            <text:p>-0.1202300</text:p>
          </table:table-cell>
          <table:table-cell table:style-name="ce2" office:value-type="float" office:value="-0.124835296119" calcext:value-type="float">
            <text:p>-0.1248353</text:p>
          </table:table-cell>
        </table:table-row>
        <table:table-row table:style-name="ro1">
          <table:table-cell table:style-name="ce1" office:value-type="float" office:value="-0.120667769133" calcext:value-type="float">
            <text:p>-0.1206678</text:p>
          </table:table-cell>
          <table:table-cell table:style-name="ce1" office:value-type="float" office:value="-0.1292825714152" calcext:value-type="float">
            <text:p>-0.1292826</text:p>
          </table:table-cell>
          <table:table-cell table:style-name="ce1" office:value-type="float" office:value="-0.1249725352742" calcext:value-type="float">
            <text:p>-0.1249725</text:p>
          </table:table-cell>
          <table:table-cell table:style-name="ce1" office:value-type="float" office:value="-0.1294608077331" calcext:value-type="float">
            <text:p>-0.1294608</text:p>
          </table:table-cell>
          <table:table-cell table:style-name="ce1" office:value-type="float" office:value="-0.1205291164004" calcext:value-type="float">
            <text:p>-0.1205291</text:p>
          </table:table-cell>
          <table:table-cell table:style-name="ce1" office:value-type="float" office:value="-0.1214863231764" calcext:value-type="float">
            <text:p>-0.1214863</text:p>
          </table:table-cell>
          <table:table-cell table:style-name="ce1" office:value-type="float" office:value="-0.1173677499064" calcext:value-type="float">
            <text:p>-0.1173677</text:p>
          </table:table-cell>
          <table:table-cell table:style-name="ce1" office:value-type="float" office:value="-0.1300814544496" calcext:value-type="float">
            <text:p>-0.1300815</text:p>
          </table:table-cell>
          <table:table-cell table:style-name="ce1" office:value-type="float" office:value="-0.1349835298846" calcext:value-type="float">
            <text:p>-0.1349835</text:p>
          </table:table-cell>
          <table:table-cell table:style-name="ce1" office:value-type="float" office:value="-0.1301716648732" calcext:value-type="float">
            <text:p>-0.1301717</text:p>
          </table:table-cell>
          <table:table-cell table:style-name="ce1" office:value-type="float" office:value="-0.1177962722114" calcext:value-type="float">
            <text:p>-0.1177963</text:p>
          </table:table-cell>
          <table:table-cell table:style-name="ce1" office:value-type="float" office:value="-0.1178072097207" calcext:value-type="float">
            <text:p>-0.1178072</text:p>
          </table:table-cell>
          <table:table-cell table:style-name="ce1" office:value-type="float" office:value="-0.117580870818" calcext:value-type="float">
            <text:p>-0.1175809</text:p>
          </table:table-cell>
          <table:table-cell table:style-name="ce1" office:value-type="float" office:value="-0.1308161162679" calcext:value-type="float">
            <text:p>-0.1308161</text:p>
          </table:table-cell>
          <table:table-cell table:style-name="ce2" office:value-type="float" office:value="-0.1394784875291" calcext:value-type="float">
            <text:p>-0.1394785</text:p>
          </table:table-cell>
          <table:table-cell table:style-name="ce2" office:value-type="float" office:value="-0.1140267080791" calcext:value-type="float">
            <text:p>-0.1140267</text:p>
          </table:table-cell>
          <table:table-cell table:style-name="ce1" office:value-type="float" office:value="-0.1214396131285" calcext:value-type="float">
            <text:p>-0.1214396</text:p>
          </table:table-cell>
          <table:table-cell table:style-name="ce1" office:value-type="float" office:value="-0.1218456994364" calcext:value-type="float">
            <text:p>-0.1218457</text:p>
          </table:table-cell>
          <table:table-cell table:style-name="ce2" office:value-type="float" office:value="-0.1175465400082" calcext:value-type="float">
            <text:p>-0.1175465</text:p>
          </table:table-cell>
          <table:table-cell table:style-name="ce2" office:value-type="float" office:value="-0.1223587285988" calcext:value-type="float">
            <text:p>-0.1223587</text:p>
          </table:table-cell>
        </table:table-row>
        <table:table-row table:style-name="ro1">
          <table:table-cell table:style-name="ce1" office:value-type="float" office:value="-0.1200928055158" calcext:value-type="float">
            <text:p>-0.1200928</text:p>
          </table:table-cell>
          <table:table-cell table:style-name="ce1" office:value-type="float" office:value="-0.1246850522391" calcext:value-type="float">
            <text:p>-0.1246851</text:p>
          </table:table-cell>
          <table:table-cell table:style-name="ce1" office:value-type="float" office:value="-0.1155147540451" calcext:value-type="float">
            <text:p>-0.1155148</text:p>
          </table:table-cell>
          <table:table-cell table:style-name="ce1" office:value-type="float" office:value="-0.1247689676497" calcext:value-type="float">
            <text:p>-0.1247690</text:p>
          </table:table-cell>
          <table:table-cell table:style-name="ce1" office:value-type="float" office:value="-0.1202747491189" calcext:value-type="float">
            <text:p>-0.1202747</text:p>
          </table:table-cell>
          <table:table-cell table:style-name="ce1" office:value-type="float" office:value="-0.1207554433182" calcext:value-type="float">
            <text:p>-0.1207554</text:p>
          </table:table-cell>
          <table:table-cell table:style-name="ce1" office:value-type="float" office:value="-0.1160901987197" calcext:value-type="float">
            <text:p>-0.1160902</text:p>
          </table:table-cell>
          <table:table-cell table:style-name="ce1" office:value-type="float" office:value="-0.1249279023272" calcext:value-type="float">
            <text:p>-0.1249279</text:p>
          </table:table-cell>
          <table:table-cell table:style-name="ce1" office:value-type="float" office:value="-0.1221388275139" calcext:value-type="float">
            <text:p>-0.1221388</text:p>
          </table:table-cell>
          <table:table-cell table:style-name="ce1" office:value-type="float" office:value="-0.12508601047" calcext:value-type="float">
            <text:p>-0.1250860</text:p>
          </table:table-cell>
          <table:table-cell table:style-name="ce1" office:value-type="float" office:value="-0.1166145472209" calcext:value-type="float">
            <text:p>-0.1166145</text:p>
          </table:table-cell>
          <table:table-cell table:style-name="ce1" office:value-type="float" office:value="-0.1148859913293" calcext:value-type="float">
            <text:p>-0.1148860</text:p>
          </table:table-cell>
          <table:table-cell table:style-name="ce1" office:value-type="float" office:value="-0.1159551639585" calcext:value-type="float">
            <text:p>-0.1159552</text:p>
          </table:table-cell>
          <table:table-cell table:style-name="ce1" office:value-type="float" office:value="-0.1248531940382" calcext:value-type="float">
            <text:p>-0.1248532</text:p>
          </table:table-cell>
          <table:table-cell table:style-name="ce2" office:value-type="float" office:value="-0.1239983330309" calcext:value-type="float">
            <text:p>-0.1239983</text:p>
          </table:table-cell>
          <table:table-cell table:style-name="ce2" office:value-type="float" office:value="-0.1132989154189" calcext:value-type="float">
            <text:p>-0.1132989</text:p>
          </table:table-cell>
          <table:table-cell table:style-name="ce1" office:value-type="float" office:value="-0.1209531437754" calcext:value-type="float">
            <text:p>-0.1209531</text:p>
          </table:table-cell>
          <table:table-cell table:style-name="ce1" office:value-type="float" office:value="-0.1215744560925" calcext:value-type="float">
            <text:p>-0.1215745</text:p>
          </table:table-cell>
          <table:table-cell table:style-name="ce2" office:value-type="float" office:value="-0.1167975935943" calcext:value-type="float">
            <text:p>-0.1167976</text:p>
          </table:table-cell>
          <table:table-cell table:style-name="ce2" office:value-type="float" office:value="-0.1220617648967" calcext:value-type="float">
            <text:p>-0.1220618</text:p>
          </table:table-cell>
        </table:table-row>
        <table:table-row table:style-name="ro1">
          <table:table-cell table:style-name="ce1" office:value-type="float" office:value="-0.1176256354583" calcext:value-type="float">
            <text:p>-0.1176256</text:p>
          </table:table-cell>
          <table:table-cell table:style-name="ce1" office:value-type="float" office:value="-0.1184805558459" calcext:value-type="float">
            <text:p>-0.1184806</text:p>
          </table:table-cell>
          <table:table-cell table:style-name="ce1" office:value-type="float" office:value="-0.109158781683" calcext:value-type="float">
            <text:p>-0.1091588</text:p>
          </table:table-cell>
          <table:table-cell table:style-name="ce1" office:value-type="float" office:value="-0.1181422211846" calcext:value-type="float">
            <text:p>-0.1181422</text:p>
          </table:table-cell>
          <table:table-cell table:style-name="ce1" office:value-type="float" office:value="-0.1171026493244" calcext:value-type="float">
            <text:p>-0.1171026</text:p>
          </table:table-cell>
          <table:table-cell table:style-name="ce1" office:value-type="float" office:value="-0.1122394817665" calcext:value-type="float">
            <text:p>-0.1122395</text:p>
          </table:table-cell>
          <table:table-cell table:style-name="ce1" office:value-type="float" office:value="-0.1154340369685" calcext:value-type="float">
            <text:p>-0.1154340</text:p>
          </table:table-cell>
          <table:table-cell table:style-name="ce1" office:value-type="float" office:value="-0.1167832099909" calcext:value-type="float">
            <text:p>-0.1167832</text:p>
          </table:table-cell>
          <table:table-cell table:style-name="ce1" office:value-type="float" office:value="-0.1124117492298" calcext:value-type="float">
            <text:p>-0.1124117</text:p>
          </table:table-cell>
          <table:table-cell table:style-name="ce1" office:value-type="float" office:value="-0.1172708229676" calcext:value-type="float">
            <text:p>-0.1172708</text:p>
          </table:table-cell>
          <table:table-cell table:style-name="ce1" office:value-type="float" office:value="-0.1148742758031" calcext:value-type="float">
            <text:p>-0.1148743</text:p>
          </table:table-cell>
          <table:table-cell table:style-name="ce1" office:value-type="float" office:value="-0.1103212098574" calcext:value-type="float">
            <text:p>-0.1103212</text:p>
          </table:table-cell>
          <table:table-cell table:style-name="ce1" office:value-type="float" office:value="-0.1142679651278" calcext:value-type="float">
            <text:p>-0.1142680</text:p>
          </table:table-cell>
          <table:table-cell table:style-name="ce1" office:value-type="float" office:value="-0.1156736383049" calcext:value-type="float">
            <text:p>-0.1156736</text:p>
          </table:table-cell>
          <table:table-cell table:style-name="ce2" office:value-type="float" office:value="-0.1141393692088" calcext:value-type="float">
            <text:p>-0.1141394</text:p>
          </table:table-cell>
          <table:table-cell table:style-name="ce2" office:value-type="float" office:value="-0.1108282627863" calcext:value-type="float">
            <text:p>-0.1108283</text:p>
          </table:table-cell>
          <table:table-cell table:style-name="ce1" office:value-type="float" office:value="-0.1185392339326" calcext:value-type="float">
            <text:p>-0.1185392</text:p>
          </table:table-cell>
          <table:table-cell table:style-name="ce1" office:value-type="float" office:value="-0.1210231732109" calcext:value-type="float">
            <text:p>-0.1210232</text:p>
          </table:table-cell>
          <table:table-cell table:style-name="ce2" office:value-type="float" office:value="-0.1133830945524" calcext:value-type="float">
            <text:p>-0.1133831</text:p>
          </table:table-cell>
          <table:table-cell table:style-name="ce2" office:value-type="float" office:value="-0.114431250721" calcext:value-type="float">
            <text:p>-0.1144313</text:p>
          </table:table-cell>
        </table:table-row>
        <table:table-row table:style-name="ro1">
          <table:table-cell table:style-name="ce1" office:value-type="float" office:value="-0.1158820296337" calcext:value-type="float">
            <text:p>-0.1158820</text:p>
          </table:table-cell>
          <table:table-cell table:style-name="ce1" office:value-type="float" office:value="-0.1132025945235" calcext:value-type="float">
            <text:p>-0.1132026</text:p>
          </table:table-cell>
          <table:table-cell table:style-name="ce1" office:value-type="float" office:value="-0.1069257293965" calcext:value-type="float">
            <text:p>-0.1069257</text:p>
          </table:table-cell>
          <table:table-cell table:style-name="ce1" office:value-type="float" office:value="-0.1124025712151" calcext:value-type="float">
            <text:p>-0.1124026</text:p>
          </table:table-cell>
          <table:table-cell table:style-name="ce1" office:value-type="float" office:value="-0.1147718621612" calcext:value-type="float">
            <text:p>-0.1147719</text:p>
          </table:table-cell>
          <table:table-cell table:style-name="ce1" office:value-type="float" office:value="-0.1085922756834" calcext:value-type="float">
            <text:p>-0.1085923</text:p>
          </table:table-cell>
          <table:table-cell table:style-name="ce1" office:value-type="float" office:value="-0.1136091332688" calcext:value-type="float">
            <text:p>-0.1136091</text:p>
          </table:table-cell>
          <table:table-cell table:style-name="ce1" office:value-type="float" office:value="-0.1088627207548" calcext:value-type="float">
            <text:p>-0.1088627</text:p>
          </table:table-cell>
          <table:table-cell table:style-name="ce1" office:value-type="float" office:value="-0.1103097956087" calcext:value-type="float">
            <text:p>-0.1103098</text:p>
          </table:table-cell>
          <table:table-cell table:style-name="ce1" office:value-type="float" office:value="-0.1089258740055" calcext:value-type="float">
            <text:p>-0.1089259</text:p>
          </table:table-cell>
          <table:table-cell table:style-name="ce1" office:value-type="float" office:value="-0.1131568140951" calcext:value-type="float">
            <text:p>-0.1131568</text:p>
          </table:table-cell>
          <table:table-cell table:style-name="ce1" office:value-type="float" office:value="-0.1090281725068" calcext:value-type="float">
            <text:p>-0.1090282</text:p>
          </table:table-cell>
          <table:table-cell table:style-name="ce1" office:value-type="float" office:value="-0.1135923636299" calcext:value-type="float">
            <text:p>-0.1135924</text:p>
          </table:table-cell>
          <table:table-cell table:style-name="ce1" office:value-type="float" office:value="-0.1085403120732" calcext:value-type="float">
            <text:p>-0.1085403</text:p>
          </table:table-cell>
          <table:table-cell table:style-name="ce2" office:value-type="float" office:value="-0.1123021410278" calcext:value-type="float">
            <text:p>-0.1123021</text:p>
          </table:table-cell>
          <table:table-cell table:style-name="ce2" office:value-type="float" office:value="-0.1100498096985" calcext:value-type="float">
            <text:p>-0.1100498</text:p>
          </table:table-cell>
          <table:table-cell table:style-name="ce1" office:value-type="float" office:value="-0.116639609187" calcext:value-type="float">
            <text:p>-0.1166396</text:p>
          </table:table-cell>
          <table:table-cell table:style-name="ce1" office:value-type="float" office:value="-0.1204743223049" calcext:value-type="float">
            <text:p>-0.1204743</text:p>
          </table:table-cell>
          <table:table-cell table:style-name="ce2" office:value-type="float" office:value="-0.1116840339733" calcext:value-type="float">
            <text:p>-0.1116840</text:p>
          </table:table-cell>
          <table:table-cell table:style-name="ce2" office:value-type="float" office:value="-0.1135825465318" calcext:value-type="float">
            <text:p>-0.1135825</text:p>
          </table:table-cell>
        </table:table-row>
        <table:table-row table:style-name="ro1">
          <table:table-cell table:style-name="ce1" office:value-type="float" office:value="-0.1134706937557" calcext:value-type="float">
            <text:p>-0.1134707</text:p>
          </table:table-cell>
          <table:table-cell table:style-name="ce1" office:value-type="float" office:value="-0.1099154809641" calcext:value-type="float">
            <text:p>-0.1099155</text:p>
          </table:table-cell>
          <table:table-cell table:style-name="ce1" office:value-type="float" office:value="-0.1044027511431" calcext:value-type="float">
            <text:p>-0.1044028</text:p>
          </table:table-cell>
          <table:table-cell table:style-name="ce1" office:value-type="float" office:value="-0.1094389217285" calcext:value-type="float">
            <text:p>-0.1094389</text:p>
          </table:table-cell>
          <table:table-cell table:style-name="ce1" office:value-type="float" office:value="-0.1131275079556" calcext:value-type="float">
            <text:p>-0.1131275</text:p>
          </table:table-cell>
          <table:table-cell table:style-name="ce1" office:value-type="float" office:value="-0.1062921026593" calcext:value-type="float">
            <text:p>-0.1062921</text:p>
          </table:table-cell>
          <table:table-cell table:style-name="ce1" office:value-type="float" office:value="-0.1111979903524" calcext:value-type="float">
            <text:p>-0.1111980</text:p>
          </table:table-cell>
          <table:table-cell table:style-name="ce1" office:value-type="float" office:value="-0.1054523870943" calcext:value-type="float">
            <text:p>-0.1054524</text:p>
          </table:table-cell>
          <table:table-cell table:style-name="ce1" office:value-type="float" office:value="-0.1069054042159" calcext:value-type="float">
            <text:p>-0.1069054</text:p>
          </table:table-cell>
          <table:table-cell table:style-name="ce1" office:value-type="float" office:value="-0.1051505643499" calcext:value-type="float">
            <text:p>-0.1051506</text:p>
          </table:table-cell>
          <table:table-cell table:style-name="ce1" office:value-type="float" office:value="-0.1112576884306" calcext:value-type="float">
            <text:p>-0.1112577</text:p>
          </table:table-cell>
          <table:table-cell table:style-name="ce1" office:value-type="float" office:value="-0.1053011588498" calcext:value-type="float">
            <text:p>-0.1053012</text:p>
          </table:table-cell>
          <table:table-cell table:style-name="ce1" office:value-type="float" office:value="-0.1112849602268" calcext:value-type="float">
            <text:p>-0.1112850</text:p>
          </table:table-cell>
          <table:table-cell table:style-name="ce1" office:value-type="float" office:value="-0.1059950142063" calcext:value-type="float">
            <text:p>-0.1059950</text:p>
          </table:table-cell>
          <table:table-cell table:style-name="ce2" office:value-type="float" office:value="-0.1094055753942" calcext:value-type="float">
            <text:p>-0.1094056</text:p>
          </table:table-cell>
          <table:table-cell table:style-name="ce2" office:value-type="float" office:value="-0.1086426235454" calcext:value-type="float">
            <text:p>-0.1086426</text:p>
          </table:table-cell>
          <table:table-cell table:style-name="ce1" office:value-type="float" office:value="-0.1121040333351" calcext:value-type="float">
            <text:p>-0.1121040</text:p>
          </table:table-cell>
          <table:table-cell table:style-name="ce1" office:value-type="float" office:value="-0.1198555904946" calcext:value-type="float">
            <text:p>-0.1198556</text:p>
          </table:table-cell>
          <table:table-cell table:style-name="ce2" office:value-type="float" office:value="-0.1094768977102" calcext:value-type="float">
            <text:p>-0.1094769</text:p>
          </table:table-cell>
          <table:table-cell table:style-name="ce2" office:value-type="float" office:value="-0.1093703062906" calcext:value-type="float">
            <text:p>-0.1093703</text:p>
          </table:table-cell>
        </table:table-row>
        <table:table-row table:style-name="ro1">
          <table:table-cell table:style-name="ce1" office:value-type="float" office:value="-0.1057600329527" calcext:value-type="float">
            <text:p>-0.1057600</text:p>
          </table:table-cell>
          <table:table-cell table:style-name="ce1" office:value-type="float" office:value="-0.1069139763708" calcext:value-type="float">
            <text:p>-0.1069140</text:p>
          </table:table-cell>
          <table:table-cell table:style-name="ce1" office:value-type="float" office:value="-0.1020755903736" calcext:value-type="float">
            <text:p>-0.1020756</text:p>
          </table:table-cell>
          <table:table-cell table:style-name="ce1" office:value-type="float" office:value="-0.1060552220002" calcext:value-type="float">
            <text:p>-0.1060552</text:p>
          </table:table-cell>
          <table:table-cell table:style-name="ce1" office:value-type="float" office:value="-0.1029456038819" calcext:value-type="float">
            <text:p>-0.1029456</text:p>
          </table:table-cell>
          <table:table-cell table:style-name="ce1" office:value-type="float" office:value="-0.1042537025283" calcext:value-type="float">
            <text:p>-0.1042537</text:p>
          </table:table-cell>
          <table:table-cell table:style-name="ce1" office:value-type="float" office:value="-0.1053171754974" calcext:value-type="float">
            <text:p>-0.1053172</text:p>
          </table:table-cell>
          <table:table-cell table:style-name="ce1" office:value-type="float" office:value="-0.1022010727241" calcext:value-type="float">
            <text:p>-0.1022011</text:p>
          </table:table-cell>
          <table:table-cell table:style-name="ce1" office:value-type="float" office:value="-0.09397864539265" calcext:value-type="float">
            <text:p>-0.0939786</text:p>
          </table:table-cell>
          <table:table-cell table:style-name="ce1" office:value-type="float" office:value="-0.09676051024985" calcext:value-type="float">
            <text:p>-0.0967605</text:p>
          </table:table-cell>
          <table:table-cell table:style-name="ce1" office:value-type="float" office:value="-0.1099015020414" calcext:value-type="float">
            <text:p>-0.1099015</text:p>
          </table:table-cell>
          <table:table-cell table:style-name="ce1" office:value-type="float" office:value="-0.1044404658076" calcext:value-type="float">
            <text:p>-0.1044405</text:p>
          </table:table-cell>
          <table:table-cell table:style-name="ce1" office:value-type="float" office:value="-0.1089143048283" calcext:value-type="float">
            <text:p>-0.1089143</text:p>
          </table:table-cell>
          <table:table-cell table:style-name="ce1" office:value-type="float" office:value="-0.1035065682704" calcext:value-type="float">
            <text:p>-0.1035066</text:p>
          </table:table-cell>
          <table:table-cell table:style-name="ce2" office:value-type="float" office:value="-0.08766519673301" calcext:value-type="float">
            <text:p>-0.0876652</text:p>
          </table:table-cell>
          <table:table-cell table:style-name="ce2" office:value-type="float" office:value="-0.1015763836055" calcext:value-type="float">
            <text:p>-0.1015764</text:p>
          </table:table-cell>
          <table:table-cell table:style-name="ce1" office:value-type="float" office:value="-0.1052315359401" calcext:value-type="float">
            <text:p>-0.1052315</text:p>
          </table:table-cell>
          <table:table-cell table:style-name="ce1" office:value-type="float" office:value="-0.117022244488" calcext:value-type="float">
            <text:p>-0.1170222</text:p>
          </table:table-cell>
          <table:table-cell table:style-name="ce2" office:value-type="float" office:value="-0.09989698033351" calcext:value-type="float">
            <text:p>-0.0998970</text:p>
          </table:table-cell>
          <table:table-cell table:style-name="ce2" office:value-type="float" office:value="-0.1075130357694" calcext:value-type="float">
            <text:p>-0.1075130</text:p>
          </table:table-cell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Weight 1/36</text:p>
          </table:table-cell>
          <table:table-cell table:number-columns-repeated="2"/>
          <table:table-cell table:number-columns-repeated="2" office:value-type="string" calcext:value-type="string">
            <text:p>Weight 1/36</text:p>
          </table:table-cell>
        </table:table-row>
        <table:table-row table:style-name="ro1" table:number-rows-repeated="104845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20" loext:min-decimal-places="20" number:min-integer-digits="1"/>
    </number:number-style>
    <number:number-style style:name="N123">
      <number:number number:decimal-places="7" loext:min-decimal-places="7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7T11:27:31.000413632</meta:creation-date>
    <dc:date>2023-04-27T11:44:20.521846279</dc:date>
    <meta:editing-duration>PT16M44S</meta:editing-duration>
    <meta:editing-cycles>8</meta:editing-cycles>
    <meta:generator>LibreOffice/5.3.6.1$Linux_X86_64 LibreOffice_project/30$Build-1</meta:generator>
    <meta:document-statistic meta:table-count="1" meta:cell-count="2404" meta:object-count="0"/>
  </office:meta>
</office:document-meta>
</file>